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159.99mm" svg:height="89.99mm" svg:x="477.26mm" svg:y="0mm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 old_town_cross_2160p50.B3:old_town_cross_2160p50.U3 old_town_cross_2160p50.A12:old_town_cross_2160p50.A12 old_town_cross_2160p50.B12:old_town_cross_2160p50.U12 old_town_cross_2160p50.B3:old_town_cross_2160p50.U3 old_town_cross_2160p50.A13:old_town_cross_2160p50.A13 old_town_cross_2160p50.B13:old_town_cross_2160p50.U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0.13mm" svg:y="93.69mm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 old_town_cross_2160p50.B15:old_town_cross_2160p50.U15 old_town_cross_2160p50.A24:old_town_cross_2160p50.A24 old_town_cross_2160p50.B24:old_town_cross_2160p50.U24 old_town_cross_2160p50.B15:old_town_cross_2160p50.U15 old_town_cross_2160p50.A25:old_town_cross_2160p50.A25 old_town_cross_2160p50.B25:old_town_cross_2160p50.U2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77.09mm" svg:y="183.18mm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 old_town_cross_2160p50.B27:old_town_cross_2160p50.U27 old_town_cross_2160p50.A36:old_town_cross_2160p50.A36 old_town_cross_2160p50.B36:old_town_cross_2160p50.U36 old_town_cross_2160p50.B27:old_town_cross_2160p50.U27 old_town_cross_2160p50.A37:old_town_cross_2160p50.A37 old_town_cross_2160p50.B37:old_town_cross_2160p50.U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476.39mm" svg:y="275.75mm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 old_town_cross_2160p50.B39:old_town_cross_2160p50.U39 old_town_cross_2160p50.A48:old_town_cross_2160p50.A48 old_town_cross_2160p50.B48:old_town_cross_2160p50.U48 old_town_cross_2160p50.B39:old_town_cross_2160p50.U39 old_town_cross_2160p50.A49:old_town_cross_2160p50.A49 old_town_cross_2160p50.B49:old_town_cross_2160p50.U4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77.8mm" svg:height="127mm" svg:x="303.54mm" svg:y="349.83mm">
            <loext:p draw:notify-on-update-of-ranges="old_town_cross_2160p50.B52:old_town_cross_2160p50.U52 old_town_cross_2160p50.A53:old_town_cross_2160p50.A53 old_town_cross_2160p50.B53:old_town_cross_2160p50.U53 old_town_cross_2160p50.B52:old_town_cross_2160p50.U52 old_town_cross_2160p50.A54:old_town_cross_2160p50.A54 old_town_cross_2160p50.B54:old_town_cross_2160p50.U54 old_town_cross_2160p50.B52:old_town_cross_2160p50.U52 old_town_cross_2160p50.A55:old_town_cross_2160p50.A55 old_town_cross_2160p50.B55:old_town_cross_2160p50.U55 old_town_cross_2160p50.B52:old_town_cross_2160p50.U52 old_town_cross_2160p50.A56:old_town_cross_2160p50.A56 old_town_cross_2160p50.B56:old_town_cross_2160p50.U56 old_town_cross_2160p50.B52:old_town_cross_2160p50.U52 old_town_cross_2160p50.A57:old_town_cross_2160p50.A57 old_town_cross_2160p50.B57:old_town_cross_2160p50.U57 old_town_cross_2160p50.B52:old_town_cross_2160p50.U52 old_town_cross_2160p50.A58:old_town_cross_2160p50.A58 old_town_cross_2160p50.B58:old_town_cross_2160p50.U58 old_town_cross_2160p50.B52:old_town_cross_2160p50.U52 old_town_cross_2160p50.A59:old_town_cross_2160p50.A59 old_town_cross_2160p50.B59:old_town_cross_2160p50.U59 old_town_cross_2160p50.B52:old_town_cross_2160p50.U52 old_town_cross_2160p50.A60:old_town_cross_2160p50.A60 old_town_cross_2160p50.B60:old_town_cross_2160p50.U60 old_town_cross_2160p50.B52:old_town_cross_2160p50.U52 old_town_cross_2160p50.A61:old_town_cross_2160p50.A61 old_town_cross_2160p50.B61:old_town_cross_2160p50.U61 old_town_cross_2160p50.B52:old_town_cross_2160p50.U52 old_town_cross_2160p50.A62:old_town_cross_2160p50.A62 old_town_cross_2160p50.B62:old_town_cross_2160p50.U6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5.866484" calcext:value-type="float">
            <text:p>15,866484</text:p>
          </table:table-cell>
          <table:table-cell table:style-name="ce2" office:value-type="float" office:value="18.741463" calcext:value-type="float">
            <text:p>18,741463</text:p>
          </table:table-cell>
          <table:table-cell table:style-name="ce2" office:value-type="float" office:value="19.602278" calcext:value-type="float">
            <text:p>19,602278</text:p>
          </table:table-cell>
          <table:table-cell table:style-name="ce2" office:value-type="float" office:value="20.540478" calcext:value-type="float">
            <text:p>20,540478</text:p>
          </table:table-cell>
          <table:table-cell table:style-name="ce2" office:value-type="float" office:value="21.731932" calcext:value-type="float">
            <text:p>21,731932</text:p>
          </table:table-cell>
          <table:table-cell table:style-name="ce2" office:value-type="float" office:value="23.412193" calcext:value-type="float">
            <text:p>23,412193</text:p>
          </table:table-cell>
          <table:table-cell table:style-name="ce2" office:value-type="float" office:value="25.474106" calcext:value-type="float">
            <text:p>25,474106</text:p>
          </table:table-cell>
          <table:table-cell table:style-name="ce2" office:value-type="float" office:value="27.060474" calcext:value-type="float">
            <text:p>27,060474</text:p>
          </table:table-cell>
          <table:table-cell table:style-name="ce2" office:value-type="float" office:value="27.957106" calcext:value-type="float">
            <text:p>27,957106</text:p>
          </table:table-cell>
          <table:table-cell table:style-name="ce2" office:value-type="float" office:value="28.639324" calcext:value-type="float">
            <text:p>28,639324</text:p>
          </table:table-cell>
          <table:table-cell table:style-name="ce2" office:value-type="float" office:value="29.464214" calcext:value-type="float">
            <text:p>29,464214</text:p>
          </table:table-cell>
          <table:table-cell table:style-name="ce2" office:value-type="float" office:value="29.974766" calcext:value-type="float">
            <text:p>29,974766</text:p>
          </table:table-cell>
          <table:table-cell table:style-name="ce2" office:value-type="float" office:value="30.350863" calcext:value-type="float">
            <text:p>30,350863</text:p>
          </table:table-cell>
          <table:table-cell table:style-name="ce2" office:value-type="float" office:value="30.656569" calcext:value-type="float">
            <text:p>30,656569</text:p>
          </table:table-cell>
          <table:table-cell table:style-name="ce2" office:value-type="float" office:value="30.929167" calcext:value-type="float">
            <text:p>30,929167</text:p>
          </table:table-cell>
          <table:table-cell table:style-name="ce2" office:value-type="float" office:value="31.096781" calcext:value-type="float">
            <text:p>31,096781</text:p>
          </table:table-cell>
          <table:table-cell table:style-name="ce2" office:value-type="float" office:value="31.270885" calcext:value-type="float">
            <text:p>31,270885</text:p>
          </table:table-cell>
          <table:table-cell table:style-name="ce2" office:value-type="float" office:value="31.417711" calcext:value-type="float">
            <text:p>31,417711</text:p>
          </table:table-cell>
          <table:table-cell table:style-name="ce2" office:value-type="float" office:value="31.571564" calcext:value-type="float">
            <text:p>31,571564</text:p>
          </table:table-cell>
          <table:table-cell table:style-name="ce2" office:value-type="float" office:value="31.649143" calcext:value-type="float">
            <text:p>31,649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8.741652" calcext:value-type="float">
            <text:p>18,741652</text:p>
          </table:table-cell>
          <table:table-cell table:style-name="ce2" office:value-type="float" office:value="20.468874" calcext:value-type="float">
            <text:p>20,468874</text:p>
          </table:table-cell>
          <table:table-cell table:style-name="ce2" office:value-type="float" office:value="23.86343" calcext:value-type="float">
            <text:p>23,86343</text:p>
          </table:table-cell>
          <table:table-cell table:style-name="ce2" office:value-type="float" office:value="26.16774" calcext:value-type="float">
            <text:p>26,16774</text:p>
          </table:table-cell>
          <table:table-cell table:style-name="ce2" office:value-type="float" office:value="27.617369" calcext:value-type="float">
            <text:p>27,617369</text:p>
          </table:table-cell>
          <table:table-cell table:style-name="ce2" office:value-type="float" office:value="28.606936" calcext:value-type="float">
            <text:p>28,606936</text:p>
          </table:table-cell>
          <table:table-cell table:style-name="ce2" office:value-type="float" office:value="29.327358" calcext:value-type="float">
            <text:p>29,327358</text:p>
          </table:table-cell>
          <table:table-cell table:style-name="ce2" office:value-type="float" office:value="29.822542" calcext:value-type="float">
            <text:p>29,822542</text:p>
          </table:table-cell>
          <table:table-cell table:style-name="ce2" office:value-type="float" office:value="30.184036" calcext:value-type="float">
            <text:p>30,184036</text:p>
          </table:table-cell>
          <table:table-cell table:style-name="ce2" office:value-type="float" office:value="30.463449" calcext:value-type="float">
            <text:p>30,463449</text:p>
          </table:table-cell>
          <table:table-cell table:style-name="ce2" office:value-type="float" office:value="30.860699" calcext:value-type="float">
            <text:p>30,860699</text:p>
          </table:table-cell>
          <table:table-cell table:style-name="ce2" office:value-type="float" office:value="31.128311" calcext:value-type="float">
            <text:p>31,128311</text:p>
          </table:table-cell>
          <table:table-cell table:style-name="ce2" office:value-type="float" office:value="31.321585" calcext:value-type="float">
            <text:p>31,321585</text:p>
          </table:table-cell>
          <table:table-cell table:style-name="ce2" office:value-type="float" office:value="31.512495" calcext:value-type="float">
            <text:p>31,512495</text:p>
          </table:table-cell>
          <table:table-cell table:style-name="ce2" office:value-type="float" office:value="31.652767" calcext:value-type="float">
            <text:p>31,652767</text:p>
          </table:table-cell>
          <table:table-cell table:style-name="ce2" office:value-type="float" office:value="31.75382" calcext:value-type="float">
            <text:p>31,75382</text:p>
          </table:table-cell>
          <table:table-cell table:style-name="ce2" office:value-type="float" office:value="31.81422" calcext:value-type="float">
            <text:p>31,81422</text:p>
          </table:table-cell>
          <table:table-cell table:style-name="ce2" office:value-type="float" office:value="31.865736" calcext:value-type="float">
            <text:p>31,865736</text:p>
          </table:table-cell>
          <table:table-cell table:style-name="ce2" office:value-type="float" office:value="31.913893" calcext:value-type="float">
            <text:p>31,913893</text:p>
          </table:table-cell>
          <table:table-cell table:style-name="ce2" office:value-type="float" office:value="31.96314" calcext:value-type="float">
            <text:p>31,963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8.829054" calcext:value-type="float">
            <text:p>18,829054</text:p>
          </table:table-cell>
          <table:table-cell table:style-name="ce2" office:value-type="float" office:value="20.452318" calcext:value-type="float">
            <text:p>20,452318</text:p>
          </table:table-cell>
          <table:table-cell table:style-name="ce2" office:value-type="float" office:value="23.867968" calcext:value-type="float">
            <text:p>23,867968</text:p>
          </table:table-cell>
          <table:table-cell table:style-name="ce2" office:value-type="float" office:value="26.448957" calcext:value-type="float">
            <text:p>26,448957</text:p>
          </table:table-cell>
          <table:table-cell table:style-name="ce2" office:value-type="float" office:value="27.883886" calcext:value-type="float">
            <text:p>27,883886</text:p>
          </table:table-cell>
          <table:table-cell table:style-name="ce2" office:value-type="float" office:value="28.912495" calcext:value-type="float">
            <text:p>28,912495</text:p>
          </table:table-cell>
          <table:table-cell table:style-name="ce2" office:value-type="float" office:value="29.711254" calcext:value-type="float">
            <text:p>29,711254</text:p>
          </table:table-cell>
          <table:table-cell table:style-name="ce2" office:value-type="float" office:value="30.279198" calcext:value-type="float">
            <text:p>30,279198</text:p>
          </table:table-cell>
          <table:table-cell table:style-name="ce2" office:value-type="float" office:value="30.701002" calcext:value-type="float">
            <text:p>30,701002</text:p>
          </table:table-cell>
          <table:table-cell table:style-name="ce2" office:value-type="float" office:value="31.051512" calcext:value-type="float">
            <text:p>31,051512</text:p>
          </table:table-cell>
          <table:table-cell table:style-name="ce2" office:value-type="float" office:value="31.500498" calcext:value-type="float">
            <text:p>31,500498</text:p>
          </table:table-cell>
          <table:table-cell table:style-name="ce2" office:value-type="float" office:value="31.799679" calcext:value-type="float">
            <text:p>31,799679</text:p>
          </table:table-cell>
          <table:table-cell table:style-name="ce2" office:value-type="float" office:value="32.000854" calcext:value-type="float">
            <text:p>32,000854</text:p>
          </table:table-cell>
          <table:table-cell table:style-name="ce2" office:value-type="float" office:value="32.131535" calcext:value-type="float">
            <text:p>32,131535</text:p>
          </table:table-cell>
          <table:table-cell table:style-name="ce2" office:value-type="float" office:value="32.228245" calcext:value-type="float">
            <text:p>32,228245</text:p>
          </table:table-cell>
          <table:table-cell table:style-name="ce2" office:value-type="float" office:value="32.292011" calcext:value-type="float">
            <text:p>32,292011</text:p>
          </table:table-cell>
          <table:table-cell table:style-name="ce2" office:value-type="float" office:value="32.332211" calcext:value-type="float">
            <text:p>32,332211</text:p>
          </table:table-cell>
          <table:table-cell table:style-name="ce2" office:value-type="float" office:value="32.344208" calcext:value-type="float">
            <text:p>32,344208</text:p>
          </table:table-cell>
          <table:table-cell table:style-name="ce2" office:value-type="float" office:value="32.326263" calcext:value-type="float">
            <text:p>32,326263</text:p>
          </table:table-cell>
          <table:table-cell table:style-name="ce2" office:value-type="float" office:value="32.212299" calcext:value-type="float">
            <text:p>32,2122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20.587074" calcext:value-type="float">
            <text:p>20,587074</text:p>
          </table:table-cell>
          <table:table-cell table:style-name="ce2" office:value-type="float" office:value="22.416363" calcext:value-type="float">
            <text:p>22,416363</text:p>
          </table:table-cell>
          <table:table-cell table:style-name="ce2" office:value-type="float" office:value="24.346758" calcext:value-type="float">
            <text:p>24,346758</text:p>
          </table:table-cell>
          <table:table-cell table:style-name="ce2" office:value-type="float" office:value="26.655804" calcext:value-type="float">
            <text:p>26,655804</text:p>
          </table:table-cell>
          <table:table-cell table:style-name="ce2" office:value-type="float" office:value="28.016218" calcext:value-type="float">
            <text:p>28,016218</text:p>
          </table:table-cell>
          <table:table-cell table:style-name="ce2" office:value-type="float" office:value="29.047573" calcext:value-type="float">
            <text:p>29,047573</text:p>
          </table:table-cell>
          <table:table-cell table:style-name="ce2" office:value-type="float" office:value="29.845821" calcext:value-type="float">
            <text:p>29,845821</text:p>
          </table:table-cell>
          <table:table-cell table:style-name="ce2" office:value-type="float" office:value="30.511181" calcext:value-type="float">
            <text:p>30,511181</text:p>
          </table:table-cell>
          <table:table-cell table:style-name="ce2" office:value-type="float" office:value="31.02116" calcext:value-type="float">
            <text:p>31,02116</text:p>
          </table:table-cell>
          <table:table-cell table:style-name="ce2" office:value-type="float" office:value="31.432747" calcext:value-type="float">
            <text:p>31,432747</text:p>
          </table:table-cell>
          <table:table-cell table:style-name="ce2" office:value-type="float" office:value="32.045013" calcext:value-type="float">
            <text:p>32,045013</text:p>
          </table:table-cell>
          <table:table-cell table:style-name="ce2" office:value-type="float" office:value="32.439121" calcext:value-type="float">
            <text:p>32,439121</text:p>
          </table:table-cell>
          <table:table-cell table:style-name="ce2" office:value-type="float" office:value="32.696354" calcext:value-type="float">
            <text:p>32,696354</text:p>
          </table:table-cell>
          <table:table-cell table:style-name="ce2" office:value-type="float" office:value="32.87307" calcext:value-type="float">
            <text:p>32,87307</text:p>
          </table:table-cell>
          <table:table-cell table:style-name="ce2" office:value-type="float" office:value="32.998329" calcext:value-type="float">
            <text:p>32,998329</text:p>
          </table:table-cell>
          <table:table-cell table:style-name="ce2" office:value-type="float" office:value="33.08802" calcext:value-type="float">
            <text:p>33,08802</text:p>
          </table:table-cell>
          <table:table-cell table:style-name="ce2" office:value-type="float" office:value="33.137844" calcext:value-type="float">
            <text:p>33,137844</text:p>
          </table:table-cell>
          <table:table-cell table:style-name="ce2" office:value-type="float" office:value="33.173229" calcext:value-type="float">
            <text:p>33,173229</text:p>
          </table:table-cell>
          <table:table-cell table:style-name="ce2" office:value-type="float" office:value="33.184521" calcext:value-type="float">
            <text:p>33,184521</text:p>
          </table:table-cell>
          <table:table-cell table:style-name="ce2" office:value-type="float" office:value="33.148392" calcext:value-type="float">
            <text:p>33,1483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8.959402" calcext:value-type="float">
            <text:p>18,959402</text:p>
          </table:table-cell>
          <table:table-cell table:style-name="ce2" office:value-type="float" office:value="22.399515" calcext:value-type="float">
            <text:p>22,399515</text:p>
          </table:table-cell>
          <table:table-cell table:style-name="ce2" office:value-type="float" office:value="24.982018" calcext:value-type="float">
            <text:p>24,982018</text:p>
          </table:table-cell>
          <table:table-cell table:style-name="ce2" office:value-type="float" office:value="26.725239" calcext:value-type="float">
            <text:p>26,725239</text:p>
          </table:table-cell>
          <table:table-cell table:style-name="ce2" office:value-type="float" office:value="27.968664" calcext:value-type="float">
            <text:p>27,968664</text:p>
          </table:table-cell>
          <table:table-cell table:style-name="ce2" office:value-type="float" office:value="29.015144" calcext:value-type="float">
            <text:p>29,015144</text:p>
          </table:table-cell>
          <table:table-cell table:style-name="ce2" office:value-type="float" office:value="29.802563" calcext:value-type="float">
            <text:p>29,802563</text:p>
          </table:table-cell>
          <table:table-cell table:style-name="ce2" office:value-type="float" office:value="30.457941" calcext:value-type="float">
            <text:p>30,457941</text:p>
          </table:table-cell>
          <table:table-cell table:style-name="ce2" office:value-type="float" office:value="30.971491" calcext:value-type="float">
            <text:p>30,971491</text:p>
          </table:table-cell>
          <table:table-cell table:style-name="ce2" office:value-type="float" office:value="31.385466" calcext:value-type="float">
            <text:p>31,385466</text:p>
          </table:table-cell>
          <table:table-cell table:style-name="ce2" office:value-type="float" office:value="31.969303" calcext:value-type="float">
            <text:p>31,969303</text:p>
          </table:table-cell>
          <table:table-cell table:style-name="ce2" office:value-type="float" office:value="32.358471" calcext:value-type="float">
            <text:p>32,358471</text:p>
          </table:table-cell>
          <table:table-cell table:style-name="ce2" office:value-type="float" office:value="32.607574" calcext:value-type="float">
            <text:p>32,607574</text:p>
          </table:table-cell>
          <table:table-cell table:style-name="ce2" office:value-type="float" office:value="32.791176" calcext:value-type="float">
            <text:p>32,791176</text:p>
          </table:table-cell>
          <table:table-cell table:style-name="ce2" office:value-type="float" office:value="32.916645" calcext:value-type="float">
            <text:p>32,916645</text:p>
          </table:table-cell>
          <table:table-cell table:style-name="ce2" office:value-type="float" office:value="32.993118" calcext:value-type="float">
            <text:p>32,993118</text:p>
          </table:table-cell>
          <table:table-cell table:style-name="ce2" office:value-type="float" office:value="33.022289" calcext:value-type="float">
            <text:p>33,022289</text:p>
          </table:table-cell>
          <table:table-cell table:style-name="ce2" office:value-type="float" office:value="33.033642" calcext:value-type="float">
            <text:p>33,033642</text:p>
          </table:table-cell>
          <table:table-cell table:style-name="ce2" office:value-type="float" office:value="32.998493" calcext:value-type="float">
            <text:p>32,998493</text:p>
          </table:table-cell>
          <table:table-cell table:style-name="ce2" office:value-type="float" office:value="32.921925" calcext:value-type="float">
            <text:p>32,9219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8.973978" calcext:value-type="float">
            <text:p>18,973978</text:p>
          </table:table-cell>
          <table:table-cell table:style-name="ce2" office:value-type="float" office:value="21.756622" calcext:value-type="float">
            <text:p>21,756622</text:p>
          </table:table-cell>
          <table:table-cell table:style-name="ce2" office:value-type="float" office:value="23.97843" calcext:value-type="float">
            <text:p>23,97843</text:p>
          </table:table-cell>
          <table:table-cell table:style-name="ce2" office:value-type="float" office:value="25.819498" calcext:value-type="float">
            <text:p>25,819498</text:p>
          </table:table-cell>
          <table:table-cell table:style-name="ce2" office:value-type="float" office:value="27.299746" calcext:value-type="float">
            <text:p>27,299746</text:p>
          </table:table-cell>
          <table:table-cell table:style-name="ce2" office:value-type="float" office:value="28.502996" calcext:value-type="float">
            <text:p>28,502996</text:p>
          </table:table-cell>
          <table:table-cell table:style-name="ce2" office:value-type="float" office:value="29.514523" calcext:value-type="float">
            <text:p>29,514523</text:p>
          </table:table-cell>
          <table:table-cell table:style-name="ce2" office:value-type="float" office:value="30.287111" calcext:value-type="float">
            <text:p>30,287111</text:p>
          </table:table-cell>
          <table:table-cell table:style-name="ce2" office:value-type="float" office:value="30.878172" calcext:value-type="float">
            <text:p>30,878172</text:p>
          </table:table-cell>
          <table:table-cell table:style-name="ce2" office:value-type="float" office:value="31.361139" calcext:value-type="float">
            <text:p>31,361139</text:p>
          </table:table-cell>
          <table:table-cell table:style-name="ce2" office:value-type="float" office:value="32.014763" calcext:value-type="float">
            <text:p>32,014763</text:p>
          </table:table-cell>
          <table:table-cell table:style-name="ce2" office:value-type="float" office:value="32.397335" calcext:value-type="float">
            <text:p>32,397335</text:p>
          </table:table-cell>
          <table:table-cell table:style-name="ce2" office:value-type="float" office:value="32.627014" calcext:value-type="float">
            <text:p>32,627014</text:p>
          </table:table-cell>
          <table:table-cell table:style-name="ce2" office:value-type="float" office:value="32.799168" calcext:value-type="float">
            <text:p>32,799168</text:p>
          </table:table-cell>
          <table:table-cell table:style-name="ce2" office:value-type="float" office:value="32.903919" calcext:value-type="float">
            <text:p>32,903919</text:p>
          </table:table-cell>
          <table:table-cell table:style-name="ce2" office:value-type="float" office:value="32.95443" calcext:value-type="float">
            <text:p>32,95443</text:p>
          </table:table-cell>
          <table:table-cell table:style-name="ce2" office:value-type="float" office:value="32.94651" calcext:value-type="float">
            <text:p>32,94651</text:p>
          </table:table-cell>
          <table:table-cell table:style-name="ce2" office:value-type="float" office:value="32.939663" calcext:value-type="float">
            <text:p>32,939663</text:p>
          </table:table-cell>
          <table:table-cell table:style-name="ce2" office:value-type="float" office:value="32.916843" calcext:value-type="float">
            <text:p>32,916843</text:p>
          </table:table-cell>
          <table:table-cell table:style-name="ce2" office:value-type="float" office:value="32.839035" calcext:value-type="float">
            <text:p>32,8390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8.929846" calcext:value-type="float">
            <text:p>18,929846</text:p>
          </table:table-cell>
          <table:table-cell table:style-name="ce2" office:value-type="float" office:value="21.531042" calcext:value-type="float">
            <text:p>21,531042</text:p>
          </table:table-cell>
          <table:table-cell table:style-name="ce2" office:value-type="float" office:value="23.908098" calcext:value-type="float">
            <text:p>23,908098</text:p>
          </table:table-cell>
          <table:table-cell table:style-name="ce2" office:value-type="float" office:value="25.71557" calcext:value-type="float">
            <text:p>25,71557</text:p>
          </table:table-cell>
          <table:table-cell table:style-name="ce2" office:value-type="float" office:value="27.204296" calcext:value-type="float">
            <text:p>27,204296</text:p>
          </table:table-cell>
          <table:table-cell table:style-name="ce2" office:value-type="float" office:value="28.576332" calcext:value-type="float">
            <text:p>28,576332</text:p>
          </table:table-cell>
          <table:table-cell table:style-name="ce2" office:value-type="float" office:value="29.583874" calcext:value-type="float">
            <text:p>29,583874</text:p>
          </table:table-cell>
          <table:table-cell table:style-name="ce2" office:value-type="float" office:value="30.38905" calcext:value-type="float">
            <text:p>30,38905</text:p>
          </table:table-cell>
          <table:table-cell table:style-name="ce2" office:value-type="float" office:value="30.883057" calcext:value-type="float">
            <text:p>30,883057</text:p>
          </table:table-cell>
          <table:table-cell table:style-name="ce2" office:value-type="float" office:value="31.27459" calcext:value-type="float">
            <text:p>31,27459</text:p>
          </table:table-cell>
          <table:table-cell table:style-name="ce2" office:value-type="float" office:value="31.746059" calcext:value-type="float">
            <text:p>31,746059</text:p>
          </table:table-cell>
          <table:table-cell table:style-name="ce2" office:value-type="float" office:value="32.073631" calcext:value-type="float">
            <text:p>32,073631</text:p>
          </table:table-cell>
          <table:table-cell table:style-name="ce2" office:value-type="float" office:value="32.233776" calcext:value-type="float">
            <text:p>32,233776</text:p>
          </table:table-cell>
          <table:table-cell table:style-name="ce2" office:value-type="float" office:value="32.329384" calcext:value-type="float">
            <text:p>32,329384</text:p>
          </table:table-cell>
          <table:table-cell table:style-name="ce2" office:value-type="float" office:value="32.365601" calcext:value-type="float">
            <text:p>32,365601</text:p>
          </table:table-cell>
          <table:table-cell table:style-name="ce2" office:value-type="float" office:value="32.385685" calcext:value-type="float">
            <text:p>32,385685</text:p>
          </table:table-cell>
          <table:table-cell table:style-name="ce2" office:value-type="float" office:value="32.365566" calcext:value-type="float">
            <text:p>32,365566</text:p>
          </table:table-cell>
          <table:table-cell table:style-name="ce2" office:value-type="float" office:value="32.353912" calcext:value-type="float">
            <text:p>32,353912</text:p>
          </table:table-cell>
          <table:table-cell table:style-name="ce2" office:value-type="float" office:value="32.306908" calcext:value-type="float">
            <text:p>32,306908</text:p>
          </table:table-cell>
          <table:table-cell table:style-name="ce2" office:value-type="float" office:value="32.232143" calcext:value-type="float">
            <text:p>32,232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8.412689" calcext:value-type="float">
            <text:p>18,412689</text:p>
          </table:table-cell>
          <table:table-cell table:style-name="ce2" office:value-type="float" office:value="21.456081" calcext:value-type="float">
            <text:p>21,456081</text:p>
          </table:table-cell>
          <table:table-cell table:style-name="ce2" office:value-type="float" office:value="24.017227" calcext:value-type="float">
            <text:p>24,017227</text:p>
          </table:table-cell>
          <table:table-cell table:style-name="ce2" office:value-type="float" office:value="25.715008" calcext:value-type="float">
            <text:p>25,715008</text:p>
          </table:table-cell>
          <table:table-cell table:style-name="ce2" office:value-type="float" office:value="27.101921" calcext:value-type="float">
            <text:p>27,101921</text:p>
          </table:table-cell>
          <table:table-cell table:style-name="ce2" office:value-type="float" office:value="28.419737" calcext:value-type="float">
            <text:p>28,419737</text:p>
          </table:table-cell>
          <table:table-cell table:style-name="ce2" office:value-type="float" office:value="29.625879" calcext:value-type="float">
            <text:p>29,625879</text:p>
          </table:table-cell>
          <table:table-cell table:style-name="ce2" office:value-type="float" office:value="30.353783" calcext:value-type="float">
            <text:p>30,353783</text:p>
          </table:table-cell>
          <table:table-cell table:style-name="ce2" office:value-type="float" office:value="30.898769" calcext:value-type="float">
            <text:p>30,898769</text:p>
          </table:table-cell>
          <table:table-cell table:style-name="ce2" office:value-type="float" office:value="31.289091" calcext:value-type="float">
            <text:p>31,289091</text:p>
          </table:table-cell>
          <table:table-cell table:style-name="ce2" office:value-type="float" office:value="31.761768" calcext:value-type="float">
            <text:p>31,761768</text:p>
          </table:table-cell>
          <table:table-cell table:style-name="ce2" office:value-type="float" office:value="32.08736" calcext:value-type="float">
            <text:p>32,08736</text:p>
          </table:table-cell>
          <table:table-cell table:style-name="ce2" office:value-type="float" office:value="32.314232" calcext:value-type="float">
            <text:p>32,314232</text:p>
          </table:table-cell>
          <table:table-cell table:style-name="ce2" office:value-type="float" office:value="32.426266" calcext:value-type="float">
            <text:p>32,426266</text:p>
          </table:table-cell>
          <table:table-cell table:style-name="ce2" office:value-type="float" office:value="32.494835" calcext:value-type="float">
            <text:p>32,494835</text:p>
          </table:table-cell>
          <table:table-cell table:style-name="ce2" office:value-type="float" office:value="32.510956" calcext:value-type="float">
            <text:p>32,510956</text:p>
          </table:table-cell>
          <table:table-cell table:style-name="ce2" office:value-type="float" office:value="32.52861" calcext:value-type="float">
            <text:p>32,52861</text:p>
          </table:table-cell>
          <table:table-cell table:style-name="ce2" office:value-type="float" office:value="32.496643" calcext:value-type="float">
            <text:p>32,496643</text:p>
          </table:table-cell>
          <table:table-cell table:style-name="ce2" office:value-type="float" office:value="32.429314" calcext:value-type="float">
            <text:p>32,429314</text:p>
          </table:table-cell>
          <table:table-cell table:style-name="ce2" office:value-type="float" office:value="32.375206" calcext:value-type="float">
            <text:p>32,3752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0.037725" calcext:value-type="float">
            <text:p>20,037725</text:p>
          </table:table-cell>
          <table:table-cell table:style-name="ce2" office:value-type="float" office:value="21.694099" calcext:value-type="float">
            <text:p>21,694099</text:p>
          </table:table-cell>
          <table:table-cell table:style-name="ce2" office:value-type="float" office:value="23.97267" calcext:value-type="float">
            <text:p>23,97267</text:p>
          </table:table-cell>
          <table:table-cell table:style-name="ce2" office:value-type="float" office:value="25.865948" calcext:value-type="float">
            <text:p>25,865948</text:p>
          </table:table-cell>
          <table:table-cell table:style-name="ce2" office:value-type="float" office:value="27.418312" calcext:value-type="float">
            <text:p>27,418312</text:p>
          </table:table-cell>
          <table:table-cell table:style-name="ce2" office:value-type="float" office:value="28.674503" calcext:value-type="float">
            <text:p>28,674503</text:p>
          </table:table-cell>
          <table:table-cell table:style-name="ce2" office:value-type="float" office:value="29.651876" calcext:value-type="float">
            <text:p>29,651876</text:p>
          </table:table-cell>
          <table:table-cell table:style-name="ce2" office:value-type="float" office:value="30.383846" calcext:value-type="float">
            <text:p>30,383846</text:p>
          </table:table-cell>
          <table:table-cell table:style-name="ce2" office:value-type="float" office:value="30.844103" calcext:value-type="float">
            <text:p>30,844103</text:p>
          </table:table-cell>
          <table:table-cell table:style-name="ce2" office:value-type="float" office:value="31.169672" calcext:value-type="float">
            <text:p>31,169672</text:p>
          </table:table-cell>
          <table:table-cell table:style-name="ce2" office:value-type="float" office:value="31.609707" calcext:value-type="float">
            <text:p>31,609707</text:p>
          </table:table-cell>
          <table:table-cell table:style-name="ce2" office:value-type="float" office:value="31.900953" calcext:value-type="float">
            <text:p>31,900953</text:p>
          </table:table-cell>
          <table:table-cell table:style-name="ce2" office:value-type="float" office:value="32.02404" calcext:value-type="float">
            <text:p>32,02404</text:p>
          </table:table-cell>
          <table:table-cell table:style-name="ce2" office:value-type="float" office:value="32.123867" calcext:value-type="float">
            <text:p>32,123867</text:p>
          </table:table-cell>
          <table:table-cell table:style-name="ce2" office:value-type="float" office:value="32.17783" calcext:value-type="float">
            <text:p>32,17783</text:p>
          </table:table-cell>
          <table:table-cell table:style-name="ce2" office:value-type="float" office:value="32.217186" calcext:value-type="float">
            <text:p>32,217186</text:p>
          </table:table-cell>
          <table:table-cell table:style-name="ce2" office:value-type="float" office:value="32.23732" calcext:value-type="float">
            <text:p>32,23732</text:p>
          </table:table-cell>
          <table:table-cell table:style-name="ce2" office:value-type="float" office:value="32.202049" calcext:value-type="float">
            <text:p>32,202049</text:p>
          </table:table-cell>
          <table:table-cell table:style-name="ce2" office:value-type="float" office:value="32.148083" calcext:value-type="float">
            <text:p>32,148083</text:p>
          </table:table-cell>
          <table:table-cell table:style-name="ce2" office:value-type="float" office:value="32.096817" calcext:value-type="float">
            <text:p>32,0968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8.575714" calcext:value-type="float">
            <text:p>18,575714</text:p>
          </table:table-cell>
          <table:table-cell table:style-name="ce2" office:value-type="float" office:value="20.324776" calcext:value-type="float">
            <text:p>20,324776</text:p>
          </table:table-cell>
          <table:table-cell table:style-name="ce2" office:value-type="float" office:value="21.838972" calcext:value-type="float">
            <text:p>21,838972</text:p>
          </table:table-cell>
          <table:table-cell table:style-name="ce2" office:value-type="float" office:value="23.932955" calcext:value-type="float">
            <text:p>23,932955</text:p>
          </table:table-cell>
          <table:table-cell table:style-name="ce2" office:value-type="float" office:value="26.316719" calcext:value-type="float">
            <text:p>26,316719</text:p>
          </table:table-cell>
          <table:table-cell table:style-name="ce2" office:value-type="float" office:value="28.214169" calcext:value-type="float">
            <text:p>28,214169</text:p>
          </table:table-cell>
          <table:table-cell table:style-name="ce2" office:value-type="float" office:value="29.502058" calcext:value-type="float">
            <text:p>29,502058</text:p>
          </table:table-cell>
          <table:table-cell table:style-name="ce2" office:value-type="float" office:value="30.290247" calcext:value-type="float">
            <text:p>30,290247</text:p>
          </table:table-cell>
          <table:table-cell table:style-name="ce2" office:value-type="float" office:value="30.787041" calcext:value-type="float">
            <text:p>30,787041</text:p>
          </table:table-cell>
          <table:table-cell table:style-name="ce2" office:value-type="float" office:value="31.152033" calcext:value-type="float">
            <text:p>31,152033</text:p>
          </table:table-cell>
          <table:table-cell table:style-name="ce2" office:value-type="float" office:value="31.522917" calcext:value-type="float">
            <text:p>31,522917</text:p>
          </table:table-cell>
          <table:table-cell table:style-name="ce2" office:value-type="float" office:value="31.786613" calcext:value-type="float">
            <text:p>31,786613</text:p>
          </table:table-cell>
          <table:table-cell table:style-name="ce2" office:value-type="float" office:value="31.89662" calcext:value-type="float">
            <text:p>31,89662</text:p>
          </table:table-cell>
          <table:table-cell table:style-name="ce2" office:value-type="float" office:value="31.956192" calcext:value-type="float">
            <text:p>31,956192</text:p>
          </table:table-cell>
          <table:table-cell table:style-name="ce2" office:value-type="float" office:value="31.988749" calcext:value-type="float">
            <text:p>31,988749</text:p>
          </table:table-cell>
          <table:table-cell table:style-name="ce2" office:value-type="float" office:value="32.017479" calcext:value-type="float">
            <text:p>32,017479</text:p>
          </table:table-cell>
          <table:table-cell table:style-name="ce2" office:value-type="float" office:value="32.015335" calcext:value-type="float">
            <text:p>32,015335</text:p>
          </table:table-cell>
          <table:table-cell table:style-name="ce2" office:value-type="float" office:value="31.972691" calcext:value-type="float">
            <text:p>31,972691</text:p>
          </table:table-cell>
          <table:table-cell table:style-name="ce2" office:value-type="float" office:value="31.896652" calcext:value-type="float">
            <text:p>31,896652</text:p>
          </table:table-cell>
          <table:table-cell table:style-name="ce2" office:value-type="float" office:value="31.822626" calcext:value-type="float">
            <text:p>31,82262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364329" calcext:value-type="float">
            <text:p>0,364329</text:p>
          </table:table-cell>
          <table:table-cell table:style-name="ce2" office:value-type="float" office:value="0.466305" calcext:value-type="float">
            <text:p>0,466305</text:p>
          </table:table-cell>
          <table:table-cell table:style-name="ce2" office:value-type="float" office:value="0.534027" calcext:value-type="float">
            <text:p>0,534027</text:p>
          </table:table-cell>
          <table:table-cell table:style-name="ce2" office:value-type="float" office:value="0.609984" calcext:value-type="float">
            <text:p>0,609984</text:p>
          </table:table-cell>
          <table:table-cell table:style-name="ce2" office:value-type="float" office:value="0.685613" calcext:value-type="float">
            <text:p>0,685613</text:p>
          </table:table-cell>
          <table:table-cell table:style-name="ce2" office:value-type="float" office:value="0.769897" calcext:value-type="float">
            <text:p>0,769897</text:p>
          </table:table-cell>
          <table:table-cell table:style-name="ce2" office:value-type="float" office:value="0.833288" calcext:value-type="float">
            <text:p>0,833288</text:p>
          </table:table-cell>
          <table:table-cell table:style-name="ce2" office:value-type="float" office:value="0.865904" calcext:value-type="float">
            <text:p>0,865904</text:p>
          </table:table-cell>
          <table:table-cell table:style-name="ce2" office:value-type="float" office:value="0.882317" calcext:value-type="float">
            <text:p>0,882317</text:p>
          </table:table-cell>
          <table:table-cell table:style-name="ce2" office:value-type="float" office:value="0.892825" calcext:value-type="float">
            <text:p>0,892825</text:p>
          </table:table-cell>
          <table:table-cell table:style-name="ce2" office:value-type="float" office:value="0.905208" calcext:value-type="float">
            <text:p>0,905208</text:p>
          </table:table-cell>
          <table:table-cell table:style-name="ce2" office:value-type="float" office:value="0.911827" calcext:value-type="float">
            <text:p>0,911827</text:p>
          </table:table-cell>
          <table:table-cell table:style-name="ce2" office:value-type="float" office:value="0.916132" calcext:value-type="float">
            <text:p>0,916132</text:p>
          </table:table-cell>
          <table:table-cell table:style-name="ce2" office:value-type="float" office:value="0.919468" calcext:value-type="float">
            <text:p>0,919468</text:p>
          </table:table-cell>
          <table:table-cell table:style-name="ce2" office:value-type="float" office:value="0.92229" calcext:value-type="float">
            <text:p>0,92229</text:p>
          </table:table-cell>
          <table:table-cell table:style-name="ce2" office:value-type="float" office:value="0.924129" calcext:value-type="float">
            <text:p>0,924129</text:p>
          </table:table-cell>
          <table:table-cell table:style-name="ce2" office:value-type="float" office:value="0.925817" calcext:value-type="float">
            <text:p>0,925817</text:p>
          </table:table-cell>
          <table:table-cell table:style-name="ce2" office:value-type="float" office:value="0.927049" calcext:value-type="float">
            <text:p>0,927049</text:p>
          </table:table-cell>
          <table:table-cell table:style-name="ce2" office:value-type="float" office:value="0.928524" calcext:value-type="float">
            <text:p>0,928524</text:p>
          </table:table-cell>
          <table:table-cell table:style-name="ce2" office:value-type="float" office:value="0.929354" calcext:value-type="float">
            <text:p>0,9293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472742" calcext:value-type="float">
            <text:p>0,472742</text:p>
          </table:table-cell>
          <table:table-cell table:style-name="ce2" office:value-type="float" office:value="0.595312" calcext:value-type="float">
            <text:p>0,595312</text:p>
          </table:table-cell>
          <table:table-cell table:style-name="ce2" office:value-type="float" office:value="0.785868" calcext:value-type="float">
            <text:p>0,785868</text:p>
          </table:table-cell>
          <table:table-cell table:style-name="ce2" office:value-type="float" office:value="0.855082" calcext:value-type="float">
            <text:p>0,855082</text:p>
          </table:table-cell>
          <table:table-cell table:style-name="ce2" office:value-type="float" office:value="0.884704" calcext:value-type="float">
            <text:p>0,884704</text:p>
          </table:table-cell>
          <table:table-cell table:style-name="ce2" office:value-type="float" office:value="0.900253" calcext:value-type="float">
            <text:p>0,900253</text:p>
          </table:table-cell>
          <table:table-cell table:style-name="ce2" office:value-type="float" office:value="0.910436" calcext:value-type="float">
            <text:p>0,910436</text:p>
          </table:table-cell>
          <table:table-cell table:style-name="ce2" office:value-type="float" office:value="0.916776" calcext:value-type="float">
            <text:p>0,916776</text:p>
          </table:table-cell>
          <table:table-cell table:style-name="ce2" office:value-type="float" office:value="0.921596" calcext:value-type="float">
            <text:p>0,921596</text:p>
          </table:table-cell>
          <table:table-cell table:style-name="ce2" office:value-type="float" office:value="0.925082" calcext:value-type="float">
            <text:p>0,925082</text:p>
          </table:table-cell>
          <table:table-cell table:style-name="ce2" office:value-type="float" office:value="0.929521" calcext:value-type="float">
            <text:p>0,929521</text:p>
          </table:table-cell>
          <table:table-cell table:style-name="ce2" office:value-type="float" office:value="0.932383" calcext:value-type="float">
            <text:p>0,932383</text:p>
          </table:table-cell>
          <table:table-cell table:style-name="ce2" office:value-type="float" office:value="0.934266" calcext:value-type="float">
            <text:p>0,934266</text:p>
          </table:table-cell>
          <table:table-cell table:style-name="ce2" office:value-type="float" office:value="0.935921" calcext:value-type="float">
            <text:p>0,935921</text:p>
          </table:table-cell>
          <table:table-cell table:style-name="ce2" office:value-type="float" office:value="0.937064" calcext:value-type="float">
            <text:p>0,937064</text:p>
          </table:table-cell>
          <table:table-cell table:style-name="ce2" office:value-type="float" office:value="0.937885" calcext:value-type="float">
            <text:p>0,937885</text:p>
          </table:table-cell>
          <table:table-cell table:style-name="ce2" office:value-type="float" office:value="0.938468" calcext:value-type="float">
            <text:p>0,938468</text:p>
          </table:table-cell>
          <table:table-cell table:style-name="ce2" office:value-type="float" office:value="0.938975" calcext:value-type="float">
            <text:p>0,938975</text:p>
          </table:table-cell>
          <table:table-cell table:style-name="ce2" office:value-type="float" office:value="0.939328" calcext:value-type="float">
            <text:p>0,939328</text:p>
          </table:table-cell>
          <table:table-cell table:style-name="ce2" office:value-type="float" office:value="0.939706" calcext:value-type="float">
            <text:p>0,9397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470221" calcext:value-type="float">
            <text:p>0,470221</text:p>
          </table:table-cell>
          <table:table-cell table:style-name="ce2" office:value-type="float" office:value="0.595978" calcext:value-type="float">
            <text:p>0,595978</text:p>
          </table:table-cell>
          <table:table-cell table:style-name="ce2" office:value-type="float" office:value="0.789315" calcext:value-type="float">
            <text:p>0,789315</text:p>
          </table:table-cell>
          <table:table-cell table:style-name="ce2" office:value-type="float" office:value="0.864592" calcext:value-type="float">
            <text:p>0,864592</text:p>
          </table:table-cell>
          <table:table-cell table:style-name="ce2" office:value-type="float" office:value="0.891377" calcext:value-type="float">
            <text:p>0,891377</text:p>
          </table:table-cell>
          <table:table-cell table:style-name="ce2" office:value-type="float" office:value="0.906388" calcext:value-type="float">
            <text:p>0,906388</text:p>
          </table:table-cell>
          <table:table-cell table:style-name="ce2" office:value-type="float" office:value="0.91592" calcext:value-type="float">
            <text:p>0,91592</text:p>
          </table:table-cell>
          <table:table-cell table:style-name="ce2" office:value-type="float" office:value="0.92189" calcext:value-type="float">
            <text:p>0,92189</text:p>
          </table:table-cell>
          <table:table-cell table:style-name="ce2" office:value-type="float" office:value="0.925822" calcext:value-type="float">
            <text:p>0,925822</text:p>
          </table:table-cell>
          <table:table-cell table:style-name="ce2" office:value-type="float" office:value="0.929006" calcext:value-type="float">
            <text:p>0,929006</text:p>
          </table:table-cell>
          <table:table-cell table:style-name="ce2" office:value-type="float" office:value="0.932741" calcext:value-type="float">
            <text:p>0,932741</text:p>
          </table:table-cell>
          <table:table-cell table:style-name="ce2" office:value-type="float" office:value="0.935099" calcext:value-type="float">
            <text:p>0,935099</text:p>
          </table:table-cell>
          <table:table-cell table:style-name="ce2" office:value-type="float" office:value="0.936758" calcext:value-type="float">
            <text:p>0,936758</text:p>
          </table:table-cell>
          <table:table-cell table:style-name="ce2" office:value-type="float" office:value="0.937937" calcext:value-type="float">
            <text:p>0,937937</text:p>
          </table:table-cell>
          <table:table-cell table:style-name="ce2" office:value-type="float" office:value="0.938702" calcext:value-type="float">
            <text:p>0,938702</text:p>
          </table:table-cell>
          <table:table-cell table:style-name="ce2" office:value-type="float" office:value="0.939121" calcext:value-type="float">
            <text:p>0,939121</text:p>
          </table:table-cell>
          <table:table-cell table:style-name="ce2" office:value-type="float" office:value="0.939178" calcext:value-type="float">
            <text:p>0,939178</text:p>
          </table:table-cell>
          <table:table-cell table:style-name="ce2" office:value-type="float" office:value="0.938948" calcext:value-type="float">
            <text:p>0,938948</text:p>
          </table:table-cell>
          <table:table-cell table:style-name="ce2" office:value-type="float" office:value="0.938378" calcext:value-type="float">
            <text:p>0,938378</text:p>
          </table:table-cell>
          <table:table-cell table:style-name="ce2" office:value-type="float" office:value="0.936485" calcext:value-type="float">
            <text:p>0,9364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597608" calcext:value-type="float">
            <text:p>0,597608</text:p>
          </table:table-cell>
          <table:table-cell table:style-name="ce2" office:value-type="float" office:value="0.71008" calcext:value-type="float">
            <text:p>0,71008</text:p>
          </table:table-cell>
          <table:table-cell table:style-name="ce2" office:value-type="float" office:value="0.798767" calcext:value-type="float">
            <text:p>0,798767</text:p>
          </table:table-cell>
          <table:table-cell table:style-name="ce2" office:value-type="float" office:value="0.866725" calcext:value-type="float">
            <text:p>0,866725</text:p>
          </table:table-cell>
          <table:table-cell table:style-name="ce2" office:value-type="float" office:value="0.891585" calcext:value-type="float">
            <text:p>0,891585</text:p>
          </table:table-cell>
          <table:table-cell table:style-name="ce2" office:value-type="float" office:value="0.905575" calcext:value-type="float">
            <text:p>0,905575</text:p>
          </table:table-cell>
          <table:table-cell table:style-name="ce2" office:value-type="float" office:value="0.914449" calcext:value-type="float">
            <text:p>0,914449</text:p>
          </table:table-cell>
          <table:table-cell table:style-name="ce2" office:value-type="float" office:value="0.921129" calcext:value-type="float">
            <text:p>0,921129</text:p>
          </table:table-cell>
          <table:table-cell table:style-name="ce2" office:value-type="float" office:value="0.925253" calcext:value-type="float">
            <text:p>0,925253</text:p>
          </table:table-cell>
          <table:table-cell table:style-name="ce2" office:value-type="float" office:value="0.928715" calcext:value-type="float">
            <text:p>0,928715</text:p>
          </table:table-cell>
          <table:table-cell table:style-name="ce2" office:value-type="float" office:value="0.933806" calcext:value-type="float">
            <text:p>0,933806</text:p>
          </table:table-cell>
          <table:table-cell table:style-name="ce2" office:value-type="float" office:value="0.936952" calcext:value-type="float">
            <text:p>0,936952</text:p>
          </table:table-cell>
          <table:table-cell table:style-name="ce2" office:value-type="float" office:value="0.938904" calcext:value-type="float">
            <text:p>0,938904</text:p>
          </table:table-cell>
          <table:table-cell table:style-name="ce2" office:value-type="float" office:value="0.940385" calcext:value-type="float">
            <text:p>0,940385</text:p>
          </table:table-cell>
          <table:table-cell table:style-name="ce2" office:value-type="float" office:value="0.941523" calcext:value-type="float">
            <text:p>0,941523</text:p>
          </table:table-cell>
          <table:table-cell table:style-name="ce2" office:value-type="float" office:value="0.942435" calcext:value-type="float">
            <text:p>0,942435</text:p>
          </table:table-cell>
          <table:table-cell table:style-name="ce2" office:value-type="float" office:value="0.942894" calcext:value-type="float">
            <text:p>0,942894</text:p>
          </table:table-cell>
          <table:table-cell table:style-name="ce2" office:value-type="float" office:value="0.943131" calcext:value-type="float">
            <text:p>0,943131</text:p>
          </table:table-cell>
          <table:table-cell table:style-name="ce2" office:value-type="float" office:value="0.943188" calcext:value-type="float">
            <text:p>0,943188</text:p>
          </table:table-cell>
          <table:table-cell table:style-name="ce2" office:value-type="float" office:value="0.942776" calcext:value-type="float">
            <text:p>0,9427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478364" calcext:value-type="float">
            <text:p>0,478364</text:p>
          </table:table-cell>
          <table:table-cell table:style-name="ce2" office:value-type="float" office:value="0.709297" calcext:value-type="float">
            <text:p>0,709297</text:p>
          </table:table-cell>
          <table:table-cell table:style-name="ce2" office:value-type="float" office:value="0.817796" calcext:value-type="float">
            <text:p>0,817796</text:p>
          </table:table-cell>
          <table:table-cell table:style-name="ce2" office:value-type="float" office:value="0.865869" calcext:value-type="float">
            <text:p>0,865869</text:p>
          </table:table-cell>
          <table:table-cell table:style-name="ce2" office:value-type="float" office:value="0.888343" calcext:value-type="float">
            <text:p>0,888343</text:p>
          </table:table-cell>
          <table:table-cell table:style-name="ce2" office:value-type="float" office:value="0.903113" calcext:value-type="float">
            <text:p>0,903113</text:p>
          </table:table-cell>
          <table:table-cell table:style-name="ce2" office:value-type="float" office:value="0.911875" calcext:value-type="float">
            <text:p>0,911875</text:p>
          </table:table-cell>
          <table:table-cell table:style-name="ce2" office:value-type="float" office:value="0.919779" calcext:value-type="float">
            <text:p>0,919779</text:p>
          </table:table-cell>
          <table:table-cell table:style-name="ce2" office:value-type="float" office:value="0.924801" calcext:value-type="float">
            <text:p>0,924801</text:p>
          </table:table-cell>
          <table:table-cell table:style-name="ce2" office:value-type="float" office:value="0.928285" calcext:value-type="float">
            <text:p>0,928285</text:p>
          </table:table-cell>
          <table:table-cell table:style-name="ce2" office:value-type="float" office:value="0.933488" calcext:value-type="float">
            <text:p>0,933488</text:p>
          </table:table-cell>
          <table:table-cell table:style-name="ce2" office:value-type="float" office:value="0.936888" calcext:value-type="float">
            <text:p>0,936888</text:p>
          </table:table-cell>
          <table:table-cell table:style-name="ce2" office:value-type="float" office:value="0.93903" calcext:value-type="float">
            <text:p>0,93903</text:p>
          </table:table-cell>
          <table:table-cell table:style-name="ce2" office:value-type="float" office:value="0.940651" calcext:value-type="float">
            <text:p>0,940651</text:p>
          </table:table-cell>
          <table:table-cell table:style-name="ce2" office:value-type="float" office:value="0.941729" calcext:value-type="float">
            <text:p>0,941729</text:p>
          </table:table-cell>
          <table:table-cell table:style-name="ce2" office:value-type="float" office:value="0.94234" calcext:value-type="float">
            <text:p>0,94234</text:p>
          </table:table-cell>
          <table:table-cell table:style-name="ce2" office:value-type="float" office:value="0.942572" calcext:value-type="float">
            <text:p>0,942572</text:p>
          </table:table-cell>
          <table:table-cell table:style-name="ce2" office:value-type="float" office:value="0.942686" calcext:value-type="float">
            <text:p>0,942686</text:p>
          </table:table-cell>
          <table:table-cell table:style-name="ce2" office:value-type="float" office:value="0.94224" calcext:value-type="float">
            <text:p>0,94224</text:p>
          </table:table-cell>
          <table:table-cell table:style-name="ce2" office:value-type="float" office:value="0.941458" calcext:value-type="float">
            <text:p>0,9414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481751" calcext:value-type="float">
            <text:p>0,481751</text:p>
          </table:table-cell>
          <table:table-cell table:style-name="ce2" office:value-type="float" office:value="0.686225" calcext:value-type="float">
            <text:p>0,686225</text:p>
          </table:table-cell>
          <table:table-cell table:style-name="ce2" office:value-type="float" office:value="0.786042" calcext:value-type="float">
            <text:p>0,786042</text:p>
          </table:table-cell>
          <table:table-cell table:style-name="ce2" office:value-type="float" office:value="0.845666" calcext:value-type="float">
            <text:p>0,845666</text:p>
          </table:table-cell>
          <table:table-cell table:style-name="ce2" office:value-type="float" office:value="0.878355" calcext:value-type="float">
            <text:p>0,878355</text:p>
          </table:table-cell>
          <table:table-cell table:style-name="ce2" office:value-type="float" office:value="0.896604" calcext:value-type="float">
            <text:p>0,896604</text:p>
          </table:table-cell>
          <table:table-cell table:style-name="ce2" office:value-type="float" office:value="0.908771" calcext:value-type="float">
            <text:p>0,908771</text:p>
          </table:table-cell>
          <table:table-cell table:style-name="ce2" office:value-type="float" office:value="0.918497" calcext:value-type="float">
            <text:p>0,918497</text:p>
          </table:table-cell>
          <table:table-cell table:style-name="ce2" office:value-type="float" office:value="0.923518" calcext:value-type="float">
            <text:p>0,923518</text:p>
          </table:table-cell>
          <table:table-cell table:style-name="ce2" office:value-type="float" office:value="0.928353" calcext:value-type="float">
            <text:p>0,928353</text:p>
          </table:table-cell>
          <table:table-cell table:style-name="ce2" office:value-type="float" office:value="0.934032" calcext:value-type="float">
            <text:p>0,934032</text:p>
          </table:table-cell>
          <table:table-cell table:style-name="ce2" office:value-type="float" office:value="0.937399" calcext:value-type="float">
            <text:p>0,937399</text:p>
          </table:table-cell>
          <table:table-cell table:style-name="ce2" office:value-type="float" office:value="0.939705" calcext:value-type="float">
            <text:p>0,939705</text:p>
          </table:table-cell>
          <table:table-cell table:style-name="ce2" office:value-type="float" office:value="0.941241" calcext:value-type="float">
            <text:p>0,941241</text:p>
          </table:table-cell>
          <table:table-cell table:style-name="ce2" office:value-type="float" office:value="0.942117" calcext:value-type="float">
            <text:p>0,942117</text:p>
          </table:table-cell>
          <table:table-cell table:style-name="ce2" office:value-type="float" office:value="0.942633" calcext:value-type="float">
            <text:p>0,942633</text:p>
          </table:table-cell>
          <table:table-cell table:style-name="ce2" office:value-type="float" office:value="0.942424" calcext:value-type="float">
            <text:p>0,942424</text:p>
          </table:table-cell>
          <table:table-cell table:style-name="ce2" office:value-type="float" office:value="0.942319" calcext:value-type="float">
            <text:p>0,942319</text:p>
          </table:table-cell>
          <table:table-cell table:style-name="ce2" office:value-type="float" office:value="0.942024" calcext:value-type="float">
            <text:p>0,942024</text:p>
          </table:table-cell>
          <table:table-cell table:style-name="ce2" office:value-type="float" office:value="0.941058" calcext:value-type="float">
            <text:p>0,9410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486813" calcext:value-type="float">
            <text:p>0,486813</text:p>
          </table:table-cell>
          <table:table-cell table:style-name="ce2" office:value-type="float" office:value="0.669464" calcext:value-type="float">
            <text:p>0,669464</text:p>
          </table:table-cell>
          <table:table-cell table:style-name="ce2" office:value-type="float" office:value="0.784201" calcext:value-type="float">
            <text:p>0,784201</text:p>
          </table:table-cell>
          <table:table-cell table:style-name="ce2" office:value-type="float" office:value="0.844459" calcext:value-type="float">
            <text:p>0,844459</text:p>
          </table:table-cell>
          <table:table-cell table:style-name="ce2" office:value-type="float" office:value="0.875725" calcext:value-type="float">
            <text:p>0,875725</text:p>
          </table:table-cell>
          <table:table-cell table:style-name="ce2" office:value-type="float" office:value="0.898063" calcext:value-type="float">
            <text:p>0,898063</text:p>
          </table:table-cell>
          <table:table-cell table:style-name="ce2" office:value-type="float" office:value="0.910461" calcext:value-type="float">
            <text:p>0,910461</text:p>
          </table:table-cell>
          <table:table-cell table:style-name="ce2" office:value-type="float" office:value="0.919881" calcext:value-type="float">
            <text:p>0,919881</text:p>
          </table:table-cell>
          <table:table-cell table:style-name="ce2" office:value-type="float" office:value="0.924181" calcext:value-type="float">
            <text:p>0,924181</text:p>
          </table:table-cell>
          <table:table-cell table:style-name="ce2" office:value-type="float" office:value="0.927891" calcext:value-type="float">
            <text:p>0,927891</text:p>
          </table:table-cell>
          <table:table-cell table:style-name="ce2" office:value-type="float" office:value="0.932181" calcext:value-type="float">
            <text:p>0,932181</text:p>
          </table:table-cell>
          <table:table-cell table:style-name="ce2" office:value-type="float" office:value="0.93524" calcext:value-type="float">
            <text:p>0,93524</text:p>
          </table:table-cell>
          <table:table-cell table:style-name="ce2" office:value-type="float" office:value="0.936459" calcext:value-type="float">
            <text:p>0,936459</text:p>
          </table:table-cell>
          <table:table-cell table:style-name="ce2" office:value-type="float" office:value="0.937347" calcext:value-type="float">
            <text:p>0,937347</text:p>
          </table:table-cell>
          <table:table-cell table:style-name="ce2" office:value-type="float" office:value="0.937424" calcext:value-type="float">
            <text:p>0,937424</text:p>
          </table:table-cell>
          <table:table-cell table:style-name="ce2" office:value-type="float" office:value="0.937576" calcext:value-type="float">
            <text:p>0,937576</text:p>
          </table:table-cell>
          <table:table-cell table:style-name="ce2" office:value-type="float" office:value="0.937224" calcext:value-type="float">
            <text:p>0,937224</text:p>
          </table:table-cell>
          <table:table-cell table:style-name="ce2" office:value-type="float" office:value="0.936842" calcext:value-type="float">
            <text:p>0,936842</text:p>
          </table:table-cell>
          <table:table-cell table:style-name="ce2" office:value-type="float" office:value="0.936165" calcext:value-type="float">
            <text:p>0,936165</text:p>
          </table:table-cell>
          <table:table-cell table:style-name="ce2" office:value-type="float" office:value="0.934862" calcext:value-type="float">
            <text:p>0,9348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480903" calcext:value-type="float">
            <text:p>0,480903</text:p>
          </table:table-cell>
          <table:table-cell table:style-name="ce2" office:value-type="float" office:value="0.679504" calcext:value-type="float">
            <text:p>0,679504</text:p>
          </table:table-cell>
          <table:table-cell table:style-name="ce2" office:value-type="float" office:value="0.793764" calcext:value-type="float">
            <text:p>0,793764</text:p>
          </table:table-cell>
          <table:table-cell table:style-name="ce2" office:value-type="float" office:value="0.84484" calcext:value-type="float">
            <text:p>0,84484</text:p>
          </table:table-cell>
          <table:table-cell table:style-name="ce2" office:value-type="float" office:value="0.876556" calcext:value-type="float">
            <text:p>0,876556</text:p>
          </table:table-cell>
          <table:table-cell table:style-name="ce2" office:value-type="float" office:value="0.896803" calcext:value-type="float">
            <text:p>0,896803</text:p>
          </table:table-cell>
          <table:table-cell table:style-name="ce2" office:value-type="float" office:value="0.913996" calcext:value-type="float">
            <text:p>0,913996</text:p>
          </table:table-cell>
          <table:table-cell table:style-name="ce2" office:value-type="float" office:value="0.921645" calcext:value-type="float">
            <text:p>0,921645</text:p>
          </table:table-cell>
          <table:table-cell table:style-name="ce2" office:value-type="float" office:value="0.926335" calcext:value-type="float">
            <text:p>0,926335</text:p>
          </table:table-cell>
          <table:table-cell table:style-name="ce2" office:value-type="float" office:value="0.929966" calcext:value-type="float">
            <text:p>0,929966</text:p>
          </table:table-cell>
          <table:table-cell table:style-name="ce2" office:value-type="float" office:value="0.933865" calcext:value-type="float">
            <text:p>0,933865</text:p>
          </table:table-cell>
          <table:table-cell table:style-name="ce2" office:value-type="float" office:value="0.936415" calcext:value-type="float">
            <text:p>0,936415</text:p>
          </table:table-cell>
          <table:table-cell table:style-name="ce2" office:value-type="float" office:value="0.938283" calcext:value-type="float">
            <text:p>0,938283</text:p>
          </table:table-cell>
          <table:table-cell table:style-name="ce2" office:value-type="float" office:value="0.939157" calcext:value-type="float">
            <text:p>0,939157</text:p>
          </table:table-cell>
          <table:table-cell table:style-name="ce2" office:value-type="float" office:value="0.939773" calcext:value-type="float">
            <text:p>0,939773</text:p>
          </table:table-cell>
          <table:table-cell table:style-name="ce2" office:value-type="float" office:value="0.939838" calcext:value-type="float">
            <text:p>0,939838</text:p>
          </table:table-cell>
          <table:table-cell table:style-name="ce2" office:value-type="float" office:value="0.939869" calcext:value-type="float">
            <text:p>0,939869</text:p>
          </table:table-cell>
          <table:table-cell table:style-name="ce2" office:value-type="float" office:value="0.939346" calcext:value-type="float">
            <text:p>0,939346</text:p>
          </table:table-cell>
          <table:table-cell table:style-name="ce2" office:value-type="float" office:value="0.938478" calcext:value-type="float">
            <text:p>0,938478</text:p>
          </table:table-cell>
          <table:table-cell table:style-name="ce2" office:value-type="float" office:value="0.93762" calcext:value-type="float">
            <text:p>0,937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585359" calcext:value-type="float">
            <text:p>0,585359</text:p>
          </table:table-cell>
          <table:table-cell table:style-name="ce2" office:value-type="float" office:value="0.696181" calcext:value-type="float">
            <text:p>0,696181</text:p>
          </table:table-cell>
          <table:table-cell table:style-name="ce2" office:value-type="float" office:value="0.794932" calcext:value-type="float">
            <text:p>0,794932</text:p>
          </table:table-cell>
          <table:table-cell table:style-name="ce2" office:value-type="float" office:value="0.852911" calcext:value-type="float">
            <text:p>0,852911</text:p>
          </table:table-cell>
          <table:table-cell table:style-name="ce2" office:value-type="float" office:value="0.884707" calcext:value-type="float">
            <text:p>0,884707</text:p>
          </table:table-cell>
          <table:table-cell table:style-name="ce2" office:value-type="float" office:value="0.903764" calcext:value-type="float">
            <text:p>0,903764</text:p>
          </table:table-cell>
          <table:table-cell table:style-name="ce2" office:value-type="float" office:value="0.915121" calcext:value-type="float">
            <text:p>0,915121</text:p>
          </table:table-cell>
          <table:table-cell table:style-name="ce2" office:value-type="float" office:value="0.923047" calcext:value-type="float">
            <text:p>0,923047</text:p>
          </table:table-cell>
          <table:table-cell table:style-name="ce2" office:value-type="float" office:value="0.927269" calcext:value-type="float">
            <text:p>0,927269</text:p>
          </table:table-cell>
          <table:table-cell table:style-name="ce2" office:value-type="float" office:value="0.929993" calcext:value-type="float">
            <text:p>0,929993</text:p>
          </table:table-cell>
          <table:table-cell table:style-name="ce2" office:value-type="float" office:value="0.933343" calcext:value-type="float">
            <text:p>0,933343</text:p>
          </table:table-cell>
          <table:table-cell table:style-name="ce2" office:value-type="float" office:value="0.935498" calcext:value-type="float">
            <text:p>0,935498</text:p>
          </table:table-cell>
          <table:table-cell table:style-name="ce2" office:value-type="float" office:value="0.9363" calcext:value-type="float">
            <text:p>0,9363</text:p>
          </table:table-cell>
          <table:table-cell table:style-name="ce2" office:value-type="float" office:value="0.937057" calcext:value-type="float">
            <text:p>0,937057</text:p>
          </table:table-cell>
          <table:table-cell table:style-name="ce2" office:value-type="float" office:value="0.937278" calcext:value-type="float">
            <text:p>0,937278</text:p>
          </table:table-cell>
          <table:table-cell table:style-name="ce2" office:value-type="float" office:value="0.937555" calcext:value-type="float">
            <text:p>0,937555</text:p>
          </table:table-cell>
          <table:table-cell table:style-name="ce2" office:value-type="float" office:value="0.937566" calcext:value-type="float">
            <text:p>0,937566</text:p>
          </table:table-cell>
          <table:table-cell table:style-name="ce2" office:value-type="float" office:value="0.936957" calcext:value-type="float">
            <text:p>0,936957</text:p>
          </table:table-cell>
          <table:table-cell table:style-name="ce2" office:value-type="float" office:value="0.936151" calcext:value-type="float">
            <text:p>0,936151</text:p>
          </table:table-cell>
          <table:table-cell table:style-name="ce2" office:value-type="float" office:value="0.935396" calcext:value-type="float">
            <text:p>0,9353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462657" calcext:value-type="float">
            <text:p>0,462657</text:p>
          </table:table-cell>
          <table:table-cell table:style-name="ce2" office:value-type="float" office:value="0.60103" calcext:value-type="float">
            <text:p>0,60103</text:p>
          </table:table-cell>
          <table:table-cell table:style-name="ce2" office:value-type="float" office:value="0.704649" calcext:value-type="float">
            <text:p>0,704649</text:p>
          </table:table-cell>
          <table:table-cell table:style-name="ce2" office:value-type="float" office:value="0.79932" calcext:value-type="float">
            <text:p>0,79932</text:p>
          </table:table-cell>
          <table:table-cell table:style-name="ce2" office:value-type="float" office:value="0.867868" calcext:value-type="float">
            <text:p>0,867868</text:p>
          </table:table-cell>
          <table:table-cell table:style-name="ce2" office:value-type="float" office:value="0.902122" calcext:value-type="float">
            <text:p>0,902122</text:p>
          </table:table-cell>
          <table:table-cell table:style-name="ce2" office:value-type="float" office:value="0.918197" calcext:value-type="float">
            <text:p>0,918197</text:p>
          </table:table-cell>
          <table:table-cell table:style-name="ce2" office:value-type="float" office:value="0.925909" calcext:value-type="float">
            <text:p>0,925909</text:p>
          </table:table-cell>
          <table:table-cell table:style-name="ce2" office:value-type="float" office:value="0.929983" calcext:value-type="float">
            <text:p>0,929983</text:p>
          </table:table-cell>
          <table:table-cell table:style-name="ce2" office:value-type="float" office:value="0.932641" calcext:value-type="float">
            <text:p>0,932641</text:p>
          </table:table-cell>
          <table:table-cell table:style-name="ce2" office:value-type="float" office:value="0.934801" calcext:value-type="float">
            <text:p>0,934801</text:p>
          </table:table-cell>
          <table:table-cell table:style-name="ce2" office:value-type="float" office:value="0.936208" calcext:value-type="float">
            <text:p>0,936208</text:p>
          </table:table-cell>
          <table:table-cell table:style-name="ce2" office:value-type="float" office:value="0.936733" calcext:value-type="float">
            <text:p>0,936733</text:p>
          </table:table-cell>
          <table:table-cell table:style-name="ce2" office:value-type="float" office:value="0.936737" calcext:value-type="float">
            <text:p>0,936737</text:p>
          </table:table-cell>
          <table:table-cell table:style-name="ce2" office:value-type="float" office:value="0.936766" calcext:value-type="float">
            <text:p>0,936766</text:p>
          </table:table-cell>
          <table:table-cell table:style-name="ce2" office:value-type="float" office:value="0.93665" calcext:value-type="float">
            <text:p>0,93665</text:p>
          </table:table-cell>
          <table:table-cell table:style-name="ce2" office:value-type="float" office:value="0.936345" calcext:value-type="float">
            <text:p>0,936345</text:p>
          </table:table-cell>
          <table:table-cell table:style-name="ce2" office:value-type="float" office:value="0.935646" calcext:value-type="float">
            <text:p>0,935646</text:p>
          </table:table-cell>
          <table:table-cell table:style-name="ce2" office:value-type="float" office:value="0.934484" calcext:value-type="float">
            <text:p>0,934484</text:p>
          </table:table-cell>
          <table:table-cell table:style-name="ce2" office:value-type="float" office:value="0.933593" calcext:value-type="float">
            <text:p>0,93359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number-columns-repeated="2" table:style-name="ce2" office:value-type="float" office:value="0.004121" calcext:value-type="float">
            <text:p>0,004121</text:p>
          </table:table-cell>
          <table:table-cell table:style-name="ce2" office:value-type="float" office:value="0.026232" calcext:value-type="float">
            <text:p>0,026232</text:p>
          </table:table-cell>
          <table:table-cell table:style-name="ce2" office:value-type="float" office:value="1.245306" calcext:value-type="float">
            <text:p>1,245306</text:p>
          </table:table-cell>
          <table:table-cell table:style-name="ce2" office:value-type="float" office:value="8.991258" calcext:value-type="float">
            <text:p>8,991258</text:p>
          </table:table-cell>
          <table:table-cell table:style-name="ce2" office:value-type="float" office:value="22.576955" calcext:value-type="float">
            <text:p>22,576955</text:p>
          </table:table-cell>
          <table:table-cell table:style-name="ce2" office:value-type="float" office:value="38.578259" calcext:value-type="float">
            <text:p>38,578259</text:p>
          </table:table-cell>
          <table:table-cell table:style-name="ce2" office:value-type="float" office:value="50.73045" calcext:value-type="float">
            <text:p>50,73045</text:p>
          </table:table-cell>
          <table:table-cell table:style-name="ce2" office:value-type="float" office:value="57.347071" calcext:value-type="float">
            <text:p>57,347071</text:p>
          </table:table-cell>
          <table:table-cell table:style-name="ce2" office:value-type="float" office:value="62.65181" calcext:value-type="float">
            <text:p>62,65181</text:p>
          </table:table-cell>
          <table:table-cell table:style-name="ce2" office:value-type="float" office:value="69.073557" calcext:value-type="float">
            <text:p>69,073557</text:p>
          </table:table-cell>
          <table:table-cell table:style-name="ce2" office:value-type="float" office:value="72.670841" calcext:value-type="float">
            <text:p>72,670841</text:p>
          </table:table-cell>
          <table:table-cell table:style-name="ce2" office:value-type="float" office:value="75.354405" calcext:value-type="float">
            <text:p>75,354405</text:p>
          </table:table-cell>
          <table:table-cell table:style-name="ce2" office:value-type="float" office:value="77.526272" calcext:value-type="float">
            <text:p>77,526272</text:p>
          </table:table-cell>
          <table:table-cell table:style-name="ce2" office:value-type="float" office:value="79.503" calcext:value-type="float">
            <text:p>79,503</text:p>
          </table:table-cell>
          <table:table-cell table:style-name="ce2" office:value-type="float" office:value="80.639203" calcext:value-type="float">
            <text:p>80,639203</text:p>
          </table:table-cell>
          <table:table-cell table:style-name="ce2" office:value-type="float" office:value="81.8554" calcext:value-type="float">
            <text:p>81,8554</text:p>
          </table:table-cell>
          <table:table-cell table:style-name="ce2" office:value-type="float" office:value="82.91544" calcext:value-type="float">
            <text:p>82,91544</text:p>
          </table:table-cell>
          <table:table-cell table:style-name="ce2" office:value-type="float" office:value="83.901978" calcext:value-type="float">
            <text:p>83,901978</text:p>
          </table:table-cell>
          <table:table-cell table:style-name="ce2" office:value-type="float" office:value="84.335135" calcext:value-type="float">
            <text:p>84,335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012246" calcext:value-type="float">
            <text:p>0,012246</text:p>
          </table:table-cell>
          <table:table-cell table:style-name="ce2" office:value-type="float" office:value="0.023236" calcext:value-type="float">
            <text:p>0,023236</text:p>
          </table:table-cell>
          <table:table-cell table:style-name="ce2" office:value-type="float" office:value="4.276685" calcext:value-type="float">
            <text:p>4,276685</text:p>
          </table:table-cell>
          <table:table-cell table:style-name="ce2" office:value-type="float" office:value="22.806321" calcext:value-type="float">
            <text:p>22,806321</text:p>
          </table:table-cell>
          <table:table-cell table:style-name="ce2" office:value-type="float" office:value="36.986736" calcext:value-type="float">
            <text:p>36,986736</text:p>
          </table:table-cell>
          <table:table-cell table:style-name="ce2" office:value-type="float" office:value="46.51159" calcext:value-type="float">
            <text:p>46,51159</text:p>
          </table:table-cell>
          <table:table-cell table:style-name="ce2" office:value-type="float" office:value="53.467705" calcext:value-type="float">
            <text:p>53,467705</text:p>
          </table:table-cell>
          <table:table-cell table:style-name="ce2" office:value-type="float" office:value="58.18494" calcext:value-type="float">
            <text:p>58,18494</text:p>
          </table:table-cell>
          <table:table-cell table:style-name="ce2" office:value-type="float" office:value="61.504473" calcext:value-type="float">
            <text:p>61,504473</text:p>
          </table:table-cell>
          <table:table-cell table:style-name="ce2" office:value-type="float" office:value="63.966337" calcext:value-type="float">
            <text:p>63,966337</text:p>
          </table:table-cell>
          <table:table-cell table:style-name="ce2" office:value-type="float" office:value="67.640128" calcext:value-type="float">
            <text:p>67,640128</text:p>
          </table:table-cell>
          <table:table-cell table:style-name="ce2" office:value-type="float" office:value="70.112711" calcext:value-type="float">
            <text:p>70,112711</text:p>
          </table:table-cell>
          <table:table-cell table:style-name="ce2" office:value-type="float" office:value="71.965366" calcext:value-type="float">
            <text:p>71,965366</text:p>
          </table:table-cell>
          <table:table-cell table:style-name="ce2" office:value-type="float" office:value="73.668682" calcext:value-type="float">
            <text:p>73,668682</text:p>
          </table:table-cell>
          <table:table-cell table:style-name="ce2" office:value-type="float" office:value="74.921033" calcext:value-type="float">
            <text:p>74,921033</text:p>
          </table:table-cell>
          <table:table-cell table:style-name="ce2" office:value-type="float" office:value="75.860549" calcext:value-type="float">
            <text:p>75,860549</text:p>
          </table:table-cell>
          <table:table-cell table:style-name="ce2" office:value-type="float" office:value="76.358375" calcext:value-type="float">
            <text:p>76,358375</text:p>
          </table:table-cell>
          <table:table-cell table:style-name="ce2" office:value-type="float" office:value="76.819303" calcext:value-type="float">
            <text:p>76,819303</text:p>
          </table:table-cell>
          <table:table-cell table:style-name="ce2" office:value-type="float" office:value="77.182968" calcext:value-type="float">
            <text:p>77,182968</text:p>
          </table:table-cell>
          <table:table-cell table:style-name="ce2" office:value-type="float" office:value="77.517728" calcext:value-type="float">
            <text:p>77,5177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035208" calcext:value-type="float">
            <text:p>0,035208</text:p>
          </table:table-cell>
          <table:table-cell table:style-name="ce2" office:value-type="float" office:value="0.104951" calcext:value-type="float">
            <text:p>0,104951</text:p>
          </table:table-cell>
          <table:table-cell table:style-name="ce2" office:value-type="float" office:value="6.444417" calcext:value-type="float">
            <text:p>6,444417</text:p>
          </table:table-cell>
          <table:table-cell table:style-name="ce2" office:value-type="float" office:value="27.622878" calcext:value-type="float">
            <text:p>27,622878</text:p>
          </table:table-cell>
          <table:table-cell table:style-name="ce2" office:value-type="float" office:value="42.048955" calcext:value-type="float">
            <text:p>42,048955</text:p>
          </table:table-cell>
          <table:table-cell table:style-name="ce2" office:value-type="float" office:value="52.222747" calcext:value-type="float">
            <text:p>52,222747</text:p>
          </table:table-cell>
          <table:table-cell table:style-name="ce2" office:value-type="float" office:value="59.884518" calcext:value-type="float">
            <text:p>59,884518</text:p>
          </table:table-cell>
          <table:table-cell table:style-name="ce2" office:value-type="float" office:value="65.019125" calcext:value-type="float">
            <text:p>65,019125</text:p>
          </table:table-cell>
          <table:table-cell table:style-name="ce2" office:value-type="float" office:value="68.735118" calcext:value-type="float">
            <text:p>68,735118</text:p>
          </table:table-cell>
          <table:table-cell table:style-name="ce2" office:value-type="float" office:value="71.748801" calcext:value-type="float">
            <text:p>71,748801</text:p>
          </table:table-cell>
          <table:table-cell table:style-name="ce2" office:value-type="float" office:value="75.390447" calcext:value-type="float">
            <text:p>75,390447</text:p>
          </table:table-cell>
          <table:table-cell table:style-name="ce2" office:value-type="float" office:value="77.826841" calcext:value-type="float">
            <text:p>77,826841</text:p>
          </table:table-cell>
          <table:table-cell table:style-name="ce2" office:value-type="float" office:value="79.378489" calcext:value-type="float">
            <text:p>79,378489</text:p>
          </table:table-cell>
          <table:table-cell table:style-name="ce2" office:value-type="float" office:value="80.439678" calcext:value-type="float">
            <text:p>80,439678</text:p>
          </table:table-cell>
          <table:table-cell table:style-name="ce2" office:value-type="float" office:value="81.125" calcext:value-type="float">
            <text:p>81,125</text:p>
          </table:table-cell>
          <table:table-cell table:style-name="ce2" office:value-type="float" office:value="81.579035" calcext:value-type="float">
            <text:p>81,579035</text:p>
          </table:table-cell>
          <table:table-cell table:style-name="ce2" office:value-type="float" office:value="81.845305" calcext:value-type="float">
            <text:p>81,845305</text:p>
          </table:table-cell>
          <table:table-cell table:style-name="ce2" office:value-type="float" office:value="81.806848" calcext:value-type="float">
            <text:p>81,806848</text:p>
          </table:table-cell>
          <table:table-cell table:style-name="ce2" office:value-type="float" office:value="81.54884" calcext:value-type="float">
            <text:p>81,54884</text:p>
          </table:table-cell>
          <table:table-cell table:style-name="ce2" office:value-type="float" office:value="80.570045" calcext:value-type="float">
            <text:p>80,5700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45498" calcext:value-type="float">
            <text:p>0,245498</text:p>
          </table:table-cell>
          <table:table-cell table:style-name="ce2" office:value-type="float" office:value="10.762875" calcext:value-type="float">
            <text:p>10,762875</text:p>
          </table:table-cell>
          <table:table-cell table:style-name="ce2" office:value-type="float" office:value="32.950219" calcext:value-type="float">
            <text:p>32,950219</text:p>
          </table:table-cell>
          <table:table-cell table:style-name="ce2" office:value-type="float" office:value="46.913538" calcext:value-type="float">
            <text:p>46,913538</text:p>
          </table:table-cell>
          <table:table-cell table:style-name="ce2" office:value-type="float" office:value="57.119695" calcext:value-type="float">
            <text:p>57,119695</text:p>
          </table:table-cell>
          <table:table-cell table:style-name="ce2" office:value-type="float" office:value="64.615984" calcext:value-type="float">
            <text:p>64,615984</text:p>
          </table:table-cell>
          <table:table-cell table:style-name="ce2" office:value-type="float" office:value="70.457881" calcext:value-type="float">
            <text:p>70,457881</text:p>
          </table:table-cell>
          <table:table-cell table:style-name="ce2" office:value-type="float" office:value="74.639722" calcext:value-type="float">
            <text:p>74,639722</text:p>
          </table:table-cell>
          <table:table-cell table:style-name="ce2" office:value-type="float" office:value="77.875275" calcext:value-type="float">
            <text:p>77,875275</text:p>
          </table:table-cell>
          <table:table-cell table:style-name="ce2" office:value-type="float" office:value="82.318779" calcext:value-type="float">
            <text:p>82,318779</text:p>
          </table:table-cell>
          <table:table-cell table:style-name="ce2" office:value-type="float" office:value="84.954539" calcext:value-type="float">
            <text:p>84,954539</text:p>
          </table:table-cell>
          <table:table-cell table:style-name="ce2" office:value-type="float" office:value="86.658124" calcext:value-type="float">
            <text:p>86,658124</text:p>
          </table:table-cell>
          <table:table-cell table:style-name="ce2" office:value-type="float" office:value="87.78346" calcext:value-type="float">
            <text:p>87,78346</text:p>
          </table:table-cell>
          <table:table-cell table:style-name="ce2" office:value-type="float" office:value="88.557694" calcext:value-type="float">
            <text:p>88,557694</text:p>
          </table:table-cell>
          <table:table-cell table:style-name="ce2" office:value-type="float" office:value="89.035192" calcext:value-type="float">
            <text:p>89,035192</text:p>
          </table:table-cell>
          <table:table-cell table:style-name="ce2" office:value-type="float" office:value="89.247032" calcext:value-type="float">
            <text:p>89,247032</text:p>
          </table:table-cell>
          <table:table-cell table:style-name="ce2" office:value-type="float" office:value="89.386569" calcext:value-type="float">
            <text:p>89,386569</text:p>
          </table:table-cell>
          <table:table-cell table:style-name="ce2" office:value-type="float" office:value="89.357596" calcext:value-type="float">
            <text:p>89,357596</text:p>
          </table:table-cell>
          <table:table-cell table:style-name="ce2" office:value-type="float" office:value="89.032277" calcext:value-type="float">
            <text:p>89,0322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14648" calcext:value-type="float">
            <text:p>1,214648</text:p>
          </table:table-cell>
          <table:table-cell table:style-name="ce2" office:value-type="float" office:value="20.087842" calcext:value-type="float">
            <text:p>20,087842</text:p>
          </table:table-cell>
          <table:table-cell table:style-name="ce2" office:value-type="float" office:value="37.48195" calcext:value-type="float">
            <text:p>37,48195</text:p>
          </table:table-cell>
          <table:table-cell table:style-name="ce2" office:value-type="float" office:value="49.986079" calcext:value-type="float">
            <text:p>49,986079</text:p>
          </table:table-cell>
          <table:table-cell table:style-name="ce2" office:value-type="float" office:value="59.836302" calcext:value-type="float">
            <text:p>59,836302</text:p>
          </table:table-cell>
          <table:table-cell table:style-name="ce2" office:value-type="float" office:value="66.826192" calcext:value-type="float">
            <text:p>66,826192</text:p>
          </table:table-cell>
          <table:table-cell table:style-name="ce2" office:value-type="float" office:value="72.051737" calcext:value-type="float">
            <text:p>72,051737</text:p>
          </table:table-cell>
          <table:table-cell table:style-name="ce2" office:value-type="float" office:value="76.006806" calcext:value-type="float">
            <text:p>76,006806</text:p>
          </table:table-cell>
          <table:table-cell table:style-name="ce2" office:value-type="float" office:value="79.111726" calcext:value-type="float">
            <text:p>79,111726</text:p>
          </table:table-cell>
          <table:table-cell table:style-name="ce2" office:value-type="float" office:value="83.106312" calcext:value-type="float">
            <text:p>83,106312</text:p>
          </table:table-cell>
          <table:table-cell table:style-name="ce2" office:value-type="float" office:value="85.575251" calcext:value-type="float">
            <text:p>85,575251</text:p>
          </table:table-cell>
          <table:table-cell table:style-name="ce2" office:value-type="float" office:value="87.182865" calcext:value-type="float">
            <text:p>87,182865</text:p>
          </table:table-cell>
          <table:table-cell table:style-name="ce2" office:value-type="float" office:value="88.272465" calcext:value-type="float">
            <text:p>88,272465</text:p>
          </table:table-cell>
          <table:table-cell table:style-name="ce2" office:value-type="float" office:value="88.971054" calcext:value-type="float">
            <text:p>88,971054</text:p>
          </table:table-cell>
          <table:table-cell table:style-name="ce2" office:value-type="float" office:value="89.420292" calcext:value-type="float">
            <text:p>89,420292</text:p>
          </table:table-cell>
          <table:table-cell table:style-name="ce2" office:value-type="float" office:value="89.543842" calcext:value-type="float">
            <text:p>89,543842</text:p>
          </table:table-cell>
          <table:table-cell table:style-name="ce2" office:value-type="float" office:value="89.483586" calcext:value-type="float">
            <text:p>89,483586</text:p>
          </table:table-cell>
          <table:table-cell table:style-name="ce2" office:value-type="float" office:value="89.231793" calcext:value-type="float">
            <text:p>89,231793</text:p>
          </table:table-cell>
          <table:table-cell table:style-name="ce2" office:value-type="float" office:value="88.643286" calcext:value-type="float">
            <text:p>88,6432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12735" calcext:value-type="float">
            <text:p>0,512735</text:p>
          </table:table-cell>
          <table:table-cell table:style-name="ce2" office:value-type="float" office:value="12.105442" calcext:value-type="float">
            <text:p>12,105442</text:p>
          </table:table-cell>
          <table:table-cell table:style-name="ce2" office:value-type="float" office:value="30.506562" calcext:value-type="float">
            <text:p>30,506562</text:p>
          </table:table-cell>
          <table:table-cell table:style-name="ce2" office:value-type="float" office:value="44.998177" calcext:value-type="float">
            <text:p>44,998177</text:p>
          </table:table-cell>
          <table:table-cell table:style-name="ce2" office:value-type="float" office:value="56.458203" calcext:value-type="float">
            <text:p>56,458203</text:p>
          </table:table-cell>
          <table:table-cell table:style-name="ce2" office:value-type="float" office:value="65.250102" calcext:value-type="float">
            <text:p>65,250102</text:p>
          </table:table-cell>
          <table:table-cell table:style-name="ce2" office:value-type="float" office:value="71.50714" calcext:value-type="float">
            <text:p>71,50714</text:p>
          </table:table-cell>
          <table:table-cell table:style-name="ce2" office:value-type="float" office:value="76.183631" calcext:value-type="float">
            <text:p>76,183631</text:p>
          </table:table-cell>
          <table:table-cell table:style-name="ce2" office:value-type="float" office:value="79.583778" calcext:value-type="float">
            <text:p>79,583778</text:p>
          </table:table-cell>
          <table:table-cell table:style-name="ce2" office:value-type="float" office:value="84.027112" calcext:value-type="float">
            <text:p>84,027112</text:p>
          </table:table-cell>
          <table:table-cell table:style-name="ce2" office:value-type="float" office:value="86.520742" calcext:value-type="float">
            <text:p>86,520742</text:p>
          </table:table-cell>
          <table:table-cell table:style-name="ce2" office:value-type="float" office:value="88.031018" calcext:value-type="float">
            <text:p>88,031018</text:p>
          </table:table-cell>
          <table:table-cell table:style-name="ce2" office:value-type="float" office:value="89.149419" calcext:value-type="float">
            <text:p>89,149419</text:p>
          </table:table-cell>
          <table:table-cell table:style-name="ce2" office:value-type="float" office:value="89.912475" calcext:value-type="float">
            <text:p>89,912475</text:p>
          </table:table-cell>
          <table:table-cell table:style-name="ce2" office:value-type="float" office:value="90.291289" calcext:value-type="float">
            <text:p>90,291289</text:p>
          </table:table-cell>
          <table:table-cell table:style-name="ce2" office:value-type="float" office:value="90.405152" calcext:value-type="float">
            <text:p>90,405152</text:p>
          </table:table-cell>
          <table:table-cell table:style-name="ce2" office:value-type="float" office:value="90.41369" calcext:value-type="float">
            <text:p>90,41369</text:p>
          </table:table-cell>
          <table:table-cell table:style-name="ce2" office:value-type="float" office:value="90.289293" calcext:value-type="float">
            <text:p>90,289293</text:p>
          </table:table-cell>
          <table:table-cell table:style-name="ce2" office:value-type="float" office:value="89.81594" calcext:value-type="float">
            <text:p>89,815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8509" calcext:value-type="float">
            <text:p>0,388509</text:p>
          </table:table-cell>
          <table:table-cell table:style-name="ce2" office:value-type="float" office:value="9.315035" calcext:value-type="float">
            <text:p>9,315035</text:p>
          </table:table-cell>
          <table:table-cell table:style-name="ce2" office:value-type="float" office:value="28.338529" calcext:value-type="float">
            <text:p>28,338529</text:p>
          </table:table-cell>
          <table:table-cell table:style-name="ce2" office:value-type="float" office:value="44.16804" calcext:value-type="float">
            <text:p>44,16804</text:p>
          </table:table-cell>
          <table:table-cell table:style-name="ce2" office:value-type="float" office:value="57.866365" calcext:value-type="float">
            <text:p>57,866365</text:p>
          </table:table-cell>
          <table:table-cell table:style-name="ce2" office:value-type="float" office:value="67.242001" calcext:value-type="float">
            <text:p>67,242001</text:p>
          </table:table-cell>
          <table:table-cell table:style-name="ce2" office:value-type="float" office:value="73.829583" calcext:value-type="float">
            <text:p>73,829583</text:p>
          </table:table-cell>
          <table:table-cell table:style-name="ce2" office:value-type="float" office:value="77.991929" calcext:value-type="float">
            <text:p>77,991929</text:p>
          </table:table-cell>
          <table:table-cell table:style-name="ce2" office:value-type="float" office:value="81.218367" calcext:value-type="float">
            <text:p>81,218367</text:p>
          </table:table-cell>
          <table:table-cell table:style-name="ce2" office:value-type="float" office:value="84.71704" calcext:value-type="float">
            <text:p>84,71704</text:p>
          </table:table-cell>
          <table:table-cell table:style-name="ce2" office:value-type="float" office:value="87.020208" calcext:value-type="float">
            <text:p>87,020208</text:p>
          </table:table-cell>
          <table:table-cell table:style-name="ce2" office:value-type="float" office:value="88.301774" calcext:value-type="float">
            <text:p>88,301774</text:p>
          </table:table-cell>
          <table:table-cell table:style-name="ce2" office:value-type="float" office:value="89.044514" calcext:value-type="float">
            <text:p>89,044514</text:p>
          </table:table-cell>
          <table:table-cell table:style-name="ce2" office:value-type="float" office:value="89.499027" calcext:value-type="float">
            <text:p>89,499027</text:p>
          </table:table-cell>
          <table:table-cell table:style-name="ce2" office:value-type="float" office:value="89.690509" calcext:value-type="float">
            <text:p>89,690509</text:p>
          </table:table-cell>
          <table:table-cell table:style-name="ce2" office:value-type="float" office:value="89.525693" calcext:value-type="float">
            <text:p>89,525693</text:p>
          </table:table-cell>
          <table:table-cell table:style-name="ce2" office:value-type="float" office:value="89.444081" calcext:value-type="float">
            <text:p>89,444081</text:p>
          </table:table-cell>
          <table:table-cell table:style-name="ce2" office:value-type="float" office:value="89.05007" calcext:value-type="float">
            <text:p>89,05007</text:p>
          </table:table-cell>
          <table:table-cell table:style-name="ce2" office:value-type="float" office:value="88.443638" calcext:value-type="float">
            <text:p>88,4436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6447" calcext:value-type="float">
            <text:p>0,276447</text:p>
          </table:table-cell>
          <table:table-cell table:style-name="ce2" office:value-type="float" office:value="10.486858" calcext:value-type="float">
            <text:p>10,486858</text:p>
          </table:table-cell>
          <table:table-cell table:style-name="ce2" office:value-type="float" office:value="28.931378" calcext:value-type="float">
            <text:p>28,931378</text:p>
          </table:table-cell>
          <table:table-cell table:style-name="ce2" office:value-type="float" office:value="43.57209" calcext:value-type="float">
            <text:p>43,57209</text:p>
          </table:table-cell>
          <table:table-cell table:style-name="ce2" office:value-type="float" office:value="56.682009" calcext:value-type="float">
            <text:p>56,682009</text:p>
          </table:table-cell>
          <table:table-cell table:style-name="ce2" office:value-type="float" office:value="67.156969" calcext:value-type="float">
            <text:p>67,156969</text:p>
          </table:table-cell>
          <table:table-cell table:style-name="ce2" office:value-type="float" office:value="73.195441" calcext:value-type="float">
            <text:p>73,195441</text:p>
          </table:table-cell>
          <table:table-cell table:style-name="ce2" office:value-type="float" office:value="77.684994" calcext:value-type="float">
            <text:p>77,684994</text:p>
          </table:table-cell>
          <table:table-cell table:style-name="ce2" office:value-type="float" office:value="80.824685" calcext:value-type="float">
            <text:p>80,824685</text:p>
          </table:table-cell>
          <table:table-cell table:style-name="ce2" office:value-type="float" office:value="84.438419" calcext:value-type="float">
            <text:p>84,438419</text:p>
          </table:table-cell>
          <table:table-cell table:style-name="ce2" office:value-type="float" office:value="86.733172" calcext:value-type="float">
            <text:p>86,733172</text:p>
          </table:table-cell>
          <table:table-cell table:style-name="ce2" office:value-type="float" office:value="88.229257" calcext:value-type="float">
            <text:p>88,229257</text:p>
          </table:table-cell>
          <table:table-cell table:style-name="ce2" office:value-type="float" office:value="89.091329" calcext:value-type="float">
            <text:p>89,091329</text:p>
          </table:table-cell>
          <table:table-cell table:style-name="ce2" office:value-type="float" office:value="89.56107" calcext:value-type="float">
            <text:p>89,56107</text:p>
          </table:table-cell>
          <table:table-cell table:style-name="ce2" office:value-type="float" office:value="89.732544" calcext:value-type="float">
            <text:p>89,732544</text:p>
          </table:table-cell>
          <table:table-cell table:style-name="ce2" office:value-type="float" office:value="89.810539" calcext:value-type="float">
            <text:p>89,810539</text:p>
          </table:table-cell>
          <table:table-cell table:style-name="ce2" office:value-type="float" office:value="89.669823" calcext:value-type="float">
            <text:p>89,669823</text:p>
          </table:table-cell>
          <table:table-cell table:style-name="ce2" office:value-type="float" office:value="89.209106" calcext:value-type="float">
            <text:p>89,209106</text:p>
          </table:table-cell>
          <table:table-cell table:style-name="ce2" office:value-type="float" office:value="88.789777" calcext:value-type="float">
            <text:p>88,7897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23617" calcext:value-type="float">
            <text:p>0,923617</text:p>
          </table:table-cell>
          <table:table-cell table:style-name="ce2" office:value-type="float" office:value="13.301406" calcext:value-type="float">
            <text:p>13,301406</text:p>
          </table:table-cell>
          <table:table-cell table:style-name="ce2" office:value-type="float" office:value="32.790729" calcext:value-type="float">
            <text:p>32,790729</text:p>
          </table:table-cell>
          <table:table-cell table:style-name="ce2" office:value-type="float" office:value="48.099973" calcext:value-type="float">
            <text:p>48,099973</text:p>
          </table:table-cell>
          <table:table-cell table:style-name="ce2" office:value-type="float" office:value="59.606823" calcext:value-type="float">
            <text:p>59,606823</text:p>
          </table:table-cell>
          <table:table-cell table:style-name="ce2" office:value-type="float" office:value="68.310976" calcext:value-type="float">
            <text:p>68,310976</text:p>
          </table:table-cell>
          <table:table-cell table:style-name="ce2" office:value-type="float" office:value="74.277958" calcext:value-type="float">
            <text:p>74,277958</text:p>
          </table:table-cell>
          <table:table-cell table:style-name="ce2" office:value-type="float" office:value="78.102261" calcext:value-type="float">
            <text:p>78,102261</text:p>
          </table:table-cell>
          <table:table-cell table:style-name="ce2" office:value-type="float" office:value="80.77765" calcext:value-type="float">
            <text:p>80,77765</text:p>
          </table:table-cell>
          <table:table-cell table:style-name="ce2" office:value-type="float" office:value="84.398814" calcext:value-type="float">
            <text:p>84,398814</text:p>
          </table:table-cell>
          <table:table-cell table:style-name="ce2" office:value-type="float" office:value="86.65285" calcext:value-type="float">
            <text:p>86,65285</text:p>
          </table:table-cell>
          <table:table-cell table:style-name="ce2" office:value-type="float" office:value="87.793237" calcext:value-type="float">
            <text:p>87,793237</text:p>
          </table:table-cell>
          <table:table-cell table:style-name="ce2" office:value-type="float" office:value="88.584053" calcext:value-type="float">
            <text:p>88,584053</text:p>
          </table:table-cell>
          <table:table-cell table:style-name="ce2" office:value-type="float" office:value="89.038181" calcext:value-type="float">
            <text:p>89,038181</text:p>
          </table:table-cell>
          <table:table-cell table:style-name="ce2" office:value-type="float" office:value="89.345137" calcext:value-type="float">
            <text:p>89,345137</text:p>
          </table:table-cell>
          <table:table-cell table:style-name="ce2" office:value-type="float" office:value="89.442617" calcext:value-type="float">
            <text:p>89,442617</text:p>
          </table:table-cell>
          <table:table-cell table:style-name="ce2" office:value-type="float" office:value="89.222392" calcext:value-type="float">
            <text:p>89,222392</text:p>
          </table:table-cell>
          <table:table-cell table:style-name="ce2" office:value-type="float" office:value="88.815666" calcext:value-type="float">
            <text:p>88,815666</text:p>
          </table:table-cell>
          <table:table-cell table:style-name="ce2" office:value-type="float" office:value="88.377766" calcext:value-type="float">
            <text:p>88,3777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5262" calcext:value-type="float">
            <text:p>0,485262</text:p>
          </table:table-cell>
          <table:table-cell table:style-name="ce2" office:value-type="float" office:value="2.962014" calcext:value-type="float">
            <text:p>2,962014</text:p>
          </table:table-cell>
          <table:table-cell table:style-name="ce2" office:value-type="float" office:value="18.873582" calcext:value-type="float">
            <text:p>18,873582</text:p>
          </table:table-cell>
          <table:table-cell table:style-name="ce2" office:value-type="float" office:value="40.063642" calcext:value-type="float">
            <text:p>40,063642</text:p>
          </table:table-cell>
          <table:table-cell table:style-name="ce2" office:value-type="float" office:value="56.064693" calcext:value-type="float">
            <text:p>56,064693</text:p>
          </table:table-cell>
          <table:table-cell table:style-name="ce2" office:value-type="float" office:value="66.690803" calcext:value-type="float">
            <text:p>66,690803</text:p>
          </table:table-cell>
          <table:table-cell table:style-name="ce2" office:value-type="float" office:value="73.032775" calcext:value-type="float">
            <text:p>73,032775</text:p>
          </table:table-cell>
          <table:table-cell table:style-name="ce2" office:value-type="float" office:value="77.050675" calcext:value-type="float">
            <text:p>77,050675</text:p>
          </table:table-cell>
          <table:table-cell table:style-name="ce2" office:value-type="float" office:value="79.995553" calcext:value-type="float">
            <text:p>79,995553</text:p>
          </table:table-cell>
          <table:table-cell table:style-name="ce2" office:value-type="float" office:value="83.081446" calcext:value-type="float">
            <text:p>83,081446</text:p>
          </table:table-cell>
          <table:table-cell table:style-name="ce2" office:value-type="float" office:value="85.347872" calcext:value-type="float">
            <text:p>85,347872</text:p>
          </table:table-cell>
          <table:table-cell table:style-name="ce2" office:value-type="float" office:value="86.405144" calcext:value-type="float">
            <text:p>86,405144</text:p>
          </table:table-cell>
          <table:table-cell table:style-name="ce2" office:value-type="float" office:value="87.087527" calcext:value-type="float">
            <text:p>87,087527</text:p>
          </table:table-cell>
          <table:table-cell table:style-name="ce2" office:value-type="float" office:value="87.462398" calcext:value-type="float">
            <text:p>87,462398</text:p>
          </table:table-cell>
          <table:table-cell table:style-name="ce2" office:value-type="float" office:value="87.762602" calcext:value-type="float">
            <text:p>87,762602</text:p>
          </table:table-cell>
          <table:table-cell table:style-name="ce2" office:value-type="float" office:value="87.793813" calcext:value-type="float">
            <text:p>87,793813</text:p>
          </table:table-cell>
          <table:table-cell table:style-name="ce2" office:value-type="float" office:value="87.521184" calcext:value-type="float">
            <text:p>87,521184</text:p>
          </table:table-cell>
          <table:table-cell table:style-name="ce2" office:value-type="float" office:value="86.954073" calcext:value-type="float">
            <text:p>86,954073</text:p>
          </table:table-cell>
          <table:table-cell table:style-name="ce2" office:value-type="float" office:value="86.323714" calcext:value-type="float">
            <text:p>86,32371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12.5917" calcext:value-type="float">
            <text:p>112,5917</text:p>
          </table:table-cell>
          <table:table-cell table:style-name="ce2" office:value-type="float" office:value="84.4672" calcext:value-type="float">
            <text:p>84,4672</text:p>
          </table:table-cell>
          <table:table-cell table:style-name="ce2" office:value-type="float" office:value="76.1958" calcext:value-type="float">
            <text:p>76,1958</text:p>
          </table:table-cell>
          <table:table-cell table:style-name="ce2" office:value-type="float" office:value="59.3541" calcext:value-type="float">
            <text:p>59,3541</text:p>
          </table:table-cell>
          <table:table-cell table:style-name="ce2" office:value-type="float" office:value="74.5439" calcext:value-type="float">
            <text:p>74,5439</text:p>
          </table:table-cell>
          <table:table-cell table:style-name="ce2" office:value-type="float" office:value="75.0313" calcext:value-type="float">
            <text:p>75,0313</text:p>
          </table:table-cell>
          <table:table-cell table:style-name="ce2" office:value-type="float" office:value="75.5197" calcext:value-type="float">
            <text:p>75,5197</text:p>
          </table:table-cell>
          <table:table-cell table:style-name="ce2" office:value-type="float" office:value="75.4546" calcext:value-type="float">
            <text:p>75,4546</text:p>
          </table:table-cell>
          <table:table-cell table:style-name="ce2" office:value-type="float" office:value="75.5614" calcext:value-type="float">
            <text:p>75,5614</text:p>
          </table:table-cell>
          <table:table-cell table:style-name="ce2" office:value-type="float" office:value="75.8193" calcext:value-type="float">
            <text:p>75,8193</text:p>
          </table:table-cell>
          <table:table-cell table:style-name="ce2" office:value-type="float" office:value="76.1967" calcext:value-type="float">
            <text:p>76,1967</text:p>
          </table:table-cell>
          <table:table-cell table:style-name="ce2" office:value-type="float" office:value="76.0847" calcext:value-type="float">
            <text:p>76,0847</text:p>
          </table:table-cell>
          <table:table-cell table:style-name="ce2" office:value-type="float" office:value="76.4815" calcext:value-type="float">
            <text:p>76,4815</text:p>
          </table:table-cell>
          <table:table-cell table:style-name="ce2" office:value-type="float" office:value="77.001" calcext:value-type="float">
            <text:p>77,001</text:p>
          </table:table-cell>
          <table:table-cell table:style-name="ce2" office:value-type="float" office:value="77.0796" calcext:value-type="float">
            <text:p>77,0796</text:p>
          </table:table-cell>
          <table:table-cell table:style-name="ce2" office:value-type="float" office:value="77.2148" calcext:value-type="float">
            <text:p>77,2148</text:p>
          </table:table-cell>
          <table:table-cell table:style-name="ce2" office:value-type="float" office:value="77.2017" calcext:value-type="float">
            <text:p>77,2017</text:p>
          </table:table-cell>
          <table:table-cell table:style-name="ce2" office:value-type="float" office:value="77.6588" calcext:value-type="float">
            <text:p>77,6588</text:p>
          </table:table-cell>
          <table:table-cell table:style-name="ce2" office:value-type="float" office:value="77.167" calcext:value-type="float">
            <text:p>77,167</text:p>
          </table:table-cell>
          <table:table-cell table:style-name="ce2" office:value-type="float" office:value="77.4761" calcext:value-type="float">
            <text:p>77,47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2.5043" calcext:value-type="float">
            <text:p>152,5043</text:p>
          </table:table-cell>
          <table:table-cell table:style-name="ce2" office:value-type="float" office:value="151.2584" calcext:value-type="float">
            <text:p>151,2584</text:p>
          </table:table-cell>
          <table:table-cell table:style-name="ce2" office:value-type="float" office:value="152.1072" calcext:value-type="float">
            <text:p>152,1072</text:p>
          </table:table-cell>
          <table:table-cell table:style-name="ce2" office:value-type="float" office:value="154.448" calcext:value-type="float">
            <text:p>154,448</text:p>
          </table:table-cell>
          <table:table-cell table:style-name="ce2" office:value-type="float" office:value="156.0656" calcext:value-type="float">
            <text:p>156,0656</text:p>
          </table:table-cell>
          <table:table-cell table:style-name="ce2" office:value-type="float" office:value="157.8316" calcext:value-type="float">
            <text:p>157,8316</text:p>
          </table:table-cell>
          <table:table-cell table:style-name="ce2" office:value-type="float" office:value="159.3776" calcext:value-type="float">
            <text:p>159,3776</text:p>
          </table:table-cell>
          <table:table-cell table:style-name="ce2" office:value-type="float" office:value="161.297" calcext:value-type="float">
            <text:p>161,297</text:p>
          </table:table-cell>
          <table:table-cell table:style-name="ce2" office:value-type="float" office:value="162.5886" calcext:value-type="float">
            <text:p>162,5886</text:p>
          </table:table-cell>
          <table:table-cell table:style-name="ce2" office:value-type="float" office:value="163.091" calcext:value-type="float">
            <text:p>163,091</text:p>
          </table:table-cell>
          <table:table-cell table:style-name="ce2" office:value-type="float" office:value="165.8936" calcext:value-type="float">
            <text:p>165,8936</text:p>
          </table:table-cell>
          <table:table-cell table:style-name="ce2" office:value-type="float" office:value="167.8351" calcext:value-type="float">
            <text:p>167,8351</text:p>
          </table:table-cell>
          <table:table-cell table:style-name="ce2" office:value-type="float" office:value="169.5287" calcext:value-type="float">
            <text:p>169,5287</text:p>
          </table:table-cell>
          <table:table-cell table:style-name="ce2" office:value-type="float" office:value="171.8918" calcext:value-type="float">
            <text:p>171,8918</text:p>
          </table:table-cell>
          <table:table-cell table:style-name="ce2" office:value-type="float" office:value="173.3452" calcext:value-type="float">
            <text:p>173,3452</text:p>
          </table:table-cell>
          <table:table-cell table:style-name="ce2" office:value-type="float" office:value="174.7624" calcext:value-type="float">
            <text:p>174,7624</text:p>
          </table:table-cell>
          <table:table-cell table:style-name="ce2" office:value-type="float" office:value="176.2335" calcext:value-type="float">
            <text:p>176,2335</text:p>
          </table:table-cell>
          <table:table-cell table:style-name="ce2" office:value-type="float" office:value="178.1542" calcext:value-type="float">
            <text:p>178,1542</text:p>
          </table:table-cell>
          <table:table-cell table:style-name="ce2" office:value-type="float" office:value="179.0569" calcext:value-type="float">
            <text:p>179,0569</text:p>
          </table:table-cell>
          <table:table-cell table:style-name="ce2" office:value-type="float" office:value="180.1194" calcext:value-type="float">
            <text:p>180,11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41.3578" calcext:value-type="float">
            <text:p>241,3578</text:p>
          </table:table-cell>
          <table:table-cell table:style-name="ce2" office:value-type="float" office:value="243.0062" calcext:value-type="float">
            <text:p>243,0062</text:p>
          </table:table-cell>
          <table:table-cell table:style-name="ce2" office:value-type="float" office:value="243.8457" calcext:value-type="float">
            <text:p>243,8457</text:p>
          </table:table-cell>
          <table:table-cell table:style-name="ce2" office:value-type="float" office:value="248.9036" calcext:value-type="float">
            <text:p>248,9036</text:p>
          </table:table-cell>
          <table:table-cell table:style-name="ce2" office:value-type="float" office:value="251.8196" calcext:value-type="float">
            <text:p>251,8196</text:p>
          </table:table-cell>
          <table:table-cell table:style-name="ce2" office:value-type="float" office:value="255.7988" calcext:value-type="float">
            <text:p>255,7988</text:p>
          </table:table-cell>
          <table:table-cell table:style-name="ce2" office:value-type="float" office:value="259.4737" calcext:value-type="float">
            <text:p>259,4737</text:p>
          </table:table-cell>
          <table:table-cell table:style-name="ce2" office:value-type="float" office:value="261.7571" calcext:value-type="float">
            <text:p>261,7571</text:p>
          </table:table-cell>
          <table:table-cell table:style-name="ce2" office:value-type="float" office:value="265.0896" calcext:value-type="float">
            <text:p>265,0896</text:p>
          </table:table-cell>
          <table:table-cell table:style-name="ce2" office:value-type="float" office:value="267.4364" calcext:value-type="float">
            <text:p>267,4364</text:p>
          </table:table-cell>
          <table:table-cell table:style-name="ce2" office:value-type="float" office:value="271.1217" calcext:value-type="float">
            <text:p>271,1217</text:p>
          </table:table-cell>
          <table:table-cell table:style-name="ce2" office:value-type="float" office:value="276.6903" calcext:value-type="float">
            <text:p>276,6903</text:p>
          </table:table-cell>
          <table:table-cell table:style-name="ce2" office:value-type="float" office:value="278.974" calcext:value-type="float">
            <text:p>278,974</text:p>
          </table:table-cell>
          <table:table-cell table:style-name="ce2" office:value-type="float" office:value="295.3137" calcext:value-type="float">
            <text:p>295,3137</text:p>
          </table:table-cell>
          <table:table-cell table:style-name="ce2" office:value-type="float" office:value="299.317" calcext:value-type="float">
            <text:p>299,317</text:p>
          </table:table-cell>
          <table:table-cell table:style-name="ce2" office:value-type="float" office:value="302.5488" calcext:value-type="float">
            <text:p>302,5488</text:p>
          </table:table-cell>
          <table:table-cell table:style-name="ce2" office:value-type="float" office:value="303.0671" calcext:value-type="float">
            <text:p>303,0671</text:p>
          </table:table-cell>
          <table:table-cell table:style-name="ce2" office:value-type="float" office:value="304.9185" calcext:value-type="float">
            <text:p>304,9185</text:p>
          </table:table-cell>
          <table:table-cell table:style-name="ce2" office:value-type="float" office:value="306.0514" calcext:value-type="float">
            <text:p>306,0514</text:p>
          </table:table-cell>
          <table:table-cell table:style-name="ce2" office:value-type="float" office:value="306.1725" calcext:value-type="float">
            <text:p>306,17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368.8872" calcext:value-type="float">
            <text:p>368,8872</text:p>
          </table:table-cell>
          <table:table-cell table:style-name="ce2" office:value-type="float" office:value="379.4444" calcext:value-type="float">
            <text:p>379,4444</text:p>
          </table:table-cell>
          <table:table-cell table:style-name="ce2" office:value-type="float" office:value="386.5865" calcext:value-type="float">
            <text:p>386,5865</text:p>
          </table:table-cell>
          <table:table-cell table:style-name="ce2" office:value-type="float" office:value="402.0451" calcext:value-type="float">
            <text:p>402,0451</text:p>
          </table:table-cell>
          <table:table-cell table:style-name="ce2" office:value-type="float" office:value="416.32" calcext:value-type="float">
            <text:p>416,32</text:p>
          </table:table-cell>
          <table:table-cell table:style-name="ce2" office:value-type="float" office:value="428.2443" calcext:value-type="float">
            <text:p>428,2443</text:p>
          </table:table-cell>
          <table:table-cell table:style-name="ce2" office:value-type="float" office:value="437.1038" calcext:value-type="float">
            <text:p>437,1038</text:p>
          </table:table-cell>
          <table:table-cell table:style-name="ce2" office:value-type="float" office:value="444.6137" calcext:value-type="float">
            <text:p>444,6137</text:p>
          </table:table-cell>
          <table:table-cell table:style-name="ce2" office:value-type="float" office:value="450.258" calcext:value-type="float">
            <text:p>450,258</text:p>
          </table:table-cell>
          <table:table-cell table:style-name="ce2" office:value-type="float" office:value="456.5726" calcext:value-type="float">
            <text:p>456,5726</text:p>
          </table:table-cell>
          <table:table-cell table:style-name="ce2" office:value-type="float" office:value="467.2128" calcext:value-type="float">
            <text:p>467,2128</text:p>
          </table:table-cell>
          <table:table-cell table:style-name="ce2" office:value-type="float" office:value="477.5794" calcext:value-type="float">
            <text:p>477,5794</text:p>
          </table:table-cell>
          <table:table-cell table:style-name="ce2" office:value-type="float" office:value="484.1892" calcext:value-type="float">
            <text:p>484,1892</text:p>
          </table:table-cell>
          <table:table-cell table:style-name="ce2" office:value-type="float" office:value="490.0899" calcext:value-type="float">
            <text:p>490,0899</text:p>
          </table:table-cell>
          <table:table-cell table:style-name="ce2" office:value-type="float" office:value="497.9112" calcext:value-type="float">
            <text:p>497,9112</text:p>
          </table:table-cell>
          <table:table-cell table:style-name="ce2" office:value-type="float" office:value="503.501" calcext:value-type="float">
            <text:p>503,501</text:p>
          </table:table-cell>
          <table:table-cell table:style-name="ce2" office:value-type="float" office:value="521.29" calcext:value-type="float">
            <text:p>521,29</text:p>
          </table:table-cell>
          <table:table-cell table:style-name="ce2" office:value-type="float" office:value="522.6674" calcext:value-type="float">
            <text:p>522,6674</text:p>
          </table:table-cell>
          <table:table-cell table:style-name="ce2" office:value-type="float" office:value="524.3753" calcext:value-type="float">
            <text:p>524,3753</text:p>
          </table:table-cell>
          <table:table-cell table:style-name="ce2" office:value-type="float" office:value="540.8417" calcext:value-type="float">
            <text:p>540,84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390.6064" calcext:value-type="float">
            <text:p>390,6064</text:p>
          </table:table-cell>
          <table:table-cell table:style-name="ce2" office:value-type="float" office:value="399.5097" calcext:value-type="float">
            <text:p>399,5097</text:p>
          </table:table-cell>
          <table:table-cell table:style-name="ce2" office:value-type="float" office:value="408.2776" calcext:value-type="float">
            <text:p>408,2776</text:p>
          </table:table-cell>
          <table:table-cell table:style-name="ce2" office:value-type="float" office:value="427.759" calcext:value-type="float">
            <text:p>427,759</text:p>
          </table:table-cell>
          <table:table-cell table:style-name="ce2" office:value-type="float" office:value="443.3509" calcext:value-type="float">
            <text:p>443,3509</text:p>
          </table:table-cell>
          <table:table-cell table:style-name="ce2" office:value-type="float" office:value="457.5013" calcext:value-type="float">
            <text:p>457,5013</text:p>
          </table:table-cell>
          <table:table-cell table:style-name="ce2" office:value-type="float" office:value="469.5964" calcext:value-type="float">
            <text:p>469,5964</text:p>
          </table:table-cell>
          <table:table-cell table:style-name="ce2" office:value-type="float" office:value="493.7656" calcext:value-type="float">
            <text:p>493,7656</text:p>
          </table:table-cell>
          <table:table-cell table:style-name="ce2" office:value-type="float" office:value="502.9012" calcext:value-type="float">
            <text:p>502,9012</text:p>
          </table:table-cell>
          <table:table-cell table:style-name="ce2" office:value-type="float" office:value="513.1524" calcext:value-type="float">
            <text:p>513,1524</text:p>
          </table:table-cell>
          <table:table-cell table:style-name="ce2" office:value-type="float" office:value="527.6092" calcext:value-type="float">
            <text:p>527,6092</text:p>
          </table:table-cell>
          <table:table-cell table:style-name="ce2" office:value-type="float" office:value="550.8755" calcext:value-type="float">
            <text:p>550,8755</text:p>
          </table:table-cell>
          <table:table-cell table:style-name="ce2" office:value-type="float" office:value="573.6344" calcext:value-type="float">
            <text:p>573,6344</text:p>
          </table:table-cell>
          <table:table-cell table:style-name="ce2" office:value-type="float" office:value="596.4859" calcext:value-type="float">
            <text:p>596,4859</text:p>
          </table:table-cell>
          <table:table-cell table:style-name="ce2" office:value-type="float" office:value="618.3523" calcext:value-type="float">
            <text:p>618,3523</text:p>
          </table:table-cell>
          <table:table-cell table:style-name="ce2" office:value-type="float" office:value="637.2608" calcext:value-type="float">
            <text:p>637,2608</text:p>
          </table:table-cell>
          <table:table-cell table:style-name="ce2" office:value-type="float" office:value="655.9557" calcext:value-type="float">
            <text:p>655,9557</text:p>
          </table:table-cell>
          <table:table-cell table:style-name="ce2" office:value-type="float" office:value="657.5868" calcext:value-type="float">
            <text:p>657,5868</text:p>
          </table:table-cell>
          <table:table-cell table:style-name="ce2" office:value-type="float" office:value="673.5258" calcext:value-type="float">
            <text:p>673,5258</text:p>
          </table:table-cell>
          <table:table-cell table:style-name="ce2" office:value-type="float" office:value="690.5928" calcext:value-type="float">
            <text:p>690,5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375.3631" calcext:value-type="float">
            <text:p>375,3631</text:p>
          </table:table-cell>
          <table:table-cell table:style-name="ce2" office:value-type="float" office:value="480.569" calcext:value-type="float">
            <text:p>480,569</text:p>
          </table:table-cell>
          <table:table-cell table:style-name="ce2" office:value-type="float" office:value="489.3518" calcext:value-type="float">
            <text:p>489,3518</text:p>
          </table:table-cell>
          <table:table-cell table:style-name="ce2" office:value-type="float" office:value="505.969" calcext:value-type="float">
            <text:p>505,969</text:p>
          </table:table-cell>
          <table:table-cell table:style-name="ce2" office:value-type="float" office:value="522.8914" calcext:value-type="float">
            <text:p>522,8914</text:p>
          </table:table-cell>
          <table:table-cell table:style-name="ce2" office:value-type="float" office:value="546.5713" calcext:value-type="float">
            <text:p>546,5713</text:p>
          </table:table-cell>
          <table:table-cell table:style-name="ce2" office:value-type="float" office:value="568.447" calcext:value-type="float">
            <text:p>568,447</text:p>
          </table:table-cell>
          <table:table-cell table:style-name="ce2" office:value-type="float" office:value="586.8881" calcext:value-type="float">
            <text:p>586,8881</text:p>
          </table:table-cell>
          <table:table-cell table:style-name="ce2" office:value-type="float" office:value="607.2514" calcext:value-type="float">
            <text:p>607,2514</text:p>
          </table:table-cell>
          <table:table-cell table:style-name="ce2" office:value-type="float" office:value="625.2513" calcext:value-type="float">
            <text:p>625,2513</text:p>
          </table:table-cell>
          <table:table-cell table:style-name="ce2" office:value-type="float" office:value="648.6586" calcext:value-type="float">
            <text:p>648,6586</text:p>
          </table:table-cell>
          <table:table-cell table:style-name="ce2" office:value-type="float" office:value="683.9154" calcext:value-type="float">
            <text:p>683,9154</text:p>
          </table:table-cell>
          <table:table-cell table:style-name="ce2" office:value-type="float" office:value="724.3824" calcext:value-type="float">
            <text:p>724,3824</text:p>
          </table:table-cell>
          <table:table-cell table:style-name="ce2" office:value-type="float" office:value="764.5896" calcext:value-type="float">
            <text:p>764,5896</text:p>
          </table:table-cell>
          <table:table-cell table:style-name="ce2" office:value-type="float" office:value="783.4809" calcext:value-type="float">
            <text:p>783,4809</text:p>
          </table:table-cell>
          <table:table-cell table:style-name="ce2" office:value-type="float" office:value="820.7118" calcext:value-type="float">
            <text:p>820,7118</text:p>
          </table:table-cell>
          <table:table-cell table:style-name="ce2" office:value-type="float" office:value="842.1339" calcext:value-type="float">
            <text:p>842,1339</text:p>
          </table:table-cell>
          <table:table-cell table:style-name="ce2" office:value-type="float" office:value="860.4207" calcext:value-type="float">
            <text:p>860,4207</text:p>
          </table:table-cell>
          <table:table-cell table:style-name="ce2" office:value-type="float" office:value="879.3232" calcext:value-type="float">
            <text:p>879,3232</text:p>
          </table:table-cell>
          <table:table-cell table:style-name="ce2" office:value-type="float" office:value="879.3792" calcext:value-type="float">
            <text:p>879,37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533.5731" calcext:value-type="float">
            <text:p>533,5731</text:p>
          </table:table-cell>
          <table:table-cell table:style-name="ce2" office:value-type="float" office:value="557.966" calcext:value-type="float">
            <text:p>557,966</text:p>
          </table:table-cell>
          <table:table-cell table:style-name="ce2" office:value-type="float" office:value="560.4788" calcext:value-type="float">
            <text:p>560,4788</text:p>
          </table:table-cell>
          <table:table-cell table:style-name="ce2" office:value-type="float" office:value="597.7201" calcext:value-type="float">
            <text:p>597,7201</text:p>
          </table:table-cell>
          <table:table-cell table:style-name="ce2" office:value-type="float" office:value="654.7368" calcext:value-type="float">
            <text:p>654,7368</text:p>
          </table:table-cell>
          <table:table-cell table:style-name="ce2" office:value-type="float" office:value="692.903" calcext:value-type="float">
            <text:p>692,903</text:p>
          </table:table-cell>
          <table:table-cell table:style-name="ce2" office:value-type="float" office:value="732.605" calcext:value-type="float">
            <text:p>732,605</text:p>
          </table:table-cell>
          <table:table-cell table:style-name="ce2" office:value-type="float" office:value="786.3524" calcext:value-type="float">
            <text:p>786,3524</text:p>
          </table:table-cell>
          <table:table-cell table:style-name="ce2" office:value-type="float" office:value="827.9162" calcext:value-type="float">
            <text:p>827,9162</text:p>
          </table:table-cell>
          <table:table-cell table:style-name="ce2" office:value-type="float" office:value="866.9268" calcext:value-type="float">
            <text:p>866,9268</text:p>
          </table:table-cell>
          <table:table-cell table:style-name="ce2" office:value-type="float" office:value="963.3748" calcext:value-type="float">
            <text:p>963,3748</text:p>
          </table:table-cell>
          <table:table-cell table:style-name="ce2" office:value-type="float" office:value="1057.7747" calcext:value-type="float">
            <text:p>1057,7747</text:p>
          </table:table-cell>
          <table:table-cell table:style-name="ce2" office:value-type="float" office:value="1158.1155" calcext:value-type="float">
            <text:p>1158,1155</text:p>
          </table:table-cell>
          <table:table-cell table:style-name="ce2" office:value-type="float" office:value="1246.069" calcext:value-type="float">
            <text:p>1246,069</text:p>
          </table:table-cell>
          <table:table-cell table:style-name="ce2" office:value-type="float" office:value="1322.241" calcext:value-type="float">
            <text:p>1322,241</text:p>
          </table:table-cell>
          <table:table-cell table:style-name="ce2" office:value-type="float" office:value="1391.058" calcext:value-type="float">
            <text:p>1391,058</text:p>
          </table:table-cell>
          <table:table-cell table:style-name="ce2" office:value-type="float" office:value="1444.1778" calcext:value-type="float">
            <text:p>1444,1778</text:p>
          </table:table-cell>
          <table:table-cell table:style-name="ce2" office:value-type="float" office:value="1494.1769" calcext:value-type="float">
            <text:p>1494,1769</text:p>
          </table:table-cell>
          <table:table-cell table:style-name="ce2" office:value-type="float" office:value="1537.5637" calcext:value-type="float">
            <text:p>1537,5637</text:p>
          </table:table-cell>
          <table:table-cell table:style-name="ce2" office:value-type="float" office:value="1561.1689" calcext:value-type="float">
            <text:p>1561,16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658.4743" calcext:value-type="float">
            <text:p>658,4743</text:p>
          </table:table-cell>
          <table:table-cell table:style-name="ce2" office:value-type="float" office:value="1384.4986" calcext:value-type="float">
            <text:p>1384,4986</text:p>
          </table:table-cell>
          <table:table-cell table:style-name="ce2" office:value-type="float" office:value="1287.6012" calcext:value-type="float">
            <text:p>1287,6012</text:p>
          </table:table-cell>
          <table:table-cell table:style-name="ce2" office:value-type="float" office:value="1318.5798" calcext:value-type="float">
            <text:p>1318,5798</text:p>
          </table:table-cell>
          <table:table-cell table:style-name="ce2" office:value-type="float" office:value="1392.7844" calcext:value-type="float">
            <text:p>1392,7844</text:p>
          </table:table-cell>
          <table:table-cell table:style-name="ce2" office:value-type="float" office:value="1479.5503" calcext:value-type="float">
            <text:p>1479,5503</text:p>
          </table:table-cell>
          <table:table-cell table:style-name="ce2" office:value-type="float" office:value="1549.097" calcext:value-type="float">
            <text:p>1549,097</text:p>
          </table:table-cell>
          <table:table-cell table:style-name="ce2" office:value-type="float" office:value="1617.5263" calcext:value-type="float">
            <text:p>1617,5263</text:p>
          </table:table-cell>
          <table:table-cell table:style-name="ce2" office:value-type="float" office:value="1684.4062" calcext:value-type="float">
            <text:p>1684,4062</text:p>
          </table:table-cell>
          <table:table-cell table:style-name="ce2" office:value-type="float" office:value="1757.1013" calcext:value-type="float">
            <text:p>1757,1013</text:p>
          </table:table-cell>
          <table:table-cell table:style-name="ce2" office:value-type="float" office:value="1920.0728" calcext:value-type="float">
            <text:p>1920,0728</text:p>
          </table:table-cell>
          <table:table-cell table:style-name="ce2" office:value-type="float" office:value="2069.7285" calcext:value-type="float">
            <text:p>2069,7285</text:p>
          </table:table-cell>
          <table:table-cell table:style-name="ce2" office:value-type="float" office:value="2211.6925" calcext:value-type="float">
            <text:p>2211,6925</text:p>
          </table:table-cell>
          <table:table-cell table:style-name="ce2" office:value-type="float" office:value="2324.0002" calcext:value-type="float">
            <text:p>2324,0002</text:p>
          </table:table-cell>
          <table:table-cell table:style-name="ce2" office:value-type="float" office:value="2457.2345" calcext:value-type="float">
            <text:p>2457,2345</text:p>
          </table:table-cell>
          <table:table-cell table:style-name="ce2" office:value-type="float" office:value="2546.087" calcext:value-type="float">
            <text:p>2546,087</text:p>
          </table:table-cell>
          <table:table-cell table:style-name="ce2" office:value-type="float" office:value="2631.949" calcext:value-type="float">
            <text:p>2631,949</text:p>
          </table:table-cell>
          <table:table-cell table:style-name="ce2" office:value-type="float" office:value="2715.0059" calcext:value-type="float">
            <text:p>2715,0059</text:p>
          </table:table-cell>
          <table:table-cell table:style-name="ce2" office:value-type="float" office:value="2760.1139" calcext:value-type="float">
            <text:p>2760,1139</text:p>
          </table:table-cell>
          <table:table-cell table:style-name="ce2" office:value-type="float" office:value="2829.3928" calcext:value-type="float">
            <text:p>2829,3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3168.3382" calcext:value-type="float">
            <text:p>3168,3382</text:p>
          </table:table-cell>
          <table:table-cell table:style-name="ce2" office:value-type="float" office:value="3323.7262" calcext:value-type="float">
            <text:p>3323,7262</text:p>
          </table:table-cell>
          <table:table-cell table:style-name="ce2" office:value-type="float" office:value="3139.3874" calcext:value-type="float">
            <text:p>3139,3874</text:p>
          </table:table-cell>
          <table:table-cell table:style-name="ce2" office:value-type="float" office:value="3109.0385" calcext:value-type="float">
            <text:p>3109,0385</text:p>
          </table:table-cell>
          <table:table-cell table:style-name="ce2" office:value-type="float" office:value="3171.6971" calcext:value-type="float">
            <text:p>3171,6971</text:p>
          </table:table-cell>
          <table:table-cell table:style-name="ce2" office:value-type="float" office:value="3253.5913" calcext:value-type="float">
            <text:p>3253,5913</text:p>
          </table:table-cell>
          <table:table-cell table:style-name="ce2" office:value-type="float" office:value="3347.0572" calcext:value-type="float">
            <text:p>3347,0572</text:p>
          </table:table-cell>
          <table:table-cell table:style-name="ce2" office:value-type="float" office:value="3432.458" calcext:value-type="float">
            <text:p>3432,458</text:p>
          </table:table-cell>
          <table:table-cell table:style-name="ce2" office:value-type="float" office:value="3548.0575" calcext:value-type="float">
            <text:p>3548,0575</text:p>
          </table:table-cell>
          <table:table-cell table:style-name="ce2" office:value-type="float" office:value="3647.6111" calcext:value-type="float">
            <text:p>3647,6111</text:p>
          </table:table-cell>
          <table:table-cell table:style-name="ce2" office:value-type="float" office:value="3874.109" calcext:value-type="float">
            <text:p>3874,109</text:p>
          </table:table-cell>
          <table:table-cell table:style-name="ce2" office:value-type="float" office:value="4084.5012" calcext:value-type="float">
            <text:p>4084,5012</text:p>
          </table:table-cell>
          <table:table-cell table:style-name="ce2" office:value-type="float" office:value="4302.3743" calcext:value-type="float">
            <text:p>4302,3743</text:p>
          </table:table-cell>
          <table:table-cell table:style-name="ce2" office:value-type="float" office:value="4501.9844" calcext:value-type="float">
            <text:p>4501,9844</text:p>
          </table:table-cell>
          <table:table-cell table:style-name="ce2" office:value-type="float" office:value="4715.0769" calcext:value-type="float">
            <text:p>4715,0769</text:p>
          </table:table-cell>
          <table:table-cell table:style-name="ce2" office:value-type="float" office:value="4895.7779" calcext:value-type="float">
            <text:p>4895,7779</text:p>
          </table:table-cell>
          <table:table-cell table:style-name="ce2" office:value-type="float" office:value="5037.7089" calcext:value-type="float">
            <text:p>5037,7089</text:p>
          </table:table-cell>
          <table:table-cell table:style-name="ce2" office:value-type="float" office:value="5169.8376" calcext:value-type="float">
            <text:p>5169,8376</text:p>
          </table:table-cell>
          <table:table-cell table:style-name="ce2" office:value-type="float" office:value="5260.2821" calcext:value-type="float">
            <text:p>5260,2821</text:p>
          </table:table-cell>
          <table:table-cell table:style-name="ce2" office:value-type="float" office:value="5354.271" calcext:value-type="float">
            <text:p>5354,2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9339.3235" calcext:value-type="float">
            <text:p>9339,3235</text:p>
          </table:table-cell>
          <table:table-cell table:style-name="ce2" office:value-type="float" office:value="9456.7152" calcext:value-type="float">
            <text:p>9456,7152</text:p>
          </table:table-cell>
          <table:table-cell table:style-name="ce2" office:value-type="float" office:value="9529.7413" calcext:value-type="float">
            <text:p>9529,7413</text:p>
          </table:table-cell>
          <table:table-cell table:style-name="ce2" office:value-type="float" office:value="9840.7714" calcext:value-type="float">
            <text:p>9840,7714</text:p>
          </table:table-cell>
          <table:table-cell table:style-name="ce2" office:value-type="float" office:value="12159.7752" calcext:value-type="float">
            <text:p>12159,7752</text:p>
          </table:table-cell>
          <table:table-cell table:style-name="ce2" office:value-type="float" office:value="15690.2294" calcext:value-type="float">
            <text:p>15690,2294</text:p>
          </table:table-cell>
          <table:table-cell table:style-name="ce2" office:value-type="float" office:value="18095.9732" calcext:value-type="float">
            <text:p>18095,9732</text:p>
          </table:table-cell>
          <table:table-cell table:style-name="ce2" office:value-type="float" office:value="19711.9211" calcext:value-type="float">
            <text:p>19711,9211</text:p>
          </table:table-cell>
          <table:table-cell table:style-name="ce2" office:value-type="float" office:value="20985.4826" calcext:value-type="float">
            <text:p>20985,4826</text:p>
          </table:table-cell>
          <table:table-cell table:style-name="ce2" office:value-type="float" office:value="22191.322" calcext:value-type="float">
            <text:p>22191,322</text:p>
          </table:table-cell>
          <table:table-cell table:style-name="ce2" office:value-type="float" office:value="24074.7683" calcext:value-type="float">
            <text:p>24074,7683</text:p>
          </table:table-cell>
          <table:table-cell table:style-name="ce2" office:value-type="float" office:value="25761.2408" calcext:value-type="float">
            <text:p>25761,2408</text:p>
          </table:table-cell>
          <table:table-cell table:style-name="ce2" office:value-type="float" office:value="26978.9676" calcext:value-type="float">
            <text:p>26978,9676</text:p>
          </table:table-cell>
          <table:table-cell table:style-name="ce2" office:value-type="float" office:value="28413.6394" calcext:value-type="float">
            <text:p>28413,6394</text:p>
          </table:table-cell>
          <table:table-cell table:style-name="ce2" office:value-type="float" office:value="29530.304" calcext:value-type="float">
            <text:p>29530,304</text:p>
          </table:table-cell>
          <table:table-cell table:style-name="ce2" office:value-type="float" office:value="30217.0728" calcext:value-type="float">
            <text:p>30217,0728</text:p>
          </table:table-cell>
          <table:table-cell table:style-name="ce2" office:value-type="float" office:value="30819.8726" calcext:value-type="float">
            <text:p>30819,8726</text:p>
          </table:table-cell>
          <table:table-cell table:style-name="ce2" office:value-type="float" office:value="31174.8609" calcext:value-type="float">
            <text:p>31174,8609</text:p>
          </table:table-cell>
          <table:table-cell table:style-name="ce2" office:value-type="float" office:value="31384.7986" calcext:value-type="float">
            <text:p>31384,7986</text:p>
          </table:table-cell>
          <table:table-cell table:style-name="ce2" office:value-type="float" office:value="31464.8321" calcext:value-type="float">
            <text:p>31464,832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.0000366012770035447" calcext:value-type="float">
            <text:p>3,66012770035447E-05</text:p>
          </table:table-cell>
          <table:table-cell table:style-name="ce2" table:formula="of:=[.C28]/[.C40]" office:value-type="float" office:value="0.0000487881686619185" calcext:value-type="float">
            <text:p>4,87881686619185E-05</text:p>
          </table:table-cell>
          <table:table-cell table:style-name="ce2" table:formula="of:=[.D28]/[.D40]" office:value-type="float" office:value="0.000344270944067783" calcext:value-type="float">
            <text:p>0,000344270944068</text:p>
          </table:table-cell>
          <table:table-cell table:style-name="ce2" table:formula="of:=[.E28]/[.E40]" office:value-type="float" office:value="0.0209809600347743" calcext:value-type="float">
            <text:p>0,020980960034774</text:p>
          </table:table-cell>
          <table:table-cell table:style-name="ce2" table:formula="of:=[.F28]/[.F40]" office:value-type="float" office:value="0.120616951890094" calcext:value-type="float">
            <text:p>0,120616951890094</text:p>
          </table:table-cell>
          <table:table-cell table:style-name="ce2" table:formula="of:=[.G28]/[.G40]" office:value-type="float" office:value="0.300900490861814" calcext:value-type="float">
            <text:p>0,300900490861814</text:p>
          </table:table-cell>
          <table:table-cell table:style-name="ce2" table:formula="of:=[.H28]/[.H40]" office:value-type="float" office:value="0.510837026630138" calcext:value-type="float">
            <text:p>0,510837026630138</text:p>
          </table:table-cell>
          <table:table-cell table:style-name="ce2" table:formula="of:=[.I28]/[.I40]" office:value-type="float" office:value="0.672330779037991" calcext:value-type="float">
            <text:p>0,672330779037991</text:p>
          </table:table-cell>
          <table:table-cell table:style-name="ce2" table:formula="of:=[.J28]/[.J40]" office:value-type="float" office:value="0.758946644715423" calcext:value-type="float">
            <text:p>0,758946644715423</text:p>
          </table:table-cell>
          <table:table-cell table:style-name="ce2" table:formula="of:=[.K28]/[.K40]" office:value-type="float" office:value="0.826330630855204" calcext:value-type="float">
            <text:p>0,826330630855204</text:p>
          </table:table-cell>
          <table:table-cell table:style-name="ce2" table:formula="of:=[.L28]/[.L40]" office:value-type="float" office:value="0.906516384567835" calcext:value-type="float">
            <text:p>0,906516384567835</text:p>
          </table:table-cell>
          <table:table-cell table:style-name="ce2" table:formula="of:=[.M28]/[.M40]" office:value-type="float" office:value="0.955130808165111" calcext:value-type="float">
            <text:p>0,955130808165111</text:p>
          </table:table-cell>
          <table:table-cell table:style-name="ce2" table:formula="of:=[.N28]/[.N40]" office:value-type="float" office:value="0.985263168217151" calcext:value-type="float">
            <text:p>0,985263168217151</text:p>
          </table:table-cell>
          <table:table-cell table:style-name="ce2" table:formula="of:=[.O28]/[.O40]" office:value-type="float" office:value="1.00682162569317" calcext:value-type="float">
            <text:p>1,00682162569317</text:p>
          </table:table-cell>
          <table:table-cell table:style-name="ce2" table:formula="of:=[.P28]/[.P40]" office:value-type="float" office:value="1.0314402254293" calcext:value-type="float">
            <text:p>1,0314402254293</text:p>
          </table:table-cell>
          <table:table-cell table:style-name="ce2" table:formula="of:=[.Q28]/[.Q40]" office:value-type="float" office:value="1.04434904966405" calcext:value-type="float">
            <text:p>1,04434904966405</text:p>
          </table:table-cell>
          <table:table-cell table:style-name="ce2" table:formula="of:=[.R28]/[.R40]" office:value-type="float" office:value="1.06027976067885" calcext:value-type="float">
            <text:p>1,06027976067885</text:p>
          </table:table-cell>
          <table:table-cell table:style-name="ce2" table:formula="of:=[.S28]/[.S40]" office:value-type="float" office:value="1.06768891613056" calcext:value-type="float">
            <text:p>1,06768891613056</text:p>
          </table:table-cell>
          <table:table-cell table:style-name="ce2" table:formula="of:=[.T28]/[.T40]" office:value-type="float" office:value="1.08727795560278" calcext:value-type="float">
            <text:p>1,08727795560278</text:p>
          </table:table-cell>
          <table:table-cell table:style-name="ce2" table:formula="of:=[.U28]/[.U40]" office:value-type="float" office:value="1.08853097923101" calcext:value-type="float">
            <text:p>1,08853097923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.0000802993751651593" calcext:value-type="float">
            <text:p>8,02993751651593E-05</text:p>
          </table:table-cell>
          <table:table-cell table:style-name="ce2" table:formula="of:=[.C29]/[.C41]" office:value-type="float" office:value="0.000153617914773659" calcext:value-type="float">
            <text:p>0,000153617914774</text:p>
          </table:table-cell>
          <table:table-cell table:style-name="ce2" table:formula="of:=[.D29]/[.D41]" office:value-type="float" office:value="0.0281162561667035" calcext:value-type="float">
            <text:p>0,028116256166704</text:p>
          </table:table-cell>
          <table:table-cell table:style-name="ce2" table:formula="of:=[.E29]/[.E41]" office:value-type="float" office:value="0.1476634271729" calcext:value-type="float">
            <text:p>0,1476634271729</text:p>
          </table:table-cell>
          <table:table-cell table:style-name="ce2" table:formula="of:=[.F29]/[.F41]" office:value-type="float" office:value="0.236994802185748" calcext:value-type="float">
            <text:p>0,236994802185748</text:p>
          </table:table-cell>
          <table:table-cell table:style-name="ce2" table:formula="of:=[.G29]/[.G41]" office:value-type="float" office:value="0.294691240537383" calcext:value-type="float">
            <text:p>0,294691240537383</text:p>
          </table:table-cell>
          <table:table-cell table:style-name="ce2" table:formula="of:=[.H29]/[.H41]" office:value-type="float" office:value="0.335478166316973" calcext:value-type="float">
            <text:p>0,335478166316973</text:p>
          </table:table-cell>
          <table:table-cell table:style-name="ce2" table:formula="of:=[.I29]/[.I41]" office:value-type="float" office:value="0.36073169370788" calcext:value-type="float">
            <text:p>0,36073169370788</text:p>
          </table:table-cell>
          <table:table-cell table:style-name="ce2" table:formula="of:=[.J29]/[.J41]" office:value-type="float" office:value="0.378282813186164" calcext:value-type="float">
            <text:p>0,378282813186164</text:p>
          </table:table-cell>
          <table:table-cell table:style-name="ce2" table:formula="of:=[.K29]/[.K41]" office:value-type="float" office:value="0.392212550048746" calcext:value-type="float">
            <text:p>0,392212550048746</text:p>
          </table:table-cell>
          <table:table-cell table:style-name="ce2" table:formula="of:=[.L29]/[.L41]" office:value-type="float" office:value="0.407731992072027" calcext:value-type="float">
            <text:p>0,407731992072027</text:p>
          </table:table-cell>
          <table:table-cell table:style-name="ce2" table:formula="of:=[.M29]/[.M41]" office:value-type="float" office:value="0.417747604642891" calcext:value-type="float">
            <text:p>0,417747604642891</text:p>
          </table:table-cell>
          <table:table-cell table:style-name="ce2" table:formula="of:=[.N29]/[.N41]" office:value-type="float" office:value="0.424502553254995" calcext:value-type="float">
            <text:p>0,424502553254995</text:p>
          </table:table-cell>
          <table:table-cell table:style-name="ce2" table:formula="of:=[.O29]/[.O41]" office:value-type="float" office:value="0.42857589483617" calcext:value-type="float">
            <text:p>0,42857589483617</text:p>
          </table:table-cell>
          <table:table-cell table:style-name="ce2" table:formula="of:=[.P29]/[.P41]" office:value-type="float" office:value="0.432207139280465" calcext:value-type="float">
            <text:p>0,432207139280465</text:p>
          </table:table-cell>
          <table:table-cell table:style-name="ce2" table:formula="of:=[.Q29]/[.Q41]" office:value-type="float" office:value="0.434078205609445" calcext:value-type="float">
            <text:p>0,434078205609445</text:p>
          </table:table-cell>
          <table:table-cell table:style-name="ce2" table:formula="of:=[.R29]/[.R41]" office:value-type="float" office:value="0.433279569434869" calcext:value-type="float">
            <text:p>0,433279569434869</text:p>
          </table:table-cell>
          <table:table-cell table:style-name="ce2" table:formula="of:=[.S29]/[.S41]" office:value-type="float" office:value="0.43119557664091" calcext:value-type="float">
            <text:p>0,43119557664091</text:p>
          </table:table-cell>
          <table:table-cell table:style-name="ce2" table:formula="of:=[.T29]/[.T41]" office:value-type="float" office:value="0.431052743569223" calcext:value-type="float">
            <text:p>0,431052743569223</text:p>
          </table:table-cell>
          <table:table-cell table:style-name="ce2" table:formula="of:=[.U29]/[.U41]" office:value-type="float" office:value="0.430368566628581" calcext:value-type="float">
            <text:p>0,4303685666285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00145874713806639" calcext:value-type="float">
            <text:p>0,000145874713807</text:p>
          </table:table-cell>
          <table:table-cell table:style-name="ce2" table:formula="of:=[.C30]/[.C42]" office:value-type="float" office:value="0.000431886100025431" calcext:value-type="float">
            <text:p>0,000431886100025</text:p>
          </table:table-cell>
          <table:table-cell table:style-name="ce2" table:formula="of:=[.D30]/[.D42]" office:value-type="float" office:value="0.0264282577055901" calcext:value-type="float">
            <text:p>0,02642825770559</text:p>
          </table:table-cell>
          <table:table-cell table:style-name="ce2" table:formula="of:=[.E30]/[.E42]" office:value-type="float" office:value="0.110978218073182" calcext:value-type="float">
            <text:p>0,110978218073182</text:p>
          </table:table-cell>
          <table:table-cell table:style-name="ce2" table:formula="of:=[.F30]/[.F42]" office:value-type="float" office:value="0.166980469351869" calcext:value-type="float">
            <text:p>0,166980469351869</text:p>
          </table:table-cell>
          <table:table-cell table:style-name="ce2" table:formula="of:=[.G30]/[.G42]" office:value-type="float" office:value="0.204155558978385" calcext:value-type="float">
            <text:p>0,204155558978385</text:p>
          </table:table-cell>
          <table:table-cell table:style-name="ce2" table:formula="of:=[.H30]/[.H42]" office:value-type="float" office:value="0.230792245996415" calcext:value-type="float">
            <text:p>0,230792245996415</text:p>
          </table:table-cell>
          <table:table-cell table:style-name="ce2" table:formula="of:=[.I30]/[.I42]" office:value-type="float" office:value="0.248394885945787" calcext:value-type="float">
            <text:p>0,248394885945787</text:p>
          </table:table-cell>
          <table:table-cell table:style-name="ce2" table:formula="of:=[.J30]/[.J42]" office:value-type="float" office:value="0.259290134354573" calcext:value-type="float">
            <text:p>0,259290134354573</text:p>
          </table:table-cell>
          <table:table-cell table:style-name="ce2" table:formula="of:=[.K30]/[.K42]" office:value-type="float" office:value="0.268283603129566" calcext:value-type="float">
            <text:p>0,268283603129566</text:p>
          </table:table-cell>
          <table:table-cell table:style-name="ce2" table:formula="of:=[.L30]/[.L42]" office:value-type="float" office:value="0.278068656990569" calcext:value-type="float">
            <text:p>0,278068656990569</text:p>
          </table:table-cell>
          <table:table-cell table:style-name="ce2" table:formula="of:=[.M30]/[.M42]" office:value-type="float" office:value="0.28127780771498" calcext:value-type="float">
            <text:p>0,28127780771498</text:p>
          </table:table-cell>
          <table:table-cell table:style-name="ce2" table:formula="of:=[.N30]/[.N42]" office:value-type="float" office:value="0.284537229275846" calcext:value-type="float">
            <text:p>0,284537229275846</text:p>
          </table:table-cell>
          <table:table-cell table:style-name="ce2" table:formula="of:=[.O30]/[.O42]" office:value-type="float" office:value="0.272387220775738" calcext:value-type="float">
            <text:p>0,272387220775738</text:p>
          </table:table-cell>
          <table:table-cell table:style-name="ce2" table:formula="of:=[.P30]/[.P42]" office:value-type="float" office:value="0.271033720102767" calcext:value-type="float">
            <text:p>0,271033720102767</text:p>
          </table:table-cell>
          <table:table-cell table:style-name="ce2" table:formula="of:=[.Q30]/[.Q42]" office:value-type="float" office:value="0.269639261500954" calcext:value-type="float">
            <text:p>0,269639261500954</text:p>
          </table:table-cell>
          <table:table-cell table:style-name="ce2" table:formula="of:=[.R30]/[.R42]" office:value-type="float" office:value="0.270056713513278" calcext:value-type="float">
            <text:p>0,270056713513278</text:p>
          </table:table-cell>
          <table:table-cell table:style-name="ce2" table:formula="of:=[.S30]/[.S42]" office:value-type="float" office:value="0.268290864608084" calcext:value-type="float">
            <text:p>0,268290864608084</text:p>
          </table:table-cell>
          <table:table-cell table:style-name="ce2" table:formula="of:=[.T30]/[.T42]" office:value-type="float" office:value="0.26645471969741" calcext:value-type="float">
            <text:p>0,26645471969741</text:p>
          </table:table-cell>
          <table:table-cell table:style-name="ce2" table:formula="of:=[.U30]/[.U42]" office:value-type="float" office:value="0.263152454906956" calcext:value-type="float">
            <text:p>0,2631524549069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" calcext:value-type="float">
            <text:p>0</text:p>
          </table:table-cell>
          <table:table-cell table:style-name="ce2" table:formula="of:=[.C31]/[.C43]" office:value-type="float" office:value="0.00064699334078985" calcext:value-type="float">
            <text:p>0,00064699334079</text:p>
          </table:table-cell>
          <table:table-cell table:style-name="ce2" table:formula="of:=[.D31]/[.D43]" office:value-type="float" office:value="0.0278407937162834" calcext:value-type="float">
            <text:p>0,027840793716283</text:p>
          </table:table-cell>
          <table:table-cell table:style-name="ce2" table:formula="of:=[.E31]/[.E43]" office:value-type="float" office:value="0.0819565242804849" calcext:value-type="float">
            <text:p>0,081956524280485</text:p>
          </table:table-cell>
          <table:table-cell table:style-name="ce2" table:formula="of:=[.F31]/[.F43]" office:value-type="float" office:value="0.112686246156802" calcext:value-type="float">
            <text:p>0,112686246156802</text:p>
          </table:table-cell>
          <table:table-cell table:style-name="ce2" table:formula="of:=[.G31]/[.G43]" office:value-type="float" office:value="0.133381098125533" calcext:value-type="float">
            <text:p>0,133381098125533</text:p>
          </table:table-cell>
          <table:table-cell table:style-name="ce2" table:formula="of:=[.H31]/[.H43]" office:value-type="float" office:value="0.147827550343877" calcext:value-type="float">
            <text:p>0,147827550343877</text:p>
          </table:table-cell>
          <table:table-cell table:style-name="ce2" table:formula="of:=[.I31]/[.I43]" office:value-type="float" office:value="0.158469882956823" calcext:value-type="float">
            <text:p>0,158469882956823</text:p>
          </table:table-cell>
          <table:table-cell table:style-name="ce2" table:formula="of:=[.J31]/[.J43]" office:value-type="float" office:value="0.165771006844964" calcext:value-type="float">
            <text:p>0,165771006844964</text:p>
          </table:table-cell>
          <table:table-cell table:style-name="ce2" table:formula="of:=[.K31]/[.K43]" office:value-type="float" office:value="0.170564933156304" calcext:value-type="float">
            <text:p>0,170564933156304</text:p>
          </table:table-cell>
          <table:table-cell table:style-name="ce2" table:formula="of:=[.L31]/[.L43]" office:value-type="float" office:value="0.176191189539328" calcext:value-type="float">
            <text:p>0,176191189539328</text:p>
          </table:table-cell>
          <table:table-cell table:style-name="ce2" table:formula="of:=[.M31]/[.M43]" office:value-type="float" office:value="0.177885685605367" calcext:value-type="float">
            <text:p>0,177885685605367</text:p>
          </table:table-cell>
          <table:table-cell table:style-name="ce2" table:formula="of:=[.N31]/[.N43]" office:value-type="float" office:value="0.178975747497053" calcext:value-type="float">
            <text:p>0,178975747497053</text:p>
          </table:table-cell>
          <table:table-cell table:style-name="ce2" table:formula="of:=[.O31]/[.O43]" office:value-type="float" office:value="0.17911705587077" calcext:value-type="float">
            <text:p>0,17911705587077</text:p>
          </table:table-cell>
          <table:table-cell table:style-name="ce2" table:formula="of:=[.P31]/[.P43]" office:value-type="float" office:value="0.177858409290653" calcext:value-type="float">
            <text:p>0,177858409290653</text:p>
          </table:table-cell>
          <table:table-cell table:style-name="ce2" table:formula="of:=[.Q31]/[.Q43]" office:value-type="float" office:value="0.176832204901281" calcext:value-type="float">
            <text:p>0,176832204901281</text:p>
          </table:table-cell>
          <table:table-cell table:style-name="ce2" table:formula="of:=[.R31]/[.R43]" office:value-type="float" office:value="0.171204189606553" calcext:value-type="float">
            <text:p>0,171204189606553</text:p>
          </table:table-cell>
          <table:table-cell table:style-name="ce2" table:formula="of:=[.S31]/[.S43]" office:value-type="float" office:value="0.171019981349516" calcext:value-type="float">
            <text:p>0,171019981349516</text:p>
          </table:table-cell>
          <table:table-cell table:style-name="ce2" table:formula="of:=[.T31]/[.T43]" office:value-type="float" office:value="0.170407713711916" calcext:value-type="float">
            <text:p>0,170407713711916</text:p>
          </table:table-cell>
          <table:table-cell table:style-name="ce2" table:formula="of:=[.U31]/[.U43]" office:value-type="float" office:value="0.16461799635642" calcext:value-type="float">
            <text:p>0,164617996356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" calcext:value-type="float">
            <text:p>0</text:p>
          </table:table-cell>
          <table:table-cell table:style-name="ce2" table:formula="of:=[.C32]/[.C44]" office:value-type="float" office:value="0.00304034670497362" calcext:value-type="float">
            <text:p>0,003040346704974</text:p>
          </table:table-cell>
          <table:table-cell table:style-name="ce2" table:formula="of:=[.D32]/[.D44]" office:value-type="float" office:value="0.0492014305952617" calcext:value-type="float">
            <text:p>0,049201430595262</text:p>
          </table:table-cell>
          <table:table-cell table:style-name="ce2" table:formula="of:=[.E32]/[.E44]" office:value-type="float" office:value="0.087623989208877" calcext:value-type="float">
            <text:p>0,087623989208877</text:p>
          </table:table-cell>
          <table:table-cell table:style-name="ce2" table:formula="of:=[.F32]/[.F44]" office:value-type="float" office:value="0.112746086677618" calcext:value-type="float">
            <text:p>0,112746086677618</text:p>
          </table:table-cell>
          <table:table-cell table:style-name="ce2" table:formula="of:=[.G32]/[.G44]" office:value-type="float" office:value="0.130789359505645" calcext:value-type="float">
            <text:p>0,130789359505645</text:p>
          </table:table-cell>
          <table:table-cell table:style-name="ce2" table:formula="of:=[.H32]/[.H44]" office:value-type="float" office:value="0.142305588373335" calcext:value-type="float">
            <text:p>0,142305588373335</text:p>
          </table:table-cell>
          <table:table-cell table:style-name="ce2" table:formula="of:=[.I32]/[.I44]" office:value-type="float" office:value="0.145922958180967" calcext:value-type="float">
            <text:p>0,145922958180967</text:p>
          </table:table-cell>
          <table:table-cell table:style-name="ce2" table:formula="of:=[.J32]/[.J44]" office:value-type="float" office:value="0.151136656663376" calcext:value-type="float">
            <text:p>0,151136656663376</text:p>
          </table:table-cell>
          <table:table-cell table:style-name="ce2" table:formula="of:=[.K32]/[.K44]" office:value-type="float" office:value="0.154168091194741" calcext:value-type="float">
            <text:p>0,154168091194741</text:p>
          </table:table-cell>
          <table:table-cell table:style-name="ce2" table:formula="of:=[.L32]/[.L44]" office:value-type="float" office:value="0.157514903075989" calcext:value-type="float">
            <text:p>0,157514903075989</text:p>
          </table:table-cell>
          <table:table-cell table:style-name="ce2" table:formula="of:=[.M32]/[.M44]" office:value-type="float" office:value="0.155344085914149" calcext:value-type="float">
            <text:p>0,155344085914149</text:p>
          </table:table-cell>
          <table:table-cell table:style-name="ce2" table:formula="of:=[.N32]/[.N44]" office:value-type="float" office:value="0.15198332770838" calcext:value-type="float">
            <text:p>0,15198332770838</text:p>
          </table:table-cell>
          <table:table-cell table:style-name="ce2" table:formula="of:=[.O32]/[.O44]" office:value-type="float" office:value="0.147987513200228" calcext:value-type="float">
            <text:p>0,147987513200228</text:p>
          </table:table-cell>
          <table:table-cell table:style-name="ce2" table:formula="of:=[.P32]/[.P44]" office:value-type="float" office:value="0.143884083555604" calcext:value-type="float">
            <text:p>0,143884083555604</text:p>
          </table:table-cell>
          <table:table-cell table:style-name="ce2" table:formula="of:=[.Q32]/[.Q44]" office:value-type="float" office:value="0.140319774886514" calcext:value-type="float">
            <text:p>0,140319774886514</text:p>
          </table:table-cell>
          <table:table-cell table:style-name="ce2" table:formula="of:=[.R32]/[.R44]" office:value-type="float" office:value="0.136508977664193" calcext:value-type="float">
            <text:p>0,136508977664193</text:p>
          </table:table-cell>
          <table:table-cell table:style-name="ce2" table:formula="of:=[.S32]/[.S44]" office:value-type="float" office:value="0.136078744281363" calcext:value-type="float">
            <text:p>0,136078744281363</text:p>
          </table:table-cell>
          <table:table-cell table:style-name="ce2" table:formula="of:=[.T32]/[.T44]" office:value-type="float" office:value="0.132484595244904" calcext:value-type="float">
            <text:p>0,132484595244904</text:p>
          </table:table-cell>
          <table:table-cell table:style-name="ce2" table:formula="of:=[.U32]/[.U44]" office:value-type="float" office:value="0.128358253952257" calcext:value-type="float">
            <text:p>0,128358253952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" calcext:value-type="float">
            <text:p>0</text:p>
          </table:table-cell>
          <table:table-cell table:style-name="ce2" table:formula="of:=[.C33]/[.C45]" office:value-type="float" office:value="0.00106693315632094" calcext:value-type="float">
            <text:p>0,001066933156321</text:p>
          </table:table-cell>
          <table:table-cell table:style-name="ce2" table:formula="of:=[.D33]/[.D45]" office:value-type="float" office:value="0.0247377081273636" calcext:value-type="float">
            <text:p>0,024737708127364</text:p>
          </table:table-cell>
          <table:table-cell table:style-name="ce2" table:formula="of:=[.E33]/[.E45]" office:value-type="float" office:value="0.0602933420822224" calcext:value-type="float">
            <text:p>0,060293342082222</text:p>
          </table:table-cell>
          <table:table-cell table:style-name="ce2" table:formula="of:=[.F33]/[.F45]" office:value-type="float" office:value="0.0860564488151842" calcext:value-type="float">
            <text:p>0,086056448815184</text:p>
          </table:table-cell>
          <table:table-cell table:style-name="ce2" table:formula="of:=[.G33]/[.G45]" office:value-type="float" office:value="0.103295220586957" calcext:value-type="float">
            <text:p>0,103295220586957</text:p>
          </table:table-cell>
          <table:table-cell table:style-name="ce2" table:formula="of:=[.H33]/[.H45]" office:value-type="float" office:value="0.114786606315101" calcext:value-type="float">
            <text:p>0,114786606315101</text:p>
          </table:table-cell>
          <table:table-cell table:style-name="ce2" table:formula="of:=[.I33]/[.I45]" office:value-type="float" office:value="0.12184118233101" calcext:value-type="float">
            <text:p>0,12184118233101</text:p>
          </table:table-cell>
          <table:table-cell table:style-name="ce2" table:formula="of:=[.J33]/[.J45]" office:value-type="float" office:value="0.125456492978032" calcext:value-type="float">
            <text:p>0,125456492978032</text:p>
          </table:table-cell>
          <table:table-cell table:style-name="ce2" table:formula="of:=[.K33]/[.K45]" office:value-type="float" office:value="0.127282866904875" calcext:value-type="float">
            <text:p>0,127282866904875</text:p>
          </table:table-cell>
          <table:table-cell table:style-name="ce2" table:formula="of:=[.L33]/[.L45]" office:value-type="float" office:value="0.129539810310077" calcext:value-type="float">
            <text:p>0,129539810310077</text:p>
          </table:table-cell>
          <table:table-cell table:style-name="ce2" table:formula="of:=[.M33]/[.M45]" office:value-type="float" office:value="0.126507959902643" calcext:value-type="float">
            <text:p>0,126507959902643</text:p>
          </table:table-cell>
          <table:table-cell table:style-name="ce2" table:formula="of:=[.N33]/[.N45]" office:value-type="float" office:value="0.121525616856511" calcext:value-type="float">
            <text:p>0,121525616856511</text:p>
          </table:table-cell>
          <table:table-cell table:style-name="ce2" table:formula="of:=[.O33]/[.O45]" office:value-type="float" office:value="0.116597739493187" calcext:value-type="float">
            <text:p>0,116597739493187</text:p>
          </table:table-cell>
          <table:table-cell table:style-name="ce2" table:formula="of:=[.P33]/[.P45]" office:value-type="float" office:value="0.114760264098333" calcext:value-type="float">
            <text:p>0,114760264098333</text:p>
          </table:table-cell>
          <table:table-cell table:style-name="ce2" table:formula="of:=[.Q33]/[.Q45]" office:value-type="float" office:value="0.110015828942632" calcext:value-type="float">
            <text:p>0,110015828942632</text:p>
          </table:table-cell>
          <table:table-cell table:style-name="ce2" table:formula="of:=[.R33]/[.R45]" office:value-type="float" office:value="0.107352467345157" calcext:value-type="float">
            <text:p>0,107352467345157</text:p>
          </table:table-cell>
          <table:table-cell table:style-name="ce2" table:formula="of:=[.S33]/[.S45]" office:value-type="float" office:value="0.105080793616425" calcext:value-type="float">
            <text:p>0,105080793616425</text:p>
          </table:table-cell>
          <table:table-cell table:style-name="ce2" table:formula="of:=[.T33]/[.T45]" office:value-type="float" office:value="0.102680439911059" calcext:value-type="float">
            <text:p>0,102680439911059</text:p>
          </table:table-cell>
          <table:table-cell table:style-name="ce2" table:formula="of:=[.U33]/[.U45]" office:value-type="float" office:value="0.102135620219355" calcext:value-type="float">
            <text:p>0,1021356202193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" calcext:value-type="float">
            <text:p>0</text:p>
          </table:table-cell>
          <table:table-cell table:style-name="ce2" table:formula="of:=[.C34]/[.C46]" office:value-type="float" office:value="0.000696295114756096" calcext:value-type="float">
            <text:p>0,000696295114756</text:p>
          </table:table-cell>
          <table:table-cell table:style-name="ce2" table:formula="of:=[.D34]/[.D46]" office:value-type="float" office:value="0.016619781158538" calcext:value-type="float">
            <text:p>0,016619781158538</text:p>
          </table:table-cell>
          <table:table-cell table:style-name="ce2" table:formula="of:=[.E34]/[.E46]" office:value-type="float" office:value="0.0474110357004892" calcext:value-type="float">
            <text:p>0,047411035700489</text:p>
          </table:table-cell>
          <table:table-cell table:style-name="ce2" table:formula="of:=[.F34]/[.F46]" office:value-type="float" office:value="0.0674592294186" calcext:value-type="float">
            <text:p>0,0674592294186</text:p>
          </table:table-cell>
          <table:table-cell table:style-name="ce2" table:formula="of:=[.G34]/[.G46]" office:value-type="float" office:value="0.083512937597326" calcext:value-type="float">
            <text:p>0,083512937597326</text:p>
          </table:table-cell>
          <table:table-cell table:style-name="ce2" table:formula="of:=[.H34]/[.H46]" office:value-type="float" office:value="0.0917847967185591" calcext:value-type="float">
            <text:p>0,091784796718559</text:p>
          </table:table-cell>
          <table:table-cell table:style-name="ce2" table:formula="of:=[.I34]/[.I46]" office:value-type="float" office:value="0.0938886725595293" calcext:value-type="float">
            <text:p>0,093888672559529</text:p>
          </table:table-cell>
          <table:table-cell table:style-name="ce2" table:formula="of:=[.J34]/[.J46]" office:value-type="float" office:value="0.0942026850060429" calcext:value-type="float">
            <text:p>0,094202685006043</text:p>
          </table:table-cell>
          <table:table-cell table:style-name="ce2" table:formula="of:=[.K34]/[.K46]" office:value-type="float" office:value="0.0936853803573727" calcext:value-type="float">
            <text:p>0,093685380357373</text:p>
          </table:table-cell>
          <table:table-cell table:style-name="ce2" table:formula="of:=[.L34]/[.L46]" office:value-type="float" office:value="0.0879377787336767" calcext:value-type="float">
            <text:p>0,087937778733677</text:p>
          </table:table-cell>
          <table:table-cell table:style-name="ce2" table:formula="of:=[.M34]/[.M46]" office:value-type="float" office:value="0.082267242731368" calcext:value-type="float">
            <text:p>0,082267242731368</text:p>
          </table:table-cell>
          <table:table-cell table:style-name="ce2" table:formula="of:=[.N34]/[.N46]" office:value-type="float" office:value="0.0762460859905597" calcext:value-type="float">
            <text:p>0,07624608599056</text:p>
          </table:table-cell>
          <table:table-cell table:style-name="ce2" table:formula="of:=[.O34]/[.O46]" office:value-type="float" office:value="0.0714603396762138" calcext:value-type="float">
            <text:p>0,071460339676214</text:p>
          </table:table-cell>
          <table:table-cell table:style-name="ce2" table:formula="of:=[.P34]/[.P46]" office:value-type="float" office:value="0.0676873784733645" calcext:value-type="float">
            <text:p>0,067687378473365</text:p>
          </table:table-cell>
          <table:table-cell table:style-name="ce2" table:formula="of:=[.Q34]/[.Q46]" office:value-type="float" office:value="0.0644764697086678" calcext:value-type="float">
            <text:p>0,064476469708668</text:p>
          </table:table-cell>
          <table:table-cell table:style-name="ce2" table:formula="of:=[.R34]/[.R46]" office:value-type="float" office:value="0.0619907694191117" calcext:value-type="float">
            <text:p>0,061990769419112</text:p>
          </table:table-cell>
          <table:table-cell table:style-name="ce2" table:formula="of:=[.S34]/[.S46]" office:value-type="float" office:value="0.0598617747336343" calcext:value-type="float">
            <text:p>0,059861774733634</text:p>
          </table:table-cell>
          <table:table-cell table:style-name="ce2" table:formula="of:=[.T34]/[.T46]" office:value-type="float" office:value="0.0579163451894709" calcext:value-type="float">
            <text:p>0,057916345189471</text:p>
          </table:table-cell>
          <table:table-cell table:style-name="ce2" table:formula="of:=[.U34]/[.U46]" office:value-type="float" office:value="0.0566521905477364" calcext:value-type="float">
            <text:p>0,0566521905477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" calcext:value-type="float">
            <text:p>0</text:p>
          </table:table-cell>
          <table:table-cell table:style-name="ce2" table:formula="of:=[.C35]/[.C47]" office:value-type="float" office:value="0.000199673007975595" calcext:value-type="float">
            <text:p>0,000199673007976</text:p>
          </table:table-cell>
          <table:table-cell table:style-name="ce2" table:formula="of:=[.D35]/[.D47]" office:value-type="float" office:value="0.00814449225427873" calcext:value-type="float">
            <text:p>0,008144492254279</text:p>
          </table:table-cell>
          <table:table-cell table:style-name="ce2" table:formula="of:=[.E35]/[.E47]" office:value-type="float" office:value="0.021941317468992" calcext:value-type="float">
            <text:p>0,021941317468992</text:p>
          </table:table-cell>
          <table:table-cell table:style-name="ce2" table:formula="of:=[.F35]/[.F47]" office:value-type="float" office:value="0.0312841599891555" calcext:value-type="float">
            <text:p>0,031284159989156</text:p>
          </table:table-cell>
          <table:table-cell table:style-name="ce2" table:formula="of:=[.G35]/[.G47]" office:value-type="float" office:value="0.038310295364747" calcext:value-type="float">
            <text:p>0,038310295364747</text:p>
          </table:table-cell>
          <table:table-cell table:style-name="ce2" table:formula="of:=[.H35]/[.H47]" office:value-type="float" office:value="0.0433523330043245" calcext:value-type="float">
            <text:p>0,043352333004325</text:p>
          </table:table-cell>
          <table:table-cell table:style-name="ce2" table:formula="of:=[.I35]/[.I47]" office:value-type="float" office:value="0.0452514688632883" calcext:value-type="float">
            <text:p>0,045251468863288</text:p>
          </table:table-cell>
          <table:table-cell table:style-name="ce2" table:formula="of:=[.J35]/[.J47]" office:value-type="float" office:value="0.0461201068958307" calcext:value-type="float">
            <text:p>0,046120106895831</text:p>
          </table:table-cell>
          <table:table-cell table:style-name="ce2" table:formula="of:=[.K35]/[.K47]" office:value-type="float" office:value="0.0459988761035007" calcext:value-type="float">
            <text:p>0,045998876103501</text:p>
          </table:table-cell>
          <table:table-cell table:style-name="ce2" table:formula="of:=[.L35]/[.L47]" office:value-type="float" office:value="0.04397667578021" calcext:value-type="float">
            <text:p>0,04397667578021</text:p>
          </table:table-cell>
          <table:table-cell table:style-name="ce2" table:formula="of:=[.M35]/[.M47]" office:value-type="float" office:value="0.0419055794032889" calcext:value-type="float">
            <text:p>0,041905579403289</text:p>
          </table:table-cell>
          <table:table-cell table:style-name="ce2" table:formula="of:=[.N35]/[.N47]" office:value-type="float" office:value="0.0398921898048666" calcext:value-type="float">
            <text:p>0,039892189804867</text:p>
          </table:table-cell>
          <table:table-cell table:style-name="ce2" table:formula="of:=[.O35]/[.O47]" office:value-type="float" office:value="0.0383353362017783" calcext:value-type="float">
            <text:p>0,038335336201778</text:p>
          </table:table-cell>
          <table:table-cell table:style-name="ce2" table:formula="of:=[.P35]/[.P47]" office:value-type="float" office:value="0.0364479132943966" calcext:value-type="float">
            <text:p>0,036447913294397</text:p>
          </table:table-cell>
          <table:table-cell table:style-name="ce2" table:formula="of:=[.Q35]/[.Q47]" office:value-type="float" office:value="0.0352433141522658" calcext:value-type="float">
            <text:p>0,035243314152266</text:p>
          </table:table-cell>
          <table:table-cell table:style-name="ce2" table:formula="of:=[.R35]/[.R47]" office:value-type="float" office:value="0.034123206414714" calcext:value-type="float">
            <text:p>0,034123206414714</text:p>
          </table:table-cell>
          <table:table-cell table:style-name="ce2" table:formula="of:=[.S35]/[.S47]" office:value-type="float" office:value="0.0330274873435818" calcext:value-type="float">
            <text:p>0,033027487343582</text:p>
          </table:table-cell>
          <table:table-cell table:style-name="ce2" table:formula="of:=[.T35]/[.T47]" office:value-type="float" office:value="0.0323208060363016" calcext:value-type="float">
            <text:p>0,032320806036302</text:p>
          </table:table-cell>
          <table:table-cell table:style-name="ce2" table:formula="of:=[.U35]/[.U47]" office:value-type="float" office:value="0.0313812126050508" calcext:value-type="float">
            <text:p>0,0313812126050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" calcext:value-type="float">
            <text:p>0</text:p>
          </table:table-cell>
          <table:table-cell table:style-name="ce2" table:formula="of:=[.C36]/[.C48]" office:value-type="float" office:value="0.000277886006374412" calcext:value-type="float">
            <text:p>0,000277886006374</text:p>
          </table:table-cell>
          <table:table-cell table:style-name="ce2" table:formula="of:=[.D36]/[.D48]" office:value-type="float" office:value="0.00423694316923104" calcext:value-type="float">
            <text:p>0,004236943169231</text:p>
          </table:table-cell>
          <table:table-cell table:style-name="ce2" table:formula="of:=[.E36]/[.E48]" office:value-type="float" office:value="0.0105469034880076" calcext:value-type="float">
            <text:p>0,010546903488008</text:p>
          </table:table-cell>
          <table:table-cell table:style-name="ce2" table:formula="of:=[.F36]/[.F48]" office:value-type="float" office:value="0.0151653740831683" calcext:value-type="float">
            <text:p>0,015165374083168</text:p>
          </table:table-cell>
          <table:table-cell table:style-name="ce2" table:formula="of:=[.G36]/[.G48]" office:value-type="float" office:value="0.018320316691282" calcext:value-type="float">
            <text:p>0,018320316691282</text:p>
          </table:table-cell>
          <table:table-cell table:style-name="ce2" table:formula="of:=[.H36]/[.H48]" office:value-type="float" office:value="0.0204092645921916" calcext:value-type="float">
            <text:p>0,020409264592192</text:p>
          </table:table-cell>
          <table:table-cell table:style-name="ce2" table:formula="of:=[.I36]/[.I48]" office:value-type="float" office:value="0.021639873816373" calcext:value-type="float">
            <text:p>0,021639873816373</text:p>
          </table:table-cell>
          <table:table-cell table:style-name="ce2" table:formula="of:=[.J36]/[.J48]" office:value-type="float" office:value="0.0220126818688818" calcext:value-type="float">
            <text:p>0,022012681868882</text:p>
          </table:table-cell>
          <table:table-cell table:style-name="ce2" table:formula="of:=[.K36]/[.K48]" office:value-type="float" office:value="0.0221453569981734" calcext:value-type="float">
            <text:p>0,022145356998173</text:p>
          </table:table-cell>
          <table:table-cell table:style-name="ce2" table:formula="of:=[.L36]/[.L48]" office:value-type="float" office:value="0.0217853483213818" calcext:value-type="float">
            <text:p>0,021785348321382</text:p>
          </table:table-cell>
          <table:table-cell table:style-name="ce2" table:formula="of:=[.M36]/[.M48]" office:value-type="float" office:value="0.0212150384482688" calcext:value-type="float">
            <text:p>0,021215038448269</text:p>
          </table:table-cell>
          <table:table-cell table:style-name="ce2" table:formula="of:=[.N36]/[.N48]" office:value-type="float" office:value="0.0204057645565612" calcext:value-type="float">
            <text:p>0,020405764556561</text:p>
          </table:table-cell>
          <table:table-cell table:style-name="ce2" table:formula="of:=[.O36]/[.O48]" office:value-type="float" office:value="0.0196766681377217" calcext:value-type="float">
            <text:p>0,019676668137722</text:p>
          </table:table-cell>
          <table:table-cell table:style-name="ce2" table:formula="of:=[.P36]/[.P48]" office:value-type="float" office:value="0.0188837176759514" calcext:value-type="float">
            <text:p>0,018883717675951</text:p>
          </table:table-cell>
          <table:table-cell table:style-name="ce2" table:formula="of:=[.Q36]/[.Q48]" office:value-type="float" office:value="0.0182494261024382" calcext:value-type="float">
            <text:p>0,018249426102438</text:p>
          </table:table-cell>
          <table:table-cell table:style-name="ce2" table:formula="of:=[.R36]/[.R48]" office:value-type="float" office:value="0.0177546219472904" calcext:value-type="float">
            <text:p>0,01775462194729</text:p>
          </table:table-cell>
          <table:table-cell table:style-name="ce2" table:formula="of:=[.S36]/[.S48]" office:value-type="float" office:value="0.0172582581704307" calcext:value-type="float">
            <text:p>0,017258258170431</text:p>
          </table:table-cell>
          <table:table-cell table:style-name="ce2" table:formula="of:=[.T36]/[.T48]" office:value-type="float" office:value="0.0168842020849034" calcext:value-type="float">
            <text:p>0,016884202084903</text:p>
          </table:table-cell>
          <table:table-cell table:style-name="ce2" table:formula="of:=[.U36]/[.U48]" office:value-type="float" office:value="0.0165060315400547" calcext:value-type="float">
            <text:p>0,016506031540055</text:p>
          </table:table-cell>
          <table:table-cell table:number-columns-repeated="7"/>
          <table:table-cell table:style-name="Default"/>
          <table:table-cell table:number-columns-repeated="995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" calcext:value-type="float">
            <text:p>0</text:p>
          </table:table-cell>
          <table:table-cell table:style-name="ce2" table:formula="of:=[.C37]/[.C49]" office:value-type="float" office:value="0.000051314012290441" calcext:value-type="float">
            <text:p>5,1314012290441E-05</text:p>
          </table:table-cell>
          <table:table-cell table:style-name="ce2" table:formula="of:=[.D37]/[.D49]" office:value-type="float" office:value="0.000310817881278687" calcext:value-type="float">
            <text:p>0,000310817881279</text:p>
          </table:table-cell>
          <table:table-cell table:style-name="ce2" table:formula="of:=[.E37]/[.E49]" office:value-type="float" office:value="0.00191789659904101" calcext:value-type="float">
            <text:p>0,001917896599041</text:p>
          </table:table-cell>
          <table:table-cell table:style-name="ce2" table:formula="of:=[.F37]/[.F49]" office:value-type="float" office:value="0.00329476831117733" calcext:value-type="float">
            <text:p>0,003294768311177</text:p>
          </table:table-cell>
          <table:table-cell table:style-name="ce2" table:formula="of:=[.G37]/[.G49]" office:value-type="float" office:value="0.00357322328250981" calcext:value-type="float">
            <text:p>0,00357322328251</text:p>
          </table:table-cell>
          <table:table-cell table:style-name="ce2" table:formula="of:=[.H37]/[.H49]" office:value-type="float" office:value="0.00368539466006725" calcext:value-type="float">
            <text:p>0,003685394660067</text:p>
          </table:table-cell>
          <table:table-cell table:style-name="ce2" table:formula="of:=[.I37]/[.I49]" office:value-type="float" office:value="0.00370500544464943" calcext:value-type="float">
            <text:p>0,003705005444649</text:p>
          </table:table-cell>
          <table:table-cell table:style-name="ce2" table:formula="of:=[.J37]/[.J49]" office:value-type="float" office:value="0.00367161796889055" calcext:value-type="float">
            <text:p>0,003671617968891</text:p>
          </table:table-cell>
          <table:table-cell table:style-name="ce2" table:formula="of:=[.K37]/[.K49]" office:value-type="float" office:value="0.00360481241270799" calcext:value-type="float">
            <text:p>0,003604812412708</text:p>
          </table:table-cell>
          <table:table-cell table:style-name="ce2" table:formula="of:=[.L37]/[.L49]" office:value-type="float" office:value="0.00345097593317232" calcext:value-type="float">
            <text:p>0,003450975933172</text:p>
          </table:table-cell>
          <table:table-cell table:style-name="ce2" table:formula="of:=[.M37]/[.M49]" office:value-type="float" office:value="0.0033130342075759" calcext:value-type="float">
            <text:p>0,003313034207576</text:p>
          </table:table-cell>
          <table:table-cell table:style-name="ce2" table:formula="of:=[.N37]/[.N49]" office:value-type="float" office:value="0.00320268533922699" calcext:value-type="float">
            <text:p>0,003202685339227</text:p>
          </table:table-cell>
          <table:table-cell table:style-name="ce2" table:formula="of:=[.O37]/[.O49]" office:value-type="float" office:value="0.00306499022437794" calcext:value-type="float">
            <text:p>0,003064990224378</text:p>
          </table:table-cell>
          <table:table-cell table:style-name="ce2" table:formula="of:=[.P37]/[.P49]" office:value-type="float" office:value="0.00296178454512354" calcext:value-type="float">
            <text:p>0,002961784545124</text:p>
          </table:table-cell>
          <table:table-cell table:style-name="ce2" table:formula="of:=[.Q37]/[.Q49]" office:value-type="float" office:value="0.00290440449281374" calcext:value-type="float">
            <text:p>0,002904404492814</text:p>
          </table:table-cell>
          <table:table-cell table:style-name="ce2" table:formula="of:=[.R37]/[.R49]" office:value-type="float" office:value="0.0028486105098306" calcext:value-type="float">
            <text:p>0,002848610509831</text:p>
          </table:table-cell>
          <table:table-cell table:style-name="ce2" table:formula="of:=[.S37]/[.S49]" office:value-type="float" office:value="0.00280742821213358" calcext:value-type="float">
            <text:p>0,002807428212134</text:p>
          </table:table-cell>
          <table:table-cell table:style-name="ce2" table:formula="of:=[.T37]/[.T49]" office:value-type="float" office:value="0.00277057928929963" calcext:value-type="float">
            <text:p>0,0027705792893</text:p>
          </table:table-cell>
          <table:table-cell table:style-name="ce2" table:formula="of:=[.U37]/[.U49]" office:value-type="float" office:value="0.00274349831982736" calcext:value-type="float">
            <text:p>0,002743498319827</text:p>
          </table:table-cell>
          <table:table-cell table:number-columns-repeated="1003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shapes>
          <draw:frame draw:z-index="0" draw:style-name="gr1" draw:text-style-name="P1" svg:width="177.8mm" svg:height="127mm" svg:x="282.15mm" svg:y="348.29mm">
            <loext:p draw:notify-on-update-of-ranges="crowd_run_2160p50.A52:crowd_run_2160p50.A52 crowd_run_2160p50.B52:crowd_run_2160p50.U52 crowd_run_2160p50.A53:crowd_run_2160p50.A53 crowd_run_2160p50.B53:crowd_run_2160p50.U53 crowd_run_2160p50.A52:crowd_run_2160p50.A52 crowd_run_2160p50.B52:crowd_run_2160p50.U52 crowd_run_2160p50.A54:crowd_run_2160p50.A54 crowd_run_2160p50.B54:crowd_run_2160p50.U54 crowd_run_2160p50.A52:crowd_run_2160p50.A52 crowd_run_2160p50.B52:crowd_run_2160p50.U52 crowd_run_2160p50.A55:crowd_run_2160p50.A55 crowd_run_2160p50.B55:crowd_run_2160p50.U55 crowd_run_2160p50.A52:crowd_run_2160p50.A52 crowd_run_2160p50.B52:crowd_run_2160p50.U52 crowd_run_2160p50.A56:crowd_run_2160p50.A56 crowd_run_2160p50.B56:crowd_run_2160p50.U56 crowd_run_2160p50.A52:crowd_run_2160p50.A52 crowd_run_2160p50.B52:crowd_run_2160p50.U52 crowd_run_2160p50.A57:crowd_run_2160p50.A57 crowd_run_2160p50.B57:crowd_run_2160p50.U57 crowd_run_2160p50.A52:crowd_run_2160p50.A52 crowd_run_2160p50.B52:crowd_run_2160p50.U52 crowd_run_2160p50.A58:crowd_run_2160p50.A58 crowd_run_2160p50.B58:crowd_run_2160p50.U58 crowd_run_2160p50.A52:crowd_run_2160p50.A52 crowd_run_2160p50.B52:crowd_run_2160p50.U52 crowd_run_2160p50.A59:crowd_run_2160p50.A59 crowd_run_2160p50.B59:crowd_run_2160p50.U59 crowd_run_2160p50.A52:crowd_run_2160p50.A52 crowd_run_2160p50.B52:crowd_run_2160p50.U52 crowd_run_2160p50.A60:crowd_run_2160p50.A60 crowd_run_2160p50.B60:crowd_run_2160p50.U60 crowd_run_2160p50.A52:crowd_run_2160p50.A52 crowd_run_2160p50.B52:crowd_run_2160p50.U52 crowd_run_2160p50.A61:crowd_run_2160p50.A61 crowd_run_2160p50.B61:crowd_run_2160p50.U61 crowd_run_2160p50.A52:crowd_run_2160p50.A52 crowd_run_2160p50.B52:crowd_run_2160p50.U52 crowd_run_2160p50.A62:crowd_run_2160p50.A62 crowd_run_2160p50.B62:crowd_run_2160p50.U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78.58mm" svg:y="0.13mm">
            <loext:p draw:notify-on-update-of-ranges="crowd_run_2160p50.A3:crowd_run_2160p50.A3 crowd_run_2160p50.B3:crowd_run_2160p50.U3 crowd_run_2160p50.A4:crowd_run_2160p50.A4 crowd_run_2160p50.B4:crowd_run_2160p50.U4 crowd_run_2160p50.A3:crowd_run_2160p50.A3 crowd_run_2160p50.B3:crowd_run_2160p50.U3 crowd_run_2160p50.A5:crowd_run_2160p50.A5 crowd_run_2160p50.B5:crowd_run_2160p50.U5 crowd_run_2160p50.A3:crowd_run_2160p50.A3 crowd_run_2160p50.B3:crowd_run_2160p50.U3 crowd_run_2160p50.A6:crowd_run_2160p50.A6 crowd_run_2160p50.B6:crowd_run_2160p50.U6 crowd_run_2160p50.A3:crowd_run_2160p50.A3 crowd_run_2160p50.B3:crowd_run_2160p50.U3 crowd_run_2160p50.A7:crowd_run_2160p50.A7 crowd_run_2160p50.B7:crowd_run_2160p50.U7 crowd_run_2160p50.A3:crowd_run_2160p50.A3 crowd_run_2160p50.B3:crowd_run_2160p50.U3 crowd_run_2160p50.A8:crowd_run_2160p50.A8 crowd_run_2160p50.B8:crowd_run_2160p50.U8 crowd_run_2160p50.A3:crowd_run_2160p50.A3 crowd_run_2160p50.B3:crowd_run_2160p50.U3 crowd_run_2160p50.A9:crowd_run_2160p50.A9 crowd_run_2160p50.B9:crowd_run_2160p50.U9 crowd_run_2160p50.A3:crowd_run_2160p50.A3 crowd_run_2160p50.B3:crowd_run_2160p50.U3 crowd_run_2160p50.A10:crowd_run_2160p50.A10 crowd_run_2160p50.B10:crowd_run_2160p50.U10 crowd_run_2160p50.A3:crowd_run_2160p50.A3 crowd_run_2160p50.B3:crowd_run_2160p50.U3 crowd_run_2160p50.A11:crowd_run_2160p50.A11 crowd_run_2160p50.B11:crowd_run_2160p50.U11 crowd_run_2160p50.A3:crowd_run_2160p50.A3 crowd_run_2160p50.B3:crowd_run_2160p50.U3 crowd_run_2160p50.A12:crowd_run_2160p50.A12 crowd_run_2160p50.B12:crowd_run_2160p50.U12 crowd_run_2160p50.A3:crowd_run_2160p50.A3 crowd_run_2160p50.B3:crowd_run_2160p50.U3 crowd_run_2160p50.A13:crowd_run_2160p50.A13 crowd_run_2160p50.B13:crowd_run_2160p50.U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79.23mm" svg:y="92.54mm">
            <loext:p draw:notify-on-update-of-ranges="crowd_run_2160p50.A15:crowd_run_2160p50.A15 crowd_run_2160p50.B15:crowd_run_2160p50.U15 crowd_run_2160p50.A16:crowd_run_2160p50.A16 crowd_run_2160p50.B16:crowd_run_2160p50.U16 crowd_run_2160p50.A15:crowd_run_2160p50.A15 crowd_run_2160p50.B15:crowd_run_2160p50.U15 crowd_run_2160p50.A17:crowd_run_2160p50.A17 crowd_run_2160p50.B17:crowd_run_2160p50.U17 crowd_run_2160p50.A15:crowd_run_2160p50.A15 crowd_run_2160p50.B15:crowd_run_2160p50.U15 crowd_run_2160p50.A18:crowd_run_2160p50.A18 crowd_run_2160p50.B18:crowd_run_2160p50.U18 crowd_run_2160p50.A15:crowd_run_2160p50.A15 crowd_run_2160p50.B15:crowd_run_2160p50.U15 crowd_run_2160p50.A19:crowd_run_2160p50.A19 crowd_run_2160p50.B19:crowd_run_2160p50.U19 crowd_run_2160p50.A15:crowd_run_2160p50.A15 crowd_run_2160p50.B15:crowd_run_2160p50.U15 crowd_run_2160p50.A20:crowd_run_2160p50.A20 crowd_run_2160p50.B20:crowd_run_2160p50.U20 crowd_run_2160p50.A15:crowd_run_2160p50.A15 crowd_run_2160p50.B15:crowd_run_2160p50.U15 crowd_run_2160p50.A21:crowd_run_2160p50.A21 crowd_run_2160p50.B21:crowd_run_2160p50.U21 crowd_run_2160p50.A15:crowd_run_2160p50.A15 crowd_run_2160p50.B15:crowd_run_2160p50.U15 crowd_run_2160p50.A22:crowd_run_2160p50.A22 crowd_run_2160p50.B22:crowd_run_2160p50.U22 crowd_run_2160p50.A15:crowd_run_2160p50.A15 crowd_run_2160p50.B15:crowd_run_2160p50.U15 crowd_run_2160p50.A23:crowd_run_2160p50.A23 crowd_run_2160p50.B23:crowd_run_2160p50.U23 crowd_run_2160p50.A15:crowd_run_2160p50.A15 crowd_run_2160p50.B15:crowd_run_2160p50.U15 crowd_run_2160p50.A24:crowd_run_2160p50.A24 crowd_run_2160p50.B24:crowd_run_2160p50.U24 crowd_run_2160p50.A15:crowd_run_2160p50.A15 crowd_run_2160p50.B15:crowd_run_2160p50.U15 crowd_run_2160p50.A25:crowd_run_2160p50.A25 crowd_run_2160p50.B25:crowd_run_2160p50.U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480.76mm" svg:y="184.29mm">
            <loext:p draw:notify-on-update-of-ranges="crowd_run_2160p50.A27:crowd_run_2160p50.A27 crowd_run_2160p50.B27:crowd_run_2160p50.U27 crowd_run_2160p50.A28:crowd_run_2160p50.A28 crowd_run_2160p50.B28:crowd_run_2160p50.U28 crowd_run_2160p50.A27:crowd_run_2160p50.A27 crowd_run_2160p50.B27:crowd_run_2160p50.U27 crowd_run_2160p50.A29:crowd_run_2160p50.A29 crowd_run_2160p50.B29:crowd_run_2160p50.U29 crowd_run_2160p50.A27:crowd_run_2160p50.A27 crowd_run_2160p50.B27:crowd_run_2160p50.U27 crowd_run_2160p50.A30:crowd_run_2160p50.A30 crowd_run_2160p50.B30:crowd_run_2160p50.U30 crowd_run_2160p50.A27:crowd_run_2160p50.A27 crowd_run_2160p50.B27:crowd_run_2160p50.U27 crowd_run_2160p50.A31:crowd_run_2160p50.A31 crowd_run_2160p50.B31:crowd_run_2160p50.U31 crowd_run_2160p50.A27:crowd_run_2160p50.A27 crowd_run_2160p50.B27:crowd_run_2160p50.U27 crowd_run_2160p50.A32:crowd_run_2160p50.A32 crowd_run_2160p50.B32:crowd_run_2160p50.U32 crowd_run_2160p50.A27:crowd_run_2160p50.A27 crowd_run_2160p50.B27:crowd_run_2160p50.U27 crowd_run_2160p50.A33:crowd_run_2160p50.A33 crowd_run_2160p50.B33:crowd_run_2160p50.U33 crowd_run_2160p50.A27:crowd_run_2160p50.A27 crowd_run_2160p50.B27:crowd_run_2160p50.U27 crowd_run_2160p50.A34:crowd_run_2160p50.A34 crowd_run_2160p50.B34:crowd_run_2160p50.U34 crowd_run_2160p50.A27:crowd_run_2160p50.A27 crowd_run_2160p50.B27:crowd_run_2160p50.U27 crowd_run_2160p50.A35:crowd_run_2160p50.A35 crowd_run_2160p50.B35:crowd_run_2160p50.U35 crowd_run_2160p50.A27:crowd_run_2160p50.A27 crowd_run_2160p50.B27:crowd_run_2160p50.U27 crowd_run_2160p50.A36:crowd_run_2160p50.A36 crowd_run_2160p50.B36:crowd_run_2160p50.U36 crowd_run_2160p50.A27:crowd_run_2160p50.A27 crowd_run_2160p50.B27:crowd_run_2160p50.U27 crowd_run_2160p50.A37:crowd_run_2160p50.A37 crowd_run_2160p50.B37:crowd_run_2160p50.U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482.71mm" svg:y="280.74mm">
            <loext:p draw:notify-on-update-of-ranges="crowd_run_2160p50.A39:crowd_run_2160p50.A39 crowd_run_2160p50.B39:crowd_run_2160p50.U39 crowd_run_2160p50.A40:crowd_run_2160p50.A40 crowd_run_2160p50.B40:crowd_run_2160p50.U40 crowd_run_2160p50.A39:crowd_run_2160p50.A39 crowd_run_2160p50.B39:crowd_run_2160p50.U39 crowd_run_2160p50.A41:crowd_run_2160p50.A41 crowd_run_2160p50.B41:crowd_run_2160p50.U41 crowd_run_2160p50.A39:crowd_run_2160p50.A39 crowd_run_2160p50.B39:crowd_run_2160p50.U39 crowd_run_2160p50.A42:crowd_run_2160p50.A42 crowd_run_2160p50.B42:crowd_run_2160p50.U42 crowd_run_2160p50.A39:crowd_run_2160p50.A39 crowd_run_2160p50.B39:crowd_run_2160p50.U39 crowd_run_2160p50.A43:crowd_run_2160p50.A43 crowd_run_2160p50.B43:crowd_run_2160p50.U43 crowd_run_2160p50.A39:crowd_run_2160p50.A39 crowd_run_2160p50.B39:crowd_run_2160p50.U39 crowd_run_2160p50.A44:crowd_run_2160p50.A44 crowd_run_2160p50.B44:crowd_run_2160p50.U44 crowd_run_2160p50.A39:crowd_run_2160p50.A39 crowd_run_2160p50.B39:crowd_run_2160p50.U39 crowd_run_2160p50.A45:crowd_run_2160p50.A45 crowd_run_2160p50.B45:crowd_run_2160p50.U45 crowd_run_2160p50.A39:crowd_run_2160p50.A39 crowd_run_2160p50.B39:crowd_run_2160p50.U39 crowd_run_2160p50.A46:crowd_run_2160p50.A46 crowd_run_2160p50.B46:crowd_run_2160p50.U46 crowd_run_2160p50.A39:crowd_run_2160p50.A39 crowd_run_2160p50.B39:crowd_run_2160p50.U39 crowd_run_2160p50.A47:crowd_run_2160p50.A47 crowd_run_2160p50.B47:crowd_run_2160p50.U47 crowd_run_2160p50.A39:crowd_run_2160p50.A39 crowd_run_2160p50.B39:crowd_run_2160p50.U39 crowd_run_2160p50.A48:crowd_run_2160p50.A48 crowd_run_2160p50.B48:crowd_run_2160p50.U48 crowd_run_2160p50.A39:crowd_run_2160p50.A39 crowd_run_2160p50.B39:crowd_run_2160p50.U39 crowd_run_2160p50.A49:crowd_run_2160p50.A49 crowd_run_2160p50.B49:crowd_run_2160p50.U4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1.758048" calcext:value-type="float">
            <text:p>11,758048</text:p>
          </table:table-cell>
          <table:table-cell table:style-name="ce2" office:value-type="float" office:value="13.142016" calcext:value-type="float">
            <text:p>13,142016</text:p>
          </table:table-cell>
          <table:table-cell table:style-name="ce2" office:value-type="float" office:value="13.751605" calcext:value-type="float">
            <text:p>13,751605</text:p>
          </table:table-cell>
          <table:table-cell table:style-name="ce2" office:value-type="float" office:value="14.332426" calcext:value-type="float">
            <text:p>14,332426</text:p>
          </table:table-cell>
          <table:table-cell table:style-name="ce2" office:value-type="float" office:value="14.888924" calcext:value-type="float">
            <text:p>14,888924</text:p>
          </table:table-cell>
          <table:table-cell table:style-name="ce2" office:value-type="float" office:value="15.369407" calcext:value-type="float">
            <text:p>15,369407</text:p>
          </table:table-cell>
          <table:table-cell table:style-name="ce2" office:value-type="float" office:value="15.84385" calcext:value-type="float">
            <text:p>15,84385</text:p>
          </table:table-cell>
          <table:table-cell table:style-name="ce2" office:value-type="float" office:value="16.426394" calcext:value-type="float">
            <text:p>16,426394</text:p>
          </table:table-cell>
          <table:table-cell table:style-name="ce2" office:value-type="float" office:value="16.799265" calcext:value-type="float">
            <text:p>16,799265</text:p>
          </table:table-cell>
          <table:table-cell table:style-name="ce2" office:value-type="float" office:value="17.511238" calcext:value-type="float">
            <text:p>17,511238</text:p>
          </table:table-cell>
          <table:table-cell table:style-name="ce2" office:value-type="float" office:value="17.76326" calcext:value-type="float">
            <text:p>17,76326</text:p>
          </table:table-cell>
          <table:table-cell table:style-name="ce2" office:value-type="float" office:value="18.378559" calcext:value-type="float">
            <text:p>18,378559</text:p>
          </table:table-cell>
          <table:table-cell table:style-name="ce2" office:value-type="float" office:value="19.713522" calcext:value-type="float">
            <text:p>19,713522</text:p>
          </table:table-cell>
          <table:table-cell table:style-name="ce2" office:value-type="float" office:value="20.370197" calcext:value-type="float">
            <text:p>20,370197</text:p>
          </table:table-cell>
          <table:table-cell table:style-name="ce2" office:value-type="float" office:value="20.988253" calcext:value-type="float">
            <text:p>20,988253</text:p>
          </table:table-cell>
          <table:table-cell table:style-name="ce2" office:value-type="float" office:value="21.648188" calcext:value-type="float">
            <text:p>21,648188</text:p>
          </table:table-cell>
          <table:table-cell table:style-name="ce2" office:value-type="float" office:value="22.028219" calcext:value-type="float">
            <text:p>22,028219</text:p>
          </table:table-cell>
          <table:table-cell table:style-name="ce2" office:value-type="float" office:value="22.365343" calcext:value-type="float">
            <text:p>22,365343</text:p>
          </table:table-cell>
          <table:table-cell table:style-name="ce2" office:value-type="float" office:value="22.834616" calcext:value-type="float">
            <text:p>22,834616</text:p>
          </table:table-cell>
          <table:table-cell table:style-name="ce2" office:value-type="float" office:value="23.110844" calcext:value-type="float">
            <text:p>23,11084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2.927973" calcext:value-type="float">
            <text:p>12,927973</text:p>
          </table:table-cell>
          <table:table-cell table:style-name="ce2" office:value-type="float" office:value="14.641223" calcext:value-type="float">
            <text:p>14,641223</text:p>
          </table:table-cell>
          <table:table-cell table:style-name="ce2" office:value-type="float" office:value="15.94206" calcext:value-type="float">
            <text:p>15,94206</text:p>
          </table:table-cell>
          <table:table-cell table:style-name="ce2" office:value-type="float" office:value="16.77972" calcext:value-type="float">
            <text:p>16,77972</text:p>
          </table:table-cell>
          <table:table-cell table:style-name="ce2" office:value-type="float" office:value="17.31966" calcext:value-type="float">
            <text:p>17,31966</text:p>
          </table:table-cell>
          <table:table-cell table:style-name="ce2" office:value-type="float" office:value="17.822214" calcext:value-type="float">
            <text:p>17,822214</text:p>
          </table:table-cell>
          <table:table-cell table:style-name="ce2" office:value-type="float" office:value="18.286306" calcext:value-type="float">
            <text:p>18,286306</text:p>
          </table:table-cell>
          <table:table-cell table:style-name="ce2" office:value-type="float" office:value="18.682722" calcext:value-type="float">
            <text:p>18,682722</text:p>
          </table:table-cell>
          <table:table-cell table:style-name="ce2" office:value-type="float" office:value="18.96176" calcext:value-type="float">
            <text:p>18,96176</text:p>
          </table:table-cell>
          <table:table-cell table:style-name="ce2" office:value-type="float" office:value="19.26976" calcext:value-type="float">
            <text:p>19,26976</text:p>
          </table:table-cell>
          <table:table-cell table:style-name="ce2" office:value-type="float" office:value="20.24604" calcext:value-type="float">
            <text:p>20,24604</text:p>
          </table:table-cell>
          <table:table-cell table:style-name="ce2" office:value-type="float" office:value="21.169584" calcext:value-type="float">
            <text:p>21,169584</text:p>
          </table:table-cell>
          <table:table-cell table:style-name="ce2" office:value-type="float" office:value="21.992088" calcext:value-type="float">
            <text:p>21,992088</text:p>
          </table:table-cell>
          <table:table-cell table:style-name="ce2" office:value-type="float" office:value="22.694666" calcext:value-type="float">
            <text:p>22,694666</text:p>
          </table:table-cell>
          <table:table-cell table:style-name="ce2" office:value-type="float" office:value="23.317024" calcext:value-type="float">
            <text:p>23,317024</text:p>
          </table:table-cell>
          <table:table-cell table:style-name="ce2" office:value-type="float" office:value="23.875671" calcext:value-type="float">
            <text:p>23,875671</text:p>
          </table:table-cell>
          <table:table-cell table:style-name="ce2" office:value-type="float" office:value="24.39352" calcext:value-type="float">
            <text:p>24,39352</text:p>
          </table:table-cell>
          <table:table-cell table:style-name="ce2" office:value-type="float" office:value="24.872089" calcext:value-type="float">
            <text:p>24,872089</text:p>
          </table:table-cell>
          <table:table-cell table:style-name="ce2" office:value-type="float" office:value="25.312153" calcext:value-type="float">
            <text:p>25,312153</text:p>
          </table:table-cell>
          <table:table-cell table:style-name="ce2" office:value-type="float" office:value="25.723623" calcext:value-type="float">
            <text:p>25,7236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2.570005" calcext:value-type="float">
            <text:p>12,570005</text:p>
          </table:table-cell>
          <table:table-cell table:style-name="ce2" office:value-type="float" office:value="14.162913" calcext:value-type="float">
            <text:p>14,162913</text:p>
          </table:table-cell>
          <table:table-cell table:style-name="ce2" office:value-type="float" office:value="15.530104" calcext:value-type="float">
            <text:p>15,530104</text:p>
          </table:table-cell>
          <table:table-cell table:style-name="ce2" office:value-type="float" office:value="16.572334" calcext:value-type="float">
            <text:p>16,572334</text:p>
          </table:table-cell>
          <table:table-cell table:style-name="ce2" office:value-type="float" office:value="17.33836" calcext:value-type="float">
            <text:p>17,33836</text:p>
          </table:table-cell>
          <table:table-cell table:style-name="ce2" office:value-type="float" office:value="17.76965" calcext:value-type="float">
            <text:p>17,76965</text:p>
          </table:table-cell>
          <table:table-cell table:style-name="ce2" office:value-type="float" office:value="18.21489" calcext:value-type="float">
            <text:p>18,21489</text:p>
          </table:table-cell>
          <table:table-cell table:style-name="ce2" office:value-type="float" office:value="18.64897" calcext:value-type="float">
            <text:p>18,64897</text:p>
          </table:table-cell>
          <table:table-cell table:style-name="ce2" office:value-type="float" office:value="19.004673" calcext:value-type="float">
            <text:p>19,004673</text:p>
          </table:table-cell>
          <table:table-cell table:style-name="ce2" office:value-type="float" office:value="19.355797" calcext:value-type="float">
            <text:p>19,355797</text:p>
          </table:table-cell>
          <table:table-cell table:style-name="ce2" office:value-type="float" office:value="20.205051" calcext:value-type="float">
            <text:p>20,205051</text:p>
          </table:table-cell>
          <table:table-cell table:style-name="ce2" office:value-type="float" office:value="21.146355" calcext:value-type="float">
            <text:p>21,146355</text:p>
          </table:table-cell>
          <table:table-cell table:style-name="ce2" office:value-type="float" office:value="21.979916" calcext:value-type="float">
            <text:p>21,979916</text:p>
          </table:table-cell>
          <table:table-cell table:style-name="ce2" office:value-type="float" office:value="22.7117" calcext:value-type="float">
            <text:p>22,7117</text:p>
          </table:table-cell>
          <table:table-cell table:style-name="ce2" office:value-type="float" office:value="23.342052" calcext:value-type="float">
            <text:p>23,342052</text:p>
          </table:table-cell>
          <table:table-cell table:style-name="ce2" office:value-type="float" office:value="23.888851" calcext:value-type="float">
            <text:p>23,888851</text:p>
          </table:table-cell>
          <table:table-cell table:style-name="ce2" office:value-type="float" office:value="24.389816" calcext:value-type="float">
            <text:p>24,389816</text:p>
          </table:table-cell>
          <table:table-cell table:style-name="ce2" office:value-type="float" office:value="24.852737" calcext:value-type="float">
            <text:p>24,852737</text:p>
          </table:table-cell>
          <table:table-cell table:style-name="ce2" office:value-type="float" office:value="25.271141" calcext:value-type="float">
            <text:p>25,271141</text:p>
          </table:table-cell>
          <table:table-cell table:style-name="ce2" office:value-type="float" office:value="25.656614" calcext:value-type="float">
            <text:p>25,6566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15.879424" calcext:value-type="float">
            <text:p>15,879424</text:p>
          </table:table-cell>
          <table:table-cell table:style-name="ce2" office:value-type="float" office:value="16.020555" calcext:value-type="float">
            <text:p>16,020555</text:p>
          </table:table-cell>
          <table:table-cell table:style-name="ce2" office:value-type="float" office:value="16.1096" calcext:value-type="float">
            <text:p>16,1096</text:p>
          </table:table-cell>
          <table:table-cell table:style-name="ce2" office:value-type="float" office:value="17.350842" calcext:value-type="float">
            <text:p>17,350842</text:p>
          </table:table-cell>
          <table:table-cell table:style-name="ce2" office:value-type="float" office:value="18.157759" calcext:value-type="float">
            <text:p>18,157759</text:p>
          </table:table-cell>
          <table:table-cell table:style-name="ce2" office:value-type="float" office:value="18.651314" calcext:value-type="float">
            <text:p>18,651314</text:p>
          </table:table-cell>
          <table:table-cell table:style-name="ce2" office:value-type="float" office:value="19.096672" calcext:value-type="float">
            <text:p>19,096672</text:p>
          </table:table-cell>
          <table:table-cell table:style-name="ce2" office:value-type="float" office:value="19.524801" calcext:value-type="float">
            <text:p>19,524801</text:p>
          </table:table-cell>
          <table:table-cell table:style-name="ce2" office:value-type="float" office:value="19.845373" calcext:value-type="float">
            <text:p>19,845373</text:p>
          </table:table-cell>
          <table:table-cell table:style-name="ce2" office:value-type="float" office:value="20.131201" calcext:value-type="float">
            <text:p>20,131201</text:p>
          </table:table-cell>
          <table:table-cell table:style-name="ce2" office:value-type="float" office:value="20.750244" calcext:value-type="float">
            <text:p>20,750244</text:p>
          </table:table-cell>
          <table:table-cell table:style-name="ce2" office:value-type="float" office:value="21.366896" calcext:value-type="float">
            <text:p>21,366896</text:p>
          </table:table-cell>
          <table:table-cell table:style-name="ce2" office:value-type="float" office:value="22.022831" calcext:value-type="float">
            <text:p>22,022831</text:p>
          </table:table-cell>
          <table:table-cell table:style-name="ce2" office:value-type="float" office:value="22.711208" calcext:value-type="float">
            <text:p>22,711208</text:p>
          </table:table-cell>
          <table:table-cell table:style-name="ce2" office:value-type="float" office:value="23.42663" calcext:value-type="float">
            <text:p>23,42663</text:p>
          </table:table-cell>
          <table:table-cell table:style-name="ce2" office:value-type="float" office:value="24.080399" calcext:value-type="float">
            <text:p>24,080399</text:p>
          </table:table-cell>
          <table:table-cell table:style-name="ce2" office:value-type="float" office:value="24.657042" calcext:value-type="float">
            <text:p>24,657042</text:p>
          </table:table-cell>
          <table:table-cell table:style-name="ce2" office:value-type="float" office:value="25.168344" calcext:value-type="float">
            <text:p>25,168344</text:p>
          </table:table-cell>
          <table:table-cell table:style-name="ce2" office:value-type="float" office:value="25.634504" calcext:value-type="float">
            <text:p>25,634504</text:p>
          </table:table-cell>
          <table:table-cell table:style-name="ce2" office:value-type="float" office:value="26.065039" calcext:value-type="float">
            <text:p>26,0650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4.822605" calcext:value-type="float">
            <text:p>14,822605</text:p>
          </table:table-cell>
          <table:table-cell table:style-name="ce2" office:value-type="float" office:value="15.000806" calcext:value-type="float">
            <text:p>15,000806</text:p>
          </table:table-cell>
          <table:table-cell table:style-name="ce2" office:value-type="float" office:value="15.634237" calcext:value-type="float">
            <text:p>15,634237</text:p>
          </table:table-cell>
          <table:table-cell table:style-name="ce2" office:value-type="float" office:value="16.976578" calcext:value-type="float">
            <text:p>16,976578</text:p>
          </table:table-cell>
          <table:table-cell table:style-name="ce2" office:value-type="float" office:value="17.796864" calcext:value-type="float">
            <text:p>17,796864</text:p>
          </table:table-cell>
          <table:table-cell table:style-name="ce2" office:value-type="float" office:value="18.353157" calcext:value-type="float">
            <text:p>18,353157</text:p>
          </table:table-cell>
          <table:table-cell table:style-name="ce2" office:value-type="float" office:value="18.826485" calcext:value-type="float">
            <text:p>18,826485</text:p>
          </table:table-cell>
          <table:table-cell table:style-name="ce2" office:value-type="float" office:value="19.368542" calcext:value-type="float">
            <text:p>19,368542</text:p>
          </table:table-cell>
          <table:table-cell table:style-name="ce2" office:value-type="float" office:value="19.781048" calcext:value-type="float">
            <text:p>19,781048</text:p>
          </table:table-cell>
          <table:table-cell table:style-name="ce2" office:value-type="float" office:value="20.178877" calcext:value-type="float">
            <text:p>20,178877</text:p>
          </table:table-cell>
          <table:table-cell table:style-name="ce2" office:value-type="float" office:value="20.961706" calcext:value-type="float">
            <text:p>20,961706</text:p>
          </table:table-cell>
          <table:table-cell table:style-name="ce2" office:value-type="float" office:value="21.653164" calcext:value-type="float">
            <text:p>21,653164</text:p>
          </table:table-cell>
          <table:table-cell table:style-name="ce2" office:value-type="float" office:value="22.28677" calcext:value-type="float">
            <text:p>22,28677</text:p>
          </table:table-cell>
          <table:table-cell table:style-name="ce2" office:value-type="float" office:value="22.951628" calcext:value-type="float">
            <text:p>22,951628</text:p>
          </table:table-cell>
          <table:table-cell table:style-name="ce2" office:value-type="float" office:value="23.579727" calcext:value-type="float">
            <text:p>23,579727</text:p>
          </table:table-cell>
          <table:table-cell table:style-name="ce2" office:value-type="float" office:value="24.167265" calcext:value-type="float">
            <text:p>24,167265</text:p>
          </table:table-cell>
          <table:table-cell table:style-name="ce2" office:value-type="float" office:value="24.696075" calcext:value-type="float">
            <text:p>24,696075</text:p>
          </table:table-cell>
          <table:table-cell table:style-name="ce2" office:value-type="float" office:value="25.171431" calcext:value-type="float">
            <text:p>25,171431</text:p>
          </table:table-cell>
          <table:table-cell table:style-name="ce2" office:value-type="float" office:value="25.608704" calcext:value-type="float">
            <text:p>25,608704</text:p>
          </table:table-cell>
          <table:table-cell table:style-name="ce2" office:value-type="float" office:value="26.008343" calcext:value-type="float">
            <text:p>26,0083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4.718216" calcext:value-type="float">
            <text:p>14,718216</text:p>
          </table:table-cell>
          <table:table-cell table:style-name="ce2" office:value-type="float" office:value="15.294301" calcext:value-type="float">
            <text:p>15,294301</text:p>
          </table:table-cell>
          <table:table-cell table:style-name="ce2" office:value-type="float" office:value="16.668835" calcext:value-type="float">
            <text:p>16,668835</text:p>
          </table:table-cell>
          <table:table-cell table:style-name="ce2" office:value-type="float" office:value="17.189854" calcext:value-type="float">
            <text:p>17,189854</text:p>
          </table:table-cell>
          <table:table-cell table:style-name="ce2" office:value-type="float" office:value="17.874031" calcext:value-type="float">
            <text:p>17,874031</text:p>
          </table:table-cell>
          <table:table-cell table:style-name="ce2" office:value-type="float" office:value="18.516758" calcext:value-type="float">
            <text:p>18,516758</text:p>
          </table:table-cell>
          <table:table-cell table:style-name="ce2" office:value-type="float" office:value="19.038048" calcext:value-type="float">
            <text:p>19,038048</text:p>
          </table:table-cell>
          <table:table-cell table:style-name="ce2" office:value-type="float" office:value="19.516426" calcext:value-type="float">
            <text:p>19,516426</text:p>
          </table:table-cell>
          <table:table-cell table:style-name="ce2" office:value-type="float" office:value="19.941992" calcext:value-type="float">
            <text:p>19,941992</text:p>
          </table:table-cell>
          <table:table-cell table:style-name="ce2" office:value-type="float" office:value="20.334177" calcext:value-type="float">
            <text:p>20,334177</text:p>
          </table:table-cell>
          <table:table-cell table:style-name="ce2" office:value-type="float" office:value="21.128954" calcext:value-type="float">
            <text:p>21,128954</text:p>
          </table:table-cell>
          <table:table-cell table:style-name="ce2" office:value-type="float" office:value="21.864197" calcext:value-type="float">
            <text:p>21,864197</text:p>
          </table:table-cell>
          <table:table-cell table:style-name="ce2" office:value-type="float" office:value="22.562185" calcext:value-type="float">
            <text:p>22,562185</text:p>
          </table:table-cell>
          <table:table-cell table:style-name="ce2" office:value-type="float" office:value="23.221598" calcext:value-type="float">
            <text:p>23,221598</text:p>
          </table:table-cell>
          <table:table-cell table:style-name="ce2" office:value-type="float" office:value="23.810293" calcext:value-type="float">
            <text:p>23,810293</text:p>
          </table:table-cell>
          <table:table-cell table:style-name="ce2" office:value-type="float" office:value="24.349257" calcext:value-type="float">
            <text:p>24,349257</text:p>
          </table:table-cell>
          <table:table-cell table:style-name="ce2" office:value-type="float" office:value="24.854935" calcext:value-type="float">
            <text:p>24,854935</text:p>
          </table:table-cell>
          <table:table-cell table:style-name="ce2" office:value-type="float" office:value="25.286434" calcext:value-type="float">
            <text:p>25,286434</text:p>
          </table:table-cell>
          <table:table-cell table:style-name="ce2" office:value-type="float" office:value="25.702208" calcext:value-type="float">
            <text:p>25,702208</text:p>
          </table:table-cell>
          <table:table-cell table:style-name="ce2" office:value-type="float" office:value="26.092615" calcext:value-type="float">
            <text:p>26,0926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4.633566" calcext:value-type="float">
            <text:p>14,633566</text:p>
          </table:table-cell>
          <table:table-cell table:style-name="ce2" office:value-type="float" office:value="15.388014" calcext:value-type="float">
            <text:p>15,388014</text:p>
          </table:table-cell>
          <table:table-cell table:style-name="ce2" office:value-type="float" office:value="16.53014" calcext:value-type="float">
            <text:p>16,53014</text:p>
          </table:table-cell>
          <table:table-cell table:style-name="ce2" office:value-type="float" office:value="17.169548" calcext:value-type="float">
            <text:p>17,169548</text:p>
          </table:table-cell>
          <table:table-cell table:style-name="ce2" office:value-type="float" office:value="17.878004" calcext:value-type="float">
            <text:p>17,878004</text:p>
          </table:table-cell>
          <table:table-cell table:style-name="ce2" office:value-type="float" office:value="18.4811" calcext:value-type="float">
            <text:p>18,4811</text:p>
          </table:table-cell>
          <table:table-cell table:style-name="ce2" office:value-type="float" office:value="19.015894" calcext:value-type="float">
            <text:p>19,015894</text:p>
          </table:table-cell>
          <table:table-cell table:style-name="ce2" office:value-type="float" office:value="19.479326" calcext:value-type="float">
            <text:p>19,479326</text:p>
          </table:table-cell>
          <table:table-cell table:style-name="ce2" office:value-type="float" office:value="19.926359" calcext:value-type="float">
            <text:p>19,926359</text:p>
          </table:table-cell>
          <table:table-cell table:style-name="ce2" office:value-type="float" office:value="20.367237" calcext:value-type="float">
            <text:p>20,367237</text:p>
          </table:table-cell>
          <table:table-cell table:style-name="ce2" office:value-type="float" office:value="21.21389" calcext:value-type="float">
            <text:p>21,21389</text:p>
          </table:table-cell>
          <table:table-cell table:style-name="ce2" office:value-type="float" office:value="21.996597" calcext:value-type="float">
            <text:p>21,996597</text:p>
          </table:table-cell>
          <table:table-cell table:style-name="ce2" office:value-type="float" office:value="22.744724" calcext:value-type="float">
            <text:p>22,744724</text:p>
          </table:table-cell>
          <table:table-cell table:style-name="ce2" office:value-type="float" office:value="23.39735" calcext:value-type="float">
            <text:p>23,39735</text:p>
          </table:table-cell>
          <table:table-cell table:style-name="ce2" office:value-type="float" office:value="23.9904" calcext:value-type="float">
            <text:p>23,9904</text:p>
          </table:table-cell>
          <table:table-cell table:style-name="ce2" office:value-type="float" office:value="24.51158" calcext:value-type="float">
            <text:p>24,51158</text:p>
          </table:table-cell>
          <table:table-cell table:style-name="ce2" office:value-type="float" office:value="24.991587" calcext:value-type="float">
            <text:p>24,991587</text:p>
          </table:table-cell>
          <table:table-cell table:style-name="ce2" office:value-type="float" office:value="25.428354" calcext:value-type="float">
            <text:p>25,428354</text:p>
          </table:table-cell>
          <table:table-cell table:style-name="ce2" office:value-type="float" office:value="25.830421" calcext:value-type="float">
            <text:p>25,830421</text:p>
          </table:table-cell>
          <table:table-cell table:style-name="ce2" office:value-type="float" office:value="26.217318" calcext:value-type="float">
            <text:p>26,2173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5.710651" calcext:value-type="float">
            <text:p>15,710651</text:p>
          </table:table-cell>
          <table:table-cell table:style-name="ce2" office:value-type="float" office:value="15.839962" calcext:value-type="float">
            <text:p>15,839962</text:p>
          </table:table-cell>
          <table:table-cell table:style-name="ce2" office:value-type="float" office:value="16.58252" calcext:value-type="float">
            <text:p>16,58252</text:p>
          </table:table-cell>
          <table:table-cell table:style-name="ce2" office:value-type="float" office:value="17.18399" calcext:value-type="float">
            <text:p>17,18399</text:p>
          </table:table-cell>
          <table:table-cell table:style-name="ce2" office:value-type="float" office:value="17.823511" calcext:value-type="float">
            <text:p>17,823511</text:p>
          </table:table-cell>
          <table:table-cell table:style-name="ce2" office:value-type="float" office:value="18.482779" calcext:value-type="float">
            <text:p>18,482779</text:p>
          </table:table-cell>
          <table:table-cell table:style-name="ce2" office:value-type="float" office:value="19.074186" calcext:value-type="float">
            <text:p>19,074186</text:p>
          </table:table-cell>
          <table:table-cell table:style-name="ce2" office:value-type="float" office:value="19.616817" calcext:value-type="float">
            <text:p>19,616817</text:p>
          </table:table-cell>
          <table:table-cell table:style-name="ce2" office:value-type="float" office:value="20.078932" calcext:value-type="float">
            <text:p>20,078932</text:p>
          </table:table-cell>
          <table:table-cell table:style-name="ce2" office:value-type="float" office:value="20.496569" calcext:value-type="float">
            <text:p>20,496569</text:p>
          </table:table-cell>
          <table:table-cell table:style-name="ce2" office:value-type="float" office:value="21.333933" calcext:value-type="float">
            <text:p>21,333933</text:p>
          </table:table-cell>
          <table:table-cell table:style-name="ce2" office:value-type="float" office:value="22.119562" calcext:value-type="float">
            <text:p>22,119562</text:p>
          </table:table-cell>
          <table:table-cell table:style-name="ce2" office:value-type="float" office:value="22.849577" calcext:value-type="float">
            <text:p>22,849577</text:p>
          </table:table-cell>
          <table:table-cell table:style-name="ce2" office:value-type="float" office:value="23.518539" calcext:value-type="float">
            <text:p>23,518539</text:p>
          </table:table-cell>
          <table:table-cell table:style-name="ce2" office:value-type="float" office:value="24.12632" calcext:value-type="float">
            <text:p>24,12632</text:p>
          </table:table-cell>
          <table:table-cell table:style-name="ce2" office:value-type="float" office:value="24.66326" calcext:value-type="float">
            <text:p>24,66326</text:p>
          </table:table-cell>
          <table:table-cell table:style-name="ce2" office:value-type="float" office:value="25.147718" calcext:value-type="float">
            <text:p>25,147718</text:p>
          </table:table-cell>
          <table:table-cell table:style-name="ce2" office:value-type="float" office:value="25.579672" calcext:value-type="float">
            <text:p>25,579672</text:p>
          </table:table-cell>
          <table:table-cell table:style-name="ce2" office:value-type="float" office:value="25.998569" calcext:value-type="float">
            <text:p>25,998569</text:p>
          </table:table-cell>
          <table:table-cell table:style-name="ce2" office:value-type="float" office:value="26.380037" calcext:value-type="float">
            <text:p>26,38003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15.783246" calcext:value-type="float">
            <text:p>15,783246</text:p>
          </table:table-cell>
          <table:table-cell table:style-name="ce2" office:value-type="float" office:value="15.90792" calcext:value-type="float">
            <text:p>15,90792</text:p>
          </table:table-cell>
          <table:table-cell table:style-name="ce2" office:value-type="float" office:value="16.57803" calcext:value-type="float">
            <text:p>16,57803</text:p>
          </table:table-cell>
          <table:table-cell table:style-name="ce2" office:value-type="float" office:value="17.174026" calcext:value-type="float">
            <text:p>17,174026</text:p>
          </table:table-cell>
          <table:table-cell table:style-name="ce2" office:value-type="float" office:value="17.841265" calcext:value-type="float">
            <text:p>17,841265</text:p>
          </table:table-cell>
          <table:table-cell table:style-name="ce2" office:value-type="float" office:value="18.448992" calcext:value-type="float">
            <text:p>18,448992</text:p>
          </table:table-cell>
          <table:table-cell table:style-name="ce2" office:value-type="float" office:value="19.016512" calcext:value-type="float">
            <text:p>19,016512</text:p>
          </table:table-cell>
          <table:table-cell table:style-name="ce2" office:value-type="float" office:value="19.564356" calcext:value-type="float">
            <text:p>19,564356</text:p>
          </table:table-cell>
          <table:table-cell table:style-name="ce2" office:value-type="float" office:value="20.077015" calcext:value-type="float">
            <text:p>20,077015</text:p>
          </table:table-cell>
          <table:table-cell table:style-name="ce2" office:value-type="float" office:value="20.541449" calcext:value-type="float">
            <text:p>20,541449</text:p>
          </table:table-cell>
          <table:table-cell table:style-name="ce2" office:value-type="float" office:value="21.471233" calcext:value-type="float">
            <text:p>21,471233</text:p>
          </table:table-cell>
          <table:table-cell table:style-name="ce2" office:value-type="float" office:value="22.304445" calcext:value-type="float">
            <text:p>22,304445</text:p>
          </table:table-cell>
          <table:table-cell table:style-name="ce2" office:value-type="float" office:value="23.045975" calcext:value-type="float">
            <text:p>23,045975</text:p>
          </table:table-cell>
          <table:table-cell table:style-name="ce2" office:value-type="float" office:value="23.71307" calcext:value-type="float">
            <text:p>23,71307</text:p>
          </table:table-cell>
          <table:table-cell table:style-name="ce2" office:value-type="float" office:value="24.290842" calcext:value-type="float">
            <text:p>24,290842</text:p>
          </table:table-cell>
          <table:table-cell table:style-name="ce2" office:value-type="float" office:value="24.856081" calcext:value-type="float">
            <text:p>24,856081</text:p>
          </table:table-cell>
          <table:table-cell table:style-name="ce2" office:value-type="float" office:value="25.340353" calcext:value-type="float">
            <text:p>25,340353</text:p>
          </table:table-cell>
          <table:table-cell table:style-name="ce2" office:value-type="float" office:value="25.786444" calcext:value-type="float">
            <text:p>25,786444</text:p>
          </table:table-cell>
          <table:table-cell table:style-name="ce2" office:value-type="float" office:value="26.202799" calcext:value-type="float">
            <text:p>26,202799</text:p>
          </table:table-cell>
          <table:table-cell table:style-name="ce2" office:value-type="float" office:value="26.585768" calcext:value-type="float">
            <text:p>26,5857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0.502956" calcext:value-type="float">
            <text:p>10,502956</text:p>
          </table:table-cell>
          <table:table-cell table:style-name="ce2" office:value-type="float" office:value="12.984341" calcext:value-type="float">
            <text:p>12,984341</text:p>
          </table:table-cell>
          <table:table-cell table:style-name="ce2" office:value-type="float" office:value="14.324222" calcext:value-type="float">
            <text:p>14,324222</text:p>
          </table:table-cell>
          <table:table-cell table:style-name="ce2" office:value-type="float" office:value="15.768188" calcext:value-type="float">
            <text:p>15,768188</text:p>
          </table:table-cell>
          <table:table-cell table:style-name="ce2" office:value-type="float" office:value="16.921923" calcext:value-type="float">
            <text:p>16,921923</text:p>
          </table:table-cell>
          <table:table-cell table:style-name="ce2" office:value-type="float" office:value="17.715443" calcext:value-type="float">
            <text:p>17,715443</text:p>
          </table:table-cell>
          <table:table-cell table:style-name="ce2" office:value-type="float" office:value="18.346491" calcext:value-type="float">
            <text:p>18,346491</text:p>
          </table:table-cell>
          <table:table-cell table:style-name="ce2" office:value-type="float" office:value="18.864326" calcext:value-type="float">
            <text:p>18,864326</text:p>
          </table:table-cell>
          <table:table-cell table:style-name="ce2" office:value-type="float" office:value="19.392506" calcext:value-type="float">
            <text:p>19,392506</text:p>
          </table:table-cell>
          <table:table-cell table:style-name="ce2" office:value-type="float" office:value="19.874252" calcext:value-type="float">
            <text:p>19,874252</text:p>
          </table:table-cell>
          <table:table-cell table:style-name="ce2" office:value-type="float" office:value="20.823694" calcext:value-type="float">
            <text:p>20,823694</text:p>
          </table:table-cell>
          <table:table-cell table:style-name="ce2" office:value-type="float" office:value="21.727507" calcext:value-type="float">
            <text:p>21,727507</text:p>
          </table:table-cell>
          <table:table-cell table:style-name="ce2" office:value-type="float" office:value="22.565044" calcext:value-type="float">
            <text:p>22,565044</text:p>
          </table:table-cell>
          <table:table-cell table:style-name="ce2" office:value-type="float" office:value="23.294903" calcext:value-type="float">
            <text:p>23,294903</text:p>
          </table:table-cell>
          <table:table-cell table:style-name="ce2" office:value-type="float" office:value="23.963343" calcext:value-type="float">
            <text:p>23,963343</text:p>
          </table:table-cell>
          <table:table-cell table:style-name="ce2" office:value-type="float" office:value="24.563246" calcext:value-type="float">
            <text:p>24,563246</text:p>
          </table:table-cell>
          <table:table-cell table:style-name="ce2" office:value-type="float" office:value="25.08972" calcext:value-type="float">
            <text:p>25,08972</text:p>
          </table:table-cell>
          <table:table-cell table:style-name="ce2" office:value-type="float" office:value="25.569513" calcext:value-type="float">
            <text:p>25,569513</text:p>
          </table:table-cell>
          <table:table-cell table:style-name="ce2" office:value-type="float" office:value="25.988214" calcext:value-type="float">
            <text:p>25,988214</text:p>
          </table:table-cell>
          <table:table-cell table:style-name="ce2" office:value-type="float" office:value="26.392067" calcext:value-type="float">
            <text:p>26,392067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14557" calcext:value-type="float">
            <text:p>0,14557</text:p>
          </table:table-cell>
          <table:table-cell table:style-name="ce2" office:value-type="float" office:value="0.203812" calcext:value-type="float">
            <text:p>0,203812</text:p>
          </table:table-cell>
          <table:table-cell table:style-name="ce2" office:value-type="float" office:value="0.247895" calcext:value-type="float">
            <text:p>0,247895</text:p>
          </table:table-cell>
          <table:table-cell table:style-name="ce2" office:value-type="float" office:value="0.293392" calcext:value-type="float">
            <text:p>0,293392</text:p>
          </table:table-cell>
          <table:table-cell table:style-name="ce2" office:value-type="float" office:value="0.341122" calcext:value-type="float">
            <text:p>0,341122</text:p>
          </table:table-cell>
          <table:table-cell table:style-name="ce2" office:value-type="float" office:value="0.381847" calcext:value-type="float">
            <text:p>0,381847</text:p>
          </table:table-cell>
          <table:table-cell table:style-name="ce2" office:value-type="float" office:value="0.421781" calcext:value-type="float">
            <text:p>0,421781</text:p>
          </table:table-cell>
          <table:table-cell table:style-name="ce2" office:value-type="float" office:value="0.469881" calcext:value-type="float">
            <text:p>0,469881</text:p>
          </table:table-cell>
          <table:table-cell table:style-name="ce2" office:value-type="float" office:value="0.498582" calcext:value-type="float">
            <text:p>0,498582</text:p>
          </table:table-cell>
          <table:table-cell table:style-name="ce2" office:value-type="float" office:value="0.550875" calcext:value-type="float">
            <text:p>0,550875</text:p>
          </table:table-cell>
          <table:table-cell table:style-name="ce2" office:value-type="float" office:value="0.56705" calcext:value-type="float">
            <text:p>0,56705</text:p>
          </table:table-cell>
          <table:table-cell table:style-name="ce2" office:value-type="float" office:value="0.612513" calcext:value-type="float">
            <text:p>0,612513</text:p>
          </table:table-cell>
          <table:table-cell table:style-name="ce2" office:value-type="float" office:value="0.676239" calcext:value-type="float">
            <text:p>0,676239</text:p>
          </table:table-cell>
          <table:table-cell table:style-name="ce2" office:value-type="float" office:value="0.70688" calcext:value-type="float">
            <text:p>0,70688</text:p>
          </table:table-cell>
          <table:table-cell table:style-name="ce2" office:value-type="float" office:value="0.732907" calcext:value-type="float">
            <text:p>0,732907</text:p>
          </table:table-cell>
          <table:table-cell table:style-name="ce2" office:value-type="float" office:value="0.761046" calcext:value-type="float">
            <text:p>0,761046</text:p>
          </table:table-cell>
          <table:table-cell table:style-name="ce2" office:value-type="float" office:value="0.77665" calcext:value-type="float">
            <text:p>0,77665</text:p>
          </table:table-cell>
          <table:table-cell table:style-name="ce2" office:value-type="float" office:value="0.789686" calcext:value-type="float">
            <text:p>0,789686</text:p>
          </table:table-cell>
          <table:table-cell table:style-name="ce2" office:value-type="float" office:value="0.807339" calcext:value-type="float">
            <text:p>0,807339</text:p>
          </table:table-cell>
          <table:table-cell table:style-name="ce2" office:value-type="float" office:value="0.815596" calcext:value-type="float">
            <text:p>0,8155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191263" calcext:value-type="float">
            <text:p>0,191263</text:p>
          </table:table-cell>
          <table:table-cell table:style-name="ce2" office:value-type="float" office:value="0.309311" calcext:value-type="float">
            <text:p>0,309311</text:p>
          </table:table-cell>
          <table:table-cell table:style-name="ce2" office:value-type="float" office:value="0.419273" calcext:value-type="float">
            <text:p>0,419273</text:p>
          </table:table-cell>
          <table:table-cell table:style-name="ce2" office:value-type="float" office:value="0.487682" calcext:value-type="float">
            <text:p>0,487682</text:p>
          </table:table-cell>
          <table:table-cell table:style-name="ce2" office:value-type="float" office:value="0.526261" calcext:value-type="float">
            <text:p>0,526261</text:p>
          </table:table-cell>
          <table:table-cell table:style-name="ce2" office:value-type="float" office:value="0.556483" calcext:value-type="float">
            <text:p>0,556483</text:p>
          </table:table-cell>
          <table:table-cell table:style-name="ce2" office:value-type="float" office:value="0.584791" calcext:value-type="float">
            <text:p>0,584791</text:p>
          </table:table-cell>
          <table:table-cell table:style-name="ce2" office:value-type="float" office:value="0.617064" calcext:value-type="float">
            <text:p>0,617064</text:p>
          </table:table-cell>
          <table:table-cell table:style-name="ce2" office:value-type="float" office:value="0.63977" calcext:value-type="float">
            <text:p>0,63977</text:p>
          </table:table-cell>
          <table:table-cell table:style-name="ce2" office:value-type="float" office:value="0.665199" calcext:value-type="float">
            <text:p>0,665199</text:p>
          </table:table-cell>
          <table:table-cell table:style-name="ce2" office:value-type="float" office:value="0.730908" calcext:value-type="float">
            <text:p>0,730908</text:p>
          </table:table-cell>
          <table:table-cell table:style-name="ce2" office:value-type="float" office:value="0.779086" calcext:value-type="float">
            <text:p>0,779086</text:p>
          </table:table-cell>
          <table:table-cell table:style-name="ce2" office:value-type="float" office:value="0.814141" calcext:value-type="float">
            <text:p>0,814141</text:p>
          </table:table-cell>
          <table:table-cell table:style-name="ce2" office:value-type="float" office:value="0.838508" calcext:value-type="float">
            <text:p>0,838508</text:p>
          </table:table-cell>
          <table:table-cell table:style-name="ce2" office:value-type="float" office:value="0.857088" calcext:value-type="float">
            <text:p>0,857088</text:p>
          </table:table-cell>
          <table:table-cell table:style-name="ce2" office:value-type="float" office:value="0.871919" calcext:value-type="float">
            <text:p>0,871919</text:p>
          </table:table-cell>
          <table:table-cell table:style-name="ce2" office:value-type="float" office:value="0.883958" calcext:value-type="float">
            <text:p>0,883958</text:p>
          </table:table-cell>
          <table:table-cell table:style-name="ce2" office:value-type="float" office:value="0.893897" calcext:value-type="float">
            <text:p>0,893897</text:p>
          </table:table-cell>
          <table:table-cell table:style-name="ce2" office:value-type="float" office:value="0.902194" calcext:value-type="float">
            <text:p>0,902194</text:p>
          </table:table-cell>
          <table:table-cell table:style-name="ce2" office:value-type="float" office:value="0.909136" calcext:value-type="float">
            <text:p>0,9091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16936" calcext:value-type="float">
            <text:p>0,16936</text:p>
          </table:table-cell>
          <table:table-cell table:style-name="ce2" office:value-type="float" office:value="0.272835" calcext:value-type="float">
            <text:p>0,272835</text:p>
          </table:table-cell>
          <table:table-cell table:style-name="ce2" office:value-type="float" office:value="0.381151" calcext:value-type="float">
            <text:p>0,381151</text:p>
          </table:table-cell>
          <table:table-cell table:style-name="ce2" office:value-type="float" office:value="0.464468" calcext:value-type="float">
            <text:p>0,464468</text:p>
          </table:table-cell>
          <table:table-cell table:style-name="ce2" office:value-type="float" office:value="0.52231" calcext:value-type="float">
            <text:p>0,52231</text:p>
          </table:table-cell>
          <table:table-cell table:style-name="ce2" office:value-type="float" office:value="0.548566" calcext:value-type="float">
            <text:p>0,548566</text:p>
          </table:table-cell>
          <table:table-cell table:style-name="ce2" office:value-type="float" office:value="0.571957" calcext:value-type="float">
            <text:p>0,571957</text:p>
          </table:table-cell>
          <table:table-cell table:style-name="ce2" office:value-type="float" office:value="0.604914" calcext:value-type="float">
            <text:p>0,604914</text:p>
          </table:table-cell>
          <table:table-cell table:style-name="ce2" office:value-type="float" office:value="0.6322" calcext:value-type="float">
            <text:p>0,6322</text:p>
          </table:table-cell>
          <table:table-cell table:style-name="ce2" office:value-type="float" office:value="0.658234" calcext:value-type="float">
            <text:p>0,658234</text:p>
          </table:table-cell>
          <table:table-cell table:style-name="ce2" office:value-type="float" office:value="0.716584" calcext:value-type="float">
            <text:p>0,716584</text:p>
          </table:table-cell>
          <table:table-cell table:style-name="ce2" office:value-type="float" office:value="0.769553" calcext:value-type="float">
            <text:p>0,769553</text:p>
          </table:table-cell>
          <table:table-cell table:style-name="ce2" office:value-type="float" office:value="0.805851" calcext:value-type="float">
            <text:p>0,805851</text:p>
          </table:table-cell>
          <table:table-cell table:style-name="ce2" office:value-type="float" office:value="0.831979" calcext:value-type="float">
            <text:p>0,831979</text:p>
          </table:table-cell>
          <table:table-cell table:style-name="ce2" office:value-type="float" office:value="0.851553" calcext:value-type="float">
            <text:p>0,851553</text:p>
          </table:table-cell>
          <table:table-cell table:style-name="ce2" office:value-type="float" office:value="0.865189" calcext:value-type="float">
            <text:p>0,865189</text:p>
          </table:table-cell>
          <table:table-cell table:style-name="ce2" office:value-type="float" office:value="0.876965" calcext:value-type="float">
            <text:p>0,876965</text:p>
          </table:table-cell>
          <table:table-cell table:style-name="ce2" office:value-type="float" office:value="0.887221" calcext:value-type="float">
            <text:p>0,887221</text:p>
          </table:table-cell>
          <table:table-cell table:style-name="ce2" office:value-type="float" office:value="0.895011" calcext:value-type="float">
            <text:p>0,895011</text:p>
          </table:table-cell>
          <table:table-cell table:style-name="ce2" office:value-type="float" office:value="0.901917" calcext:value-type="float">
            <text:p>0,9019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441509" calcext:value-type="float">
            <text:p>0,441509</text:p>
          </table:table-cell>
          <table:table-cell table:style-name="ce2" office:value-type="float" office:value="0.452454" calcext:value-type="float">
            <text:p>0,452454</text:p>
          </table:table-cell>
          <table:table-cell table:style-name="ce2" office:value-type="float" office:value="0.460033" calcext:value-type="float">
            <text:p>0,460033</text:p>
          </table:table-cell>
          <table:table-cell table:style-name="ce2" office:value-type="float" office:value="0.542095" calcext:value-type="float">
            <text:p>0,542095</text:p>
          </table:table-cell>
          <table:table-cell table:style-name="ce2" office:value-type="float" office:value="0.60494" calcext:value-type="float">
            <text:p>0,60494</text:p>
          </table:table-cell>
          <table:table-cell table:style-name="ce2" office:value-type="float" office:value="0.638512" calcext:value-type="float">
            <text:p>0,638512</text:p>
          </table:table-cell>
          <table:table-cell table:style-name="ce2" office:value-type="float" office:value="0.665238" calcext:value-type="float">
            <text:p>0,665238</text:p>
          </table:table-cell>
          <table:table-cell table:style-name="ce2" office:value-type="float" office:value="0.690719" calcext:value-type="float">
            <text:p>0,690719</text:p>
          </table:table-cell>
          <table:table-cell table:style-name="ce2" office:value-type="float" office:value="0.707803" calcext:value-type="float">
            <text:p>0,707803</text:p>
          </table:table-cell>
          <table:table-cell table:style-name="ce2" office:value-type="float" office:value="0.720966" calcext:value-type="float">
            <text:p>0,720966</text:p>
          </table:table-cell>
          <table:table-cell table:style-name="ce2" office:value-type="float" office:value="0.748477" calcext:value-type="float">
            <text:p>0,748477</text:p>
          </table:table-cell>
          <table:table-cell table:style-name="ce2" office:value-type="float" office:value="0.780086" calcext:value-type="float">
            <text:p>0,780086</text:p>
          </table:table-cell>
          <table:table-cell table:style-name="ce2" office:value-type="float" office:value="0.808407" calcext:value-type="float">
            <text:p>0,808407</text:p>
          </table:table-cell>
          <table:table-cell table:style-name="ce2" office:value-type="float" office:value="0.833761" calcext:value-type="float">
            <text:p>0,833761</text:p>
          </table:table-cell>
          <table:table-cell table:style-name="ce2" office:value-type="float" office:value="0.855521" calcext:value-type="float">
            <text:p>0,855521</text:p>
          </table:table-cell>
          <table:table-cell table:style-name="ce2" office:value-type="float" office:value="0.872162" calcext:value-type="float">
            <text:p>0,872162</text:p>
          </table:table-cell>
          <table:table-cell table:style-name="ce2" office:value-type="float" office:value="0.884664" calcext:value-type="float">
            <text:p>0,884664</text:p>
          </table:table-cell>
          <table:table-cell table:style-name="ce2" office:value-type="float" office:value="0.89447" calcext:value-type="float">
            <text:p>0,89447</text:p>
          </table:table-cell>
          <table:table-cell table:style-name="ce2" office:value-type="float" office:value="0.902836" calcext:value-type="float">
            <text:p>0,902836</text:p>
          </table:table-cell>
          <table:table-cell table:style-name="ce2" office:value-type="float" office:value="0.909873" calcext:value-type="float">
            <text:p>0,9098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330085" calcext:value-type="float">
            <text:p>0,330085</text:p>
          </table:table-cell>
          <table:table-cell table:style-name="ce2" office:value-type="float" office:value="0.348539" calcext:value-type="float">
            <text:p>0,348539</text:p>
          </table:table-cell>
          <table:table-cell table:style-name="ce2" office:value-type="float" office:value="0.39434" calcext:value-type="float">
            <text:p>0,39434</text:p>
          </table:table-cell>
          <table:table-cell table:style-name="ce2" office:value-type="float" office:value="0.501405" calcext:value-type="float">
            <text:p>0,501405</text:p>
          </table:table-cell>
          <table:table-cell table:style-name="ce2" office:value-type="float" office:value="0.569983" calcext:value-type="float">
            <text:p>0,569983</text:p>
          </table:table-cell>
          <table:table-cell table:style-name="ce2" office:value-type="float" office:value="0.616801" calcext:value-type="float">
            <text:p>0,616801</text:p>
          </table:table-cell>
          <table:table-cell table:style-name="ce2" office:value-type="float" office:value="0.647169" calcext:value-type="float">
            <text:p>0,647169</text:p>
          </table:table-cell>
          <table:table-cell table:style-name="ce2" office:value-type="float" office:value="0.683542" calcext:value-type="float">
            <text:p>0,683542</text:p>
          </table:table-cell>
          <table:table-cell table:style-name="ce2" office:value-type="float" office:value="0.706821" calcext:value-type="float">
            <text:p>0,706821</text:p>
          </table:table-cell>
          <table:table-cell table:style-name="ce2" office:value-type="float" office:value="0.727853" calcext:value-type="float">
            <text:p>0,727853</text:p>
          </table:table-cell>
          <table:table-cell table:style-name="ce2" office:value-type="float" office:value="0.770548" calcext:value-type="float">
            <text:p>0,770548</text:p>
          </table:table-cell>
          <table:table-cell table:style-name="ce2" office:value-type="float" office:value="0.803385" calcext:value-type="float">
            <text:p>0,803385</text:p>
          </table:table-cell>
          <table:table-cell table:style-name="ce2" office:value-type="float" office:value="0.827536" calcext:value-type="float">
            <text:p>0,827536</text:p>
          </table:table-cell>
          <table:table-cell table:style-name="ce2" office:value-type="float" office:value="0.848641" calcext:value-type="float">
            <text:p>0,848641</text:p>
          </table:table-cell>
          <table:table-cell table:style-name="ce2" office:value-type="float" office:value="0.866216" calcext:value-type="float">
            <text:p>0,866216</text:p>
          </table:table-cell>
          <table:table-cell table:style-name="ce2" office:value-type="float" office:value="0.879424" calcext:value-type="float">
            <text:p>0,879424</text:p>
          </table:table-cell>
          <table:table-cell table:style-name="ce2" office:value-type="float" office:value="0.890768" calcext:value-type="float">
            <text:p>0,890768</text:p>
          </table:table-cell>
          <table:table-cell table:style-name="ce2" office:value-type="float" office:value="0.899112" calcext:value-type="float">
            <text:p>0,899112</text:p>
          </table:table-cell>
          <table:table-cell table:style-name="ce2" office:value-type="float" office:value="0.906566" calcext:value-type="float">
            <text:p>0,906566</text:p>
          </table:table-cell>
          <table:table-cell table:style-name="ce2" office:value-type="float" office:value="0.912558" calcext:value-type="float">
            <text:p>0,9125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323254" calcext:value-type="float">
            <text:p>0,323254</text:p>
          </table:table-cell>
          <table:table-cell table:style-name="ce2" office:value-type="float" office:value="0.372877" calcext:value-type="float">
            <text:p>0,372877</text:p>
          </table:table-cell>
          <table:table-cell table:style-name="ce2" office:value-type="float" office:value="0.498184" calcext:value-type="float">
            <text:p>0,498184</text:p>
          </table:table-cell>
          <table:table-cell table:style-name="ce2" office:value-type="float" office:value="0.546904" calcext:value-type="float">
            <text:p>0,546904</text:p>
          </table:table-cell>
          <table:table-cell table:style-name="ce2" office:value-type="float" office:value="0.604473" calcext:value-type="float">
            <text:p>0,604473</text:p>
          </table:table-cell>
          <table:table-cell table:style-name="ce2" office:value-type="float" office:value="0.650191" calcext:value-type="float">
            <text:p>0,650191</text:p>
          </table:table-cell>
          <table:table-cell table:style-name="ce2" office:value-type="float" office:value="0.681281" calcext:value-type="float">
            <text:p>0,681281</text:p>
          </table:table-cell>
          <table:table-cell table:style-name="ce2" office:value-type="float" office:value="0.708028" calcext:value-type="float">
            <text:p>0,708028</text:p>
          </table:table-cell>
          <table:table-cell table:style-name="ce2" office:value-type="float" office:value="0.73232" calcext:value-type="float">
            <text:p>0,73232</text:p>
          </table:table-cell>
          <table:table-cell table:style-name="ce2" office:value-type="float" office:value="0.753306" calcext:value-type="float">
            <text:p>0,753306</text:p>
          </table:table-cell>
          <table:table-cell table:style-name="ce2" office:value-type="float" office:value="0.790846" calcext:value-type="float">
            <text:p>0,790846</text:p>
          </table:table-cell>
          <table:table-cell table:style-name="ce2" office:value-type="float" office:value="0.81831" calcext:value-type="float">
            <text:p>0,81831</text:p>
          </table:table-cell>
          <table:table-cell table:style-name="ce2" office:value-type="float" office:value="0.841475" calcext:value-type="float">
            <text:p>0,841475</text:p>
          </table:table-cell>
          <table:table-cell table:style-name="ce2" office:value-type="float" office:value="0.859777" calcext:value-type="float">
            <text:p>0,859777</text:p>
          </table:table-cell>
          <table:table-cell table:style-name="ce2" office:value-type="float" office:value="0.874379" calcext:value-type="float">
            <text:p>0,874379</text:p>
          </table:table-cell>
          <table:table-cell table:style-name="ce2" office:value-type="float" office:value="0.885937" calcext:value-type="float">
            <text:p>0,885937</text:p>
          </table:table-cell>
          <table:table-cell table:style-name="ce2" office:value-type="float" office:value="0.895461" calcext:value-type="float">
            <text:p>0,895461</text:p>
          </table:table-cell>
          <table:table-cell table:style-name="ce2" office:value-type="float" office:value="0.902898" calcext:value-type="float">
            <text:p>0,902898</text:p>
          </table:table-cell>
          <table:table-cell table:style-name="ce2" office:value-type="float" office:value="0.909527" calcext:value-type="float">
            <text:p>0,909527</text:p>
          </table:table-cell>
          <table:table-cell table:style-name="ce2" office:value-type="float" office:value="0.915281" calcext:value-type="float">
            <text:p>0,9152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321042" calcext:value-type="float">
            <text:p>0,321042</text:p>
          </table:table-cell>
          <table:table-cell table:style-name="ce2" office:value-type="float" office:value="0.37244" calcext:value-type="float">
            <text:p>0,37244</text:p>
          </table:table-cell>
          <table:table-cell table:style-name="ce2" office:value-type="float" office:value="0.481997" calcext:value-type="float">
            <text:p>0,481997</text:p>
          </table:table-cell>
          <table:table-cell table:style-name="ce2" office:value-type="float" office:value="0.543376" calcext:value-type="float">
            <text:p>0,543376</text:p>
          </table:table-cell>
          <table:table-cell table:style-name="ce2" office:value-type="float" office:value="0.600573" calcext:value-type="float">
            <text:p>0,600573</text:p>
          </table:table-cell>
          <table:table-cell table:style-name="ce2" office:value-type="float" office:value="0.643649" calcext:value-type="float">
            <text:p>0,643649</text:p>
          </table:table-cell>
          <table:table-cell table:style-name="ce2" office:value-type="float" office:value="0.678224" calcext:value-type="float">
            <text:p>0,678224</text:p>
          </table:table-cell>
          <table:table-cell table:style-name="ce2" office:value-type="float" office:value="0.703128" calcext:value-type="float">
            <text:p>0,703128</text:p>
          </table:table-cell>
          <table:table-cell table:style-name="ce2" office:value-type="float" office:value="0.728826" calcext:value-type="float">
            <text:p>0,728826</text:p>
          </table:table-cell>
          <table:table-cell table:style-name="ce2" office:value-type="float" office:value="0.751826" calcext:value-type="float">
            <text:p>0,751826</text:p>
          </table:table-cell>
          <table:table-cell table:style-name="ce2" office:value-type="float" office:value="0.789286" calcext:value-type="float">
            <text:p>0,789286</text:p>
          </table:table-cell>
          <table:table-cell table:style-name="ce2" office:value-type="float" office:value="0.818513" calcext:value-type="float">
            <text:p>0,818513</text:p>
          </table:table-cell>
          <table:table-cell table:style-name="ce2" office:value-type="float" office:value="0.843599" calcext:value-type="float">
            <text:p>0,843599</text:p>
          </table:table-cell>
          <table:table-cell table:style-name="ce2" office:value-type="float" office:value="0.861753" calcext:value-type="float">
            <text:p>0,861753</text:p>
          </table:table-cell>
          <table:table-cell table:style-name="ce2" office:value-type="float" office:value="0.875346" calcext:value-type="float">
            <text:p>0,875346</text:p>
          </table:table-cell>
          <table:table-cell table:style-name="ce2" office:value-type="float" office:value="0.886074" calcext:value-type="float">
            <text:p>0,886074</text:p>
          </table:table-cell>
          <table:table-cell table:style-name="ce2" office:value-type="float" office:value="0.895369" calcext:value-type="float">
            <text:p>0,895369</text:p>
          </table:table-cell>
          <table:table-cell table:style-name="ce2" office:value-type="float" office:value="0.902824" calcext:value-type="float">
            <text:p>0,902824</text:p>
          </table:table-cell>
          <table:table-cell table:style-name="ce2" office:value-type="float" office:value="0.90884" calcext:value-type="float">
            <text:p>0,90884</text:p>
          </table:table-cell>
          <table:table-cell table:style-name="ce2" office:value-type="float" office:value="0.914712" calcext:value-type="float">
            <text:p>0,9147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440171" calcext:value-type="float">
            <text:p>0,440171</text:p>
          </table:table-cell>
          <table:table-cell table:style-name="ce2" office:value-type="float" office:value="0.454335" calcext:value-type="float">
            <text:p>0,454335</text:p>
          </table:table-cell>
          <table:table-cell table:style-name="ce2" office:value-type="float" office:value="0.490409" calcext:value-type="float">
            <text:p>0,490409</text:p>
          </table:table-cell>
          <table:table-cell table:style-name="ce2" office:value-type="float" office:value="0.543783" calcext:value-type="float">
            <text:p>0,543783</text:p>
          </table:table-cell>
          <table:table-cell table:style-name="ce2" office:value-type="float" office:value="0.59742" calcext:value-type="float">
            <text:p>0,59742</text:p>
          </table:table-cell>
          <table:table-cell table:style-name="ce2" office:value-type="float" office:value="0.646545" calcext:value-type="float">
            <text:p>0,646545</text:p>
          </table:table-cell>
          <table:table-cell table:style-name="ce2" office:value-type="float" office:value="0.685102" calcext:value-type="float">
            <text:p>0,685102</text:p>
          </table:table-cell>
          <table:table-cell table:style-name="ce2" office:value-type="float" office:value="0.716229" calcext:value-type="float">
            <text:p>0,716229</text:p>
          </table:table-cell>
          <table:table-cell table:style-name="ce2" office:value-type="float" office:value="0.743115" calcext:value-type="float">
            <text:p>0,743115</text:p>
          </table:table-cell>
          <table:table-cell table:style-name="ce2" office:value-type="float" office:value="0.763436" calcext:value-type="float">
            <text:p>0,763436</text:p>
          </table:table-cell>
          <table:table-cell table:style-name="ce2" office:value-type="float" office:value="0.80174" calcext:value-type="float">
            <text:p>0,80174</text:p>
          </table:table-cell>
          <table:table-cell table:style-name="ce2" office:value-type="float" office:value="0.829468" calcext:value-type="float">
            <text:p>0,829468</text:p>
          </table:table-cell>
          <table:table-cell table:style-name="ce2" office:value-type="float" office:value="0.850972" calcext:value-type="float">
            <text:p>0,850972</text:p>
          </table:table-cell>
          <table:table-cell table:style-name="ce2" office:value-type="float" office:value="0.868026" calcext:value-type="float">
            <text:p>0,868026</text:p>
          </table:table-cell>
          <table:table-cell table:style-name="ce2" office:value-type="float" office:value="0.881908" calcext:value-type="float">
            <text:p>0,881908</text:p>
          </table:table-cell>
          <table:table-cell table:style-name="ce2" office:value-type="float" office:value="0.892308" calcext:value-type="float">
            <text:p>0,892308</text:p>
          </table:table-cell>
          <table:table-cell table:style-name="ce2" office:value-type="float" office:value="0.900745" calcext:value-type="float">
            <text:p>0,900745</text:p>
          </table:table-cell>
          <table:table-cell table:style-name="ce2" office:value-type="float" office:value="0.907224" calcext:value-type="float">
            <text:p>0,907224</text:p>
          </table:table-cell>
          <table:table-cell table:style-name="ce2" office:value-type="float" office:value="0.913809" calcext:value-type="float">
            <text:p>0,913809</text:p>
          </table:table-cell>
          <table:table-cell table:style-name="ce2" office:value-type="float" office:value="0.918752" calcext:value-type="float">
            <text:p>0,9187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452848" calcext:value-type="float">
            <text:p>0,452848</text:p>
          </table:table-cell>
          <table:table-cell table:style-name="ce2" office:value-type="float" office:value="0.466464" calcext:value-type="float">
            <text:p>0,466464</text:p>
          </table:table-cell>
          <table:table-cell table:style-name="ce2" office:value-type="float" office:value="0.495888" calcext:value-type="float">
            <text:p>0,495888</text:p>
          </table:table-cell>
          <table:table-cell table:style-name="ce2" office:value-type="float" office:value="0.547459" calcext:value-type="float">
            <text:p>0,547459</text:p>
          </table:table-cell>
          <table:table-cell table:style-name="ce2" office:value-type="float" office:value="0.602533" calcext:value-type="float">
            <text:p>0,602533</text:p>
          </table:table-cell>
          <table:table-cell table:style-name="ce2" office:value-type="float" office:value="0.647525" calcext:value-type="float">
            <text:p>0,647525</text:p>
          </table:table-cell>
          <table:table-cell table:style-name="ce2" office:value-type="float" office:value="0.682381" calcext:value-type="float">
            <text:p>0,682381</text:p>
          </table:table-cell>
          <table:table-cell table:style-name="ce2" office:value-type="float" office:value="0.714601" calcext:value-type="float">
            <text:p>0,714601</text:p>
          </table:table-cell>
          <table:table-cell table:style-name="ce2" office:value-type="float" office:value="0.743835" calcext:value-type="float">
            <text:p>0,743835</text:p>
          </table:table-cell>
          <table:table-cell table:style-name="ce2" office:value-type="float" office:value="0.767317" calcext:value-type="float">
            <text:p>0,767317</text:p>
          </table:table-cell>
          <table:table-cell table:style-name="ce2" office:value-type="float" office:value="0.807732" calcext:value-type="float">
            <text:p>0,807732</text:p>
          </table:table-cell>
          <table:table-cell table:style-name="ce2" office:value-type="float" office:value="0.836796" calcext:value-type="float">
            <text:p>0,836796</text:p>
          </table:table-cell>
          <table:table-cell table:style-name="ce2" office:value-type="float" office:value="0.857593" calcext:value-type="float">
            <text:p>0,857593</text:p>
          </table:table-cell>
          <table:table-cell table:style-name="ce2" office:value-type="float" office:value="0.874102" calcext:value-type="float">
            <text:p>0,874102</text:p>
          </table:table-cell>
          <table:table-cell table:style-name="ce2" office:value-type="float" office:value="0.885808" calcext:value-type="float">
            <text:p>0,885808</text:p>
          </table:table-cell>
          <table:table-cell table:style-name="ce2" office:value-type="float" office:value="0.896855" calcext:value-type="float">
            <text:p>0,896855</text:p>
          </table:table-cell>
          <table:table-cell table:style-name="ce2" office:value-type="float" office:value="0.904788" calcext:value-type="float">
            <text:p>0,904788</text:p>
          </table:table-cell>
          <table:table-cell table:style-name="ce2" office:value-type="float" office:value="0.911664" calcext:value-type="float">
            <text:p>0,911664</text:p>
          </table:table-cell>
          <table:table-cell table:style-name="ce2" office:value-type="float" office:value="0.917491" calcext:value-type="float">
            <text:p>0,917491</text:p>
          </table:table-cell>
          <table:table-cell table:style-name="ce2" office:value-type="float" office:value="0.922379" calcext:value-type="float">
            <text:p>0,9223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115519" calcext:value-type="float">
            <text:p>0,115519</text:p>
          </table:table-cell>
          <table:table-cell table:style-name="ce2" office:value-type="float" office:value="0.182638" calcext:value-type="float">
            <text:p>0,182638</text:p>
          </table:table-cell>
          <table:table-cell table:style-name="ce2" office:value-type="float" office:value="0.275368" calcext:value-type="float">
            <text:p>0,275368</text:p>
          </table:table-cell>
          <table:table-cell table:style-name="ce2" office:value-type="float" office:value="0.400828" calcext:value-type="float">
            <text:p>0,400828</text:p>
          </table:table-cell>
          <table:table-cell table:style-name="ce2" office:value-type="float" office:value="0.526037" calcext:value-type="float">
            <text:p>0,526037</text:p>
          </table:table-cell>
          <table:table-cell table:style-name="ce2" office:value-type="float" office:value="0.596823" calcext:value-type="float">
            <text:p>0,596823</text:p>
          </table:table-cell>
          <table:table-cell table:style-name="ce2" office:value-type="float" office:value="0.64531" calcext:value-type="float">
            <text:p>0,64531</text:p>
          </table:table-cell>
          <table:table-cell table:style-name="ce2" office:value-type="float" office:value="0.679176" calcext:value-type="float">
            <text:p>0,679176</text:p>
          </table:table-cell>
          <table:table-cell table:style-name="ce2" office:value-type="float" office:value="0.710652" calcext:value-type="float">
            <text:p>0,710652</text:p>
          </table:table-cell>
          <table:table-cell table:style-name="ce2" office:value-type="float" office:value="0.736634" calcext:value-type="float">
            <text:p>0,736634</text:p>
          </table:table-cell>
          <table:table-cell table:style-name="ce2" office:value-type="float" office:value="0.784832" calcext:value-type="float">
            <text:p>0,784832</text:p>
          </table:table-cell>
          <table:table-cell table:style-name="ce2" office:value-type="float" office:value="0.821335" calcext:value-type="float">
            <text:p>0,821335</text:p>
          </table:table-cell>
          <table:table-cell table:style-name="ce2" office:value-type="float" office:value="0.847954" calcext:value-type="float">
            <text:p>0,847954</text:p>
          </table:table-cell>
          <table:table-cell table:style-name="ce2" office:value-type="float" office:value="0.867698" calcext:value-type="float">
            <text:p>0,867698</text:p>
          </table:table-cell>
          <table:table-cell table:style-name="ce2" office:value-type="float" office:value="0.883177" calcext:value-type="float">
            <text:p>0,883177</text:p>
          </table:table-cell>
          <table:table-cell table:style-name="ce2" office:value-type="float" office:value="0.894923" calcext:value-type="float">
            <text:p>0,894923</text:p>
          </table:table-cell>
          <table:table-cell table:style-name="ce2" office:value-type="float" office:value="0.904217" calcext:value-type="float">
            <text:p>0,904217</text:p>
          </table:table-cell>
          <table:table-cell table:style-name="ce2" office:value-type="float" office:value="0.91161" calcext:value-type="float">
            <text:p>0,91161</text:p>
          </table:table-cell>
          <table:table-cell table:style-name="ce2" office:value-type="float" office:value="0.917679" calcext:value-type="float">
            <text:p>0,917679</text:p>
          </table:table-cell>
          <table:table-cell table:style-name="ce2" office:value-type="float" office:value="0.922972" calcext:value-type="float">
            <text:p>0,92297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0749" calcext:value-type="float">
            <text:p>0,030749</text:p>
          </table:table-cell>
          <table:table-cell table:style-name="ce2" office:value-type="float" office:value="0.125905" calcext:value-type="float">
            <text:p>0,125905</text:p>
          </table:table-cell>
          <table:table-cell table:style-name="ce2" office:value-type="float" office:value="0.216115" calcext:value-type="float">
            <text:p>0,216115</text:p>
          </table:table-cell>
          <table:table-cell table:style-name="ce2" office:value-type="float" office:value="0.801735" calcext:value-type="float">
            <text:p>0,801735</text:p>
          </table:table-cell>
          <table:table-cell table:style-name="ce2" office:value-type="float" office:value="1.64969" calcext:value-type="float">
            <text:p>1,64969</text:p>
          </table:table-cell>
          <table:table-cell table:style-name="ce2" office:value-type="float" office:value="3.363273" calcext:value-type="float">
            <text:p>3,363273</text:p>
          </table:table-cell>
          <table:table-cell table:style-name="ce2" office:value-type="float" office:value="6.407651" calcext:value-type="float">
            <text:p>6,407651</text:p>
          </table:table-cell>
          <table:table-cell table:style-name="ce2" office:value-type="float" office:value="9.304426" calcext:value-type="float">
            <text:p>9,304426</text:p>
          </table:table-cell>
          <table:table-cell table:style-name="ce2" office:value-type="float" office:value="14.306496" calcext:value-type="float">
            <text:p>14,306496</text:p>
          </table:table-cell>
          <table:table-cell table:style-name="ce2" office:value-type="float" office:value="14.602325" calcext:value-type="float">
            <text:p>14,602325</text:p>
          </table:table-cell>
          <table:table-cell table:style-name="ce2" office:value-type="float" office:value="16.137115" calcext:value-type="float">
            <text:p>16,137115</text:p>
          </table:table-cell>
          <table:table-cell table:style-name="ce2" office:value-type="float" office:value="25.631963" calcext:value-type="float">
            <text:p>25,631963</text:p>
          </table:table-cell>
          <table:table-cell table:style-name="ce2" office:value-type="float" office:value="29.886827" calcext:value-type="float">
            <text:p>29,886827</text:p>
          </table:table-cell>
          <table:table-cell table:style-name="ce2" office:value-type="float" office:value="33.842297" calcext:value-type="float">
            <text:p>33,842297</text:p>
          </table:table-cell>
          <table:table-cell table:style-name="ce2" office:value-type="float" office:value="37.875212" calcext:value-type="float">
            <text:p>37,875212</text:p>
          </table:table-cell>
          <table:table-cell table:style-name="ce2" office:value-type="float" office:value="39.848761" calcext:value-type="float">
            <text:p>39,848761</text:p>
          </table:table-cell>
          <table:table-cell table:style-name="ce2" office:value-type="float" office:value="41.864114" calcext:value-type="float">
            <text:p>41,864114</text:p>
          </table:table-cell>
          <table:table-cell table:style-name="ce2" office:value-type="float" office:value="44.593274" calcext:value-type="float">
            <text:p>44,593274</text:p>
          </table:table-cell>
          <table:table-cell table:style-name="ce2" office:value-type="float" office:value="46.291618" calcext:value-type="float">
            <text:p>46,2916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394" calcext:value-type="float">
            <text:p>0,029394</text:p>
          </table:table-cell>
          <table:table-cell table:style-name="ce2" office:value-type="float" office:value="0.320557" calcext:value-type="float">
            <text:p>0,320557</text:p>
          </table:table-cell>
          <table:table-cell table:style-name="ce2" office:value-type="float" office:value="0.739018" calcext:value-type="float">
            <text:p>0,739018</text:p>
          </table:table-cell>
          <table:table-cell table:style-name="ce2" office:value-type="float" office:value="1.806556" calcext:value-type="float">
            <text:p>1,806556</text:p>
          </table:table-cell>
          <table:table-cell table:style-name="ce2" office:value-type="float" office:value="3.342649" calcext:value-type="float">
            <text:p>3,342649</text:p>
          </table:table-cell>
          <table:table-cell table:style-name="ce2" office:value-type="float" office:value="5.856049" calcext:value-type="float">
            <text:p>5,856049</text:p>
          </table:table-cell>
          <table:table-cell table:style-name="ce2" office:value-type="float" office:value="5.716255" calcext:value-type="float">
            <text:p>5,716255</text:p>
          </table:table-cell>
          <table:table-cell table:style-name="ce2" office:value-type="float" office:value="6.038164" calcext:value-type="float">
            <text:p>6,038164</text:p>
          </table:table-cell>
          <table:table-cell table:style-name="ce2" office:value-type="float" office:value="6.409228" calcext:value-type="float">
            <text:p>6,409228</text:p>
          </table:table-cell>
          <table:table-cell table:style-name="ce2" office:value-type="float" office:value="10.948153" calcext:value-type="float">
            <text:p>10,948153</text:p>
          </table:table-cell>
          <table:table-cell table:style-name="ce2" office:value-type="float" office:value="17.229559" calcext:value-type="float">
            <text:p>17,229559</text:p>
          </table:table-cell>
          <table:table-cell table:style-name="ce2" office:value-type="float" office:value="23.084702" calcext:value-type="float">
            <text:p>23,084702</text:p>
          </table:table-cell>
          <table:table-cell table:style-name="ce2" office:value-type="float" office:value="28.243674" calcext:value-type="float">
            <text:p>28,243674</text:p>
          </table:table-cell>
          <table:table-cell table:style-name="ce2" office:value-type="float" office:value="32.718335" calcext:value-type="float">
            <text:p>32,718335</text:p>
          </table:table-cell>
          <table:table-cell table:style-name="ce2" office:value-type="float" office:value="36.583414" calcext:value-type="float">
            <text:p>36,583414</text:p>
          </table:table-cell>
          <table:table-cell table:style-name="ce2" office:value-type="float" office:value="40.154033" calcext:value-type="float">
            <text:p>40,154033</text:p>
          </table:table-cell>
          <table:table-cell table:style-name="ce2" office:value-type="float" office:value="43.411418" calcext:value-type="float">
            <text:p>43,411418</text:p>
          </table:table-cell>
          <table:table-cell table:style-name="ce2" office:value-type="float" office:value="46.339494" calcext:value-type="float">
            <text:p>46,339494</text:p>
          </table:table-cell>
          <table:table-cell table:style-name="ce2" office:value-type="float" office:value="48.974831" calcext:value-type="float">
            <text:p>48,97483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124062" calcext:value-type="float">
            <text:p>0,124062</text:p>
          </table:table-cell>
          <table:table-cell table:style-name="ce2" office:value-type="float" office:value="0.207535" calcext:value-type="float">
            <text:p>0,207535</text:p>
          </table:table-cell>
          <table:table-cell table:style-name="ce2" office:value-type="float" office:value="0.457339" calcext:value-type="float">
            <text:p>0,457339</text:p>
          </table:table-cell>
          <table:table-cell table:style-name="ce2" office:value-type="float" office:value="0.971823" calcext:value-type="float">
            <text:p>0,971823</text:p>
          </table:table-cell>
          <table:table-cell table:style-name="ce2" office:value-type="float" office:value="1.932004" calcext:value-type="float">
            <text:p>1,932004</text:p>
          </table:table-cell>
          <table:table-cell table:style-name="ce2" office:value-type="float" office:value="3.294946" calcext:value-type="float">
            <text:p>3,294946</text:p>
          </table:table-cell>
          <table:table-cell table:style-name="ce2" office:value-type="float" office:value="6.473397" calcext:value-type="float">
            <text:p>6,473397</text:p>
          </table:table-cell>
          <table:table-cell table:style-name="ce2" office:value-type="float" office:value="7.148888" calcext:value-type="float">
            <text:p>7,148888</text:p>
          </table:table-cell>
          <table:table-cell table:style-name="ce2" office:value-type="float" office:value="7.558233" calcext:value-type="float">
            <text:p>7,558233</text:p>
          </table:table-cell>
          <table:table-cell table:style-name="ce2" office:value-type="float" office:value="8.382052" calcext:value-type="float">
            <text:p>8,382052</text:p>
          </table:table-cell>
          <table:table-cell table:style-name="ce2" office:value-type="float" office:value="11.762034" calcext:value-type="float">
            <text:p>11,762034</text:p>
          </table:table-cell>
          <table:table-cell table:style-name="ce2" office:value-type="float" office:value="17.138337" calcext:value-type="float">
            <text:p>17,138337</text:p>
          </table:table-cell>
          <table:table-cell table:style-name="ce2" office:value-type="float" office:value="22.730941" calcext:value-type="float">
            <text:p>22,730941</text:p>
          </table:table-cell>
          <table:table-cell table:style-name="ce2" office:value-type="float" office:value="27.848254" calcext:value-type="float">
            <text:p>27,848254</text:p>
          </table:table-cell>
          <table:table-cell table:style-name="ce2" office:value-type="float" office:value="32.202741" calcext:value-type="float">
            <text:p>32,202741</text:p>
          </table:table-cell>
          <table:table-cell table:style-name="ce2" office:value-type="float" office:value="36.088109" calcext:value-type="float">
            <text:p>36,088109</text:p>
          </table:table-cell>
          <table:table-cell table:style-name="ce2" office:value-type="float" office:value="39.468949" calcext:value-type="float">
            <text:p>39,468949</text:p>
          </table:table-cell>
          <table:table-cell table:style-name="ce2" office:value-type="float" office:value="42.590385" calcext:value-type="float">
            <text:p>42,590385</text:p>
          </table:table-cell>
          <table:table-cell table:style-name="ce2" office:value-type="float" office:value="45.385513" calcext:value-type="float">
            <text:p>45,385513</text:p>
          </table:table-cell>
          <table:table-cell table:style-name="ce2" office:value-type="float" office:value="47.772266" calcext:value-type="float">
            <text:p>47,7722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36359" calcext:value-type="float">
            <text:p>0,236359</text:p>
          </table:table-cell>
          <table:table-cell table:style-name="ce2" office:value-type="float" office:value="0.609184" calcext:value-type="float">
            <text:p>0,609184</text:p>
          </table:table-cell>
          <table:table-cell table:style-name="ce2" office:value-type="float" office:value="0.925751" calcext:value-type="float">
            <text:p>0,925751</text:p>
          </table:table-cell>
          <table:table-cell table:style-name="ce2" office:value-type="float" office:value="1.230946" calcext:value-type="float">
            <text:p>1,230946</text:p>
          </table:table-cell>
          <table:table-cell table:style-name="ce2" office:value-type="float" office:value="1.640176" calcext:value-type="float">
            <text:p>1,640176</text:p>
          </table:table-cell>
          <table:table-cell table:style-name="ce2" office:value-type="float" office:value="2.562919" calcext:value-type="float">
            <text:p>2,562919</text:p>
          </table:table-cell>
          <table:table-cell table:style-name="ce2" office:value-type="float" office:value="4.457747" calcext:value-type="float">
            <text:p>4,457747</text:p>
          </table:table-cell>
          <table:table-cell table:style-name="ce2" office:value-type="float" office:value="7.065087" calcext:value-type="float">
            <text:p>7,065087</text:p>
          </table:table-cell>
          <table:table-cell table:style-name="ce2" office:value-type="float" office:value="10.051473" calcext:value-type="float">
            <text:p>10,051473</text:p>
          </table:table-cell>
          <table:table-cell table:style-name="ce2" office:value-type="float" office:value="15.777923" calcext:value-type="float">
            <text:p>15,777923</text:p>
          </table:table-cell>
          <table:table-cell table:style-name="ce2" office:value-type="float" office:value="20.753822" calcext:value-type="float">
            <text:p>20,753822</text:p>
          </table:table-cell>
          <table:table-cell table:style-name="ce2" office:value-type="float" office:value="25.742965" calcext:value-type="float">
            <text:p>25,742965</text:p>
          </table:table-cell>
          <table:table-cell table:style-name="ce2" office:value-type="float" office:value="30.752131" calcext:value-type="float">
            <text:p>30,752131</text:p>
          </table:table-cell>
          <table:table-cell table:style-name="ce2" office:value-type="float" office:value="35.684279" calcext:value-type="float">
            <text:p>35,684279</text:p>
          </table:table-cell>
          <table:table-cell table:style-name="ce2" office:value-type="float" office:value="40.290683" calcext:value-type="float">
            <text:p>40,290683</text:p>
          </table:table-cell>
          <table:table-cell table:style-name="ce2" office:value-type="float" office:value="44.28191" calcext:value-type="float">
            <text:p>44,28191</text:p>
          </table:table-cell>
          <table:table-cell table:style-name="ce2" office:value-type="float" office:value="47.776104" calcext:value-type="float">
            <text:p>47,776104</text:p>
          </table:table-cell>
          <table:table-cell table:style-name="ce2" office:value-type="float" office:value="50.831887" calcext:value-type="float">
            <text:p>50,831887</text:p>
          </table:table-cell>
          <table:table-cell table:style-name="ce2" office:value-type="float" office:value="53.564796" calcext:value-type="float">
            <text:p>53,5647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8005" calcext:value-type="float">
            <text:p>0,278005</text:p>
          </table:table-cell>
          <table:table-cell table:style-name="ce2" office:value-type="float" office:value="0.640475" calcext:value-type="float">
            <text:p>0,640475</text:p>
          </table:table-cell>
          <table:table-cell table:style-name="ce2" office:value-type="float" office:value="0.957668" calcext:value-type="float">
            <text:p>0,957668</text:p>
          </table:table-cell>
          <table:table-cell table:style-name="ce2" office:value-type="float" office:value="1.256477" calcext:value-type="float">
            <text:p>1,256477</text:p>
          </table:table-cell>
          <table:table-cell table:style-name="ce2" office:value-type="float" office:value="1.569501" calcext:value-type="float">
            <text:p>1,569501</text:p>
          </table:table-cell>
          <table:table-cell table:style-name="ce2" office:value-type="float" office:value="2.267925" calcext:value-type="float">
            <text:p>2,267925</text:p>
          </table:table-cell>
          <table:table-cell table:style-name="ce2" office:value-type="float" office:value="4.425578" calcext:value-type="float">
            <text:p>4,425578</text:p>
          </table:table-cell>
          <table:table-cell table:style-name="ce2" office:value-type="float" office:value="8.567887" calcext:value-type="float">
            <text:p>8,567887</text:p>
          </table:table-cell>
          <table:table-cell table:style-name="ce2" office:value-type="float" office:value="12.954239" calcext:value-type="float">
            <text:p>12,954239</text:p>
          </table:table-cell>
          <table:table-cell table:style-name="ce2" office:value-type="float" office:value="19.688397" calcext:value-type="float">
            <text:p>19,688397</text:p>
          </table:table-cell>
          <table:table-cell table:style-name="ce2" office:value-type="float" office:value="24.839087" calcext:value-type="float">
            <text:p>24,839087</text:p>
          </table:table-cell>
          <table:table-cell table:style-name="ce2" office:value-type="float" office:value="29.638154" calcext:value-type="float">
            <text:p>29,638154</text:p>
          </table:table-cell>
          <table:table-cell table:style-name="ce2" office:value-type="float" office:value="34.311339" calcext:value-type="float">
            <text:p>34,311339</text:p>
          </table:table-cell>
          <table:table-cell table:style-name="ce2" office:value-type="float" office:value="38.690848" calcext:value-type="float">
            <text:p>38,690848</text:p>
          </table:table-cell>
          <table:table-cell table:style-name="ce2" office:value-type="float" office:value="42.728465" calcext:value-type="float">
            <text:p>42,728465</text:p>
          </table:table-cell>
          <table:table-cell table:style-name="ce2" office:value-type="float" office:value="46.388152" calcext:value-type="float">
            <text:p>46,388152</text:p>
          </table:table-cell>
          <table:table-cell table:style-name="ce2" office:value-type="float" office:value="49.470543" calcext:value-type="float">
            <text:p>49,470543</text:p>
          </table:table-cell>
          <table:table-cell table:style-name="ce2" office:value-type="float" office:value="52.312502" calcext:value-type="float">
            <text:p>52,312502</text:p>
          </table:table-cell>
          <table:table-cell table:style-name="ce2" office:value-type="float" office:value="54.793598" calcext:value-type="float">
            <text:p>54,79359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0823" calcext:value-type="float">
            <text:p>0,210823</text:p>
          </table:table-cell>
          <table:table-cell table:style-name="ce2" office:value-type="float" office:value="0.559341" calcext:value-type="float">
            <text:p>0,559341</text:p>
          </table:table-cell>
          <table:table-cell table:style-name="ce2" office:value-type="float" office:value="1.086059" calcext:value-type="float">
            <text:p>1,086059</text:p>
          </table:table-cell>
          <table:table-cell table:style-name="ce2" office:value-type="float" office:value="2.441615" calcext:value-type="float">
            <text:p>2,441615</text:p>
          </table:table-cell>
          <table:table-cell table:style-name="ce2" office:value-type="float" office:value="4.320909" calcext:value-type="float">
            <text:p>4,320909</text:p>
          </table:table-cell>
          <table:table-cell table:style-name="ce2" office:value-type="float" office:value="6.797152" calcext:value-type="float">
            <text:p>6,797152</text:p>
          </table:table-cell>
          <table:table-cell table:style-name="ce2" office:value-type="float" office:value="10.150398" calcext:value-type="float">
            <text:p>10,150398</text:p>
          </table:table-cell>
          <table:table-cell table:style-name="ce2" office:value-type="float" office:value="13.513846" calcext:value-type="float">
            <text:p>13,513846</text:p>
          </table:table-cell>
          <table:table-cell table:style-name="ce2" office:value-type="float" office:value="16.461084" calcext:value-type="float">
            <text:p>16,461084</text:p>
          </table:table-cell>
          <table:table-cell table:style-name="ce2" office:value-type="float" office:value="22.449411" calcext:value-type="float">
            <text:p>22,449411</text:p>
          </table:table-cell>
          <table:table-cell table:style-name="ce2" office:value-type="float" office:value="28.235604" calcext:value-type="float">
            <text:p>28,235604</text:p>
          </table:table-cell>
          <table:table-cell table:style-name="ce2" office:value-type="float" office:value="33.266778" calcext:value-type="float">
            <text:p>33,266778</text:p>
          </table:table-cell>
          <table:table-cell table:style-name="ce2" office:value-type="float" office:value="37.924835" calcext:value-type="float">
            <text:p>37,924835</text:p>
          </table:table-cell>
          <table:table-cell table:style-name="ce2" office:value-type="float" office:value="41.92558" calcext:value-type="float">
            <text:p>41,92558</text:p>
          </table:table-cell>
          <table:table-cell table:style-name="ce2" office:value-type="float" office:value="45.510224" calcext:value-type="float">
            <text:p>45,510224</text:p>
          </table:table-cell>
          <table:table-cell table:style-name="ce2" office:value-type="float" office:value="48.904351" calcext:value-type="float">
            <text:p>48,904351</text:p>
          </table:table-cell>
          <table:table-cell table:style-name="ce2" office:value-type="float" office:value="51.669948" calcext:value-type="float">
            <text:p>51,669948</text:p>
          </table:table-cell>
          <table:table-cell table:style-name="ce2" office:value-type="float" office:value="54.272629" calcext:value-type="float">
            <text:p>54,272629</text:p>
          </table:table-cell>
          <table:table-cell table:style-name="ce2" office:value-type="float" office:value="56.709188" calcext:value-type="float">
            <text:p>56,70918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6392" calcext:value-type="float">
            <text:p>0,256392</text:p>
          </table:table-cell>
          <table:table-cell table:style-name="ce2" office:value-type="float" office:value="0.5918" calcext:value-type="float">
            <text:p>0,5918</text:p>
          </table:table-cell>
          <table:table-cell table:style-name="ce2" office:value-type="float" office:value="0.895802" calcext:value-type="float">
            <text:p>0,895802</text:p>
          </table:table-cell>
          <table:table-cell table:style-name="ce2" office:value-type="float" office:value="1.631594" calcext:value-type="float">
            <text:p>1,631594</text:p>
          </table:table-cell>
          <table:table-cell table:style-name="ce2" office:value-type="float" office:value="2.949824" calcext:value-type="float">
            <text:p>2,949824</text:p>
          </table:table-cell>
          <table:table-cell table:style-name="ce2" office:value-type="float" office:value="5.294512" calcext:value-type="float">
            <text:p>5,294512</text:p>
          </table:table-cell>
          <table:table-cell table:style-name="ce2" office:value-type="float" office:value="8.435931" calcext:value-type="float">
            <text:p>8,435931</text:p>
          </table:table-cell>
          <table:table-cell table:style-name="ce2" office:value-type="float" office:value="12.064515" calcext:value-type="float">
            <text:p>12,064515</text:p>
          </table:table-cell>
          <table:table-cell table:style-name="ce2" office:value-type="float" office:value="15.731854" calcext:value-type="float">
            <text:p>15,731854</text:p>
          </table:table-cell>
          <table:table-cell table:style-name="ce2" office:value-type="float" office:value="22.615326" calcext:value-type="float">
            <text:p>22,615326</text:p>
          </table:table-cell>
          <table:table-cell table:style-name="ce2" office:value-type="float" office:value="28.724605" calcext:value-type="float">
            <text:p>28,724605</text:p>
          </table:table-cell>
          <table:table-cell table:style-name="ce2" office:value-type="float" office:value="34.246878" calcext:value-type="float">
            <text:p>34,246878</text:p>
          </table:table-cell>
          <table:table-cell table:style-name="ce2" office:value-type="float" office:value="38.954992" calcext:value-type="float">
            <text:p>38,954992</text:p>
          </table:table-cell>
          <table:table-cell table:style-name="ce2" office:value-type="float" office:value="43.179762" calcext:value-type="float">
            <text:p>43,179762</text:p>
          </table:table-cell>
          <table:table-cell table:style-name="ce2" office:value-type="float" office:value="46.749413" calcext:value-type="float">
            <text:p>46,749413</text:p>
          </table:table-cell>
          <table:table-cell table:style-name="ce2" office:value-type="float" office:value="49.952326" calcext:value-type="float">
            <text:p>49,952326</text:p>
          </table:table-cell>
          <table:table-cell table:style-name="ce2" office:value-type="float" office:value="52.828507" calcext:value-type="float">
            <text:p>52,828507</text:p>
          </table:table-cell>
          <table:table-cell table:style-name="ce2" office:value-type="float" office:value="55.398844" calcext:value-type="float">
            <text:p>55,398844</text:p>
          </table:table-cell>
          <table:table-cell table:style-name="ce2" office:value-type="float" office:value="57.703552" calcext:value-type="float">
            <text:p>57,70355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91366" calcext:value-type="float">
            <text:p>0,291366</text:p>
          </table:table-cell>
          <table:table-cell table:style-name="ce2" office:value-type="float" office:value="0.583238" calcext:value-type="float">
            <text:p>0,583238</text:p>
          </table:table-cell>
          <table:table-cell table:style-name="ce2" office:value-type="float" office:value="0.842033" calcext:value-type="float">
            <text:p>0,842033</text:p>
          </table:table-cell>
          <table:table-cell table:style-name="ce2" office:value-type="float" office:value="1.574451" calcext:value-type="float">
            <text:p>1,574451</text:p>
          </table:table-cell>
          <table:table-cell table:style-name="ce2" office:value-type="float" office:value="2.940178" calcext:value-type="float">
            <text:p>2,940178</text:p>
          </table:table-cell>
          <table:table-cell table:style-name="ce2" office:value-type="float" office:value="5.484201" calcext:value-type="float">
            <text:p>5,484201</text:p>
          </table:table-cell>
          <table:table-cell table:style-name="ce2" office:value-type="float" office:value="9.383352" calcext:value-type="float">
            <text:p>9,383352</text:p>
          </table:table-cell>
          <table:table-cell table:style-name="ce2" office:value-type="float" office:value="13.552596" calcext:value-type="float">
            <text:p>13,552596</text:p>
          </table:table-cell>
          <table:table-cell table:style-name="ce2" office:value-type="float" office:value="17.135382" calcext:value-type="float">
            <text:p>17,135382</text:p>
          </table:table-cell>
          <table:table-cell table:style-name="ce2" office:value-type="float" office:value="23.709292" calcext:value-type="float">
            <text:p>23,709292</text:p>
          </table:table-cell>
          <table:table-cell table:style-name="ce2" office:value-type="float" office:value="30.097695" calcext:value-type="float">
            <text:p>30,097695</text:p>
          </table:table-cell>
          <table:table-cell table:style-name="ce2" office:value-type="float" office:value="35.597015" calcext:value-type="float">
            <text:p>35,597015</text:p>
          </table:table-cell>
          <table:table-cell table:style-name="ce2" office:value-type="float" office:value="40.520826" calcext:value-type="float">
            <text:p>40,520826</text:p>
          </table:table-cell>
          <table:table-cell table:style-name="ce2" office:value-type="float" office:value="44.817531" calcext:value-type="float">
            <text:p>44,817531</text:p>
          </table:table-cell>
          <table:table-cell table:style-name="ce2" office:value-type="float" office:value="48.548798" calcext:value-type="float">
            <text:p>48,548798</text:p>
          </table:table-cell>
          <table:table-cell table:style-name="ce2" office:value-type="float" office:value="51.739839" calcext:value-type="float">
            <text:p>51,739839</text:p>
          </table:table-cell>
          <table:table-cell table:style-name="ce2" office:value-type="float" office:value="54.542652" calcext:value-type="float">
            <text:p>54,542652</text:p>
          </table:table-cell>
          <table:table-cell table:style-name="ce2" office:value-type="float" office:value="57.14874" calcext:value-type="float">
            <text:p>57,14874</text:p>
          </table:table-cell>
          <table:table-cell table:style-name="ce2" office:value-type="float" office:value="59.440913" calcext:value-type="float">
            <text:p>59,44091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025995" calcext:value-type="float">
            <text:p>0,025995</text:p>
          </table:table-cell>
          <table:table-cell table:style-name="ce2" office:value-type="float" office:value="0.31199" calcext:value-type="float">
            <text:p>0,31199</text:p>
          </table:table-cell>
          <table:table-cell table:style-name="ce2" office:value-type="float" office:value="0.707962" calcext:value-type="float">
            <text:p>0,707962</text:p>
          </table:table-cell>
          <table:table-cell table:style-name="ce2" office:value-type="float" office:value="0.985826" calcext:value-type="float">
            <text:p>0,985826</text:p>
          </table:table-cell>
          <table:table-cell table:style-name="ce2" office:value-type="float" office:value="1.786575" calcext:value-type="float">
            <text:p>1,786575</text:p>
          </table:table-cell>
          <table:table-cell table:style-name="ce2" office:value-type="float" office:value="3.270094" calcext:value-type="float">
            <text:p>3,270094</text:p>
          </table:table-cell>
          <table:table-cell table:style-name="ce2" office:value-type="float" office:value="5.611186" calcext:value-type="float">
            <text:p>5,611186</text:p>
          </table:table-cell>
          <table:table-cell table:style-name="ce2" office:value-type="float" office:value="9.357813" calcext:value-type="float">
            <text:p>9,357813</text:p>
          </table:table-cell>
          <table:table-cell table:style-name="ce2" office:value-type="float" office:value="13.544945" calcext:value-type="float">
            <text:p>13,544945</text:p>
          </table:table-cell>
          <table:table-cell table:style-name="ce2" office:value-type="float" office:value="17.41311" calcext:value-type="float">
            <text:p>17,41311</text:p>
          </table:table-cell>
          <table:table-cell table:style-name="ce2" office:value-type="float" office:value="24.82313" calcext:value-type="float">
            <text:p>24,82313</text:p>
          </table:table-cell>
          <table:table-cell table:style-name="ce2" office:value-type="float" office:value="31.350916" calcext:value-type="float">
            <text:p>31,350916</text:p>
          </table:table-cell>
          <table:table-cell table:style-name="ce2" office:value-type="float" office:value="37.05399" calcext:value-type="float">
            <text:p>37,05399</text:p>
          </table:table-cell>
          <table:table-cell table:style-name="ce2" office:value-type="float" office:value="41.982855" calcext:value-type="float">
            <text:p>41,982855</text:p>
          </table:table-cell>
          <table:table-cell table:style-name="ce2" office:value-type="float" office:value="46.230135" calcext:value-type="float">
            <text:p>46,230135</text:p>
          </table:table-cell>
          <table:table-cell table:style-name="ce2" office:value-type="float" office:value="49.995946" calcext:value-type="float">
            <text:p>49,995946</text:p>
          </table:table-cell>
          <table:table-cell table:style-name="ce2" office:value-type="float" office:value="53.209397" calcext:value-type="float">
            <text:p>53,209397</text:p>
          </table:table-cell>
          <table:table-cell table:style-name="ce2" office:value-type="float" office:value="56.027597" calcext:value-type="float">
            <text:p>56,027597</text:p>
          </table:table-cell>
          <table:table-cell table:style-name="ce2" office:value-type="float" office:value="58.634196" calcext:value-type="float">
            <text:p>58,634196</text:p>
          </table:table-cell>
          <table:table-cell table:style-name="ce2" office:value-type="float" office:value="60.933249" calcext:value-type="float">
            <text:p>60,93324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0604" calcext:value-type="float">
            <text:p>0,190604</text:p>
          </table:table-cell>
          <table:table-cell table:style-name="ce2" office:value-type="float" office:value="0.494234" calcext:value-type="float">
            <text:p>0,494234</text:p>
          </table:table-cell>
          <table:table-cell table:style-name="ce2" office:value-type="float" office:value="0.732492" calcext:value-type="float">
            <text:p>0,732492</text:p>
          </table:table-cell>
          <table:table-cell table:style-name="ce2" office:value-type="float" office:value="1.012308" calcext:value-type="float">
            <text:p>1,012308</text:p>
          </table:table-cell>
          <table:table-cell table:style-name="ce2" office:value-type="float" office:value="1.840309" calcext:value-type="float">
            <text:p>1,840309</text:p>
          </table:table-cell>
          <table:table-cell table:style-name="ce2" office:value-type="float" office:value="3.684666" calcext:value-type="float">
            <text:p>3,684666</text:p>
          </table:table-cell>
          <table:table-cell table:style-name="ce2" office:value-type="float" office:value="6.486511" calcext:value-type="float">
            <text:p>6,486511</text:p>
          </table:table-cell>
          <table:table-cell table:style-name="ce2" office:value-type="float" office:value="10.356938" calcext:value-type="float">
            <text:p>10,356938</text:p>
          </table:table-cell>
          <table:table-cell table:style-name="ce2" office:value-type="float" office:value="14.303362" calcext:value-type="float">
            <text:p>14,303362</text:p>
          </table:table-cell>
          <table:table-cell table:style-name="ce2" office:value-type="float" office:value="21.701632" calcext:value-type="float">
            <text:p>21,701632</text:p>
          </table:table-cell>
          <table:table-cell table:style-name="ce2" office:value-type="float" office:value="28.474857" calcext:value-type="float">
            <text:p>28,474857</text:p>
          </table:table-cell>
          <table:table-cell table:style-name="ce2" office:value-type="float" office:value="34.671958" calcext:value-type="float">
            <text:p>34,671958</text:p>
          </table:table-cell>
          <table:table-cell table:style-name="ce2" office:value-type="float" office:value="39.832534" calcext:value-type="float">
            <text:p>39,832534</text:p>
          </table:table-cell>
          <table:table-cell table:style-name="ce2" office:value-type="float" office:value="44.405376" calcext:value-type="float">
            <text:p>44,405376</text:p>
          </table:table-cell>
          <table:table-cell table:style-name="ce2" office:value-type="float" office:value="48.420096" calcext:value-type="float">
            <text:p>48,420096</text:p>
          </table:table-cell>
          <table:table-cell table:style-name="ce2" office:value-type="float" office:value="51.794631" calcext:value-type="float">
            <text:p>51,794631</text:p>
          </table:table-cell>
          <table:table-cell table:style-name="ce2" office:value-type="float" office:value="54.855041" calcext:value-type="float">
            <text:p>54,855041</text:p>
          </table:table-cell>
          <table:table-cell table:style-name="ce2" office:value-type="float" office:value="57.421248" calcext:value-type="float">
            <text:p>57,421248</text:p>
          </table:table-cell>
          <table:table-cell table:style-name="ce2" office:value-type="float" office:value="59.88501" calcext:value-type="float">
            <text:p>59,88501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03.88" calcext:value-type="float">
            <text:p>103,88</text:p>
          </table:table-cell>
          <table:table-cell table:style-name="ce2" office:value-type="float" office:value="113.3858" calcext:value-type="float">
            <text:p>113,3858</text:p>
          </table:table-cell>
          <table:table-cell table:style-name="ce2" office:value-type="float" office:value="92.3814" calcext:value-type="float">
            <text:p>92,3814</text:p>
          </table:table-cell>
          <table:table-cell table:style-name="ce2" office:value-type="float" office:value="69.0365" calcext:value-type="float">
            <text:p>69,0365</text:p>
          </table:table-cell>
          <table:table-cell table:style-name="ce2" office:value-type="float" office:value="76.9069" calcext:value-type="float">
            <text:p>76,9069</text:p>
          </table:table-cell>
          <table:table-cell table:style-name="ce2" office:value-type="float" office:value="76.9544" calcext:value-type="float">
            <text:p>76,9544</text:p>
          </table:table-cell>
          <table:table-cell table:style-name="ce2" office:value-type="float" office:value="77.3293" calcext:value-type="float">
            <text:p>77,3293</text:p>
          </table:table-cell>
          <table:table-cell table:style-name="ce2" office:value-type="float" office:value="77.278" calcext:value-type="float">
            <text:p>77,278</text:p>
          </table:table-cell>
          <table:table-cell table:style-name="ce2" office:value-type="float" office:value="77.0845" calcext:value-type="float">
            <text:p>77,0845</text:p>
          </table:table-cell>
          <table:table-cell table:style-name="ce2" office:value-type="float" office:value="77.0844" calcext:value-type="float">
            <text:p>77,0844</text:p>
          </table:table-cell>
          <table:table-cell table:style-name="ce2" office:value-type="float" office:value="77.2116" calcext:value-type="float">
            <text:p>77,2116</text:p>
          </table:table-cell>
          <table:table-cell table:style-name="ce2" office:value-type="float" office:value="76.1522" calcext:value-type="float">
            <text:p>76,1522</text:p>
          </table:table-cell>
          <table:table-cell table:style-name="ce2" office:value-type="float" office:value="76.1387" calcext:value-type="float">
            <text:p>76,1387</text:p>
          </table:table-cell>
          <table:table-cell table:style-name="ce2" office:value-type="float" office:value="76.5967" calcext:value-type="float">
            <text:p>76,5967</text:p>
          </table:table-cell>
          <table:table-cell table:style-name="ce2" office:value-type="float" office:value="76.4523" calcext:value-type="float">
            <text:p>76,4523</text:p>
          </table:table-cell>
          <table:table-cell table:style-name="ce2" office:value-type="float" office:value="76.7172" calcext:value-type="float">
            <text:p>76,7172</text:p>
          </table:table-cell>
          <table:table-cell table:style-name="ce2" office:value-type="float" office:value="76.9716" calcext:value-type="float">
            <text:p>76,9716</text:p>
          </table:table-cell>
          <table:table-cell table:style-name="ce2" office:value-type="float" office:value="76.9661" calcext:value-type="float">
            <text:p>76,9661</text:p>
          </table:table-cell>
          <table:table-cell table:style-name="ce2" office:value-type="float" office:value="77.2648" calcext:value-type="float">
            <text:p>77,2648</text:p>
          </table:table-cell>
          <table:table-cell table:style-name="ce2" office:value-type="float" office:value="77.2558" calcext:value-type="float">
            <text:p>77,25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9.4239" calcext:value-type="float">
            <text:p>159,4239</text:p>
          </table:table-cell>
          <table:table-cell table:style-name="ce2" office:value-type="float" office:value="161.0268" calcext:value-type="float">
            <text:p>161,0268</text:p>
          </table:table-cell>
          <table:table-cell table:style-name="ce2" office:value-type="float" office:value="163.6887" calcext:value-type="float">
            <text:p>163,6887</text:p>
          </table:table-cell>
          <table:table-cell table:style-name="ce2" office:value-type="float" office:value="164.3956" calcext:value-type="float">
            <text:p>164,3956</text:p>
          </table:table-cell>
          <table:table-cell table:style-name="ce2" office:value-type="float" office:value="165.3986" calcext:value-type="float">
            <text:p>165,3986</text:p>
          </table:table-cell>
          <table:table-cell table:style-name="ce2" office:value-type="float" office:value="168.0143" calcext:value-type="float">
            <text:p>168,0143</text:p>
          </table:table-cell>
          <table:table-cell table:style-name="ce2" office:value-type="float" office:value="170.6543" calcext:value-type="float">
            <text:p>170,6543</text:p>
          </table:table-cell>
          <table:table-cell table:style-name="ce2" office:value-type="float" office:value="169.7443" calcext:value-type="float">
            <text:p>169,7443</text:p>
          </table:table-cell>
          <table:table-cell table:style-name="ce2" office:value-type="float" office:value="170.0965" calcext:value-type="float">
            <text:p>170,0965</text:p>
          </table:table-cell>
          <table:table-cell table:style-name="ce2" office:value-type="float" office:value="171.358" calcext:value-type="float">
            <text:p>171,358</text:p>
          </table:table-cell>
          <table:table-cell table:style-name="ce2" office:value-type="float" office:value="172.978" calcext:value-type="float">
            <text:p>172,978</text:p>
          </table:table-cell>
          <table:table-cell table:style-name="ce2" office:value-type="float" office:value="174.8658" calcext:value-type="float">
            <text:p>174,8658</text:p>
          </table:table-cell>
          <table:table-cell table:style-name="ce2" office:value-type="float" office:value="177.8133" calcext:value-type="float">
            <text:p>177,8133</text:p>
          </table:table-cell>
          <table:table-cell table:style-name="ce2" office:value-type="float" office:value="180.2147" calcext:value-type="float">
            <text:p>180,2147</text:p>
          </table:table-cell>
          <table:table-cell table:style-name="ce2" office:value-type="float" office:value="182.7972" calcext:value-type="float">
            <text:p>182,7972</text:p>
          </table:table-cell>
          <table:table-cell table:style-name="ce2" office:value-type="float" office:value="185.0725" calcext:value-type="float">
            <text:p>185,0725</text:p>
          </table:table-cell>
          <table:table-cell table:style-name="ce2" office:value-type="float" office:value="186.6894" calcext:value-type="float">
            <text:p>186,6894</text:p>
          </table:table-cell>
          <table:table-cell table:style-name="ce2" office:value-type="float" office:value="188.1431" calcext:value-type="float">
            <text:p>188,1431</text:p>
          </table:table-cell>
          <table:table-cell table:style-name="ce2" office:value-type="float" office:value="189.9575" calcext:value-type="float">
            <text:p>189,9575</text:p>
          </table:table-cell>
          <table:table-cell table:style-name="ce2" office:value-type="float" office:value="222.1857" calcext:value-type="float">
            <text:p>222,18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41.6798" calcext:value-type="float">
            <text:p>241,6798</text:p>
          </table:table-cell>
          <table:table-cell table:style-name="ce2" office:value-type="float" office:value="242.6778" calcext:value-type="float">
            <text:p>242,6778</text:p>
          </table:table-cell>
          <table:table-cell table:style-name="ce2" office:value-type="float" office:value="245.2008" calcext:value-type="float">
            <text:p>245,2008</text:p>
          </table:table-cell>
          <table:table-cell table:style-name="ce2" office:value-type="float" office:value="258.4892" calcext:value-type="float">
            <text:p>258,4892</text:p>
          </table:table-cell>
          <table:table-cell table:style-name="ce2" office:value-type="float" office:value="263.2375" calcext:value-type="float">
            <text:p>263,2375</text:p>
          </table:table-cell>
          <table:table-cell table:style-name="ce2" office:value-type="float" office:value="267.0497" calcext:value-type="float">
            <text:p>267,0497</text:p>
          </table:table-cell>
          <table:table-cell table:style-name="ce2" office:value-type="float" office:value="270.6006" calcext:value-type="float">
            <text:p>270,6006</text:p>
          </table:table-cell>
          <table:table-cell table:style-name="ce2" office:value-type="float" office:value="274.0182" calcext:value-type="float">
            <text:p>274,0182</text:p>
          </table:table-cell>
          <table:table-cell table:style-name="ce2" office:value-type="float" office:value="277.1163" calcext:value-type="float">
            <text:p>277,1163</text:p>
          </table:table-cell>
          <table:table-cell table:style-name="ce2" office:value-type="float" office:value="273.9067" calcext:value-type="float">
            <text:p>273,9067</text:p>
          </table:table-cell>
          <table:table-cell table:style-name="ce2" office:value-type="float" office:value="281.1614" calcext:value-type="float">
            <text:p>281,1614</text:p>
          </table:table-cell>
          <table:table-cell table:style-name="ce2" office:value-type="float" office:value="285.254" calcext:value-type="float">
            <text:p>285,254</text:p>
          </table:table-cell>
          <table:table-cell table:style-name="ce2" office:value-type="float" office:value="302.385" calcext:value-type="float">
            <text:p>302,385</text:p>
          </table:table-cell>
          <table:table-cell table:style-name="ce2" office:value-type="float" office:value="303.1317" calcext:value-type="float">
            <text:p>303,1317</text:p>
          </table:table-cell>
          <table:table-cell table:style-name="ce2" office:value-type="float" office:value="309.5067" calcext:value-type="float">
            <text:p>309,5067</text:p>
          </table:table-cell>
          <table:table-cell table:style-name="ce2" office:value-type="float" office:value="320.7624" calcext:value-type="float">
            <text:p>320,7624</text:p>
          </table:table-cell>
          <table:table-cell table:style-name="ce2" office:value-type="float" office:value="320.8077" calcext:value-type="float">
            <text:p>320,8077</text:p>
          </table:table-cell>
          <table:table-cell table:style-name="ce2" office:value-type="float" office:value="323.7972" calcext:value-type="float">
            <text:p>323,7972</text:p>
          </table:table-cell>
          <table:table-cell table:style-name="ce2" office:value-type="float" office:value="331.9435" calcext:value-type="float">
            <text:p>331,9435</text:p>
          </table:table-cell>
          <table:table-cell table:style-name="ce2" office:value-type="float" office:value="329.8063" calcext:value-type="float">
            <text:p>329,806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421.9366" calcext:value-type="float">
            <text:p>421,9366</text:p>
          </table:table-cell>
          <table:table-cell table:style-name="ce2" office:value-type="float" office:value="414.8503" calcext:value-type="float">
            <text:p>414,8503</text:p>
          </table:table-cell>
          <table:table-cell table:style-name="ce2" office:value-type="float" office:value="417.1957" calcext:value-type="float">
            <text:p>417,1957</text:p>
          </table:table-cell>
          <table:table-cell table:style-name="ce2" office:value-type="float" office:value="427.0076" calcext:value-type="float">
            <text:p>427,0076</text:p>
          </table:table-cell>
          <table:table-cell table:style-name="ce2" office:value-type="float" office:value="437.6672" calcext:value-type="float">
            <text:p>437,6672</text:p>
          </table:table-cell>
          <table:table-cell table:style-name="ce2" office:value-type="float" office:value="458.6441" calcext:value-type="float">
            <text:p>458,6441</text:p>
          </table:table-cell>
          <table:table-cell table:style-name="ce2" office:value-type="float" office:value="466.9038" calcext:value-type="float">
            <text:p>466,9038</text:p>
          </table:table-cell>
          <table:table-cell table:style-name="ce2" office:value-type="float" office:value="483.6844" calcext:value-type="float">
            <text:p>483,6844</text:p>
          </table:table-cell>
          <table:table-cell table:style-name="ce2" office:value-type="float" office:value="471.1391" calcext:value-type="float">
            <text:p>471,1391</text:p>
          </table:table-cell>
          <table:table-cell table:style-name="ce2" office:value-type="float" office:value="479.664" calcext:value-type="float">
            <text:p>479,664</text:p>
          </table:table-cell>
          <table:table-cell table:style-name="ce2" office:value-type="float" office:value="480.6261" calcext:value-type="float">
            <text:p>480,6261</text:p>
          </table:table-cell>
          <table:table-cell table:style-name="ce2" office:value-type="float" office:value="490.4342" calcext:value-type="float">
            <text:p>490,4342</text:p>
          </table:table-cell>
          <table:table-cell table:style-name="ce2" office:value-type="float" office:value="492.2622" calcext:value-type="float">
            <text:p>492,2622</text:p>
          </table:table-cell>
          <table:table-cell table:style-name="ce2" office:value-type="float" office:value="496.282" calcext:value-type="float">
            <text:p>496,282</text:p>
          </table:table-cell>
          <table:table-cell table:style-name="ce2" office:value-type="float" office:value="527.4339" calcext:value-type="float">
            <text:p>527,4339</text:p>
          </table:table-cell>
          <table:table-cell table:style-name="ce2" office:value-type="float" office:value="519.5698" calcext:value-type="float">
            <text:p>519,5698</text:p>
          </table:table-cell>
          <table:table-cell table:style-name="ce2" office:value-type="float" office:value="541.0387" calcext:value-type="float">
            <text:p>541,0387</text:p>
          </table:table-cell>
          <table:table-cell table:style-name="ce2" office:value-type="float" office:value="546.815" calcext:value-type="float">
            <text:p>546,815</text:p>
          </table:table-cell>
          <table:table-cell table:style-name="ce2" office:value-type="float" office:value="561.5839" calcext:value-type="float">
            <text:p>561,5839</text:p>
          </table:table-cell>
          <table:table-cell table:style-name="ce2" office:value-type="float" office:value="565.9961" calcext:value-type="float">
            <text:p>565,99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432.3807" calcext:value-type="float">
            <text:p>432,3807</text:p>
          </table:table-cell>
          <table:table-cell table:style-name="ce2" office:value-type="float" office:value="454.5516" calcext:value-type="float">
            <text:p>454,5516</text:p>
          </table:table-cell>
          <table:table-cell table:style-name="ce2" office:value-type="float" office:value="451.6662" calcext:value-type="float">
            <text:p>451,6662</text:p>
          </table:table-cell>
          <table:table-cell table:style-name="ce2" office:value-type="float" office:value="498.8102" calcext:value-type="float">
            <text:p>498,8102</text:p>
          </table:table-cell>
          <table:table-cell table:style-name="ce2" office:value-type="float" office:value="504.4665" calcext:value-type="float">
            <text:p>504,4665</text:p>
          </table:table-cell>
          <table:table-cell table:style-name="ce2" office:value-type="float" office:value="519.8238" calcext:value-type="float">
            <text:p>519,8238</text:p>
          </table:table-cell>
          <table:table-cell table:style-name="ce2" office:value-type="float" office:value="529.1467" calcext:value-type="float">
            <text:p>529,1467</text:p>
          </table:table-cell>
          <table:table-cell table:style-name="ce2" office:value-type="float" office:value="535.4109" calcext:value-type="float">
            <text:p>535,4109</text:p>
          </table:table-cell>
          <table:table-cell table:style-name="ce2" office:value-type="float" office:value="518.2029" calcext:value-type="float">
            <text:p>518,2029</text:p>
          </table:table-cell>
          <table:table-cell table:style-name="ce2" office:value-type="float" office:value="549.4861" calcext:value-type="float">
            <text:p>549,4861</text:p>
          </table:table-cell>
          <table:table-cell table:style-name="ce2" office:value-type="float" office:value="550.0597" calcext:value-type="float">
            <text:p>550,0597</text:p>
          </table:table-cell>
          <table:table-cell table:style-name="ce2" office:value-type="float" office:value="577.2206" calcext:value-type="float">
            <text:p>577,2206</text:p>
          </table:table-cell>
          <table:table-cell table:style-name="ce2" office:value-type="float" office:value="577.6089" calcext:value-type="float">
            <text:p>577,6089</text:p>
          </table:table-cell>
          <table:table-cell table:style-name="ce2" office:value-type="float" office:value="594.7333" calcext:value-type="float">
            <text:p>594,7333</text:p>
          </table:table-cell>
          <table:table-cell table:style-name="ce2" office:value-type="float" office:value="625.5804" calcext:value-type="float">
            <text:p>625,5804</text:p>
          </table:table-cell>
          <table:table-cell table:style-name="ce2" office:value-type="float" office:value="648.3436" calcext:value-type="float">
            <text:p>648,3436</text:p>
          </table:table-cell>
          <table:table-cell table:style-name="ce2" office:value-type="float" office:value="671.234" calcext:value-type="float">
            <text:p>671,234</text:p>
          </table:table-cell>
          <table:table-cell table:style-name="ce2" office:value-type="float" office:value="701.876" calcext:value-type="float">
            <text:p>701,876</text:p>
          </table:table-cell>
          <table:table-cell table:style-name="ce2" office:value-type="float" office:value="691.6049" calcext:value-type="float">
            <text:p>691,6049</text:p>
          </table:table-cell>
          <table:table-cell table:style-name="ce2" office:value-type="float" office:value="752.8619" calcext:value-type="float">
            <text:p>752,861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400.6316" calcext:value-type="float">
            <text:p>400,6316</text:p>
          </table:table-cell>
          <table:table-cell table:style-name="ce2" office:value-type="float" office:value="440.33" calcext:value-type="float">
            <text:p>440,33</text:p>
          </table:table-cell>
          <table:table-cell table:style-name="ce2" office:value-type="float" office:value="500.9144" calcext:value-type="float">
            <text:p>500,9144</text:p>
          </table:table-cell>
          <table:table-cell table:style-name="ce2" office:value-type="float" office:value="557.5493" calcext:value-type="float">
            <text:p>557,5493</text:p>
          </table:table-cell>
          <table:table-cell table:style-name="ce2" office:value-type="float" office:value="584.041" calcext:value-type="float">
            <text:p>584,041</text:p>
          </table:table-cell>
          <table:table-cell table:style-name="ce2" office:value-type="float" office:value="623.6754" calcext:value-type="float">
            <text:p>623,6754</text:p>
          </table:table-cell>
          <table:table-cell table:style-name="ce2" office:value-type="float" office:value="627.9691" calcext:value-type="float">
            <text:p>627,9691</text:p>
          </table:table-cell>
          <table:table-cell table:style-name="ce2" office:value-type="float" office:value="654.356" calcext:value-type="float">
            <text:p>654,356</text:p>
          </table:table-cell>
          <table:table-cell table:style-name="ce2" office:value-type="float" office:value="663.0074" calcext:value-type="float">
            <text:p>663,0074</text:p>
          </table:table-cell>
          <table:table-cell table:style-name="ce2" office:value-type="float" office:value="668.6576" calcext:value-type="float">
            <text:p>668,6576</text:p>
          </table:table-cell>
          <table:table-cell table:style-name="ce2" office:value-type="float" office:value="683.0673" calcext:value-type="float">
            <text:p>683,0673</text:p>
          </table:table-cell>
          <table:table-cell table:style-name="ce2" office:value-type="float" office:value="704.0948" calcext:value-type="float">
            <text:p>704,0948</text:p>
          </table:table-cell>
          <table:table-cell table:style-name="ce2" office:value-type="float" office:value="724.399" calcext:value-type="float">
            <text:p>724,399</text:p>
          </table:table-cell>
          <table:table-cell table:style-name="ce2" office:value-type="float" office:value="743.2067" calcext:value-type="float">
            <text:p>743,2067</text:p>
          </table:table-cell>
          <table:table-cell table:style-name="ce2" office:value-type="float" office:value="742.3436" calcext:value-type="float">
            <text:p>742,3436</text:p>
          </table:table-cell>
          <table:table-cell table:style-name="ce2" office:value-type="float" office:value="799.9345" calcext:value-type="float">
            <text:p>799,9345</text:p>
          </table:table-cell>
          <table:table-cell table:style-name="ce2" office:value-type="float" office:value="824.6531" calcext:value-type="float">
            <text:p>824,6531</text:p>
          </table:table-cell>
          <table:table-cell table:style-name="ce2" office:value-type="float" office:value="843.0933" calcext:value-type="float">
            <text:p>843,0933</text:p>
          </table:table-cell>
          <table:table-cell table:style-name="ce2" office:value-type="float" office:value="858.2376" calcext:value-type="float">
            <text:p>858,2376</text:p>
          </table:table-cell>
          <table:table-cell table:style-name="ce2" office:value-type="float" office:value="878.6491" calcext:value-type="float">
            <text:p>878,649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460.2101" calcext:value-type="float">
            <text:p>460,2101</text:p>
          </table:table-cell>
          <table:table-cell table:style-name="ce2" office:value-type="float" office:value="508.9665" calcext:value-type="float">
            <text:p>508,9665</text:p>
          </table:table-cell>
          <table:table-cell table:style-name="ce2" office:value-type="float" office:value="613.1057" calcext:value-type="float">
            <text:p>613,1057</text:p>
          </table:table-cell>
          <table:table-cell table:style-name="ce2" office:value-type="float" office:value="711.1525" calcext:value-type="float">
            <text:p>711,1525</text:p>
          </table:table-cell>
          <table:table-cell table:style-name="ce2" office:value-type="float" office:value="760.7101" calcext:value-type="float">
            <text:p>760,7101</text:p>
          </table:table-cell>
          <table:table-cell table:style-name="ce2" office:value-type="float" office:value="785.9278" calcext:value-type="float">
            <text:p>785,9278</text:p>
          </table:table-cell>
          <table:table-cell table:style-name="ce2" office:value-type="float" office:value="809.9405" calcext:value-type="float">
            <text:p>809,9405</text:p>
          </table:table-cell>
          <table:table-cell table:style-name="ce2" office:value-type="float" office:value="826.9611" calcext:value-type="float">
            <text:p>826,9611</text:p>
          </table:table-cell>
          <table:table-cell table:style-name="ce2" office:value-type="float" office:value="836.3708" calcext:value-type="float">
            <text:p>836,3708</text:p>
          </table:table-cell>
          <table:table-cell table:style-name="ce2" office:value-type="float" office:value="855.7833" calcext:value-type="float">
            <text:p>855,7833</text:p>
          </table:table-cell>
          <table:table-cell table:style-name="ce2" office:value-type="float" office:value="879.8859" calcext:value-type="float">
            <text:p>879,8859</text:p>
          </table:table-cell>
          <table:table-cell table:style-name="ce2" office:value-type="float" office:value="928.7699" calcext:value-type="float">
            <text:p>928,7699</text:p>
          </table:table-cell>
          <table:table-cell table:style-name="ce2" office:value-type="float" office:value="965.2009" calcext:value-type="float">
            <text:p>965,2009</text:p>
          </table:table-cell>
          <table:table-cell table:style-name="ce2" office:value-type="float" office:value="1003.4782" calcext:value-type="float">
            <text:p>1003,4782</text:p>
          </table:table-cell>
          <table:table-cell table:style-name="ce2" office:value-type="float" office:value="1055.346" calcext:value-type="float">
            <text:p>1055,346</text:p>
          </table:table-cell>
          <table:table-cell table:style-name="ce2" office:value-type="float" office:value="1092.0103" calcext:value-type="float">
            <text:p>1092,0103</text:p>
          </table:table-cell>
          <table:table-cell table:style-name="ce2" office:value-type="float" office:value="1133.2525" calcext:value-type="float">
            <text:p>1133,2525</text:p>
          </table:table-cell>
          <table:table-cell table:style-name="ce2" office:value-type="float" office:value="1171.4535" calcext:value-type="float">
            <text:p>1171,4535</text:p>
          </table:table-cell>
          <table:table-cell table:style-name="ce2" office:value-type="float" office:value="1146.2237" calcext:value-type="float">
            <text:p>1146,2237</text:p>
          </table:table-cell>
          <table:table-cell table:style-name="ce2" office:value-type="float" office:value="1242.7956" calcext:value-type="float">
            <text:p>1242,79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054.2206" calcext:value-type="float">
            <text:p>1054,2206</text:p>
          </table:table-cell>
          <table:table-cell table:style-name="ce2" office:value-type="float" office:value="1056.9112" calcext:value-type="float">
            <text:p>1056,9112</text:p>
          </table:table-cell>
          <table:table-cell table:style-name="ce2" office:value-type="float" office:value="1461.416" calcext:value-type="float">
            <text:p>1461,416</text:p>
          </table:table-cell>
          <table:table-cell table:style-name="ce2" office:value-type="float" office:value="1829.0202" calcext:value-type="float">
            <text:p>1829,0202</text:p>
          </table:table-cell>
          <table:table-cell table:style-name="ce2" office:value-type="float" office:value="1989.3168" calcext:value-type="float">
            <text:p>1989,3168</text:p>
          </table:table-cell>
          <table:table-cell table:style-name="ce2" office:value-type="float" office:value="2073.7278" calcext:value-type="float">
            <text:p>2073,7278</text:p>
          </table:table-cell>
          <table:table-cell table:style-name="ce2" office:value-type="float" office:value="2116.743" calcext:value-type="float">
            <text:p>2116,743</text:p>
          </table:table-cell>
          <table:table-cell table:style-name="ce2" office:value-type="float" office:value="2150.2106" calcext:value-type="float">
            <text:p>2150,2106</text:p>
          </table:table-cell>
          <table:table-cell table:style-name="ce2" office:value-type="float" office:value="2151.2199" calcext:value-type="float">
            <text:p>2151,2199</text:p>
          </table:table-cell>
          <table:table-cell table:style-name="ce2" office:value-type="float" office:value="2171.8225" calcext:value-type="float">
            <text:p>2171,8225</text:p>
          </table:table-cell>
          <table:table-cell table:style-name="ce2" office:value-type="float" office:value="2231.9683" calcext:value-type="float">
            <text:p>2231,9683</text:p>
          </table:table-cell>
          <table:table-cell table:style-name="ce2" office:value-type="float" office:value="2312.2407" calcext:value-type="float">
            <text:p>2312,2407</text:p>
          </table:table-cell>
          <table:table-cell table:style-name="ce2" office:value-type="float" office:value="2380.0783" calcext:value-type="float">
            <text:p>2380,0783</text:p>
          </table:table-cell>
          <table:table-cell table:style-name="ce2" office:value-type="float" office:value="2474.152" calcext:value-type="float">
            <text:p>2474,152</text:p>
          </table:table-cell>
          <table:table-cell table:style-name="ce2" office:value-type="float" office:value="2571.0214" calcext:value-type="float">
            <text:p>2571,0214</text:p>
          </table:table-cell>
          <table:table-cell table:style-name="ce2" office:value-type="float" office:value="2655.6752" calcext:value-type="float">
            <text:p>2655,6752</text:p>
          </table:table-cell>
          <table:table-cell table:style-name="ce2" office:value-type="float" office:value="2724.7" calcext:value-type="float">
            <text:p>2724,7</text:p>
          </table:table-cell>
          <table:table-cell table:style-name="ce2" office:value-type="float" office:value="2806.9566" calcext:value-type="float">
            <text:p>2806,9566</text:p>
          </table:table-cell>
          <table:table-cell table:style-name="ce2" office:value-type="float" office:value="2863.8134" calcext:value-type="float">
            <text:p>2863,8134</text:p>
          </table:table-cell>
          <table:table-cell table:style-name="ce2" office:value-type="float" office:value="2934.7769" calcext:value-type="float">
            <text:p>2934,776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599.6067" calcext:value-type="float">
            <text:p>2599,6067</text:p>
          </table:table-cell>
          <table:table-cell table:style-name="ce2" office:value-type="float" office:value="2431.825" calcext:value-type="float">
            <text:p>2431,825</text:p>
          </table:table-cell>
          <table:table-cell table:style-name="ce2" office:value-type="float" office:value="3827.1735" calcext:value-type="float">
            <text:p>3827,1735</text:p>
          </table:table-cell>
          <table:table-cell table:style-name="ce2" office:value-type="float" office:value="4805.2469" calcext:value-type="float">
            <text:p>4805,2469</text:p>
          </table:table-cell>
          <table:table-cell table:style-name="ce2" office:value-type="float" office:value="5170.7732" calcext:value-type="float">
            <text:p>5170,7732</text:p>
          </table:table-cell>
          <table:table-cell table:style-name="ce2" office:value-type="float" office:value="5261.9946" calcext:value-type="float">
            <text:p>5261,9946</text:p>
          </table:table-cell>
          <table:table-cell table:style-name="ce2" office:value-type="float" office:value="5339.3211" calcext:value-type="float">
            <text:p>5339,3211</text:p>
          </table:table-cell>
          <table:table-cell table:style-name="ce2" office:value-type="float" office:value="4537.7274" calcext:value-type="float">
            <text:p>4537,7274</text:p>
          </table:table-cell>
          <table:table-cell table:style-name="ce2" office:value-type="float" office:value="5384.7564" calcext:value-type="float">
            <text:p>5384,7564</text:p>
          </table:table-cell>
          <table:table-cell table:style-name="ce2" office:value-type="float" office:value="5440.0837" calcext:value-type="float">
            <text:p>5440,0837</text:p>
          </table:table-cell>
          <table:table-cell table:style-name="ce2" office:value-type="float" office:value="4663.186" calcext:value-type="float">
            <text:p>4663,186</text:p>
          </table:table-cell>
          <table:table-cell table:style-name="ce2" office:value-type="float" office:value="5738.2213" calcext:value-type="float">
            <text:p>5738,2213</text:p>
          </table:table-cell>
          <table:table-cell table:style-name="ce2" office:value-type="float" office:value="5916.1586" calcext:value-type="float">
            <text:p>5916,1586</text:p>
          </table:table-cell>
          <table:table-cell table:style-name="ce2" office:value-type="float" office:value="6111.0613" calcext:value-type="float">
            <text:p>6111,0613</text:p>
          </table:table-cell>
          <table:table-cell table:style-name="ce2" office:value-type="float" office:value="6318.9649" calcext:value-type="float">
            <text:p>6318,9649</text:p>
          </table:table-cell>
          <table:table-cell table:style-name="ce2" office:value-type="float" office:value="6091.5275" calcext:value-type="float">
            <text:p>6091,5275</text:p>
          </table:table-cell>
          <table:table-cell table:style-name="ce2" office:value-type="float" office:value="6560.2817" calcext:value-type="float">
            <text:p>6560,2817</text:p>
          </table:table-cell>
          <table:table-cell table:style-name="ce2" office:value-type="float" office:value="6706.3006" calcext:value-type="float">
            <text:p>6706,3006</text:p>
          </table:table-cell>
          <table:table-cell table:style-name="ce2" office:value-type="float" office:value="6813.759" calcext:value-type="float">
            <text:p>6813,759</text:p>
          </table:table-cell>
          <table:table-cell table:style-name="ce2" office:value-type="float" office:value="6929.7594" calcext:value-type="float">
            <text:p>6929,75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0986.2869" calcext:value-type="float">
            <text:p>10986,2869</text:p>
          </table:table-cell>
          <table:table-cell table:style-name="ce2" office:value-type="float" office:value="12617.2835" calcext:value-type="float">
            <text:p>12617,2835</text:p>
          </table:table-cell>
          <table:table-cell table:style-name="ce2" office:value-type="float" office:value="13644.8933" calcext:value-type="float">
            <text:p>13644,8933</text:p>
          </table:table-cell>
          <table:table-cell table:style-name="ce2" office:value-type="float" office:value="12796.6997" calcext:value-type="float">
            <text:p>12796,6997</text:p>
          </table:table-cell>
          <table:table-cell table:style-name="ce2" office:value-type="float" office:value="13956.1006" calcext:value-type="float">
            <text:p>13956,1006</text:p>
          </table:table-cell>
          <table:table-cell table:style-name="ce2" office:value-type="float" office:value="14359.5111" calcext:value-type="float">
            <text:p>14359,5111</text:p>
          </table:table-cell>
          <table:table-cell table:style-name="ce2" office:value-type="float" office:value="13456.1507" calcext:value-type="float">
            <text:p>13456,1507</text:p>
          </table:table-cell>
          <table:table-cell table:style-name="ce2" office:value-type="float" office:value="14838.9425" calcext:value-type="float">
            <text:p>14838,9425</text:p>
          </table:table-cell>
          <table:table-cell table:style-name="ce2" office:value-type="float" office:value="15010.5672" calcext:value-type="float">
            <text:p>15010,5672</text:p>
          </table:table-cell>
          <table:table-cell table:style-name="ce2" office:value-type="float" office:value="15139.793" calcext:value-type="float">
            <text:p>15139,793</text:p>
          </table:table-cell>
          <table:table-cell table:style-name="ce2" office:value-type="float" office:value="14422.5675" calcext:value-type="float">
            <text:p>14422,5675</text:p>
          </table:table-cell>
          <table:table-cell table:style-name="ce2" office:value-type="float" office:value="16712.5848" calcext:value-type="float">
            <text:p>16712,5848</text:p>
          </table:table-cell>
          <table:table-cell table:style-name="ce2" office:value-type="float" office:value="17703.2593" calcext:value-type="float">
            <text:p>17703,2593</text:p>
          </table:table-cell>
          <table:table-cell table:style-name="ce2" office:value-type="float" office:value="18861.5219" calcext:value-type="float">
            <text:p>18861,5219</text:p>
          </table:table-cell>
          <table:table-cell table:style-name="ce2" office:value-type="float" office:value="19864.8551" calcext:value-type="float">
            <text:p>19864,8551</text:p>
          </table:table-cell>
          <table:table-cell table:style-name="ce2" office:value-type="float" office:value="19615.8484" calcext:value-type="float">
            <text:p>19615,8484</text:p>
          </table:table-cell>
          <table:table-cell table:style-name="ce2" office:value-type="float" office:value="21545.4096" calcext:value-type="float">
            <text:p>21545,4096</text:p>
          </table:table-cell>
          <table:table-cell table:style-name="ce2" office:value-type="float" office:value="22348.9326" calcext:value-type="float">
            <text:p>22348,9326</text:p>
          </table:table-cell>
          <table:table-cell table:style-name="ce2" office:value-type="float" office:value="21780.8617" calcext:value-type="float">
            <text:p>21780,8617</text:p>
          </table:table-cell>
          <table:table-cell table:style-name="ce2" office:value-type="float" office:value="23363.3733" calcext:value-type="float">
            <text:p>23363,3733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" calcext:value-type="float">
            <text:p>0</text:p>
          </table:table-cell>
          <table:table-cell table:style-name="ce2" table:formula="of:=[.C28]/[.C40]" office:value-type="float" office:value="0.000271189161252996" calcext:value-type="float">
            <text:p>0,000271189161253</text:p>
          </table:table-cell>
          <table:table-cell table:style-name="ce2" table:formula="of:=[.D28]/[.D40]" office:value-type="float" office:value="0.00136288257159991" calcext:value-type="float">
            <text:p>0,0013628825716</text:p>
          </table:table-cell>
          <table:table-cell table:style-name="ce2" table:formula="of:=[.E28]/[.E40]" office:value-type="float" office:value="0.00313044548898047" calcext:value-type="float">
            <text:p>0,00313044548898</text:p>
          </table:table-cell>
          <table:table-cell table:style-name="ce2" table:formula="of:=[.F28]/[.F40]" office:value-type="float" office:value="0.0104247473243623" calcext:value-type="float">
            <text:p>0,010424747324362</text:p>
          </table:table-cell>
          <table:table-cell table:style-name="ce2" table:formula="of:=[.G28]/[.G40]" office:value-type="float" office:value="0.0214372407555643" calcext:value-type="float">
            <text:p>0,021437240755564</text:p>
          </table:table-cell>
          <table:table-cell table:style-name="ce2" table:formula="of:=[.H28]/[.H40]" office:value-type="float" office:value="0.0434928675159351" calcext:value-type="float">
            <text:p>0,043492867515935</text:p>
          </table:table-cell>
          <table:table-cell table:style-name="ce2" table:formula="of:=[.I28]/[.I40]" office:value-type="float" office:value="0.0829168844949404" calcext:value-type="float">
            <text:p>0,08291688449494</text:p>
          </table:table-cell>
          <table:table-cell table:style-name="ce2" table:formula="of:=[.J28]/[.J40]" office:value-type="float" office:value="0.120704240152041" calcext:value-type="float">
            <text:p>0,120704240152041</text:p>
          </table:table-cell>
          <table:table-cell table:style-name="ce2" table:formula="of:=[.K28]/[.K40]" office:value-type="float" office:value="0.18559521770942" calcext:value-type="float">
            <text:p>0,18559521770942</text:p>
          </table:table-cell>
          <table:table-cell table:style-name="ce2" table:formula="of:=[.L28]/[.L40]" office:value-type="float" office:value="0.189120870439157" calcext:value-type="float">
            <text:p>0,189120870439157</text:p>
          </table:table-cell>
          <table:table-cell table:style-name="ce2" table:formula="of:=[.M28]/[.M40]" office:value-type="float" office:value="0.211906090697314" calcext:value-type="float">
            <text:p>0,211906090697314</text:p>
          </table:table-cell>
          <table:table-cell table:style-name="ce2" table:formula="of:=[.N28]/[.N40]" office:value-type="float" office:value="0.336648287927164" calcext:value-type="float">
            <text:p>0,336648287927164</text:p>
          </table:table-cell>
          <table:table-cell table:style-name="ce2" table:formula="of:=[.O28]/[.O40]" office:value-type="float" office:value="0.390184263812932" calcext:value-type="float">
            <text:p>0,390184263812932</text:p>
          </table:table-cell>
          <table:table-cell table:style-name="ce2" table:formula="of:=[.P28]/[.P40]" office:value-type="float" office:value="0.442658978212559" calcext:value-type="float">
            <text:p>0,442658978212559</text:p>
          </table:table-cell>
          <table:table-cell table:style-name="ce2" table:formula="of:=[.Q28]/[.Q40]" office:value-type="float" office:value="0.493699092250499" calcext:value-type="float">
            <text:p>0,493699092250499</text:p>
          </table:table-cell>
          <table:table-cell table:style-name="ce2" table:formula="of:=[.R28]/[.R40]" office:value-type="float" office:value="0.517707323220513" calcext:value-type="float">
            <text:p>0,517707323220513</text:p>
          </table:table-cell>
          <table:table-cell table:style-name="ce2" table:formula="of:=[.S28]/[.S40]" office:value-type="float" office:value="0.54392926236356" calcext:value-type="float">
            <text:p>0,54392926236356</text:p>
          </table:table-cell>
          <table:table-cell table:style-name="ce2" table:formula="of:=[.T28]/[.T40]" office:value-type="float" office:value="0.577148636895456" calcext:value-type="float">
            <text:p>0,577148636895456</text:p>
          </table:table-cell>
          <table:table-cell table:style-name="ce2" table:formula="of:=[.U28]/[.U40]" office:value-type="float" office:value="0.599199257531473" calcext:value-type="float">
            <text:p>0,5991992575314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" calcext:value-type="float">
            <text:p>0</text:p>
          </table:table-cell>
          <table:table-cell table:style-name="ce2" table:formula="of:=[.C29]/[.C41]" office:value-type="float" office:value="0.000182541042857462" calcext:value-type="float">
            <text:p>0,000182541042857</text:p>
          </table:table-cell>
          <table:table-cell table:style-name="ce2" table:formula="of:=[.D29]/[.D41]" office:value-type="float" office:value="0.00195833310423994" calcext:value-type="float">
            <text:p>0,00195833310424</text:p>
          </table:table-cell>
          <table:table-cell table:style-name="ce2" table:formula="of:=[.E29]/[.E41]" office:value-type="float" office:value="0.00449536362287069" calcext:value-type="float">
            <text:p>0,004495363622871</text:p>
          </table:table-cell>
          <table:table-cell table:style-name="ce2" table:formula="of:=[.F29]/[.F41]" office:value-type="float" office:value="0.010922438279405" calcext:value-type="float">
            <text:p>0,010922438279405</text:p>
          </table:table-cell>
          <table:table-cell table:style-name="ce2" table:formula="of:=[.G29]/[.G41]" office:value-type="float" office:value="0.0198950267923623" calcext:value-type="float">
            <text:p>0,019895026792362</text:p>
          </table:table-cell>
          <table:table-cell table:style-name="ce2" table:formula="of:=[.H29]/[.H41]" office:value-type="float" office:value="0.0343152736262725" calcext:value-type="float">
            <text:p>0,034315273626273</text:p>
          </table:table-cell>
          <table:table-cell table:style-name="ce2" table:formula="of:=[.I29]/[.I41]" office:value-type="float" office:value="0.0336756815987341" calcext:value-type="float">
            <text:p>0,033675681598734</text:p>
          </table:table-cell>
          <table:table-cell table:style-name="ce2" table:formula="of:=[.J29]/[.J41]" office:value-type="float" office:value="0.0354984611676313" calcext:value-type="float">
            <text:p>0,035498461167631</text:p>
          </table:table-cell>
          <table:table-cell table:style-name="ce2" table:formula="of:=[.K29]/[.K41]" office:value-type="float" office:value="0.0374025607208301" calcext:value-type="float">
            <text:p>0,03740256072083</text:p>
          </table:table-cell>
          <table:table-cell table:style-name="ce2" table:formula="of:=[.L29]/[.L41]" office:value-type="float" office:value="0.0632921701025564" calcext:value-type="float">
            <text:p>0,063292170102556</text:p>
          </table:table-cell>
          <table:table-cell table:style-name="ce2" table:formula="of:=[.M29]/[.M41]" office:value-type="float" office:value="0.0985301814305599" calcext:value-type="float">
            <text:p>0,09853018143056</text:p>
          </table:table-cell>
          <table:table-cell table:style-name="ce2" table:formula="of:=[.N29]/[.N41]" office:value-type="float" office:value="0.129825507990685" calcext:value-type="float">
            <text:p>0,129825507990685</text:p>
          </table:table-cell>
          <table:table-cell table:style-name="ce2" table:formula="of:=[.O29]/[.O41]" office:value-type="float" office:value="0.156722365045693" calcext:value-type="float">
            <text:p>0,156722365045693</text:p>
          </table:table-cell>
          <table:table-cell table:style-name="ce2" table:formula="of:=[.P29]/[.P41]" office:value-type="float" office:value="0.178987068729718" calcext:value-type="float">
            <text:p>0,178987068729718</text:p>
          </table:table-cell>
          <table:table-cell table:style-name="ce2" table:formula="of:=[.Q29]/[.Q41]" office:value-type="float" office:value="0.197670718232044" calcext:value-type="float">
            <text:p>0,197670718232044</text:p>
          </table:table-cell>
          <table:table-cell table:style-name="ce2" table:formula="of:=[.R29]/[.R41]" office:value-type="float" office:value="0.215084696827993" calcext:value-type="float">
            <text:p>0,215084696827993</text:p>
          </table:table-cell>
          <table:table-cell table:style-name="ce2" table:formula="of:=[.S29]/[.S41]" office:value-type="float" office:value="0.230736168373966" calcext:value-type="float">
            <text:p>0,230736168373966</text:p>
          </table:table-cell>
          <table:table-cell table:style-name="ce2" table:formula="of:=[.T29]/[.T41]" office:value-type="float" office:value="0.243946640695945" calcext:value-type="float">
            <text:p>0,243946640695945</text:p>
          </table:table-cell>
          <table:table-cell table:style-name="ce2" table:formula="of:=[.U29]/[.U41]" office:value-type="float" office:value="0.220422966014464" calcext:value-type="float">
            <text:p>0,2204229660144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00513332103055365" calcext:value-type="float">
            <text:p>0,000513332103055</text:p>
          </table:table-cell>
          <table:table-cell table:style-name="ce2" table:formula="of:=[.C30]/[.C42]" office:value-type="float" office:value="0.000855187413104948" calcext:value-type="float">
            <text:p>0,000855187413105</text:p>
          </table:table-cell>
          <table:table-cell table:style-name="ce2" table:formula="of:=[.D30]/[.D42]" office:value-type="float" office:value="0.00186516112508605" calcext:value-type="float">
            <text:p>0,001865161125086</text:p>
          </table:table-cell>
          <table:table-cell table:style-name="ce2" table:formula="of:=[.E30]/[.E42]" office:value-type="float" office:value="0.00375962709467165" calcext:value-type="float">
            <text:p>0,003759627094672</text:p>
          </table:table-cell>
          <table:table-cell table:style-name="ce2" table:formula="of:=[.F30]/[.F42]" office:value-type="float" office:value="0.00733939503300252" calcext:value-type="float">
            <text:p>0,007339395033003</text:p>
          </table:table-cell>
          <table:table-cell table:style-name="ce2" table:formula="of:=[.G30]/[.G42]" office:value-type="float" office:value="0.012338325038373" calcext:value-type="float">
            <text:p>0,012338325038373</text:p>
          </table:table-cell>
          <table:table-cell table:style-name="ce2" table:formula="of:=[.H30]/[.H42]" office:value-type="float" office:value="0.0239223305491562" calcext:value-type="float">
            <text:p>0,023922330549156</text:p>
          </table:table-cell>
          <table:table-cell table:style-name="ce2" table:formula="of:=[.I30]/[.I42]" office:value-type="float" office:value="0.0260890991912216" calcext:value-type="float">
            <text:p>0,026089099191222</text:p>
          </table:table-cell>
          <table:table-cell table:style-name="ce2" table:formula="of:=[.J30]/[.J42]" office:value-type="float" office:value="0.0272745883226645" calcext:value-type="float">
            <text:p>0,027274588322665</text:p>
          </table:table-cell>
          <table:table-cell table:style-name="ce2" table:formula="of:=[.K30]/[.K42]" office:value-type="float" office:value="0.0306018509222301" calcext:value-type="float">
            <text:p>0,03060185092223</text:p>
          </table:table-cell>
          <table:table-cell table:style-name="ce2" table:formula="of:=[.L30]/[.L42]" office:value-type="float" office:value="0.0418337438922982" calcext:value-type="float">
            <text:p>0,041833743892298</text:p>
          </table:table-cell>
          <table:table-cell table:style-name="ce2" table:formula="of:=[.M30]/[.M42]" office:value-type="float" office:value="0.0600809699425775" calcext:value-type="float">
            <text:p>0,060080969942578</text:p>
          </table:table-cell>
          <table:table-cell table:style-name="ce2" table:formula="of:=[.N30]/[.N42]" office:value-type="float" office:value="0.0751721844668221" calcext:value-type="float">
            <text:p>0,075172184466822</text:p>
          </table:table-cell>
          <table:table-cell table:style-name="ce2" table:formula="of:=[.O30]/[.O42]" office:value-type="float" office:value="0.0918684980818568" calcext:value-type="float">
            <text:p>0,091868498081857</text:p>
          </table:table-cell>
          <table:table-cell table:style-name="ce2" table:formula="of:=[.P30]/[.P42]" office:value-type="float" office:value="0.104045376077481" calcext:value-type="float">
            <text:p>0,104045376077481</text:p>
          </table:table-cell>
          <table:table-cell table:style-name="ce2" table:formula="of:=[.Q30]/[.Q42]" office:value-type="float" office:value="0.112507292001806" calcext:value-type="float">
            <text:p>0,112507292001806</text:p>
          </table:table-cell>
          <table:table-cell table:style-name="ce2" table:formula="of:=[.R30]/[.R42]" office:value-type="float" office:value="0.123029930391322" calcext:value-type="float">
            <text:p>0,123029930391322</text:p>
          </table:table-cell>
          <table:table-cell table:style-name="ce2" table:formula="of:=[.S30]/[.S42]" office:value-type="float" office:value="0.131534136181536" calcext:value-type="float">
            <text:p>0,131534136181536</text:p>
          </table:table-cell>
          <table:table-cell table:style-name="ce2" table:formula="of:=[.T30]/[.T42]" office:value-type="float" office:value="0.136726620644778" calcext:value-type="float">
            <text:p>0,136726620644778</text:p>
          </table:table-cell>
          <table:table-cell table:style-name="ce2" table:formula="of:=[.U30]/[.U42]" office:value-type="float" office:value="0.144849464670626" calcext:value-type="float">
            <text:p>0,14484946467062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" calcext:value-type="float">
            <text:p>0</text:p>
          </table:table-cell>
          <table:table-cell table:style-name="ce2" table:formula="of:=[.C31]/[.C43]" office:value-type="float" office:value="0.000569745279200714" calcext:value-type="float">
            <text:p>0,000569745279201</text:p>
          </table:table-cell>
          <table:table-cell table:style-name="ce2" table:formula="of:=[.D31]/[.D43]" office:value-type="float" office:value="0.00146018762897125" calcext:value-type="float">
            <text:p>0,001460187628971</text:p>
          </table:table-cell>
          <table:table-cell table:style-name="ce2" table:formula="of:=[.E31]/[.E43]" office:value-type="float" office:value="0.00216799654151355" calcext:value-type="float">
            <text:p>0,002167996541514</text:p>
          </table:table-cell>
          <table:table-cell table:style-name="ce2" table:formula="of:=[.F31]/[.F43]" office:value-type="float" office:value="0.00281251599388759" calcext:value-type="float">
            <text:p>0,002812515993888</text:p>
          </table:table-cell>
          <table:table-cell table:style-name="ce2" table:formula="of:=[.G31]/[.G43]" office:value-type="float" office:value="0.0035761410644986" calcext:value-type="float">
            <text:p>0,003576141064499</text:p>
          </table:table-cell>
          <table:table-cell table:style-name="ce2" table:formula="of:=[.H31]/[.H43]" office:value-type="float" office:value="0.00548917999810668" calcext:value-type="float">
            <text:p>0,005489179998107</text:p>
          </table:table-cell>
          <table:table-cell table:style-name="ce2" table:formula="of:=[.I31]/[.I43]" office:value-type="float" office:value="0.00921623066611204" calcext:value-type="float">
            <text:p>0,009216230666112</text:p>
          </table:table-cell>
          <table:table-cell table:style-name="ce2" table:formula="of:=[.J31]/[.J43]" office:value-type="float" office:value="0.0149957560304377" calcext:value-type="float">
            <text:p>0,014995756030438</text:p>
          </table:table-cell>
          <table:table-cell table:style-name="ce2" table:formula="of:=[.K31]/[.K43]" office:value-type="float" office:value="0.0209552374161913" calcext:value-type="float">
            <text:p>0,020955237416191</text:p>
          </table:table-cell>
          <table:table-cell table:style-name="ce2" table:formula="of:=[.L31]/[.L43]" office:value-type="float" office:value="0.0328278530857979" calcext:value-type="float">
            <text:p>0,032827853085798</text:p>
          </table:table-cell>
          <table:table-cell table:style-name="ce2" table:formula="of:=[.M31]/[.M43]" office:value-type="float" office:value="0.0423172405187077" calcext:value-type="float">
            <text:p>0,042317240518708</text:p>
          </table:table-cell>
          <table:table-cell table:style-name="ce2" table:formula="of:=[.N31]/[.N43]" office:value-type="float" office:value="0.052295230062353" calcext:value-type="float">
            <text:p>0,052295230062353</text:p>
          </table:table-cell>
          <table:table-cell table:style-name="ce2" table:formula="of:=[.O31]/[.O43]" office:value-type="float" office:value="0.0619650339927702" calcext:value-type="float">
            <text:p>0,06196503399277</text:p>
          </table:table-cell>
          <table:table-cell table:style-name="ce2" table:formula="of:=[.P31]/[.P43]" office:value-type="float" office:value="0.0676564001669214" calcext:value-type="float">
            <text:p>0,067656400166921</text:p>
          </table:table-cell>
          <table:table-cell table:style-name="ce2" table:formula="of:=[.Q31]/[.Q43]" office:value-type="float" office:value="0.077546237290928" calcext:value-type="float">
            <text:p>0,077546237290928</text:p>
          </table:table-cell>
          <table:table-cell table:style-name="ce2" table:formula="of:=[.R31]/[.R43]" office:value-type="float" office:value="0.0818461045392871" calcext:value-type="float">
            <text:p>0,081846104539287</text:p>
          </table:table-cell>
          <table:table-cell table:style-name="ce2" table:formula="of:=[.S31]/[.S43]" office:value-type="float" office:value="0.0873716046560537" calcext:value-type="float">
            <text:p>0,087371604656054</text:p>
          </table:table-cell>
          <table:table-cell table:style-name="ce2" table:formula="of:=[.T31]/[.T43]" office:value-type="float" office:value="0.0905152142004071" calcext:value-type="float">
            <text:p>0,090515214200407</text:p>
          </table:table-cell>
          <table:table-cell table:style-name="ce2" table:formula="of:=[.U31]/[.U43]" office:value-type="float" office:value="0.0946381008632392" calcext:value-type="float">
            <text:p>0,0946381008632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" calcext:value-type="float">
            <text:p>0</text:p>
          </table:table-cell>
          <table:table-cell table:style-name="ce2" table:formula="of:=[.C32]/[.C44]" office:value-type="float" office:value="0.000611602731131075" calcext:value-type="float">
            <text:p>0,000611602731131</text:p>
          </table:table-cell>
          <table:table-cell table:style-name="ce2" table:formula="of:=[.D32]/[.D44]" office:value-type="float" office:value="0.00141802729537876" calcext:value-type="float">
            <text:p>0,001418027295379</text:p>
          </table:table-cell>
          <table:table-cell table:style-name="ce2" table:formula="of:=[.E32]/[.E44]" office:value-type="float" office:value="0.00191990460499805" calcext:value-type="float">
            <text:p>0,001919904604998</text:p>
          </table:table-cell>
          <table:table-cell table:style-name="ce2" table:formula="of:=[.F32]/[.F44]" office:value-type="float" office:value="0.00249070453637655" calcext:value-type="float">
            <text:p>0,002490704536377</text:p>
          </table:table-cell>
          <table:table-cell table:style-name="ce2" table:formula="of:=[.G32]/[.G44]" office:value-type="float" office:value="0.00301929423008335" calcext:value-type="float">
            <text:p>0,003019294230083</text:p>
          </table:table-cell>
          <table:table-cell table:style-name="ce2" table:formula="of:=[.H32]/[.H44]" office:value-type="float" office:value="0.00428600424041197" calcext:value-type="float">
            <text:p>0,004286004240412</text:p>
          </table:table-cell>
          <table:table-cell table:style-name="ce2" table:formula="of:=[.I32]/[.I44]" office:value-type="float" office:value="0.00826575999853571" calcext:value-type="float">
            <text:p>0,008265759998536</text:p>
          </table:table-cell>
          <table:table-cell table:style-name="ce2" table:formula="of:=[.J32]/[.J44]" office:value-type="float" office:value="0.0165338461054541" calcext:value-type="float">
            <text:p>0,016533846105454</text:p>
          </table:table-cell>
          <table:table-cell table:style-name="ce2" table:formula="of:=[.K32]/[.K44]" office:value-type="float" office:value="0.0235751896180813" calcext:value-type="float">
            <text:p>0,023575189618081</text:p>
          </table:table-cell>
          <table:table-cell table:style-name="ce2" table:formula="of:=[.L32]/[.L44]" office:value-type="float" office:value="0.035793200265353" calcext:value-type="float">
            <text:p>0,035793200265353</text:p>
          </table:table-cell>
          <table:table-cell table:style-name="ce2" table:formula="of:=[.M32]/[.M44]" office:value-type="float" office:value="0.0430322254611149" calcext:value-type="float">
            <text:p>0,043032225461115</text:p>
          </table:table-cell>
          <table:table-cell table:style-name="ce2" table:formula="of:=[.N32]/[.N44]" office:value-type="float" office:value="0.0513118028479132" calcext:value-type="float">
            <text:p>0,051311802847913</text:p>
          </table:table-cell>
          <table:table-cell table:style-name="ce2" table:formula="of:=[.O32]/[.O44]" office:value-type="float" office:value="0.0576919755460136" calcext:value-type="float">
            <text:p>0,057691975546014</text:p>
          </table:table-cell>
          <table:table-cell table:style-name="ce2" table:formula="of:=[.P32]/[.P44]" office:value-type="float" office:value="0.0618479223453932" calcext:value-type="float">
            <text:p>0,061847922345393</text:p>
          </table:table-cell>
          <table:table-cell table:style-name="ce2" table:formula="of:=[.Q32]/[.Q44]" office:value-type="float" office:value="0.0659040437817231" calcext:value-type="float">
            <text:p>0,065904043781723</text:p>
          </table:table-cell>
          <table:table-cell table:style-name="ce2" table:formula="of:=[.R32]/[.R44]" office:value-type="float" office:value="0.0691087638588033" calcext:value-type="float">
            <text:p>0,069108763858803</text:p>
          </table:table-cell>
          <table:table-cell table:style-name="ce2" table:formula="of:=[.S32]/[.S44]" office:value-type="float" office:value="0.0704833090175473" calcext:value-type="float">
            <text:p>0,070483309017547</text:p>
          </table:table-cell>
          <table:table-cell table:style-name="ce2" table:formula="of:=[.T32]/[.T44]" office:value-type="float" office:value="0.0756392876915707" calcext:value-type="float">
            <text:p>0,075639287691571</text:p>
          </table:table-cell>
          <table:table-cell table:style-name="ce2" table:formula="of:=[.U32]/[.U44]" office:value-type="float" office:value="0.0727804103249215" calcext:value-type="float">
            <text:p>0,0727804103249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" calcext:value-type="float">
            <text:p>0</text:p>
          </table:table-cell>
          <table:table-cell table:style-name="ce2" table:formula="of:=[.C33]/[.C45]" office:value-type="float" office:value="0.000478784093747871" calcext:value-type="float">
            <text:p>0,000478784093748</text:p>
          </table:table-cell>
          <table:table-cell table:style-name="ce2" table:formula="of:=[.D33]/[.D45]" office:value-type="float" office:value="0.00111663988897105" calcext:value-type="float">
            <text:p>0,001116639888971</text:p>
          </table:table-cell>
          <table:table-cell table:style-name="ce2" table:formula="of:=[.E33]/[.E45]" office:value-type="float" office:value="0.00194791563723603" calcext:value-type="float">
            <text:p>0,001947915637236</text:p>
          </table:table-cell>
          <table:table-cell table:style-name="ce2" table:formula="of:=[.F33]/[.F45]" office:value-type="float" office:value="0.00418055410493441" calcext:value-type="float">
            <text:p>0,004180554104934</text:p>
          </table:table-cell>
          <table:table-cell table:style-name="ce2" table:formula="of:=[.G33]/[.G45]" office:value-type="float" office:value="0.00692813761774154" calcext:value-type="float">
            <text:p>0,006928137617742</text:p>
          </table:table-cell>
          <table:table-cell table:style-name="ce2" table:formula="of:=[.H33]/[.H45]" office:value-type="float" office:value="0.0108240230291586" calcext:value-type="float">
            <text:p>0,010824023029159</text:p>
          </table:table-cell>
          <table:table-cell table:style-name="ce2" table:formula="of:=[.I33]/[.I45]" office:value-type="float" office:value="0.0155120423744873" calcext:value-type="float">
            <text:p>0,015512042374487</text:p>
          </table:table-cell>
          <table:table-cell table:style-name="ce2" table:formula="of:=[.J33]/[.J45]" office:value-type="float" office:value="0.0203826473128354" calcext:value-type="float">
            <text:p>0,020382647312836</text:p>
          </table:table-cell>
          <table:table-cell table:style-name="ce2" table:formula="of:=[.K33]/[.K45]" office:value-type="float" office:value="0.0246181064867879" calcext:value-type="float">
            <text:p>0,024618106486788</text:p>
          </table:table-cell>
          <table:table-cell table:style-name="ce2" table:formula="of:=[.L33]/[.L45]" office:value-type="float" office:value="0.0328655917213428" calcext:value-type="float">
            <text:p>0,032865591721343</text:p>
          </table:table-cell>
          <table:table-cell table:style-name="ce2" table:formula="of:=[.M33]/[.M45]" office:value-type="float" office:value="0.0401019919476752" calcext:value-type="float">
            <text:p>0,040101991947675</text:p>
          </table:table-cell>
          <table:table-cell table:style-name="ce2" table:formula="of:=[.N33]/[.N45]" office:value-type="float" office:value="0.045923279849917" calcext:value-type="float">
            <text:p>0,045923279849917</text:p>
          </table:table-cell>
          <table:table-cell table:style-name="ce2" table:formula="of:=[.O33]/[.O45]" office:value-type="float" office:value="0.0510286505759434" calcext:value-type="float">
            <text:p>0,051028650575944</text:p>
          </table:table-cell>
          <table:table-cell table:style-name="ce2" table:formula="of:=[.P33]/[.P45]" office:value-type="float" office:value="0.0564773239777375" calcext:value-type="float">
            <text:p>0,056477323977738</text:p>
          </table:table-cell>
          <table:table-cell table:style-name="ce2" table:formula="of:=[.Q33]/[.Q45]" office:value-type="float" office:value="0.0568924380683669" calcext:value-type="float">
            <text:p>0,056892438068367</text:p>
          </table:table-cell>
          <table:table-cell table:style-name="ce2" table:formula="of:=[.R33]/[.R45]" office:value-type="float" office:value="0.0593029371986839" calcext:value-type="float">
            <text:p>0,059302937198684</text:p>
          </table:table-cell>
          <table:table-cell table:style-name="ce2" table:formula="of:=[.S33]/[.S45]" office:value-type="float" office:value="0.0612861565855167" calcext:value-type="float">
            <text:p>0,061286156585517</text:p>
          </table:table-cell>
          <table:table-cell table:style-name="ce2" table:formula="of:=[.T33]/[.T45]" office:value-type="float" office:value="0.0632373004864853" calcext:value-type="float">
            <text:p>0,063237300486485</text:p>
          </table:table-cell>
          <table:table-cell table:style-name="ce2" table:formula="of:=[.U33]/[.U45]" office:value-type="float" office:value="0.0645413373780272" calcext:value-type="float">
            <text:p>0,0645413373780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" calcext:value-type="float">
            <text:p>0</text:p>
          </table:table-cell>
          <table:table-cell table:style-name="ce2" table:formula="of:=[.C34]/[.C46]" office:value-type="float" office:value="0.00050375024682371" calcext:value-type="float">
            <text:p>0,000503750246824</text:p>
          </table:table-cell>
          <table:table-cell table:style-name="ce2" table:formula="of:=[.D34]/[.D46]" office:value-type="float" office:value="0.000965249548324212" calcext:value-type="float">
            <text:p>0,000965249548324</text:p>
          </table:table-cell>
          <table:table-cell table:style-name="ce2" table:formula="of:=[.E34]/[.E46]" office:value-type="float" office:value="0.00125964824703562" calcext:value-type="float">
            <text:p>0,001259648247036</text:p>
          </table:table-cell>
          <table:table-cell table:style-name="ce2" table:formula="of:=[.F34]/[.F46]" office:value-type="float" office:value="0.00214483020535681" calcext:value-type="float">
            <text:p>0,002144830205357</text:p>
          </table:table-cell>
          <table:table-cell table:style-name="ce2" table:formula="of:=[.G34]/[.G46]" office:value-type="float" office:value="0.00375330151192005" calcext:value-type="float">
            <text:p>0,00375330151192</text:p>
          </table:table-cell>
          <table:table-cell table:style-name="ce2" table:formula="of:=[.H34]/[.H46]" office:value-type="float" office:value="0.00653691474867598" calcext:value-type="float">
            <text:p>0,006536914748676</text:p>
          </table:table-cell>
          <table:table-cell table:style-name="ce2" table:formula="of:=[.I34]/[.I46]" office:value-type="float" office:value="0.0102011219149244" calcext:value-type="float">
            <text:p>0,010201121914925</text:p>
          </table:table-cell>
          <table:table-cell table:style-name="ce2" table:formula="of:=[.J34]/[.J46]" office:value-type="float" office:value="0.0144248400350658" calcext:value-type="float">
            <text:p>0,014424840035066</text:p>
          </table:table-cell>
          <table:table-cell table:style-name="ce2" table:formula="of:=[.K34]/[.K46]" office:value-type="float" office:value="0.0183829878428336" calcext:value-type="float">
            <text:p>0,018382987842834</text:p>
          </table:table-cell>
          <table:table-cell table:style-name="ce2" table:formula="of:=[.L34]/[.L46]" office:value-type="float" office:value="0.0257025666623366" calcext:value-type="float">
            <text:p>0,025702566662337</text:p>
          </table:table-cell>
          <table:table-cell table:style-name="ce2" table:formula="of:=[.M34]/[.M46]" office:value-type="float" office:value="0.03092757958672" calcext:value-type="float">
            <text:p>0,03092757958672</text:p>
          </table:table-cell>
          <table:table-cell table:style-name="ce2" table:formula="of:=[.N34]/[.N46]" office:value-type="float" office:value="0.035481605953745" calcext:value-type="float">
            <text:p>0,035481605953745</text:p>
          </table:table-cell>
          <table:table-cell table:style-name="ce2" table:formula="of:=[.O34]/[.O46]" office:value-type="float" office:value="0.0388199683859599" calcext:value-type="float">
            <text:p>0,03881996838596</text:p>
          </table:table-cell>
          <table:table-cell table:style-name="ce2" table:formula="of:=[.P34]/[.P46]" office:value-type="float" office:value="0.0409152657043282" calcext:value-type="float">
            <text:p>0,040915265704328</text:p>
          </table:table-cell>
          <table:table-cell table:style-name="ce2" table:formula="of:=[.Q34]/[.Q46]" office:value-type="float" office:value="0.0428104139677071" calcext:value-type="float">
            <text:p>0,042810413967707</text:p>
          </table:table-cell>
          <table:table-cell table:style-name="ce2" table:formula="of:=[.R34]/[.R46]" office:value-type="float" office:value="0.0440787256149887" calcext:value-type="float">
            <text:p>0,044078725614989</text:p>
          </table:table-cell>
          <table:table-cell table:style-name="ce2" table:formula="of:=[.S34]/[.S46]" office:value-type="float" office:value="0.0450965462991062" calcext:value-type="float">
            <text:p>0,045096546299106</text:p>
          </table:table-cell>
          <table:table-cell table:style-name="ce2" table:formula="of:=[.T34]/[.T46]" office:value-type="float" office:value="0.0483316162455898" calcext:value-type="float">
            <text:p>0,04833161624559</text:p>
          </table:table-cell>
          <table:table-cell table:style-name="ce2" table:formula="of:=[.U34]/[.U46]" office:value-type="float" office:value="0.0464304443948788" calcext:value-type="float">
            <text:p>0,04643044439487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" calcext:value-type="float">
            <text:p>0</text:p>
          </table:table-cell>
          <table:table-cell table:style-name="ce2" table:formula="of:=[.C35]/[.C47]" office:value-type="float" office:value="0.00027567689698056" calcext:value-type="float">
            <text:p>0,000275676896981</text:p>
          </table:table-cell>
          <table:table-cell table:style-name="ce2" table:formula="of:=[.D35]/[.D47]" office:value-type="float" office:value="0.000399091018573767" calcext:value-type="float">
            <text:p>0,000399091018574</text:p>
          </table:table-cell>
          <table:table-cell table:style-name="ce2" table:formula="of:=[.E35]/[.E47]" office:value-type="float" office:value="0.000460373811071086" calcext:value-type="float">
            <text:p>0,000460373811071</text:p>
          </table:table-cell>
          <table:table-cell table:style-name="ce2" table:formula="of:=[.F35]/[.F47]" office:value-type="float" office:value="0.000791453126017937" calcext:value-type="float">
            <text:p>0,000791453126018</text:p>
          </table:table-cell>
          <table:table-cell table:style-name="ce2" table:formula="of:=[.G35]/[.G47]" office:value-type="float" office:value="0.00141782253196393" calcext:value-type="float">
            <text:p>0,001417822531964</text:p>
          </table:table-cell>
          <table:table-cell table:style-name="ce2" table:formula="of:=[.H35]/[.H47]" office:value-type="float" office:value="0.0025908676679219" calcext:value-type="float">
            <text:p>0,002590867667922</text:p>
          </table:table-cell>
          <table:table-cell table:style-name="ce2" table:formula="of:=[.I35]/[.I47]" office:value-type="float" office:value="0.004363922306029" calcext:value-type="float">
            <text:p>0,004363922306029</text:p>
          </table:table-cell>
          <table:table-cell table:style-name="ce2" table:formula="of:=[.J35]/[.J47]" office:value-type="float" office:value="0.00629995845612994" calcext:value-type="float">
            <text:p>0,00629995845613</text:p>
          </table:table-cell>
          <table:table-cell table:style-name="ce2" table:formula="of:=[.K35]/[.K47]" office:value-type="float" office:value="0.00788986300676045" calcext:value-type="float">
            <text:p>0,00788986300676</text:p>
          </table:table-cell>
          <table:table-cell table:style-name="ce2" table:formula="of:=[.L35]/[.L47]" office:value-type="float" office:value="0.0106225935198094" calcext:value-type="float">
            <text:p>0,010622593519809</text:p>
          </table:table-cell>
          <table:table-cell table:style-name="ce2" table:formula="of:=[.M35]/[.M47]" office:value-type="float" office:value="0.0130166790161595" calcext:value-type="float">
            <text:p>0,01301667901616</text:p>
          </table:table-cell>
          <table:table-cell table:style-name="ce2" table:formula="of:=[.N35]/[.N47]" office:value-type="float" office:value="0.0149562369439694" calcext:value-type="float">
            <text:p>0,01495623694397</text:p>
          </table:table-cell>
          <table:table-cell table:style-name="ce2" table:formula="of:=[.O35]/[.O47]" office:value-type="float" office:value="0.0163776623263243" calcext:value-type="float">
            <text:p>0,016377662326324</text:p>
          </table:table-cell>
          <table:table-cell table:style-name="ce2" table:formula="of:=[.P35]/[.P47]" office:value-type="float" office:value="0.0174318000620298" calcext:value-type="float">
            <text:p>0,01743180006203</text:p>
          </table:table-cell>
          <table:table-cell table:style-name="ce2" table:formula="of:=[.Q35]/[.Q47]" office:value-type="float" office:value="0.0182811504961149" calcext:value-type="float">
            <text:p>0,018281150496115</text:p>
          </table:table-cell>
          <table:table-cell table:style-name="ce2" table:formula="of:=[.R35]/[.R47]" office:value-type="float" office:value="0.0189891874334789" calcext:value-type="float">
            <text:p>0,018989187433479</text:p>
          </table:table-cell>
          <table:table-cell table:style-name="ce2" table:formula="of:=[.S35]/[.S47]" office:value-type="float" office:value="0.0194312416515453" calcext:value-type="float">
            <text:p>0,019431241651545</text:p>
          </table:table-cell>
          <table:table-cell table:style-name="ce2" table:formula="of:=[.T35]/[.T47]" office:value-type="float" office:value="0.0199554691656935" calcext:value-type="float">
            <text:p>0,019955469165694</text:p>
          </table:table-cell>
          <table:table-cell table:style-name="ce2" table:formula="of:=[.U35]/[.U47]" office:value-type="float" office:value="0.020253980123668" calcext:value-type="float">
            <text:p>0,0202539801236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.00000999958955329666" calcext:value-type="float">
            <text:p>9,99958955329666E-06</text:p>
          </table:table-cell>
          <table:table-cell table:style-name="ce2" table:formula="of:=[.C36]/[.C48]" office:value-type="float" office:value="0.00012829459356656" calcext:value-type="float">
            <text:p>0,000128294593567</text:p>
          </table:table-cell>
          <table:table-cell table:style-name="ce2" table:formula="of:=[.D36]/[.D48]" office:value-type="float" office:value="0.00018498299071103" calcext:value-type="float">
            <text:p>0,000184982990711</text:p>
          </table:table-cell>
          <table:table-cell table:style-name="ce2" table:formula="of:=[.E36]/[.E48]" office:value-type="float" office:value="0.000205156159613775" calcext:value-type="float">
            <text:p>0,000205156159614</text:p>
          </table:table-cell>
          <table:table-cell table:style-name="ce2" table:formula="of:=[.F36]/[.F48]" office:value-type="float" office:value="0.000345514090619948" calcext:value-type="float">
            <text:p>0,00034551409062</text:p>
          </table:table-cell>
          <table:table-cell table:style-name="ce2" table:formula="of:=[.G36]/[.G48]" office:value-type="float" office:value="0.000621455217760961" calcext:value-type="float">
            <text:p>0,000621455217761</text:p>
          </table:table-cell>
          <table:table-cell table:style-name="ce2" table:formula="of:=[.H36]/[.H48]" office:value-type="float" office:value="0.00105091750335075" calcext:value-type="float">
            <text:p>0,001050917503351</text:p>
          </table:table-cell>
          <table:table-cell table:style-name="ce2" table:formula="of:=[.I36]/[.I48]" office:value-type="float" office:value="0.0020622245840506" calcext:value-type="float">
            <text:p>0,002062224584051</text:p>
          </table:table-cell>
          <table:table-cell table:style-name="ce2" table:formula="of:=[.J36]/[.J48]" office:value-type="float" office:value="0.00251542391035554" calcext:value-type="float">
            <text:p>0,002515423910356</text:p>
          </table:table-cell>
          <table:table-cell table:style-name="ce2" table:formula="of:=[.K36]/[.K48]" office:value-type="float" office:value="0.00320089008924624" calcext:value-type="float">
            <text:p>0,003200890089246</text:p>
          </table:table-cell>
          <table:table-cell table:style-name="ce2" table:formula="of:=[.L36]/[.L48]" office:value-type="float" office:value="0.00532321249892241" calcext:value-type="float">
            <text:p>0,005323212498922</text:p>
          </table:table-cell>
          <table:table-cell table:style-name="ce2" table:formula="of:=[.M36]/[.M48]" office:value-type="float" office:value="0.00546352508224108" calcext:value-type="float">
            <text:p>0,005463525082241</text:p>
          </table:table-cell>
          <table:table-cell table:style-name="ce2" table:formula="of:=[.N36]/[.N48]" office:value-type="float" office:value="0.00626318401944126" calcext:value-type="float">
            <text:p>0,006263184019441</text:p>
          </table:table-cell>
          <table:table-cell table:style-name="ce2" table:formula="of:=[.O36]/[.O48]" office:value-type="float" office:value="0.00686997772383661" calcext:value-type="float">
            <text:p>0,006869977723837</text:p>
          </table:table-cell>
          <table:table-cell table:style-name="ce2" table:formula="of:=[.P36]/[.P48]" office:value-type="float" office:value="0.00731609302023501" calcext:value-type="float">
            <text:p>0,007316093020235</text:p>
          </table:table-cell>
          <table:table-cell table:style-name="ce2" table:formula="of:=[.Q36]/[.Q48]" office:value-type="float" office:value="0.00820745633997384" calcext:value-type="float">
            <text:p>0,008207456339974</text:p>
          </table:table-cell>
          <table:table-cell table:style-name="ce2" table:formula="of:=[.R36]/[.R48]" office:value-type="float" office:value="0.00811084027077679" calcext:value-type="float">
            <text:p>0,008110840270777</text:p>
          </table:table-cell>
          <table:table-cell table:style-name="ce2" table:formula="of:=[.S36]/[.S48]" office:value-type="float" office:value="0.00835447146523674" calcext:value-type="float">
            <text:p>0,008354471465237</text:p>
          </table:table-cell>
          <table:table-cell table:style-name="ce2" table:formula="of:=[.T36]/[.T48]" office:value-type="float" office:value="0.00860526414274412" calcext:value-type="float">
            <text:p>0,008605264142744</text:p>
          </table:table-cell>
          <table:table-cell table:style-name="ce2" table:formula="of:=[.U36]/[.U48]" office:value-type="float" office:value="0.00879298190352756" calcext:value-type="float">
            <text:p>0,0087929819035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" calcext:value-type="float">
            <text:p>0</text:p>
          </table:table-cell>
          <table:table-cell table:style-name="ce2" table:formula="of:=[.C37]/[.C49]" office:value-type="float" office:value="0.0000151065797958808" calcext:value-type="float">
            <text:p>1,51065797958808E-05</text:p>
          </table:table-cell>
          <table:table-cell table:style-name="ce2" table:formula="of:=[.D37]/[.D49]" office:value-type="float" office:value="0.000036221170010908" calcext:value-type="float">
            <text:p>3,6221170010908E-05</text:p>
          </table:table-cell>
          <table:table-cell table:style-name="ce2" table:formula="of:=[.E37]/[.E49]" office:value-type="float" office:value="0.0000572406962085701" calcext:value-type="float">
            <text:p>5,72406962085701E-05</text:p>
          </table:table-cell>
          <table:table-cell table:style-name="ce2" table:formula="of:=[.F37]/[.F49]" office:value-type="float" office:value="0.0000725351607167406" calcext:value-type="float">
            <text:p>7,25351607167406E-05</text:p>
          </table:table-cell>
          <table:table-cell table:style-name="ce2" table:formula="of:=[.G37]/[.G49]" office:value-type="float" office:value="0.000128159586157498" calcext:value-type="float">
            <text:p>0,000128159586157</text:p>
          </table:table-cell>
          <table:table-cell table:style-name="ce2" table:formula="of:=[.H37]/[.H49]" office:value-type="float" office:value="0.000273827640768024" calcext:value-type="float">
            <text:p>0,000273827640768</text:p>
          </table:table-cell>
          <table:table-cell table:style-name="ce2" table:formula="of:=[.I37]/[.I49]" office:value-type="float" office:value="0.00043712757832979" calcext:value-type="float">
            <text:p>0,00043712757833</text:p>
          </table:table-cell>
          <table:table-cell table:style-name="ce2" table:formula="of:=[.J37]/[.J49]" office:value-type="float" office:value="0.000689976458717696" calcext:value-type="float">
            <text:p>0,000689976458718</text:p>
          </table:table-cell>
          <table:table-cell table:style-name="ce2" table:formula="of:=[.K37]/[.K49]" office:value-type="float" office:value="0.000944752811349534" calcext:value-type="float">
            <text:p>0,00094475281135</text:p>
          </table:table-cell>
          <table:table-cell table:style-name="ce2" table:formula="of:=[.L37]/[.L49]" office:value-type="float" office:value="0.00150469963132431" calcext:value-type="float">
            <text:p>0,001504699631324</text:p>
          </table:table-cell>
          <table:table-cell table:style-name="ce2" table:formula="of:=[.M37]/[.M49]" office:value-type="float" office:value="0.00170379730848097" calcext:value-type="float">
            <text:p>0,001703797308481</text:p>
          </table:table-cell>
          <table:table-cell table:style-name="ce2" table:formula="of:=[.N37]/[.N49]" office:value-type="float" office:value="0.00195850704169486" calcext:value-type="float">
            <text:p>0,001958507041695</text:p>
          </table:table-cell>
          <table:table-cell table:style-name="ce2" table:formula="of:=[.O37]/[.O49]" office:value-type="float" office:value="0.00211184093262379" calcext:value-type="float">
            <text:p>0,002111840932624</text:p>
          </table:table-cell>
          <table:table-cell table:style-name="ce2" table:formula="of:=[.P37]/[.P49]" office:value-type="float" office:value="0.00223537376821842" calcext:value-type="float">
            <text:p>0,002235373768218</text:p>
          </table:table-cell>
          <table:table-cell table:style-name="ce2" table:formula="of:=[.Q37]/[.Q49]" office:value-type="float" office:value="0.00246841711929217" calcext:value-type="float">
            <text:p>0,002468417119292</text:p>
          </table:table-cell>
          <table:table-cell table:style-name="ce2" table:formula="of:=[.R37]/[.R49]" office:value-type="float" office:value="0.00240397523006478" calcext:value-type="float">
            <text:p>0,002403975230065</text:p>
          </table:table-cell>
          <table:table-cell table:style-name="ce2" table:formula="of:=[.S37]/[.S49]" office:value-type="float" office:value="0.00245448147264089" calcext:value-type="float">
            <text:p>0,002454481472641</text:p>
          </table:table-cell>
          <table:table-cell table:style-name="ce2" table:formula="of:=[.T37]/[.T49]" office:value-type="float" office:value="0.0026363166338823" calcext:value-type="float">
            <text:p>0,002636316633882</text:p>
          </table:table-cell>
          <table:table-cell table:style-name="ce2" table:formula="of:=[.U37]/[.U49]" office:value-type="float" office:value="0.00256320049468199" calcext:value-type="float">
            <text:p>0,002563200494682</text:p>
          </table:table-cell>
          <table:table-cell table:number-columns-repeated="100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ntel" table:style-name="ta1"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 table:number-rows-repeated="73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Kč</number:text>
    </number:number-style>
    <number:number-style style:name="N137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Kč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č</number:text>
    </number:number-style>
    <number:number-style style:name="N139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Kč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1P2" style:volatile="true">
      <loext:text> </loext:text>
      <loext:fill-character> </loext:fill-character>
      <number:text>-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2" style:volatile="true">
      <loext:text> </loext:text>
      <loext:fill-character> </loext:fill-character>
      <number:text>- Kč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 style:data-style-name="N2" text:time-value="20:05:05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meta:initial-creator>Jaroslav Svoboda</meta:initial-creator>
    <meta:creation-date>2016-11-29T18:38:49Z</meta:creation-date>
    <dc:date>2016-12-11T20:30:28.747000000</dc:date>
    <meta:editing-cycles>31</meta:editing-cycles>
    <meta:editing-duration>PT2H23M34S</meta:editing-duration>
    <meta:document-statistic meta:table-count="3" meta:cell-count="231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73cm" svg:y="0.316cm" chart:style-name="ch2">
          <text:p>PSNRHVSM</text:p>
        </chart:title>
        <chart:legend chart:legend-position="end" svg:x="13.238cm" svg:y="1.93cm" style:legend-expansion="high" chart:style-name="ch3"/>
        <chart:plot-area chart:style-name="ch4" table:cell-range-address="old_town_cross_2160p50.B3:old_town_cross_2160p50.U13 old_town_cross_2160p50.A4:old_town_cross_2160p50.A13" chart:data-source-has-labels="column" svg:x="0.32cm" svg:y="1.301cm" svg:width="12.598cm" svg:height="7.519cm">
          <chartooo:coordinate-region svg:x="0.952cm" svg:y="1.503cm" svg:width="11.48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8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9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10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1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2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3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4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series chart:style-name="ch15" chart:values-cell-range-address="old_town_cross_2160p50.B12:old_town_cross_2160p50.U12" chart:label-cell-address="old_town_cross_2160p50.A12:old_town_cross_2160p50.A12" chart:class="chart:scatter">
            <chart:data-point chart:repeated="20"/>
          </chart:series>
          <chart:series chart:style-name="ch16" chart:values-cell-range-address="old_town_cross_2160p50.B13:old_town_cross_2160p50.U13" chart:label-cell-address="old_town_cross_2160p50.A13:old_town_cross_2160p50.A13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:old_town_cross_2160p50.A4</svg:desc>
                </draw:g>
              </table:table-cell>
              <table:table-cell office:value-type="float" office:value="15.866484">
                <text:p>15.866484</text:p>
                <draw:g>
                  <svg:desc>old_town_cross_2160p50.B4:old_town_cross_2160p50.U4</svg:desc>
                </draw:g>
              </table:table-cell>
              <table:table-cell office:value-type="float" office:value="18.741463">
                <text:p>18.741463</text:p>
              </table:table-cell>
              <table:table-cell office:value-type="float" office:value="19.602278">
                <text:p>19.602278</text:p>
              </table:table-cell>
              <table:table-cell office:value-type="float" office:value="20.540478">
                <text:p>20.540478</text:p>
              </table:table-cell>
              <table:table-cell office:value-type="float" office:value="21.731932">
                <text:p>21.731932</text:p>
              </table:table-cell>
              <table:table-cell office:value-type="float" office:value="23.412193">
                <text:p>23.412193</text:p>
              </table:table-cell>
              <table:table-cell office:value-type="float" office:value="25.474106">
                <text:p>25.474106</text:p>
              </table:table-cell>
              <table:table-cell office:value-type="float" office:value="27.060474">
                <text:p>27.060474</text:p>
              </table:table-cell>
              <table:table-cell office:value-type="float" office:value="27.957106">
                <text:p>27.957106</text:p>
              </table:table-cell>
              <table:table-cell office:value-type="float" office:value="28.639324">
                <text:p>28.639324</text:p>
              </table:table-cell>
              <table:table-cell office:value-type="float" office:value="29.464214">
                <text:p>29.464214</text:p>
              </table:table-cell>
              <table:table-cell office:value-type="float" office:value="29.974766">
                <text:p>29.974766</text:p>
              </table:table-cell>
              <table:table-cell office:value-type="float" office:value="30.350863">
                <text:p>30.350863</text:p>
              </table:table-cell>
              <table:table-cell office:value-type="float" office:value="30.656569">
                <text:p>30.656569</text:p>
              </table:table-cell>
              <table:table-cell office:value-type="float" office:value="30.929167">
                <text:p>30.929167</text:p>
              </table:table-cell>
              <table:table-cell office:value-type="float" office:value="31.096781">
                <text:p>31.096781</text:p>
              </table:table-cell>
              <table:table-cell office:value-type="float" office:value="31.270885">
                <text:p>31.270885</text:p>
              </table:table-cell>
              <table:table-cell office:value-type="float" office:value="31.417711">
                <text:p>31.417711</text:p>
              </table:table-cell>
              <table:table-cell office:value-type="float" office:value="31.571564">
                <text:p>31.571564</text:p>
              </table:table-cell>
              <table:table-cell office:value-type="float" office:value="31.649143">
                <text:p>31.649143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:old_town_cross_2160p50.A5</svg:desc>
                </draw:g>
              </table:table-cell>
              <table:table-cell office:value-type="float" office:value="18.741652">
                <text:p>18.741652</text:p>
                <draw:g>
                  <svg:desc>old_town_cross_2160p50.B5:old_town_cross_2160p50.U5</svg:desc>
                </draw:g>
              </table:table-cell>
              <table:table-cell office:value-type="float" office:value="20.468874">
                <text:p>20.468874</text:p>
              </table:table-cell>
              <table:table-cell office:value-type="float" office:value="23.86343">
                <text:p>23.86343</text:p>
              </table:table-cell>
              <table:table-cell office:value-type="float" office:value="26.16774">
                <text:p>26.16774</text:p>
              </table:table-cell>
              <table:table-cell office:value-type="float" office:value="27.617369">
                <text:p>27.617369</text:p>
              </table:table-cell>
              <table:table-cell office:value-type="float" office:value="28.606936">
                <text:p>28.606936</text:p>
              </table:table-cell>
              <table:table-cell office:value-type="float" office:value="29.327358">
                <text:p>29.327358</text:p>
              </table:table-cell>
              <table:table-cell office:value-type="float" office:value="29.822542">
                <text:p>29.822542</text:p>
              </table:table-cell>
              <table:table-cell office:value-type="float" office:value="30.184036">
                <text:p>30.184036</text:p>
              </table:table-cell>
              <table:table-cell office:value-type="float" office:value="30.463449">
                <text:p>30.463449</text:p>
              </table:table-cell>
              <table:table-cell office:value-type="float" office:value="30.860699">
                <text:p>30.860699</text:p>
              </table:table-cell>
              <table:table-cell office:value-type="float" office:value="31.128311">
                <text:p>31.128311</text:p>
              </table:table-cell>
              <table:table-cell office:value-type="float" office:value="31.321585">
                <text:p>31.321585</text:p>
              </table:table-cell>
              <table:table-cell office:value-type="float" office:value="31.512495">
                <text:p>31.512495</text:p>
              </table:table-cell>
              <table:table-cell office:value-type="float" office:value="31.652767">
                <text:p>31.652767</text:p>
              </table:table-cell>
              <table:table-cell office:value-type="float" office:value="31.75382">
                <text:p>31.75382</text:p>
              </table:table-cell>
              <table:table-cell office:value-type="float" office:value="31.81422">
                <text:p>31.81422</text:p>
              </table:table-cell>
              <table:table-cell office:value-type="float" office:value="31.865736">
                <text:p>31.865736</text:p>
              </table:table-cell>
              <table:table-cell office:value-type="float" office:value="31.913893">
                <text:p>31.913893</text:p>
              </table:table-cell>
              <table:table-cell office:value-type="float" office:value="31.96314">
                <text:p>31.9631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6:old_town_cross_2160p50.A6</svg:desc>
                </draw:g>
              </table:table-cell>
              <table:table-cell office:value-type="float" office:value="18.829054">
                <text:p>18.829054</text:p>
                <draw:g>
                  <svg:desc>old_town_cross_2160p50.B6:old_town_cross_2160p50.U6</svg:desc>
                </draw:g>
              </table:table-cell>
              <table:table-cell office:value-type="float" office:value="20.452318">
                <text:p>20.452318</text:p>
              </table:table-cell>
              <table:table-cell office:value-type="float" office:value="23.867968">
                <text:p>23.867968</text:p>
              </table:table-cell>
              <table:table-cell office:value-type="float" office:value="26.448957">
                <text:p>26.448957</text:p>
              </table:table-cell>
              <table:table-cell office:value-type="float" office:value="27.883886">
                <text:p>27.883886</text:p>
              </table:table-cell>
              <table:table-cell office:value-type="float" office:value="28.912495">
                <text:p>28.912495</text:p>
              </table:table-cell>
              <table:table-cell office:value-type="float" office:value="29.711254">
                <text:p>29.711254</text:p>
              </table:table-cell>
              <table:table-cell office:value-type="float" office:value="30.279198">
                <text:p>30.279198</text:p>
              </table:table-cell>
              <table:table-cell office:value-type="float" office:value="30.701002">
                <text:p>30.701002</text:p>
              </table:table-cell>
              <table:table-cell office:value-type="float" office:value="31.051512">
                <text:p>31.051512</text:p>
              </table:table-cell>
              <table:table-cell office:value-type="float" office:value="31.500498">
                <text:p>31.500498</text:p>
              </table:table-cell>
              <table:table-cell office:value-type="float" office:value="31.799679">
                <text:p>31.799679</text:p>
              </table:table-cell>
              <table:table-cell office:value-type="float" office:value="32.000854">
                <text:p>32.000854</text:p>
              </table:table-cell>
              <table:table-cell office:value-type="float" office:value="32.131535">
                <text:p>32.131535</text:p>
              </table:table-cell>
              <table:table-cell office:value-type="float" office:value="32.228245">
                <text:p>32.228245</text:p>
              </table:table-cell>
              <table:table-cell office:value-type="float" office:value="32.292011">
                <text:p>32.292011</text:p>
              </table:table-cell>
              <table:table-cell office:value-type="float" office:value="32.332211">
                <text:p>32.332211</text:p>
              </table:table-cell>
              <table:table-cell office:value-type="float" office:value="32.344208">
                <text:p>32.344208</text:p>
              </table:table-cell>
              <table:table-cell office:value-type="float" office:value="32.326263">
                <text:p>32.326263</text:p>
              </table:table-cell>
              <table:table-cell office:value-type="float" office:value="32.212299">
                <text:p>32.212299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7:old_town_cross_2160p50.A7</svg:desc>
                </draw:g>
              </table:table-cell>
              <table:table-cell office:value-type="float" office:value="20.587074">
                <text:p>20.587074</text:p>
                <draw:g>
                  <svg:desc>old_town_cross_2160p50.B7:old_town_cross_2160p50.U7</svg:desc>
                </draw:g>
              </table:table-cell>
              <table:table-cell office:value-type="float" office:value="22.416363">
                <text:p>22.416363</text:p>
              </table:table-cell>
              <table:table-cell office:value-type="float" office:value="24.346758">
                <text:p>24.346758</text:p>
              </table:table-cell>
              <table:table-cell office:value-type="float" office:value="26.655804">
                <text:p>26.655804</text:p>
              </table:table-cell>
              <table:table-cell office:value-type="float" office:value="28.016218">
                <text:p>28.016218</text:p>
              </table:table-cell>
              <table:table-cell office:value-type="float" office:value="29.047573">
                <text:p>29.047573</text:p>
              </table:table-cell>
              <table:table-cell office:value-type="float" office:value="29.845821">
                <text:p>29.845821</text:p>
              </table:table-cell>
              <table:table-cell office:value-type="float" office:value="30.511181">
                <text:p>30.511181</text:p>
              </table:table-cell>
              <table:table-cell office:value-type="float" office:value="31.02116">
                <text:p>31.02116</text:p>
              </table:table-cell>
              <table:table-cell office:value-type="float" office:value="31.432747">
                <text:p>31.432747</text:p>
              </table:table-cell>
              <table:table-cell office:value-type="float" office:value="32.045013">
                <text:p>32.045013</text:p>
              </table:table-cell>
              <table:table-cell office:value-type="float" office:value="32.439121">
                <text:p>32.439121</text:p>
              </table:table-cell>
              <table:table-cell office:value-type="float" office:value="32.696354">
                <text:p>32.696354</text:p>
              </table:table-cell>
              <table:table-cell office:value-type="float" office:value="32.87307">
                <text:p>32.87307</text:p>
              </table:table-cell>
              <table:table-cell office:value-type="float" office:value="32.998329">
                <text:p>32.998329</text:p>
              </table:table-cell>
              <table:table-cell office:value-type="float" office:value="33.08802">
                <text:p>33.08802</text:p>
              </table:table-cell>
              <table:table-cell office:value-type="float" office:value="33.137844">
                <text:p>33.137844</text:p>
              </table:table-cell>
              <table:table-cell office:value-type="float" office:value="33.173229">
                <text:p>33.173229</text:p>
              </table:table-cell>
              <table:table-cell office:value-type="float" office:value="33.184521">
                <text:p>33.184521</text:p>
              </table:table-cell>
              <table:table-cell office:value-type="float" office:value="33.148392">
                <text:p>33.14839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:old_town_cross_2160p50.A8</svg:desc>
                </draw:g>
              </table:table-cell>
              <table:table-cell office:value-type="float" office:value="18.959402">
                <text:p>18.959402</text:p>
                <draw:g>
                  <svg:desc>old_town_cross_2160p50.B8:old_town_cross_2160p50.U8</svg:desc>
                </draw:g>
              </table:table-cell>
              <table:table-cell office:value-type="float" office:value="22.399515">
                <text:p>22.399515</text:p>
              </table:table-cell>
              <table:table-cell office:value-type="float" office:value="24.982018">
                <text:p>24.982018</text:p>
              </table:table-cell>
              <table:table-cell office:value-type="float" office:value="26.725239">
                <text:p>26.725239</text:p>
              </table:table-cell>
              <table:table-cell office:value-type="float" office:value="27.968664">
                <text:p>27.968664</text:p>
              </table:table-cell>
              <table:table-cell office:value-type="float" office:value="29.015144">
                <text:p>29.015144</text:p>
              </table:table-cell>
              <table:table-cell office:value-type="float" office:value="29.802563">
                <text:p>29.802563</text:p>
              </table:table-cell>
              <table:table-cell office:value-type="float" office:value="30.457941">
                <text:p>30.457941</text:p>
              </table:table-cell>
              <table:table-cell office:value-type="float" office:value="30.971491">
                <text:p>30.971491</text:p>
              </table:table-cell>
              <table:table-cell office:value-type="float" office:value="31.385466">
                <text:p>31.385466</text:p>
              </table:table-cell>
              <table:table-cell office:value-type="float" office:value="31.969303">
                <text:p>31.969303</text:p>
              </table:table-cell>
              <table:table-cell office:value-type="float" office:value="32.358471">
                <text:p>32.358471</text:p>
              </table:table-cell>
              <table:table-cell office:value-type="float" office:value="32.607574">
                <text:p>32.607574</text:p>
              </table:table-cell>
              <table:table-cell office:value-type="float" office:value="32.791176">
                <text:p>32.791176</text:p>
              </table:table-cell>
              <table:table-cell office:value-type="float" office:value="32.916645">
                <text:p>32.916645</text:p>
              </table:table-cell>
              <table:table-cell office:value-type="float" office:value="32.993118">
                <text:p>32.993118</text:p>
              </table:table-cell>
              <table:table-cell office:value-type="float" office:value="33.022289">
                <text:p>33.022289</text:p>
              </table:table-cell>
              <table:table-cell office:value-type="float" office:value="33.033642">
                <text:p>33.033642</text:p>
              </table:table-cell>
              <table:table-cell office:value-type="float" office:value="32.998493">
                <text:p>32.998493</text:p>
              </table:table-cell>
              <table:table-cell office:value-type="float" office:value="32.921925">
                <text:p>32.921925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:old_town_cross_2160p50.A9</svg:desc>
                </draw:g>
              </table:table-cell>
              <table:table-cell office:value-type="float" office:value="18.973978">
                <text:p>18.973978</text:p>
                <draw:g>
                  <svg:desc>old_town_cross_2160p50.B9:old_town_cross_2160p50.U9</svg:desc>
                </draw:g>
              </table:table-cell>
              <table:table-cell office:value-type="float" office:value="21.756622">
                <text:p>21.756622</text:p>
              </table:table-cell>
              <table:table-cell office:value-type="float" office:value="23.97843">
                <text:p>23.97843</text:p>
              </table:table-cell>
              <table:table-cell office:value-type="float" office:value="25.819498">
                <text:p>25.819498</text:p>
              </table:table-cell>
              <table:table-cell office:value-type="float" office:value="27.299746">
                <text:p>27.299746</text:p>
              </table:table-cell>
              <table:table-cell office:value-type="float" office:value="28.502996">
                <text:p>28.502996</text:p>
              </table:table-cell>
              <table:table-cell office:value-type="float" office:value="29.514523">
                <text:p>29.514523</text:p>
              </table:table-cell>
              <table:table-cell office:value-type="float" office:value="30.287111">
                <text:p>30.287111</text:p>
              </table:table-cell>
              <table:table-cell office:value-type="float" office:value="30.878172">
                <text:p>30.878172</text:p>
              </table:table-cell>
              <table:table-cell office:value-type="float" office:value="31.361139">
                <text:p>31.361139</text:p>
              </table:table-cell>
              <table:table-cell office:value-type="float" office:value="32.014763">
                <text:p>32.014763</text:p>
              </table:table-cell>
              <table:table-cell office:value-type="float" office:value="32.397335">
                <text:p>32.397335</text:p>
              </table:table-cell>
              <table:table-cell office:value-type="float" office:value="32.627014">
                <text:p>32.627014</text:p>
              </table:table-cell>
              <table:table-cell office:value-type="float" office:value="32.799168">
                <text:p>32.799168</text:p>
              </table:table-cell>
              <table:table-cell office:value-type="float" office:value="32.903919">
                <text:p>32.903919</text:p>
              </table:table-cell>
              <table:table-cell office:value-type="float" office:value="32.95443">
                <text:p>32.95443</text:p>
              </table:table-cell>
              <table:table-cell office:value-type="float" office:value="32.94651">
                <text:p>32.94651</text:p>
              </table:table-cell>
              <table:table-cell office:value-type="float" office:value="32.939663">
                <text:p>32.939663</text:p>
              </table:table-cell>
              <table:table-cell office:value-type="float" office:value="32.916843">
                <text:p>32.916843</text:p>
              </table:table-cell>
              <table:table-cell office:value-type="float" office:value="32.839035">
                <text:p>32.83903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10:old_town_cross_2160p50.A10</svg:desc>
                </draw:g>
              </table:table-cell>
              <table:table-cell office:value-type="float" office:value="18.929846">
                <text:p>18.929846</text:p>
                <draw:g>
                  <svg:desc>old_town_cross_2160p50.B10:old_town_cross_2160p50.U10</svg:desc>
                </draw:g>
              </table:table-cell>
              <table:table-cell office:value-type="float" office:value="21.531042">
                <text:p>21.531042</text:p>
              </table:table-cell>
              <table:table-cell office:value-type="float" office:value="23.908098">
                <text:p>23.908098</text:p>
              </table:table-cell>
              <table:table-cell office:value-type="float" office:value="25.71557">
                <text:p>25.71557</text:p>
              </table:table-cell>
              <table:table-cell office:value-type="float" office:value="27.204296">
                <text:p>27.204296</text:p>
              </table:table-cell>
              <table:table-cell office:value-type="float" office:value="28.576332">
                <text:p>28.576332</text:p>
              </table:table-cell>
              <table:table-cell office:value-type="float" office:value="29.583874">
                <text:p>29.583874</text:p>
              </table:table-cell>
              <table:table-cell office:value-type="float" office:value="30.38905">
                <text:p>30.38905</text:p>
              </table:table-cell>
              <table:table-cell office:value-type="float" office:value="30.883057">
                <text:p>30.883057</text:p>
              </table:table-cell>
              <table:table-cell office:value-type="float" office:value="31.27459">
                <text:p>31.27459</text:p>
              </table:table-cell>
              <table:table-cell office:value-type="float" office:value="31.746059">
                <text:p>31.746059</text:p>
              </table:table-cell>
              <table:table-cell office:value-type="float" office:value="32.073631">
                <text:p>32.073631</text:p>
              </table:table-cell>
              <table:table-cell office:value-type="float" office:value="32.233776">
                <text:p>32.233776</text:p>
              </table:table-cell>
              <table:table-cell office:value-type="float" office:value="32.329384">
                <text:p>32.329384</text:p>
              </table:table-cell>
              <table:table-cell office:value-type="float" office:value="32.365601">
                <text:p>32.365601</text:p>
              </table:table-cell>
              <table:table-cell office:value-type="float" office:value="32.385685">
                <text:p>32.385685</text:p>
              </table:table-cell>
              <table:table-cell office:value-type="float" office:value="32.365566">
                <text:p>32.365566</text:p>
              </table:table-cell>
              <table:table-cell office:value-type="float" office:value="32.353912">
                <text:p>32.353912</text:p>
              </table:table-cell>
              <table:table-cell office:value-type="float" office:value="32.306908">
                <text:p>32.306908</text:p>
              </table:table-cell>
              <table:table-cell office:value-type="float" office:value="32.232143">
                <text:p>32.232143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11:old_town_cross_2160p50.A11</svg:desc>
                </draw:g>
              </table:table-cell>
              <table:table-cell office:value-type="float" office:value="18.412689">
                <text:p>18.412689</text:p>
                <draw:g>
                  <svg:desc>old_town_cross_2160p50.B11:old_town_cross_2160p50.U11</svg:desc>
                </draw:g>
              </table:table-cell>
              <table:table-cell office:value-type="float" office:value="21.456081">
                <text:p>21.456081</text:p>
              </table:table-cell>
              <table:table-cell office:value-type="float" office:value="24.017227">
                <text:p>24.017227</text:p>
              </table:table-cell>
              <table:table-cell office:value-type="float" office:value="25.715008">
                <text:p>25.715008</text:p>
              </table:table-cell>
              <table:table-cell office:value-type="float" office:value="27.101921">
                <text:p>27.101921</text:p>
              </table:table-cell>
              <table:table-cell office:value-type="float" office:value="28.419737">
                <text:p>28.419737</text:p>
              </table:table-cell>
              <table:table-cell office:value-type="float" office:value="29.625879">
                <text:p>29.625879</text:p>
              </table:table-cell>
              <table:table-cell office:value-type="float" office:value="30.353783">
                <text:p>30.353783</text:p>
              </table:table-cell>
              <table:table-cell office:value-type="float" office:value="30.898769">
                <text:p>30.898769</text:p>
              </table:table-cell>
              <table:table-cell office:value-type="float" office:value="31.289091">
                <text:p>31.289091</text:p>
              </table:table-cell>
              <table:table-cell office:value-type="float" office:value="31.761768">
                <text:p>31.761768</text:p>
              </table:table-cell>
              <table:table-cell office:value-type="float" office:value="32.08736">
                <text:p>32.08736</text:p>
              </table:table-cell>
              <table:table-cell office:value-type="float" office:value="32.314232">
                <text:p>32.314232</text:p>
              </table:table-cell>
              <table:table-cell office:value-type="float" office:value="32.426266">
                <text:p>32.426266</text:p>
              </table:table-cell>
              <table:table-cell office:value-type="float" office:value="32.494835">
                <text:p>32.494835</text:p>
              </table:table-cell>
              <table:table-cell office:value-type="float" office:value="32.510956">
                <text:p>32.510956</text:p>
              </table:table-cell>
              <table:table-cell office:value-type="float" office:value="32.52861">
                <text:p>32.52861</text:p>
              </table:table-cell>
              <table:table-cell office:value-type="float" office:value="32.496643">
                <text:p>32.496643</text:p>
              </table:table-cell>
              <table:table-cell office:value-type="float" office:value="32.429314">
                <text:p>32.429314</text:p>
              </table:table-cell>
              <table:table-cell office:value-type="float" office:value="32.375206">
                <text:p>32.375206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12:old_town_cross_2160p50.A12</svg:desc>
                </draw:g>
              </table:table-cell>
              <table:table-cell office:value-type="float" office:value="20.037725">
                <text:p>20.037725</text:p>
                <draw:g>
                  <svg:desc>old_town_cross_2160p50.B12:old_town_cross_2160p50.U12</svg:desc>
                </draw:g>
              </table:table-cell>
              <table:table-cell office:value-type="float" office:value="21.694099">
                <text:p>21.694099</text:p>
              </table:table-cell>
              <table:table-cell office:value-type="float" office:value="23.97267">
                <text:p>23.97267</text:p>
              </table:table-cell>
              <table:table-cell office:value-type="float" office:value="25.865948">
                <text:p>25.865948</text:p>
              </table:table-cell>
              <table:table-cell office:value-type="float" office:value="27.418312">
                <text:p>27.418312</text:p>
              </table:table-cell>
              <table:table-cell office:value-type="float" office:value="28.674503">
                <text:p>28.674503</text:p>
              </table:table-cell>
              <table:table-cell office:value-type="float" office:value="29.651876">
                <text:p>29.651876</text:p>
              </table:table-cell>
              <table:table-cell office:value-type="float" office:value="30.383846">
                <text:p>30.383846</text:p>
              </table:table-cell>
              <table:table-cell office:value-type="float" office:value="30.844103">
                <text:p>30.844103</text:p>
              </table:table-cell>
              <table:table-cell office:value-type="float" office:value="31.169672">
                <text:p>31.169672</text:p>
              </table:table-cell>
              <table:table-cell office:value-type="float" office:value="31.609707">
                <text:p>31.609707</text:p>
              </table:table-cell>
              <table:table-cell office:value-type="float" office:value="31.900953">
                <text:p>31.900953</text:p>
              </table:table-cell>
              <table:table-cell office:value-type="float" office:value="32.02404">
                <text:p>32.02404</text:p>
              </table:table-cell>
              <table:table-cell office:value-type="float" office:value="32.123867">
                <text:p>32.123867</text:p>
              </table:table-cell>
              <table:table-cell office:value-type="float" office:value="32.17783">
                <text:p>32.17783</text:p>
              </table:table-cell>
              <table:table-cell office:value-type="float" office:value="32.217186">
                <text:p>32.217186</text:p>
              </table:table-cell>
              <table:table-cell office:value-type="float" office:value="32.23732">
                <text:p>32.23732</text:p>
              </table:table-cell>
              <table:table-cell office:value-type="float" office:value="32.202049">
                <text:p>32.202049</text:p>
              </table:table-cell>
              <table:table-cell office:value-type="float" office:value="32.148083">
                <text:p>32.148083</text:p>
              </table:table-cell>
              <table:table-cell office:value-type="float" office:value="32.096817">
                <text:p>32.09681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13:old_town_cross_2160p50.A13</svg:desc>
                </draw:g>
              </table:table-cell>
              <table:table-cell office:value-type="float" office:value="18.575714">
                <text:p>18.575714</text:p>
                <draw:g>
                  <svg:desc>old_town_cross_2160p50.B13:old_town_cross_2160p50.U13</svg:desc>
                </draw:g>
              </table:table-cell>
              <table:table-cell office:value-type="float" office:value="20.324776">
                <text:p>20.324776</text:p>
              </table:table-cell>
              <table:table-cell office:value-type="float" office:value="21.838972">
                <text:p>21.838972</text:p>
              </table:table-cell>
              <table:table-cell office:value-type="float" office:value="23.932955">
                <text:p>23.932955</text:p>
              </table:table-cell>
              <table:table-cell office:value-type="float" office:value="26.316719">
                <text:p>26.316719</text:p>
              </table:table-cell>
              <table:table-cell office:value-type="float" office:value="28.214169">
                <text:p>28.214169</text:p>
              </table:table-cell>
              <table:table-cell office:value-type="float" office:value="29.502058">
                <text:p>29.502058</text:p>
              </table:table-cell>
              <table:table-cell office:value-type="float" office:value="30.290247">
                <text:p>30.290247</text:p>
              </table:table-cell>
              <table:table-cell office:value-type="float" office:value="30.787041">
                <text:p>30.787041</text:p>
              </table:table-cell>
              <table:table-cell office:value-type="float" office:value="31.152033">
                <text:p>31.152033</text:p>
              </table:table-cell>
              <table:table-cell office:value-type="float" office:value="31.522917">
                <text:p>31.522917</text:p>
              </table:table-cell>
              <table:table-cell office:value-type="float" office:value="31.786613">
                <text:p>31.786613</text:p>
              </table:table-cell>
              <table:table-cell office:value-type="float" office:value="31.89662">
                <text:p>31.89662</text:p>
              </table:table-cell>
              <table:table-cell office:value-type="float" office:value="31.956192">
                <text:p>31.956192</text:p>
              </table:table-cell>
              <table:table-cell office:value-type="float" office:value="31.988749">
                <text:p>31.988749</text:p>
              </table:table-cell>
              <table:table-cell office:value-type="float" office:value="32.017479">
                <text:p>32.017479</text:p>
              </table:table-cell>
              <table:table-cell office:value-type="float" office:value="32.015335">
                <text:p>32.015335</text:p>
              </table:table-cell>
              <table:table-cell office:value-type="float" office:value="31.972691">
                <text:p>31.972691</text:p>
              </table:table-cell>
              <table:table-cell office:value-type="float" office:value="31.896652">
                <text:p>31.896652</text:p>
              </table:table-cell>
              <table:table-cell office:value-type="float" office:value="31.822626">
                <text:p>31.822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1cm" svg:y="0.316cm" chart:style-name="ch2">
          <text:p>VMAF</text:p>
        </chart:title>
        <chart:legend chart:legend-position="end" svg:x="13.238cm" svg:y="1.93cm" style:legend-expansion="high" chart:style-name="ch3"/>
        <chart:plot-area chart:style-name="ch4" table:cell-range-address="old_town_cross_2160p50.B27:old_town_cross_2160p50.U37 old_town_cross_2160p50.A28:old_town_cross_2160p50.A37" chart:data-source-has-labels="column" svg:x="0.32cm" svg:y="1.301cm" svg:width="12.598cm" svg:height="7.519cm">
          <chartooo:coordinate-region svg:x="0.952cm" svg:y="1.503cm" svg:width="11.297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8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9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10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1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2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3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4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series chart:style-name="ch15" chart:values-cell-range-address="old_town_cross_2160p50.B36:old_town_cross_2160p50.U36" chart:label-cell-address="old_town_cross_2160p50.A36:old_town_cross_2160p50.A36" chart:class="chart:scatter">
            <chart:data-point chart:repeated="20"/>
          </chart:series>
          <chart:series chart:style-name="ch16" chart:values-cell-range-address="old_town_cross_2160p50.B37:old_town_cross_2160p50.U37" chart:label-cell-address="old_town_cross_2160p50.A37:old_town_cross_2160p50.A37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28:old_town_cross_2160p50.A28</svg:desc>
                </draw:g>
              </table:table-cell>
              <table:table-cell office:value-type="float" office:value="0.004121">
                <text:p>0.004121</text:p>
                <draw:g>
                  <svg:desc>old_town_cross_2160p50.B28:old_town_cross_2160p50.U28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29:old_town_cross_2160p50.A29</svg:desc>
                </draw:g>
              </table:table-cell>
              <table:table-cell office:value-type="float" office:value="0.012246">
                <text:p>0.012246</text:p>
                <draw:g>
                  <svg:desc>old_town_cross_2160p50.B29:old_town_cross_2160p50.U29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30:old_town_cross_2160p50.A30</svg:desc>
                </draw:g>
              </table:table-cell>
              <table:table-cell office:value-type="float" office:value="0.035208">
                <text:p>0.035208</text:p>
                <draw:g>
                  <svg:desc>old_town_cross_2160p50.B30:old_town_cross_2160p50.U30</svg:desc>
                </draw:g>
              </table:table-cell>
              <table:table-cell office:value-type="float" office:value="0.104951">
                <text:p>0.104951</text:p>
              </table:table-cell>
              <table:table-cell office:value-type="float" office:value="6.444417">
                <text:p>6.444417</text:p>
              </table:table-cell>
              <table:table-cell office:value-type="float" office:value="27.622878">
                <text:p>27.622878</text:p>
              </table:table-cell>
              <table:table-cell office:value-type="float" office:value="42.048955">
                <text:p>42.048955</text:p>
              </table:table-cell>
              <table:table-cell office:value-type="float" office:value="52.222747">
                <text:p>52.222747</text:p>
              </table:table-cell>
              <table:table-cell office:value-type="float" office:value="59.884518">
                <text:p>59.884518</text:p>
              </table:table-cell>
              <table:table-cell office:value-type="float" office:value="65.019125">
                <text:p>65.019125</text:p>
              </table:table-cell>
              <table:table-cell office:value-type="float" office:value="68.735118">
                <text:p>68.735118</text:p>
              </table:table-cell>
              <table:table-cell office:value-type="float" office:value="71.748801">
                <text:p>71.748801</text:p>
              </table:table-cell>
              <table:table-cell office:value-type="float" office:value="75.390447">
                <text:p>75.390447</text:p>
              </table:table-cell>
              <table:table-cell office:value-type="float" office:value="77.826841">
                <text:p>77.826841</text:p>
              </table:table-cell>
              <table:table-cell office:value-type="float" office:value="79.378489">
                <text:p>79.378489</text:p>
              </table:table-cell>
              <table:table-cell office:value-type="float" office:value="80.439678">
                <text:p>80.439678</text:p>
              </table:table-cell>
              <table:table-cell office:value-type="float" office:value="81.125">
                <text:p>81.125</text:p>
              </table:table-cell>
              <table:table-cell office:value-type="float" office:value="81.579035">
                <text:p>81.579035</text:p>
              </table:table-cell>
              <table:table-cell office:value-type="float" office:value="81.845305">
                <text:p>81.845305</text:p>
              </table:table-cell>
              <table:table-cell office:value-type="float" office:value="81.806848">
                <text:p>81.806848</text:p>
              </table:table-cell>
              <table:table-cell office:value-type="float" office:value="81.54884">
                <text:p>81.54884</text:p>
              </table:table-cell>
              <table:table-cell office:value-type="float" office:value="80.570045">
                <text:p>80.57004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31:old_town_cross_2160p50.A31</svg:desc>
                </draw:g>
              </table:table-cell>
              <table:table-cell office:value-type="float" office:value="0">
                <text:p>0</text:p>
                <draw:g>
                  <svg:desc>old_town_cross_2160p50.B31:old_town_cross_2160p50.U31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32:old_town_cross_2160p50.A32</svg:desc>
                </draw:g>
              </table:table-cell>
              <table:table-cell office:value-type="float" office:value="0">
                <text:p>0</text:p>
                <draw:g>
                  <svg:desc>old_town_cross_2160p50.B32:old_town_cross_2160p50.U32</svg:desc>
                </draw:g>
              </table:table-cell>
              <table:table-cell office:value-type="float" office:value="1.214648">
                <text:p>1.214648</text:p>
              </table:table-cell>
              <table:table-cell office:value-type="float" office:value="20.087842">
                <text:p>20.087842</text:p>
              </table:table-cell>
              <table:table-cell office:value-type="float" office:value="37.48195">
                <text:p>37.48195</text:p>
              </table:table-cell>
              <table:table-cell office:value-type="float" office:value="49.986079">
                <text:p>49.986079</text:p>
              </table:table-cell>
              <table:table-cell office:value-type="float" office:value="59.836302">
                <text:p>59.836302</text:p>
              </table:table-cell>
              <table:table-cell office:value-type="float" office:value="66.826192">
                <text:p>66.826192</text:p>
              </table:table-cell>
              <table:table-cell office:value-type="float" office:value="72.051737">
                <text:p>72.051737</text:p>
              </table:table-cell>
              <table:table-cell office:value-type="float" office:value="76.006806">
                <text:p>76.006806</text:p>
              </table:table-cell>
              <table:table-cell office:value-type="float" office:value="79.111726">
                <text:p>79.111726</text:p>
              </table:table-cell>
              <table:table-cell office:value-type="float" office:value="83.106312">
                <text:p>83.106312</text:p>
              </table:table-cell>
              <table:table-cell office:value-type="float" office:value="85.575251">
                <text:p>85.575251</text:p>
              </table:table-cell>
              <table:table-cell office:value-type="float" office:value="87.182865">
                <text:p>87.182865</text:p>
              </table:table-cell>
              <table:table-cell office:value-type="float" office:value="88.272465">
                <text:p>88.272465</text:p>
              </table:table-cell>
              <table:table-cell office:value-type="float" office:value="88.971054">
                <text:p>88.971054</text:p>
              </table:table-cell>
              <table:table-cell office:value-type="float" office:value="89.420292">
                <text:p>89.420292</text:p>
              </table:table-cell>
              <table:table-cell office:value-type="float" office:value="89.543842">
                <text:p>89.543842</text:p>
              </table:table-cell>
              <table:table-cell office:value-type="float" office:value="89.483586">
                <text:p>89.483586</text:p>
              </table:table-cell>
              <table:table-cell office:value-type="float" office:value="89.231793">
                <text:p>89.231793</text:p>
              </table:table-cell>
              <table:table-cell office:value-type="float" office:value="88.643286">
                <text:p>88.643286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33:old_town_cross_2160p50.A33</svg:desc>
                </draw:g>
              </table:table-cell>
              <table:table-cell office:value-type="float" office:value="0">
                <text:p>0</text:p>
                <draw:g>
                  <svg:desc>old_town_cross_2160p50.B33:old_town_cross_2160p50.U33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34:old_town_cross_2160p50.A34</svg:desc>
                </draw:g>
              </table:table-cell>
              <table:table-cell office:value-type="float" office:value="0">
                <text:p>0</text:p>
                <draw:g>
                  <svg:desc>old_town_cross_2160p50.B34:old_town_cross_2160p50.U34</svg:desc>
                </draw:g>
              </table:table-cell>
              <table:table-cell office:value-type="float" office:value="0.388509">
                <text:p>0.388509</text:p>
              </table:table-cell>
              <table:table-cell office:value-type="float" office:value="9.315035">
                <text:p>9.315035</text:p>
              </table:table-cell>
              <table:table-cell office:value-type="float" office:value="28.338529">
                <text:p>28.338529</text:p>
              </table:table-cell>
              <table:table-cell office:value-type="float" office:value="44.16804">
                <text:p>44.16804</text:p>
              </table:table-cell>
              <table:table-cell office:value-type="float" office:value="57.866365">
                <text:p>57.866365</text:p>
              </table:table-cell>
              <table:table-cell office:value-type="float" office:value="67.242001">
                <text:p>67.242001</text:p>
              </table:table-cell>
              <table:table-cell office:value-type="float" office:value="73.829583">
                <text:p>73.829583</text:p>
              </table:table-cell>
              <table:table-cell office:value-type="float" office:value="77.991929">
                <text:p>77.991929</text:p>
              </table:table-cell>
              <table:table-cell office:value-type="float" office:value="81.218367">
                <text:p>81.218367</text:p>
              </table:table-cell>
              <table:table-cell office:value-type="float" office:value="84.71704">
                <text:p>84.71704</text:p>
              </table:table-cell>
              <table:table-cell office:value-type="float" office:value="87.020208">
                <text:p>87.020208</text:p>
              </table:table-cell>
              <table:table-cell office:value-type="float" office:value="88.301774">
                <text:p>88.301774</text:p>
              </table:table-cell>
              <table:table-cell office:value-type="float" office:value="89.044514">
                <text:p>89.044514</text:p>
              </table:table-cell>
              <table:table-cell office:value-type="float" office:value="89.499027">
                <text:p>89.499027</text:p>
              </table:table-cell>
              <table:table-cell office:value-type="float" office:value="89.690509">
                <text:p>89.690509</text:p>
              </table:table-cell>
              <table:table-cell office:value-type="float" office:value="89.525693">
                <text:p>89.525693</text:p>
              </table:table-cell>
              <table:table-cell office:value-type="float" office:value="89.444081">
                <text:p>89.444081</text:p>
              </table:table-cell>
              <table:table-cell office:value-type="float" office:value="89.05007">
                <text:p>89.05007</text:p>
              </table:table-cell>
              <table:table-cell office:value-type="float" office:value="88.443638">
                <text:p>88.443638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35:old_town_cross_2160p50.A35</svg:desc>
                </draw:g>
              </table:table-cell>
              <table:table-cell office:value-type="float" office:value="0">
                <text:p>0</text:p>
                <draw:g>
                  <svg:desc>old_town_cross_2160p50.B35:old_town_cross_2160p50.U35</svg:desc>
                </draw:g>
              </table:table-cell>
              <table:table-cell office:value-type="float" office:value="0.276447">
                <text:p>0.276447</text:p>
              </table:table-cell>
              <table:table-cell office:value-type="float" office:value="10.486858">
                <text:p>10.486858</text:p>
              </table:table-cell>
              <table:table-cell office:value-type="float" office:value="28.931378">
                <text:p>28.931378</text:p>
              </table:table-cell>
              <table:table-cell office:value-type="float" office:value="43.57209">
                <text:p>43.57209</text:p>
              </table:table-cell>
              <table:table-cell office:value-type="float" office:value="56.682009">
                <text:p>56.682009</text:p>
              </table:table-cell>
              <table:table-cell office:value-type="float" office:value="67.156969">
                <text:p>67.156969</text:p>
              </table:table-cell>
              <table:table-cell office:value-type="float" office:value="73.195441">
                <text:p>73.195441</text:p>
              </table:table-cell>
              <table:table-cell office:value-type="float" office:value="77.684994">
                <text:p>77.684994</text:p>
              </table:table-cell>
              <table:table-cell office:value-type="float" office:value="80.824685">
                <text:p>80.824685</text:p>
              </table:table-cell>
              <table:table-cell office:value-type="float" office:value="84.438419">
                <text:p>84.438419</text:p>
              </table:table-cell>
              <table:table-cell office:value-type="float" office:value="86.733172">
                <text:p>86.733172</text:p>
              </table:table-cell>
              <table:table-cell office:value-type="float" office:value="88.229257">
                <text:p>88.229257</text:p>
              </table:table-cell>
              <table:table-cell office:value-type="float" office:value="89.091329">
                <text:p>89.091329</text:p>
              </table:table-cell>
              <table:table-cell office:value-type="float" office:value="89.56107">
                <text:p>89.56107</text:p>
              </table:table-cell>
              <table:table-cell office:value-type="float" office:value="89.732544">
                <text:p>89.732544</text:p>
              </table:table-cell>
              <table:table-cell office:value-type="float" office:value="89.810539">
                <text:p>89.810539</text:p>
              </table:table-cell>
              <table:table-cell office:value-type="float" office:value="89.669823">
                <text:p>89.669823</text:p>
              </table:table-cell>
              <table:table-cell office:value-type="float" office:value="89.209106">
                <text:p>89.209106</text:p>
              </table:table-cell>
              <table:table-cell office:value-type="float" office:value="88.789777">
                <text:p>88.789777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36:old_town_cross_2160p50.A36</svg:desc>
                </draw:g>
              </table:table-cell>
              <table:table-cell office:value-type="float" office:value="0">
                <text:p>0</text:p>
                <draw:g>
                  <svg:desc>old_town_cross_2160p50.B36:old_town_cross_2160p50.U36</svg:desc>
                </draw:g>
              </table:table-cell>
              <table:table-cell office:value-type="float" office:value="0.923617">
                <text:p>0.923617</text:p>
              </table:table-cell>
              <table:table-cell office:value-type="float" office:value="13.301406">
                <text:p>13.301406</text:p>
              </table:table-cell>
              <table:table-cell office:value-type="float" office:value="32.790729">
                <text:p>32.790729</text:p>
              </table:table-cell>
              <table:table-cell office:value-type="float" office:value="48.099973">
                <text:p>48.099973</text:p>
              </table:table-cell>
              <table:table-cell office:value-type="float" office:value="59.606823">
                <text:p>59.606823</text:p>
              </table:table-cell>
              <table:table-cell office:value-type="float" office:value="68.310976">
                <text:p>68.310976</text:p>
              </table:table-cell>
              <table:table-cell office:value-type="float" office:value="74.277958">
                <text:p>74.277958</text:p>
              </table:table-cell>
              <table:table-cell office:value-type="float" office:value="78.102261">
                <text:p>78.102261</text:p>
              </table:table-cell>
              <table:table-cell office:value-type="float" office:value="80.77765">
                <text:p>80.77765</text:p>
              </table:table-cell>
              <table:table-cell office:value-type="float" office:value="84.398814">
                <text:p>84.398814</text:p>
              </table:table-cell>
              <table:table-cell office:value-type="float" office:value="86.65285">
                <text:p>86.65285</text:p>
              </table:table-cell>
              <table:table-cell office:value-type="float" office:value="87.793237">
                <text:p>87.793237</text:p>
              </table:table-cell>
              <table:table-cell office:value-type="float" office:value="88.584053">
                <text:p>88.584053</text:p>
              </table:table-cell>
              <table:table-cell office:value-type="float" office:value="89.038181">
                <text:p>89.038181</text:p>
              </table:table-cell>
              <table:table-cell office:value-type="float" office:value="89.345137">
                <text:p>89.345137</text:p>
              </table:table-cell>
              <table:table-cell office:value-type="float" office:value="89.442617">
                <text:p>89.442617</text:p>
              </table:table-cell>
              <table:table-cell office:value-type="float" office:value="89.222392">
                <text:p>89.222392</text:p>
              </table:table-cell>
              <table:table-cell office:value-type="float" office:value="88.815666">
                <text:p>88.815666</text:p>
              </table:table-cell>
              <table:table-cell office:value-type="float" office:value="88.377766">
                <text:p>88.37776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37:old_town_cross_2160p50.A37</svg:desc>
                </draw:g>
              </table:table-cell>
              <table:table-cell office:value-type="float" office:value="0">
                <text:p>0</text:p>
                <draw:g>
                  <svg:desc>old_town_cross_2160p50.B37:old_town_cross_2160p50.U37</svg:desc>
                </draw:g>
              </table:table-cell>
              <table:table-cell office:value-type="float" office:value="0.485262">
                <text:p>0.485262</text:p>
              </table:table-cell>
              <table:table-cell office:value-type="float" office:value="2.962014">
                <text:p>2.962014</text:p>
              </table:table-cell>
              <table:table-cell office:value-type="float" office:value="18.873582">
                <text:p>18.873582</text:p>
              </table:table-cell>
              <table:table-cell office:value-type="float" office:value="40.063642">
                <text:p>40.063642</text:p>
              </table:table-cell>
              <table:table-cell office:value-type="float" office:value="56.064693">
                <text:p>56.064693</text:p>
              </table:table-cell>
              <table:table-cell office:value-type="float" office:value="66.690803">
                <text:p>66.690803</text:p>
              </table:table-cell>
              <table:table-cell office:value-type="float" office:value="73.032775">
                <text:p>73.032775</text:p>
              </table:table-cell>
              <table:table-cell office:value-type="float" office:value="77.050675">
                <text:p>77.050675</text:p>
              </table:table-cell>
              <table:table-cell office:value-type="float" office:value="79.995553">
                <text:p>79.995553</text:p>
              </table:table-cell>
              <table:table-cell office:value-type="float" office:value="83.081446">
                <text:p>83.081446</text:p>
              </table:table-cell>
              <table:table-cell office:value-type="float" office:value="85.347872">
                <text:p>85.347872</text:p>
              </table:table-cell>
              <table:table-cell office:value-type="float" office:value="86.405144">
                <text:p>86.405144</text:p>
              </table:table-cell>
              <table:table-cell office:value-type="float" office:value="87.087527">
                <text:p>87.087527</text:p>
              </table:table-cell>
              <table:table-cell office:value-type="float" office:value="87.462398">
                <text:p>87.462398</text:p>
              </table:table-cell>
              <table:table-cell office:value-type="float" office:value="87.762602">
                <text:p>87.762602</text:p>
              </table:table-cell>
              <table:table-cell office:value-type="float" office:value="87.793813">
                <text:p>87.793813</text:p>
              </table:table-cell>
              <table:table-cell office:value-type="float" office:value="87.521184">
                <text:p>87.521184</text:p>
              </table:table-cell>
              <table:table-cell office:value-type="float" office:value="86.954073">
                <text:p>86.954073</text:p>
              </table:table-cell>
              <table:table-cell office:value-type="float" office:value="86.323714">
                <text:p>86.323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238cm" svg:y="1.93cm" style:legend-expansion="high" chart:style-name="ch3"/>
        <chart:plot-area chart:style-name="ch4" table:cell-range-address="old_town_cross_2160p50.B39:old_town_cross_2160p50.U49 old_town_cross_2160p50.A40:old_town_cross_2160p50.A49" chart:data-source-has-labels="column" svg:x="0.32cm" svg:y="1.301cm" svg:width="12.598cm" svg:height="7.519cm">
          <chartooo:coordinate-region svg:x="1.524cm" svg:y="1.503cm" svg:width="10.916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series chart:style-name="ch15" chart:values-cell-range-address="old_town_cross_2160p50.B48:old_town_cross_2160p50.U48" chart:label-cell-address="old_town_cross_2160p50.A48:old_town_cross_2160p50.A48" chart:class="chart:scatter">
            <chart:data-point chart:repeated="20"/>
          </chart:series>
          <chart:series chart:style-name="ch16" chart:values-cell-range-address="old_town_cross_2160p50.B49:old_town_cross_2160p50.U49" chart:label-cell-address="old_town_cross_2160p50.A49:old_town_cross_2160p50.A49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0:old_town_cross_2160p50.A40</svg:desc>
                </draw:g>
              </table:table-cell>
              <table:table-cell office:value-type="float" office:value="112.5917">
                <text:p>112.5917</text:p>
                <draw:g>
                  <svg:desc>old_town_cross_2160p50.B40:old_town_cross_2160p50.U40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41:old_town_cross_2160p50.A41</svg:desc>
                </draw:g>
              </table:table-cell>
              <table:table-cell office:value-type="float" office:value="152.5043">
                <text:p>152.5043</text:p>
                <draw:g>
                  <svg:desc>old_town_cross_2160p50.B41:old_town_cross_2160p50.U41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42:old_town_cross_2160p50.A42</svg:desc>
                </draw:g>
              </table:table-cell>
              <table:table-cell office:value-type="float" office:value="241.3578">
                <text:p>241.3578</text:p>
                <draw:g>
                  <svg:desc>old_town_cross_2160p50.B42:old_town_cross_2160p50.U42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43:old_town_cross_2160p50.A43</svg:desc>
                </draw:g>
              </table:table-cell>
              <table:table-cell office:value-type="float" office:value="368.8872">
                <text:p>368.8872</text:p>
                <draw:g>
                  <svg:desc>old_town_cross_2160p50.B43:old_town_cross_2160p50.U43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4:old_town_cross_2160p50.A44</svg:desc>
                </draw:g>
              </table:table-cell>
              <table:table-cell office:value-type="float" office:value="390.6064">
                <text:p>390.6064</text:p>
                <draw:g>
                  <svg:desc>old_town_cross_2160p50.B44:old_town_cross_2160p50.U44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5:old_town_cross_2160p50.A45</svg:desc>
                </draw:g>
              </table:table-cell>
              <table:table-cell office:value-type="float" office:value="375.3631">
                <text:p>375.3631</text:p>
                <draw:g>
                  <svg:desc>old_town_cross_2160p50.B45:old_town_cross_2160p50.U45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46:old_town_cross_2160p50.A46</svg:desc>
                </draw:g>
              </table:table-cell>
              <table:table-cell office:value-type="float" office:value="533.5731">
                <text:p>533.5731</text:p>
                <draw:g>
                  <svg:desc>old_town_cross_2160p50.B46:old_town_cross_2160p50.U46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47:old_town_cross_2160p50.A47</svg:desc>
                </draw:g>
              </table:table-cell>
              <table:table-cell office:value-type="float" office:value="658.4743">
                <text:p>658.4743</text:p>
                <draw:g>
                  <svg:desc>old_town_cross_2160p50.B47:old_town_cross_2160p50.U47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48:old_town_cross_2160p50.A48</svg:desc>
                </draw:g>
              </table:table-cell>
              <table:table-cell office:value-type="float" office:value="3168.3382">
                <text:p>3168.3382</text:p>
                <draw:g>
                  <svg:desc>old_town_cross_2160p50.B48:old_town_cross_2160p50.U48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49:old_town_cross_2160p50.A49</svg:desc>
                </draw:g>
              </table:table-cell>
              <table:table-cell office:value-type="float" office:value="9339.3235">
                <text:p>9339.3235</text:p>
                <draw:g>
                  <svg:desc>old_town_cross_2160p50.B49:old_town_cross_2160p50.U49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019cm" svg:y="3.78cm" style:legend-expansion="high" chart:style-name="ch2"/>
        <chart:plot-area chart:style-name="ch3" table:cell-range-address="old_town_cross_2160p50.B52:old_town_cross_2160p50.U62 old_town_cross_2160p50.A53:old_town_cross_2160p50.A62" chart:data-source-has-labels="column" svg:x="0.355cm" svg:y="0.254cm" svg:width="14.309cm" svg:height="12.193cm">
          <chartooo:coordinate-region svg:x="1.093cm" svg:y="0.457cm" svg:width="13.093cm" svg:height="11.3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53:old_town_cross_2160p50.U53" chart:label-cell-address="old_town_cross_2160p50.A53:old_town_cross_2160p50.A53" chart:class="chart:scatter">
            <chart:domain table:cell-range-address="old_town_cross_2160p50.B52:old_town_cross_2160p50.U52"/>
            <chart:data-point chart:repeated="20"/>
          </chart:series>
          <chart:series chart:style-name="ch7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8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9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0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1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2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series chart:style-name="ch13" chart:values-cell-range-address="old_town_cross_2160p50.B60:old_town_cross_2160p50.U60" chart:label-cell-address="old_town_cross_2160p50.A60:old_town_cross_2160p50.A60" chart:class="chart:scatter">
            <chart:data-point chart:repeated="20"/>
          </chart:series>
          <chart:series chart:style-name="ch14" chart:values-cell-range-address="old_town_cross_2160p50.B61:old_town_cross_2160p50.U61" chart:label-cell-address="old_town_cross_2160p50.A61:old_town_cross_2160p50.A61" chart:class="chart:scatter">
            <chart:data-point chart:repeated="20"/>
          </chart:series>
          <chart:series chart:style-name="ch15" chart:values-cell-range-address="old_town_cross_2160p50.B62:old_town_cross_2160p50.U62" chart:label-cell-address="old_town_cross_2160p50.A62:old_town_cross_2160p50.A6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2:old_town_cross_2160p50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53:old_town_cross_2160p50.A53</svg:desc>
                </draw:g>
              </table:table-cell>
              <table:table-cell office:value-type="float" office:value="0.0000366012770035447">
                <text:p>0.0000366012770035447</text:p>
                <draw:g>
                  <svg:desc>old_town_cross_2160p50.B53:old_town_cross_2160p50.U53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4:old_town_cross_2160p50.A54</svg:desc>
                </draw:g>
              </table:table-cell>
              <table:table-cell office:value-type="float" office:value="0.0000802993751651593">
                <text:p>0.0000802993751651593</text:p>
                <draw:g>
                  <svg:desc>old_town_cross_2160p50.B54:old_town_cross_2160p50.U54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55:old_town_cross_2160p50.A55</svg:desc>
                </draw:g>
              </table:table-cell>
              <table:table-cell office:value-type="float" office:value="0.000145874713806639">
                <text:p>0.000145874713806639</text:p>
                <draw:g>
                  <svg:desc>old_town_cross_2160p50.B55:old_town_cross_2160p50.U55</svg:desc>
                </draw:g>
              </table:table-cell>
              <table:table-cell office:value-type="float" office:value="0.000431886100025431">
                <text:p>0.000431886100025431</text:p>
              </table:table-cell>
              <table:table-cell office:value-type="float" office:value="0.0264282577055901">
                <text:p>0.0264282577055901</text:p>
              </table:table-cell>
              <table:table-cell office:value-type="float" office:value="0.110978218073182">
                <text:p>0.110978218073182</text:p>
              </table:table-cell>
              <table:table-cell office:value-type="float" office:value="0.166980469351869">
                <text:p>0.166980469351869</text:p>
              </table:table-cell>
              <table:table-cell office:value-type="float" office:value="0.204155558978385">
                <text:p>0.204155558978385</text:p>
              </table:table-cell>
              <table:table-cell office:value-type="float" office:value="0.230792245996415">
                <text:p>0.230792245996415</text:p>
              </table:table-cell>
              <table:table-cell office:value-type="float" office:value="0.248394885945787">
                <text:p>0.248394885945787</text:p>
              </table:table-cell>
              <table:table-cell office:value-type="float" office:value="0.259290134354573">
                <text:p>0.259290134354573</text:p>
              </table:table-cell>
              <table:table-cell office:value-type="float" office:value="0.268283603129566">
                <text:p>0.268283603129566</text:p>
              </table:table-cell>
              <table:table-cell office:value-type="float" office:value="0.278068656990569">
                <text:p>0.278068656990569</text:p>
              </table:table-cell>
              <table:table-cell office:value-type="float" office:value="0.28127780771498">
                <text:p>0.28127780771498</text:p>
              </table:table-cell>
              <table:table-cell office:value-type="float" office:value="0.284537229275846">
                <text:p>0.284537229275846</text:p>
              </table:table-cell>
              <table:table-cell office:value-type="float" office:value="0.272387220775738">
                <text:p>0.272387220775738</text:p>
              </table:table-cell>
              <table:table-cell office:value-type="float" office:value="0.271033720102767">
                <text:p>0.271033720102767</text:p>
              </table:table-cell>
              <table:table-cell office:value-type="float" office:value="0.269639261500954">
                <text:p>0.269639261500954</text:p>
              </table:table-cell>
              <table:table-cell office:value-type="float" office:value="0.270056713513278">
                <text:p>0.270056713513278</text:p>
              </table:table-cell>
              <table:table-cell office:value-type="float" office:value="0.268290864608084">
                <text:p>0.268290864608084</text:p>
              </table:table-cell>
              <table:table-cell office:value-type="float" office:value="0.26645471969741">
                <text:p>0.26645471969741</text:p>
              </table:table-cell>
              <table:table-cell office:value-type="float" office:value="0.263152454906956">
                <text:p>0.263152454906956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56:old_town_cross_2160p50.A56</svg:desc>
                </draw:g>
              </table:table-cell>
              <table:table-cell office:value-type="float" office:value="0">
                <text:p>0</text:p>
                <draw:g>
                  <svg:desc>old_town_cross_2160p50.B56:old_town_cross_2160p50.U56</svg:desc>
                </draw:g>
              </table:table-cell>
              <table:table-cell office:value-type="float" office:value="0.00064699334078985">
                <text:p>0.00064699334078985</text:p>
              </table:table-cell>
              <table:table-cell office:value-type="float" office:value="0.0278407937162834">
                <text:p>0.0278407937162834</text:p>
              </table:table-cell>
              <table:table-cell office:value-type="float" office:value="0.0819565242804849">
                <text:p>0.0819565242804849</text:p>
              </table:table-cell>
              <table:table-cell office:value-type="float" office:value="0.112686246156802">
                <text:p>0.112686246156802</text:p>
              </table:table-cell>
              <table:table-cell office:value-type="float" office:value="0.133381098125533">
                <text:p>0.133381098125533</text:p>
              </table:table-cell>
              <table:table-cell office:value-type="float" office:value="0.147827550343877">
                <text:p>0.147827550343877</text:p>
              </table:table-cell>
              <table:table-cell office:value-type="float" office:value="0.158469882956823">
                <text:p>0.158469882956823</text:p>
              </table:table-cell>
              <table:table-cell office:value-type="float" office:value="0.165771006844964">
                <text:p>0.165771006844964</text:p>
              </table:table-cell>
              <table:table-cell office:value-type="float" office:value="0.170564933156304">
                <text:p>0.170564933156304</text:p>
              </table:table-cell>
              <table:table-cell office:value-type="float" office:value="0.176191189539328">
                <text:p>0.176191189539328</text:p>
              </table:table-cell>
              <table:table-cell office:value-type="float" office:value="0.177885685605367">
                <text:p>0.177885685605367</text:p>
              </table:table-cell>
              <table:table-cell office:value-type="float" office:value="0.178975747497053">
                <text:p>0.178975747497053</text:p>
              </table:table-cell>
              <table:table-cell office:value-type="float" office:value="0.17911705587077">
                <text:p>0.17911705587077</text:p>
              </table:table-cell>
              <table:table-cell office:value-type="float" office:value="0.177858409290653">
                <text:p>0.177858409290653</text:p>
              </table:table-cell>
              <table:table-cell office:value-type="float" office:value="0.176832204901281">
                <text:p>0.176832204901281</text:p>
              </table:table-cell>
              <table:table-cell office:value-type="float" office:value="0.171204189606553">
                <text:p>0.171204189606553</text:p>
              </table:table-cell>
              <table:table-cell office:value-type="float" office:value="0.171019981349516">
                <text:p>0.171019981349516</text:p>
              </table:table-cell>
              <table:table-cell office:value-type="float" office:value="0.170407713711916">
                <text:p>0.170407713711916</text:p>
              </table:table-cell>
              <table:table-cell office:value-type="float" office:value="0.16461799635642">
                <text:p>0.1646179963564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7:old_town_cross_2160p50.A57</svg:desc>
                </draw:g>
              </table:table-cell>
              <table:table-cell office:value-type="float" office:value="0">
                <text:p>0</text:p>
                <draw:g>
                  <svg:desc>old_town_cross_2160p50.B57:old_town_cross_2160p50.U57</svg:desc>
                </draw:g>
              </table:table-cell>
              <table:table-cell office:value-type="float" office:value="0.00304034670497362">
                <text:p>0.00304034670497362</text:p>
              </table:table-cell>
              <table:table-cell office:value-type="float" office:value="0.0492014305952617">
                <text:p>0.0492014305952617</text:p>
              </table:table-cell>
              <table:table-cell office:value-type="float" office:value="0.087623989208877">
                <text:p>0.087623989208877</text:p>
              </table:table-cell>
              <table:table-cell office:value-type="float" office:value="0.112746086677618">
                <text:p>0.112746086677618</text:p>
              </table:table-cell>
              <table:table-cell office:value-type="float" office:value="0.130789359505645">
                <text:p>0.130789359505645</text:p>
              </table:table-cell>
              <table:table-cell office:value-type="float" office:value="0.142305588373335">
                <text:p>0.142305588373335</text:p>
              </table:table-cell>
              <table:table-cell office:value-type="float" office:value="0.145922958180967">
                <text:p>0.145922958180967</text:p>
              </table:table-cell>
              <table:table-cell office:value-type="float" office:value="0.151136656663376">
                <text:p>0.151136656663376</text:p>
              </table:table-cell>
              <table:table-cell office:value-type="float" office:value="0.154168091194741">
                <text:p>0.154168091194741</text:p>
              </table:table-cell>
              <table:table-cell office:value-type="float" office:value="0.157514903075989">
                <text:p>0.157514903075989</text:p>
              </table:table-cell>
              <table:table-cell office:value-type="float" office:value="0.155344085914149">
                <text:p>0.155344085914149</text:p>
              </table:table-cell>
              <table:table-cell office:value-type="float" office:value="0.15198332770838">
                <text:p>0.15198332770838</text:p>
              </table:table-cell>
              <table:table-cell office:value-type="float" office:value="0.147987513200228">
                <text:p>0.147987513200228</text:p>
              </table:table-cell>
              <table:table-cell office:value-type="float" office:value="0.143884083555604">
                <text:p>0.143884083555604</text:p>
              </table:table-cell>
              <table:table-cell office:value-type="float" office:value="0.140319774886514">
                <text:p>0.140319774886514</text:p>
              </table:table-cell>
              <table:table-cell office:value-type="float" office:value="0.136508977664193">
                <text:p>0.136508977664193</text:p>
              </table:table-cell>
              <table:table-cell office:value-type="float" office:value="0.136078744281363">
                <text:p>0.136078744281363</text:p>
              </table:table-cell>
              <table:table-cell office:value-type="float" office:value="0.132484595244904">
                <text:p>0.132484595244904</text:p>
              </table:table-cell>
              <table:table-cell office:value-type="float" office:value="0.128358253952257">
                <text:p>0.128358253952257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8:old_town_cross_2160p50.A58</svg:desc>
                </draw:g>
              </table:table-cell>
              <table:table-cell office:value-type="float" office:value="0">
                <text:p>0</text:p>
                <draw:g>
                  <svg:desc>old_town_cross_2160p50.B58:old_town_cross_2160p50.U58</svg:desc>
                </draw:g>
              </table:table-cell>
              <table:table-cell office:value-type="float" office:value="0.00106693315632094">
                <text:p>0.00106693315632094</text:p>
              </table:table-cell>
              <table:table-cell office:value-type="float" office:value="0.0247377081273636">
                <text:p>0.0247377081273636</text:p>
              </table:table-cell>
              <table:table-cell office:value-type="float" office:value="0.0602933420822224">
                <text:p>0.0602933420822224</text:p>
              </table:table-cell>
              <table:table-cell office:value-type="float" office:value="0.0860564488151842">
                <text:p>0.0860564488151842</text:p>
              </table:table-cell>
              <table:table-cell office:value-type="float" office:value="0.103295220586957">
                <text:p>0.103295220586957</text:p>
              </table:table-cell>
              <table:table-cell office:value-type="float" office:value="0.114786606315101">
                <text:p>0.114786606315101</text:p>
              </table:table-cell>
              <table:table-cell office:value-type="float" office:value="0.12184118233101">
                <text:p>0.12184118233101</text:p>
              </table:table-cell>
              <table:table-cell office:value-type="float" office:value="0.125456492978032">
                <text:p>0.125456492978032</text:p>
              </table:table-cell>
              <table:table-cell office:value-type="float" office:value="0.127282866904875">
                <text:p>0.127282866904875</text:p>
              </table:table-cell>
              <table:table-cell office:value-type="float" office:value="0.129539810310077">
                <text:p>0.129539810310077</text:p>
              </table:table-cell>
              <table:table-cell office:value-type="float" office:value="0.126507959902643">
                <text:p>0.126507959902643</text:p>
              </table:table-cell>
              <table:table-cell office:value-type="float" office:value="0.121525616856511">
                <text:p>0.121525616856511</text:p>
              </table:table-cell>
              <table:table-cell office:value-type="float" office:value="0.116597739493187">
                <text:p>0.116597739493187</text:p>
              </table:table-cell>
              <table:table-cell office:value-type="float" office:value="0.114760264098333">
                <text:p>0.114760264098333</text:p>
              </table:table-cell>
              <table:table-cell office:value-type="float" office:value="0.110015828942632">
                <text:p>0.110015828942632</text:p>
              </table:table-cell>
              <table:table-cell office:value-type="float" office:value="0.107352467345157">
                <text:p>0.107352467345157</text:p>
              </table:table-cell>
              <table:table-cell office:value-type="float" office:value="0.105080793616425">
                <text:p>0.105080793616425</text:p>
              </table:table-cell>
              <table:table-cell office:value-type="float" office:value="0.102680439911059">
                <text:p>0.102680439911059</text:p>
              </table:table-cell>
              <table:table-cell office:value-type="float" office:value="0.102135620219355">
                <text:p>0.10213562021935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59:old_town_cross_2160p50.A59</svg:desc>
                </draw:g>
              </table:table-cell>
              <table:table-cell office:value-type="float" office:value="0">
                <text:p>0</text:p>
                <draw:g>
                  <svg:desc>old_town_cross_2160p50.B59:old_town_cross_2160p50.U59</svg:desc>
                </draw:g>
              </table:table-cell>
              <table:table-cell office:value-type="float" office:value="0.000696295114756096">
                <text:p>0.000696295114756096</text:p>
              </table:table-cell>
              <table:table-cell office:value-type="float" office:value="0.016619781158538">
                <text:p>0.016619781158538</text:p>
              </table:table-cell>
              <table:table-cell office:value-type="float" office:value="0.0474110357004892">
                <text:p>0.0474110357004892</text:p>
              </table:table-cell>
              <table:table-cell office:value-type="float" office:value="0.0674592294186">
                <text:p>0.0674592294186</text:p>
              </table:table-cell>
              <table:table-cell office:value-type="float" office:value="0.083512937597326">
                <text:p>0.083512937597326</text:p>
              </table:table-cell>
              <table:table-cell office:value-type="float" office:value="0.0917847967185591">
                <text:p>0.0917847967185591</text:p>
              </table:table-cell>
              <table:table-cell office:value-type="float" office:value="0.0938886725595293">
                <text:p>0.0938886725595293</text:p>
              </table:table-cell>
              <table:table-cell office:value-type="float" office:value="0.0942026850060429">
                <text:p>0.0942026850060429</text:p>
              </table:table-cell>
              <table:table-cell office:value-type="float" office:value="0.0936853803573727">
                <text:p>0.0936853803573727</text:p>
              </table:table-cell>
              <table:table-cell office:value-type="float" office:value="0.0879377787336767">
                <text:p>0.0879377787336767</text:p>
              </table:table-cell>
              <table:table-cell office:value-type="float" office:value="0.082267242731368">
                <text:p>0.082267242731368</text:p>
              </table:table-cell>
              <table:table-cell office:value-type="float" office:value="0.0762460859905597">
                <text:p>0.0762460859905597</text:p>
              </table:table-cell>
              <table:table-cell office:value-type="float" office:value="0.0714603396762138">
                <text:p>0.0714603396762138</text:p>
              </table:table-cell>
              <table:table-cell office:value-type="float" office:value="0.0676873784733645">
                <text:p>0.0676873784733645</text:p>
              </table:table-cell>
              <table:table-cell office:value-type="float" office:value="0.0644764697086678">
                <text:p>0.0644764697086678</text:p>
              </table:table-cell>
              <table:table-cell office:value-type="float" office:value="0.0619907694191117">
                <text:p>0.0619907694191117</text:p>
              </table:table-cell>
              <table:table-cell office:value-type="float" office:value="0.0598617747336343">
                <text:p>0.0598617747336343</text:p>
              </table:table-cell>
              <table:table-cell office:value-type="float" office:value="0.0579163451894709">
                <text:p>0.0579163451894709</text:p>
              </table:table-cell>
              <table:table-cell office:value-type="float" office:value="0.0566521905477364">
                <text:p>0.0566521905477364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60:old_town_cross_2160p50.A60</svg:desc>
                </draw:g>
              </table:table-cell>
              <table:table-cell office:value-type="float" office:value="0">
                <text:p>0</text:p>
                <draw:g>
                  <svg:desc>old_town_cross_2160p50.B60:old_town_cross_2160p50.U60</svg:desc>
                </draw:g>
              </table:table-cell>
              <table:table-cell office:value-type="float" office:value="0.000199673007975595">
                <text:p>0.000199673007975595</text:p>
              </table:table-cell>
              <table:table-cell office:value-type="float" office:value="0.00814449225427873">
                <text:p>0.00814449225427873</text:p>
              </table:table-cell>
              <table:table-cell office:value-type="float" office:value="0.021941317468992">
                <text:p>0.021941317468992</text:p>
              </table:table-cell>
              <table:table-cell office:value-type="float" office:value="0.0312841599891555">
                <text:p>0.0312841599891555</text:p>
              </table:table-cell>
              <table:table-cell office:value-type="float" office:value="0.038310295364747">
                <text:p>0.038310295364747</text:p>
              </table:table-cell>
              <table:table-cell office:value-type="float" office:value="0.0433523330043245">
                <text:p>0.0433523330043245</text:p>
              </table:table-cell>
              <table:table-cell office:value-type="float" office:value="0.0452514688632883">
                <text:p>0.0452514688632883</text:p>
              </table:table-cell>
              <table:table-cell office:value-type="float" office:value="0.0461201068958307">
                <text:p>0.0461201068958307</text:p>
              </table:table-cell>
              <table:table-cell office:value-type="float" office:value="0.0459988761035007">
                <text:p>0.0459988761035007</text:p>
              </table:table-cell>
              <table:table-cell office:value-type="float" office:value="0.04397667578021">
                <text:p>0.04397667578021</text:p>
              </table:table-cell>
              <table:table-cell office:value-type="float" office:value="0.0419055794032889">
                <text:p>0.0419055794032889</text:p>
              </table:table-cell>
              <table:table-cell office:value-type="float" office:value="0.0398921898048666">
                <text:p>0.0398921898048666</text:p>
              </table:table-cell>
              <table:table-cell office:value-type="float" office:value="0.0383353362017783">
                <text:p>0.0383353362017783</text:p>
              </table:table-cell>
              <table:table-cell office:value-type="float" office:value="0.0364479132943966">
                <text:p>0.0364479132943966</text:p>
              </table:table-cell>
              <table:table-cell office:value-type="float" office:value="0.0352433141522658">
                <text:p>0.0352433141522658</text:p>
              </table:table-cell>
              <table:table-cell office:value-type="float" office:value="0.034123206414714">
                <text:p>0.034123206414714</text:p>
              </table:table-cell>
              <table:table-cell office:value-type="float" office:value="0.0330274873435818">
                <text:p>0.0330274873435818</text:p>
              </table:table-cell>
              <table:table-cell office:value-type="float" office:value="0.0323208060363016">
                <text:p>0.0323208060363016</text:p>
              </table:table-cell>
              <table:table-cell office:value-type="float" office:value="0.0313812126050508">
                <text:p>0.031381212605050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61:old_town_cross_2160p50.A61</svg:desc>
                </draw:g>
              </table:table-cell>
              <table:table-cell office:value-type="float" office:value="0">
                <text:p>0</text:p>
                <draw:g>
                  <svg:desc>old_town_cross_2160p50.B61:old_town_cross_2160p50.U61</svg:desc>
                </draw:g>
              </table:table-cell>
              <table:table-cell office:value-type="float" office:value="0.000277886006374412">
                <text:p>0.000277886006374412</text:p>
              </table:table-cell>
              <table:table-cell office:value-type="float" office:value="0.00423694316923104">
                <text:p>0.00423694316923104</text:p>
              </table:table-cell>
              <table:table-cell office:value-type="float" office:value="0.0105469034880076">
                <text:p>0.0105469034880076</text:p>
              </table:table-cell>
              <table:table-cell office:value-type="float" office:value="0.0151653740831683">
                <text:p>0.0151653740831683</text:p>
              </table:table-cell>
              <table:table-cell office:value-type="float" office:value="0.018320316691282">
                <text:p>0.018320316691282</text:p>
              </table:table-cell>
              <table:table-cell office:value-type="float" office:value="0.0204092645921916">
                <text:p>0.0204092645921916</text:p>
              </table:table-cell>
              <table:table-cell office:value-type="float" office:value="0.021639873816373">
                <text:p>0.021639873816373</text:p>
              </table:table-cell>
              <table:table-cell office:value-type="float" office:value="0.0220126818688818">
                <text:p>0.0220126818688818</text:p>
              </table:table-cell>
              <table:table-cell office:value-type="float" office:value="0.0221453569981734">
                <text:p>0.0221453569981734</text:p>
              </table:table-cell>
              <table:table-cell office:value-type="float" office:value="0.0217853483213818">
                <text:p>0.0217853483213818</text:p>
              </table:table-cell>
              <table:table-cell office:value-type="float" office:value="0.0212150384482688">
                <text:p>0.0212150384482688</text:p>
              </table:table-cell>
              <table:table-cell office:value-type="float" office:value="0.0204057645565612">
                <text:p>0.0204057645565612</text:p>
              </table:table-cell>
              <table:table-cell office:value-type="float" office:value="0.0196766681377217">
                <text:p>0.0196766681377217</text:p>
              </table:table-cell>
              <table:table-cell office:value-type="float" office:value="0.0188837176759514">
                <text:p>0.0188837176759514</text:p>
              </table:table-cell>
              <table:table-cell office:value-type="float" office:value="0.0182494261024382">
                <text:p>0.0182494261024382</text:p>
              </table:table-cell>
              <table:table-cell office:value-type="float" office:value="0.0177546219472904">
                <text:p>0.0177546219472904</text:p>
              </table:table-cell>
              <table:table-cell office:value-type="float" office:value="0.0172582581704307">
                <text:p>0.0172582581704307</text:p>
              </table:table-cell>
              <table:table-cell office:value-type="float" office:value="0.0168842020849034">
                <text:p>0.0168842020849034</text:p>
              </table:table-cell>
              <table:table-cell office:value-type="float" office:value="0.0165060315400547">
                <text:p>0.016506031540054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62:old_town_cross_2160p50.A62</svg:desc>
                </draw:g>
              </table:table-cell>
              <table:table-cell office:value-type="float" office:value="0">
                <text:p>0</text:p>
                <draw:g>
                  <svg:desc>old_town_cross_2160p50.B62:old_town_cross_2160p50.U62</svg:desc>
                </draw:g>
              </table:table-cell>
              <table:table-cell office:value-type="float" office:value="0.000051314012290441">
                <text:p>0.000051314012290441</text:p>
              </table:table-cell>
              <table:table-cell office:value-type="float" office:value="0.000310817881278687">
                <text:p>0.000310817881278687</text:p>
              </table:table-cell>
              <table:table-cell office:value-type="float" office:value="0.00191789659904101">
                <text:p>0.00191789659904101</text:p>
              </table:table-cell>
              <table:table-cell office:value-type="float" office:value="0.00329476831117733">
                <text:p>0.00329476831117733</text:p>
              </table:table-cell>
              <table:table-cell office:value-type="float" office:value="0.00357322328250981">
                <text:p>0.00357322328250981</text:p>
              </table:table-cell>
              <table:table-cell office:value-type="float" office:value="0.00368539466006725">
                <text:p>0.00368539466006725</text:p>
              </table:table-cell>
              <table:table-cell office:value-type="float" office:value="0.00370500544464943">
                <text:p>0.00370500544464943</text:p>
              </table:table-cell>
              <table:table-cell office:value-type="float" office:value="0.00367161796889055">
                <text:p>0.00367161796889055</text:p>
              </table:table-cell>
              <table:table-cell office:value-type="float" office:value="0.00360481241270799">
                <text:p>0.00360481241270799</text:p>
              </table:table-cell>
              <table:table-cell office:value-type="float" office:value="0.00345097593317232">
                <text:p>0.00345097593317232</text:p>
              </table:table-cell>
              <table:table-cell office:value-type="float" office:value="0.0033130342075759">
                <text:p>0.0033130342075759</text:p>
              </table:table-cell>
              <table:table-cell office:value-type="float" office:value="0.00320268533922699">
                <text:p>0.00320268533922699</text:p>
              </table:table-cell>
              <table:table-cell office:value-type="float" office:value="0.00306499022437794">
                <text:p>0.00306499022437794</text:p>
              </table:table-cell>
              <table:table-cell office:value-type="float" office:value="0.00296178454512354">
                <text:p>0.00296178454512354</text:p>
              </table:table-cell>
              <table:table-cell office:value-type="float" office:value="0.00290440449281374">
                <text:p>0.00290440449281374</text:p>
              </table:table-cell>
              <table:table-cell office:value-type="float" office:value="0.0028486105098306">
                <text:p>0.0028486105098306</text:p>
              </table:table-cell>
              <table:table-cell office:value-type="float" office:value="0.00280742821213358">
                <text:p>0.00280742821213358</text:p>
              </table:table-cell>
              <table:table-cell office:value-type="float" office:value="0.00277057928929963">
                <text:p>0.00277057928929963</text:p>
              </table:table-cell>
              <table:table-cell office:value-type="float" office:value="0.00274349831982736">
                <text:p>0.002743498319827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019cm" svg:y="3.78cm" style:legend-expansion="high" chart:style-name="ch2"/>
        <chart:plot-area chart:style-name="ch3" table:cell-range-address="crowd_run_2160p50.A52:crowd_run_2160p50.U62" chart:data-source-has-labels="column" svg:x="0.355cm" svg:y="0.254cm" svg:width="14.309cm" svg:height="12.193cm">
          <chartooo:coordinate-region svg:x="1.093cm" svg:y="0.456cm" svg:width="13.093cm" svg:height="11.3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53:crowd_run_2160p50.U53" chart:label-cell-address="crowd_run_2160p50.A53:crowd_run_2160p50.A53" chart:class="chart:scatter">
            <chart:domain table:cell-range-address="crowd_run_2160p50.B52:crowd_run_2160p50.U52"/>
            <chart:data-point chart:repeated="20"/>
          </chart:series>
          <chart:series chart:style-name="ch7" chart:values-cell-range-address="crowd_run_2160p50.B54:crowd_run_2160p50.U54" chart:label-cell-address="crowd_run_2160p50.A54:crowd_run_2160p50.A54" chart:class="chart:scatter">
            <chart:data-point chart:repeated="20"/>
          </chart:series>
          <chart:series chart:style-name="ch8" chart:values-cell-range-address="crowd_run_2160p50.B55:crowd_run_2160p50.U55" chart:label-cell-address="crowd_run_2160p50.A55:crowd_run_2160p50.A55" chart:class="chart:scatter">
            <chart:data-point chart:repeated="20"/>
          </chart:series>
          <chart:series chart:style-name="ch9" chart:values-cell-range-address="crowd_run_2160p50.B56:crowd_run_2160p50.U56" chart:label-cell-address="crowd_run_2160p50.A56:crowd_run_2160p50.A56" chart:class="chart:scatter">
            <chart:data-point chart:repeated="20"/>
          </chart:series>
          <chart:series chart:style-name="ch10" chart:values-cell-range-address="crowd_run_2160p50.B57:crowd_run_2160p50.U57" chart:label-cell-address="crowd_run_2160p50.A57:crowd_run_2160p50.A57" chart:class="chart:scatter">
            <chart:data-point chart:repeated="20"/>
          </chart:series>
          <chart:series chart:style-name="ch11" chart:values-cell-range-address="crowd_run_2160p50.B58:crowd_run_2160p50.U58" chart:label-cell-address="crowd_run_2160p50.A58:crowd_run_2160p50.A58" chart:class="chart:scatter">
            <chart:data-point chart:repeated="20"/>
          </chart:series>
          <chart:series chart:style-name="ch12" chart:values-cell-range-address="crowd_run_2160p50.B59:crowd_run_2160p50.U59" chart:label-cell-address="crowd_run_2160p50.A59:crowd_run_2160p50.A59" chart:class="chart:scatter">
            <chart:data-point chart:repeated="20"/>
          </chart:series>
          <chart:series chart:style-name="ch13" chart:values-cell-range-address="crowd_run_2160p50.B60:crowd_run_2160p50.U60" chart:label-cell-address="crowd_run_2160p50.A60:crowd_run_2160p50.A60" chart:class="chart:scatter">
            <chart:data-point chart:repeated="20"/>
          </chart:series>
          <chart:series chart:style-name="ch14" chart:values-cell-range-address="crowd_run_2160p50.B61:crowd_run_2160p50.U61" chart:label-cell-address="crowd_run_2160p50.A61:crowd_run_2160p50.A61" chart:class="chart:scatter">
            <chart:data-point chart:repeated="20"/>
          </chart:series>
          <chart:series chart:style-name="ch15" chart:values-cell-range-address="crowd_run_2160p50.B62:crowd_run_2160p50.U62" chart:label-cell-address="crowd_run_2160p50.A62:crowd_run_2160p50.A6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52:crowd_run_2160p50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53:crowd_run_2160p50.A53</svg:desc>
                </draw:g>
              </table:table-cell>
              <table:table-cell office:value-type="float" office:value="0">
                <text:p>0</text:p>
                <draw:g>
                  <svg:desc>crowd_run_2160p50.B53:crowd_run_2160p50.U53</svg:desc>
                </draw:g>
              </table:table-cell>
              <table:table-cell office:value-type="float" office:value="0.000271189161252996">
                <text:p>0.000271189161252996</text:p>
              </table:table-cell>
              <table:table-cell office:value-type="float" office:value="0.00136288257159991">
                <text:p>0.00136288257159991</text:p>
              </table:table-cell>
              <table:table-cell office:value-type="float" office:value="0.00313044548898047">
                <text:p>0.00313044548898047</text:p>
              </table:table-cell>
              <table:table-cell office:value-type="float" office:value="0.0104247473243623">
                <text:p>0.0104247473243623</text:p>
              </table:table-cell>
              <table:table-cell office:value-type="float" office:value="0.0214372407555643">
                <text:p>0.0214372407555643</text:p>
              </table:table-cell>
              <table:table-cell office:value-type="float" office:value="0.0434928675159351">
                <text:p>0.0434928675159351</text:p>
              </table:table-cell>
              <table:table-cell office:value-type="float" office:value="0.0829168844949404">
                <text:p>0.0829168844949404</text:p>
              </table:table-cell>
              <table:table-cell office:value-type="float" office:value="0.120704240152041">
                <text:p>0.120704240152041</text:p>
              </table:table-cell>
              <table:table-cell office:value-type="float" office:value="0.18559521770942">
                <text:p>0.18559521770942</text:p>
              </table:table-cell>
              <table:table-cell office:value-type="float" office:value="0.189120870439157">
                <text:p>0.189120870439157</text:p>
              </table:table-cell>
              <table:table-cell office:value-type="float" office:value="0.211906090697314">
                <text:p>0.211906090697314</text:p>
              </table:table-cell>
              <table:table-cell office:value-type="float" office:value="0.336648287927164">
                <text:p>0.336648287927164</text:p>
              </table:table-cell>
              <table:table-cell office:value-type="float" office:value="0.390184263812932">
                <text:p>0.390184263812932</text:p>
              </table:table-cell>
              <table:table-cell office:value-type="float" office:value="0.442658978212559">
                <text:p>0.442658978212559</text:p>
              </table:table-cell>
              <table:table-cell office:value-type="float" office:value="0.493699092250499">
                <text:p>0.493699092250499</text:p>
              </table:table-cell>
              <table:table-cell office:value-type="float" office:value="0.517707323220513">
                <text:p>0.517707323220513</text:p>
              </table:table-cell>
              <table:table-cell office:value-type="float" office:value="0.54392926236356">
                <text:p>0.54392926236356</text:p>
              </table:table-cell>
              <table:table-cell office:value-type="float" office:value="0.577148636895456">
                <text:p>0.577148636895456</text:p>
              </table:table-cell>
              <table:table-cell office:value-type="float" office:value="0.599199257531473">
                <text:p>0.599199257531473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54:crowd_run_2160p50.A54</svg:desc>
                </draw:g>
              </table:table-cell>
              <table:table-cell office:value-type="float" office:value="0">
                <text:p>0</text:p>
                <draw:g>
                  <svg:desc>crowd_run_2160p50.B54:crowd_run_2160p50.U54</svg:desc>
                </draw:g>
              </table:table-cell>
              <table:table-cell office:value-type="float" office:value="0.000182541042857462">
                <text:p>0.000182541042857462</text:p>
              </table:table-cell>
              <table:table-cell office:value-type="float" office:value="0.00195833310423994">
                <text:p>0.00195833310423994</text:p>
              </table:table-cell>
              <table:table-cell office:value-type="float" office:value="0.00449536362287069">
                <text:p>0.00449536362287069</text:p>
              </table:table-cell>
              <table:table-cell office:value-type="float" office:value="0.010922438279405">
                <text:p>0.010922438279405</text:p>
              </table:table-cell>
              <table:table-cell office:value-type="float" office:value="0.0198950267923623">
                <text:p>0.0198950267923623</text:p>
              </table:table-cell>
              <table:table-cell office:value-type="float" office:value="0.0343152736262725">
                <text:p>0.0343152736262725</text:p>
              </table:table-cell>
              <table:table-cell office:value-type="float" office:value="0.0336756815987341">
                <text:p>0.0336756815987341</text:p>
              </table:table-cell>
              <table:table-cell office:value-type="float" office:value="0.0354984611676313">
                <text:p>0.0354984611676313</text:p>
              </table:table-cell>
              <table:table-cell office:value-type="float" office:value="0.0374025607208301">
                <text:p>0.0374025607208301</text:p>
              </table:table-cell>
              <table:table-cell office:value-type="float" office:value="0.0632921701025564">
                <text:p>0.0632921701025564</text:p>
              </table:table-cell>
              <table:table-cell office:value-type="float" office:value="0.0985301814305599">
                <text:p>0.0985301814305599</text:p>
              </table:table-cell>
              <table:table-cell office:value-type="float" office:value="0.129825507990685">
                <text:p>0.129825507990685</text:p>
              </table:table-cell>
              <table:table-cell office:value-type="float" office:value="0.156722365045693">
                <text:p>0.156722365045693</text:p>
              </table:table-cell>
              <table:table-cell office:value-type="float" office:value="0.178987068729718">
                <text:p>0.178987068729718</text:p>
              </table:table-cell>
              <table:table-cell office:value-type="float" office:value="0.197670718232044">
                <text:p>0.197670718232044</text:p>
              </table:table-cell>
              <table:table-cell office:value-type="float" office:value="0.215084696827993">
                <text:p>0.215084696827993</text:p>
              </table:table-cell>
              <table:table-cell office:value-type="float" office:value="0.230736168373966">
                <text:p>0.230736168373966</text:p>
              </table:table-cell>
              <table:table-cell office:value-type="float" office:value="0.243946640695945">
                <text:p>0.243946640695945</text:p>
              </table:table-cell>
              <table:table-cell office:value-type="float" office:value="0.220422966014464">
                <text:p>0.220422966014464</text:p>
              </table:table-cell>
            </table:table-row>
            <table:table-row>
              <table:table-cell office:value-type="string">
                <text:p>veryfast</text:p>
                <draw:g>
                  <svg:desc>crowd_run_2160p50.A55:crowd_run_2160p50.A55</svg:desc>
                </draw:g>
              </table:table-cell>
              <table:table-cell office:value-type="float" office:value="0.000513332103055365">
                <text:p>0.000513332103055365</text:p>
                <draw:g>
                  <svg:desc>crowd_run_2160p50.B55:crowd_run_2160p50.U55</svg:desc>
                </draw:g>
              </table:table-cell>
              <table:table-cell office:value-type="float" office:value="0.000855187413104948">
                <text:p>0.000855187413104948</text:p>
              </table:table-cell>
              <table:table-cell office:value-type="float" office:value="0.00186516112508605">
                <text:p>0.00186516112508605</text:p>
              </table:table-cell>
              <table:table-cell office:value-type="float" office:value="0.00375962709467165">
                <text:p>0.00375962709467165</text:p>
              </table:table-cell>
              <table:table-cell office:value-type="float" office:value="0.00733939503300252">
                <text:p>0.00733939503300252</text:p>
              </table:table-cell>
              <table:table-cell office:value-type="float" office:value="0.012338325038373">
                <text:p>0.012338325038373</text:p>
              </table:table-cell>
              <table:table-cell office:value-type="float" office:value="0.0239223305491562">
                <text:p>0.0239223305491562</text:p>
              </table:table-cell>
              <table:table-cell office:value-type="float" office:value="0.0260890991912216">
                <text:p>0.0260890991912216</text:p>
              </table:table-cell>
              <table:table-cell office:value-type="float" office:value="0.0272745883226645">
                <text:p>0.0272745883226645</text:p>
              </table:table-cell>
              <table:table-cell office:value-type="float" office:value="0.0306018509222301">
                <text:p>0.0306018509222301</text:p>
              </table:table-cell>
              <table:table-cell office:value-type="float" office:value="0.0418337438922982">
                <text:p>0.0418337438922982</text:p>
              </table:table-cell>
              <table:table-cell office:value-type="float" office:value="0.0600809699425775">
                <text:p>0.0600809699425775</text:p>
              </table:table-cell>
              <table:table-cell office:value-type="float" office:value="0.0751721844668221">
                <text:p>0.0751721844668221</text:p>
              </table:table-cell>
              <table:table-cell office:value-type="float" office:value="0.0918684980818568">
                <text:p>0.0918684980818568</text:p>
              </table:table-cell>
              <table:table-cell office:value-type="float" office:value="0.104045376077481">
                <text:p>0.104045376077481</text:p>
              </table:table-cell>
              <table:table-cell office:value-type="float" office:value="0.112507292001806">
                <text:p>0.112507292001806</text:p>
              </table:table-cell>
              <table:table-cell office:value-type="float" office:value="0.123029930391322">
                <text:p>0.123029930391322</text:p>
              </table:table-cell>
              <table:table-cell office:value-type="float" office:value="0.131534136181536">
                <text:p>0.131534136181536</text:p>
              </table:table-cell>
              <table:table-cell office:value-type="float" office:value="0.136726620644778">
                <text:p>0.136726620644778</text:p>
              </table:table-cell>
              <table:table-cell office:value-type="float" office:value="0.144849464670626">
                <text:p>0.144849464670626</text:p>
              </table:table-cell>
            </table:table-row>
            <table:table-row>
              <table:table-cell office:value-type="string">
                <text:p>faster</text:p>
                <draw:g>
                  <svg:desc>crowd_run_2160p50.A56:crowd_run_2160p50.A56</svg:desc>
                </draw:g>
              </table:table-cell>
              <table:table-cell office:value-type="float" office:value="0">
                <text:p>0</text:p>
                <draw:g>
                  <svg:desc>crowd_run_2160p50.B56:crowd_run_2160p50.U56</svg:desc>
                </draw:g>
              </table:table-cell>
              <table:table-cell office:value-type="float" office:value="0.000569745279200714">
                <text:p>0.000569745279200714</text:p>
              </table:table-cell>
              <table:table-cell office:value-type="float" office:value="0.00146018762897125">
                <text:p>0.00146018762897125</text:p>
              </table:table-cell>
              <table:table-cell office:value-type="float" office:value="0.00216799654151355">
                <text:p>0.00216799654151355</text:p>
              </table:table-cell>
              <table:table-cell office:value-type="float" office:value="0.00281251599388759">
                <text:p>0.00281251599388759</text:p>
              </table:table-cell>
              <table:table-cell office:value-type="float" office:value="0.0035761410644986">
                <text:p>0.0035761410644986</text:p>
              </table:table-cell>
              <table:table-cell office:value-type="float" office:value="0.00548917999810668">
                <text:p>0.00548917999810668</text:p>
              </table:table-cell>
              <table:table-cell office:value-type="float" office:value="0.00921623066611204">
                <text:p>0.00921623066611204</text:p>
              </table:table-cell>
              <table:table-cell office:value-type="float" office:value="0.0149957560304377">
                <text:p>0.0149957560304377</text:p>
              </table:table-cell>
              <table:table-cell office:value-type="float" office:value="0.0209552374161913">
                <text:p>0.0209552374161913</text:p>
              </table:table-cell>
              <table:table-cell office:value-type="float" office:value="0.0328278530857979">
                <text:p>0.0328278530857979</text:p>
              </table:table-cell>
              <table:table-cell office:value-type="float" office:value="0.0423172405187077">
                <text:p>0.0423172405187077</text:p>
              </table:table-cell>
              <table:table-cell office:value-type="float" office:value="0.052295230062353">
                <text:p>0.052295230062353</text:p>
              </table:table-cell>
              <table:table-cell office:value-type="float" office:value="0.0619650339927702">
                <text:p>0.0619650339927702</text:p>
              </table:table-cell>
              <table:table-cell office:value-type="float" office:value="0.0676564001669214">
                <text:p>0.0676564001669214</text:p>
              </table:table-cell>
              <table:table-cell office:value-type="float" office:value="0.077546237290928">
                <text:p>0.077546237290928</text:p>
              </table:table-cell>
              <table:table-cell office:value-type="float" office:value="0.0818461045392871">
                <text:p>0.0818461045392871</text:p>
              </table:table-cell>
              <table:table-cell office:value-type="float" office:value="0.0873716046560537">
                <text:p>0.0873716046560537</text:p>
              </table:table-cell>
              <table:table-cell office:value-type="float" office:value="0.0905152142004071">
                <text:p>0.0905152142004071</text:p>
              </table:table-cell>
              <table:table-cell office:value-type="float" office:value="0.0946381008632392">
                <text:p>0.0946381008632392</text:p>
              </table:table-cell>
            </table:table-row>
            <table:table-row>
              <table:table-cell office:value-type="string">
                <text:p>fast</text:p>
                <draw:g>
                  <svg:desc>crowd_run_2160p50.A57:crowd_run_2160p50.A57</svg:desc>
                </draw:g>
              </table:table-cell>
              <table:table-cell office:value-type="float" office:value="0">
                <text:p>0</text:p>
                <draw:g>
                  <svg:desc>crowd_run_2160p50.B57:crowd_run_2160p50.U57</svg:desc>
                </draw:g>
              </table:table-cell>
              <table:table-cell office:value-type="float" office:value="0.000611602731131075">
                <text:p>0.000611602731131075</text:p>
              </table:table-cell>
              <table:table-cell office:value-type="float" office:value="0.00141802729537876">
                <text:p>0.00141802729537876</text:p>
              </table:table-cell>
              <table:table-cell office:value-type="float" office:value="0.00191990460499805">
                <text:p>0.00191990460499805</text:p>
              </table:table-cell>
              <table:table-cell office:value-type="float" office:value="0.00249070453637655">
                <text:p>0.00249070453637655</text:p>
              </table:table-cell>
              <table:table-cell office:value-type="float" office:value="0.00301929423008335">
                <text:p>0.00301929423008335</text:p>
              </table:table-cell>
              <table:table-cell office:value-type="float" office:value="0.00428600424041197">
                <text:p>0.00428600424041197</text:p>
              </table:table-cell>
              <table:table-cell office:value-type="float" office:value="0.00826575999853571">
                <text:p>0.00826575999853571</text:p>
              </table:table-cell>
              <table:table-cell office:value-type="float" office:value="0.0165338461054541">
                <text:p>0.0165338461054541</text:p>
              </table:table-cell>
              <table:table-cell office:value-type="float" office:value="0.0235751896180813">
                <text:p>0.0235751896180813</text:p>
              </table:table-cell>
              <table:table-cell office:value-type="float" office:value="0.035793200265353">
                <text:p>0.035793200265353</text:p>
              </table:table-cell>
              <table:table-cell office:value-type="float" office:value="0.0430322254611149">
                <text:p>0.0430322254611149</text:p>
              </table:table-cell>
              <table:table-cell office:value-type="float" office:value="0.0513118028479132">
                <text:p>0.0513118028479132</text:p>
              </table:table-cell>
              <table:table-cell office:value-type="float" office:value="0.0576919755460136">
                <text:p>0.0576919755460136</text:p>
              </table:table-cell>
              <table:table-cell office:value-type="float" office:value="0.0618479223453932">
                <text:p>0.0618479223453932</text:p>
              </table:table-cell>
              <table:table-cell office:value-type="float" office:value="0.0659040437817231">
                <text:p>0.0659040437817231</text:p>
              </table:table-cell>
              <table:table-cell office:value-type="float" office:value="0.0691087638588033">
                <text:p>0.0691087638588033</text:p>
              </table:table-cell>
              <table:table-cell office:value-type="float" office:value="0.0704833090175473">
                <text:p>0.0704833090175473</text:p>
              </table:table-cell>
              <table:table-cell office:value-type="float" office:value="0.0756392876915707">
                <text:p>0.0756392876915707</text:p>
              </table:table-cell>
              <table:table-cell office:value-type="float" office:value="0.0727804103249215">
                <text:p>0.0727804103249215</text:p>
              </table:table-cell>
            </table:table-row>
            <table:table-row>
              <table:table-cell office:value-type="string">
                <text:p>medium</text:p>
                <draw:g>
                  <svg:desc>crowd_run_2160p50.A58:crowd_run_2160p50.A58</svg:desc>
                </draw:g>
              </table:table-cell>
              <table:table-cell office:value-type="float" office:value="0">
                <text:p>0</text:p>
                <draw:g>
                  <svg:desc>crowd_run_2160p50.B58:crowd_run_2160p50.U58</svg:desc>
                </draw:g>
              </table:table-cell>
              <table:table-cell office:value-type="float" office:value="0.000478784093747871">
                <text:p>0.000478784093747871</text:p>
              </table:table-cell>
              <table:table-cell office:value-type="float" office:value="0.00111663988897105">
                <text:p>0.00111663988897105</text:p>
              </table:table-cell>
              <table:table-cell office:value-type="float" office:value="0.00194791563723603">
                <text:p>0.00194791563723603</text:p>
              </table:table-cell>
              <table:table-cell office:value-type="float" office:value="0.00418055410493441">
                <text:p>0.00418055410493441</text:p>
              </table:table-cell>
              <table:table-cell office:value-type="float" office:value="0.00692813761774154">
                <text:p>0.00692813761774154</text:p>
              </table:table-cell>
              <table:table-cell office:value-type="float" office:value="0.0108240230291586">
                <text:p>0.0108240230291586</text:p>
              </table:table-cell>
              <table:table-cell office:value-type="float" office:value="0.0155120423744873">
                <text:p>0.0155120423744873</text:p>
              </table:table-cell>
              <table:table-cell office:value-type="float" office:value="0.0203826473128354">
                <text:p>0.0203826473128354</text:p>
              </table:table-cell>
              <table:table-cell office:value-type="float" office:value="0.0246181064867879">
                <text:p>0.0246181064867879</text:p>
              </table:table-cell>
              <table:table-cell office:value-type="float" office:value="0.0328655917213428">
                <text:p>0.0328655917213428</text:p>
              </table:table-cell>
              <table:table-cell office:value-type="float" office:value="0.0401019919476752">
                <text:p>0.0401019919476752</text:p>
              </table:table-cell>
              <table:table-cell office:value-type="float" office:value="0.045923279849917">
                <text:p>0.045923279849917</text:p>
              </table:table-cell>
              <table:table-cell office:value-type="float" office:value="0.0510286505759434">
                <text:p>0.0510286505759434</text:p>
              </table:table-cell>
              <table:table-cell office:value-type="float" office:value="0.0564773239777375">
                <text:p>0.0564773239777375</text:p>
              </table:table-cell>
              <table:table-cell office:value-type="float" office:value="0.0568924380683669">
                <text:p>0.0568924380683669</text:p>
              </table:table-cell>
              <table:table-cell office:value-type="float" office:value="0.0593029371986839">
                <text:p>0.0593029371986839</text:p>
              </table:table-cell>
              <table:table-cell office:value-type="float" office:value="0.0612861565855167">
                <text:p>0.0612861565855167</text:p>
              </table:table-cell>
              <table:table-cell office:value-type="float" office:value="0.0632373004864853">
                <text:p>0.0632373004864853</text:p>
              </table:table-cell>
              <table:table-cell office:value-type="float" office:value="0.0645413373780272">
                <text:p>0.0645413373780272</text:p>
              </table:table-cell>
            </table:table-row>
            <table:table-row>
              <table:table-cell office:value-type="string">
                <text:p>slow</text:p>
                <draw:g>
                  <svg:desc>crowd_run_2160p50.A59:crowd_run_2160p50.A59</svg:desc>
                </draw:g>
              </table:table-cell>
              <table:table-cell office:value-type="float" office:value="0">
                <text:p>0</text:p>
                <draw:g>
                  <svg:desc>crowd_run_2160p50.B59:crowd_run_2160p50.U59</svg:desc>
                </draw:g>
              </table:table-cell>
              <table:table-cell office:value-type="float" office:value="0.00050375024682371">
                <text:p>0.00050375024682371</text:p>
              </table:table-cell>
              <table:table-cell office:value-type="float" office:value="0.000965249548324212">
                <text:p>0.000965249548324212</text:p>
              </table:table-cell>
              <table:table-cell office:value-type="float" office:value="0.00125964824703562">
                <text:p>0.00125964824703562</text:p>
              </table:table-cell>
              <table:table-cell office:value-type="float" office:value="0.00214483020535681">
                <text:p>0.00214483020535681</text:p>
              </table:table-cell>
              <table:table-cell office:value-type="float" office:value="0.00375330151192005">
                <text:p>0.00375330151192005</text:p>
              </table:table-cell>
              <table:table-cell office:value-type="float" office:value="0.00653691474867598">
                <text:p>0.00653691474867598</text:p>
              </table:table-cell>
              <table:table-cell office:value-type="float" office:value="0.0102011219149244">
                <text:p>0.0102011219149244</text:p>
              </table:table-cell>
              <table:table-cell office:value-type="float" office:value="0.0144248400350658">
                <text:p>0.0144248400350658</text:p>
              </table:table-cell>
              <table:table-cell office:value-type="float" office:value="0.0183829878428336">
                <text:p>0.0183829878428336</text:p>
              </table:table-cell>
              <table:table-cell office:value-type="float" office:value="0.0257025666623366">
                <text:p>0.0257025666623366</text:p>
              </table:table-cell>
              <table:table-cell office:value-type="float" office:value="0.03092757958672">
                <text:p>0.03092757958672</text:p>
              </table:table-cell>
              <table:table-cell office:value-type="float" office:value="0.035481605953745">
                <text:p>0.035481605953745</text:p>
              </table:table-cell>
              <table:table-cell office:value-type="float" office:value="0.0388199683859599">
                <text:p>0.0388199683859599</text:p>
              </table:table-cell>
              <table:table-cell office:value-type="float" office:value="0.0409152657043282">
                <text:p>0.0409152657043282</text:p>
              </table:table-cell>
              <table:table-cell office:value-type="float" office:value="0.0428104139677071">
                <text:p>0.0428104139677071</text:p>
              </table:table-cell>
              <table:table-cell office:value-type="float" office:value="0.0440787256149887">
                <text:p>0.0440787256149887</text:p>
              </table:table-cell>
              <table:table-cell office:value-type="float" office:value="0.0450965462991062">
                <text:p>0.0450965462991062</text:p>
              </table:table-cell>
              <table:table-cell office:value-type="float" office:value="0.0483316162455898">
                <text:p>0.0483316162455898</text:p>
              </table:table-cell>
              <table:table-cell office:value-type="float" office:value="0.0464304443948788">
                <text:p>0.0464304443948788</text:p>
              </table:table-cell>
            </table:table-row>
            <table:table-row>
              <table:table-cell office:value-type="string">
                <text:p>slower</text:p>
                <draw:g>
                  <svg:desc>crowd_run_2160p50.A60:crowd_run_2160p50.A60</svg:desc>
                </draw:g>
              </table:table-cell>
              <table:table-cell office:value-type="float" office:value="0">
                <text:p>0</text:p>
                <draw:g>
                  <svg:desc>crowd_run_2160p50.B60:crowd_run_2160p50.U60</svg:desc>
                </draw:g>
              </table:table-cell>
              <table:table-cell office:value-type="float" office:value="0.00027567689698056">
                <text:p>0.00027567689698056</text:p>
              </table:table-cell>
              <table:table-cell office:value-type="float" office:value="0.000399091018573767">
                <text:p>0.000399091018573767</text:p>
              </table:table-cell>
              <table:table-cell office:value-type="float" office:value="0.000460373811071086">
                <text:p>0.000460373811071086</text:p>
              </table:table-cell>
              <table:table-cell office:value-type="float" office:value="0.000791453126017937">
                <text:p>0.000791453126017937</text:p>
              </table:table-cell>
              <table:table-cell office:value-type="float" office:value="0.00141782253196393">
                <text:p>0.00141782253196393</text:p>
              </table:table-cell>
              <table:table-cell office:value-type="float" office:value="0.0025908676679219">
                <text:p>0.0025908676679219</text:p>
              </table:table-cell>
              <table:table-cell office:value-type="float" office:value="0.004363922306029">
                <text:p>0.004363922306029</text:p>
              </table:table-cell>
              <table:table-cell office:value-type="float" office:value="0.00629995845612994">
                <text:p>0.00629995845612994</text:p>
              </table:table-cell>
              <table:table-cell office:value-type="float" office:value="0.00788986300676045">
                <text:p>0.00788986300676045</text:p>
              </table:table-cell>
              <table:table-cell office:value-type="float" office:value="0.0106225935198094">
                <text:p>0.0106225935198094</text:p>
              </table:table-cell>
              <table:table-cell office:value-type="float" office:value="0.0130166790161595">
                <text:p>0.0130166790161595</text:p>
              </table:table-cell>
              <table:table-cell office:value-type="float" office:value="0.0149562369439694">
                <text:p>0.0149562369439694</text:p>
              </table:table-cell>
              <table:table-cell office:value-type="float" office:value="0.0163776623263243">
                <text:p>0.0163776623263243</text:p>
              </table:table-cell>
              <table:table-cell office:value-type="float" office:value="0.0174318000620298">
                <text:p>0.0174318000620298</text:p>
              </table:table-cell>
              <table:table-cell office:value-type="float" office:value="0.0182811504961149">
                <text:p>0.0182811504961149</text:p>
              </table:table-cell>
              <table:table-cell office:value-type="float" office:value="0.0189891874334789">
                <text:p>0.0189891874334789</text:p>
              </table:table-cell>
              <table:table-cell office:value-type="float" office:value="0.0194312416515453">
                <text:p>0.0194312416515453</text:p>
              </table:table-cell>
              <table:table-cell office:value-type="float" office:value="0.0199554691656935">
                <text:p>0.0199554691656935</text:p>
              </table:table-cell>
              <table:table-cell office:value-type="float" office:value="0.020253980123668">
                <text:p>0.020253980123668</text:p>
              </table:table-cell>
            </table:table-row>
            <table:table-row>
              <table:table-cell office:value-type="string">
                <text:p>veryslow</text:p>
                <draw:g>
                  <svg:desc>crowd_run_2160p50.A61:crowd_run_2160p50.A61</svg:desc>
                </draw:g>
              </table:table-cell>
              <table:table-cell office:value-type="float" office:value="0.00000999958955329666">
                <text:p>0.00000999958955329666</text:p>
                <draw:g>
                  <svg:desc>crowd_run_2160p50.B61:crowd_run_2160p50.U61</svg:desc>
                </draw:g>
              </table:table-cell>
              <table:table-cell office:value-type="float" office:value="0.00012829459356656">
                <text:p>0.00012829459356656</text:p>
              </table:table-cell>
              <table:table-cell office:value-type="float" office:value="0.00018498299071103">
                <text:p>0.00018498299071103</text:p>
              </table:table-cell>
              <table:table-cell office:value-type="float" office:value="0.000205156159613775">
                <text:p>0.000205156159613775</text:p>
              </table:table-cell>
              <table:table-cell office:value-type="float" office:value="0.000345514090619948">
                <text:p>0.000345514090619948</text:p>
              </table:table-cell>
              <table:table-cell office:value-type="float" office:value="0.000621455217760961">
                <text:p>0.000621455217760961</text:p>
              </table:table-cell>
              <table:table-cell office:value-type="float" office:value="0.00105091750335075">
                <text:p>0.00105091750335075</text:p>
              </table:table-cell>
              <table:table-cell office:value-type="float" office:value="0.0020622245840506">
                <text:p>0.0020622245840506</text:p>
              </table:table-cell>
              <table:table-cell office:value-type="float" office:value="0.00251542391035554">
                <text:p>0.00251542391035554</text:p>
              </table:table-cell>
              <table:table-cell office:value-type="float" office:value="0.00320089008924624">
                <text:p>0.00320089008924624</text:p>
              </table:table-cell>
              <table:table-cell office:value-type="float" office:value="0.00532321249892241">
                <text:p>0.00532321249892241</text:p>
              </table:table-cell>
              <table:table-cell office:value-type="float" office:value="0.00546352508224108">
                <text:p>0.00546352508224108</text:p>
              </table:table-cell>
              <table:table-cell office:value-type="float" office:value="0.00626318401944126">
                <text:p>0.00626318401944126</text:p>
              </table:table-cell>
              <table:table-cell office:value-type="float" office:value="0.00686997772383661">
                <text:p>0.00686997772383661</text:p>
              </table:table-cell>
              <table:table-cell office:value-type="float" office:value="0.00731609302023501">
                <text:p>0.00731609302023501</text:p>
              </table:table-cell>
              <table:table-cell office:value-type="float" office:value="0.00820745633997384">
                <text:p>0.00820745633997384</text:p>
              </table:table-cell>
              <table:table-cell office:value-type="float" office:value="0.00811084027077679">
                <text:p>0.00811084027077679</text:p>
              </table:table-cell>
              <table:table-cell office:value-type="float" office:value="0.00835447146523674">
                <text:p>0.00835447146523674</text:p>
              </table:table-cell>
              <table:table-cell office:value-type="float" office:value="0.00860526414274412">
                <text:p>0.00860526414274412</text:p>
              </table:table-cell>
              <table:table-cell office:value-type="float" office:value="0.00879298190352756">
                <text:p>0.00879298190352756</text:p>
              </table:table-cell>
            </table:table-row>
            <table:table-row>
              <table:table-cell office:value-type="string">
                <text:p>placebo</text:p>
                <draw:g>
                  <svg:desc>crowd_run_2160p50.A62:crowd_run_2160p50.A62</svg:desc>
                </draw:g>
              </table:table-cell>
              <table:table-cell office:value-type="float" office:value="0">
                <text:p>0</text:p>
                <draw:g>
                  <svg:desc>crowd_run_2160p50.B62:crowd_run_2160p50.U62</svg:desc>
                </draw:g>
              </table:table-cell>
              <table:table-cell office:value-type="float" office:value="0.0000151065797958808">
                <text:p>0.0000151065797958808</text:p>
              </table:table-cell>
              <table:table-cell office:value-type="float" office:value="0.000036221170010908">
                <text:p>0.000036221170010908</text:p>
              </table:table-cell>
              <table:table-cell office:value-type="float" office:value="0.0000572406962085701">
                <text:p>0.0000572406962085701</text:p>
              </table:table-cell>
              <table:table-cell office:value-type="float" office:value="0.0000725351607167406">
                <text:p>0.0000725351607167406</text:p>
              </table:table-cell>
              <table:table-cell office:value-type="float" office:value="0.000128159586157498">
                <text:p>0.000128159586157498</text:p>
              </table:table-cell>
              <table:table-cell office:value-type="float" office:value="0.000273827640768024">
                <text:p>0.000273827640768024</text:p>
              </table:table-cell>
              <table:table-cell office:value-type="float" office:value="0.00043712757832979">
                <text:p>0.00043712757832979</text:p>
              </table:table-cell>
              <table:table-cell office:value-type="float" office:value="0.000689976458717696">
                <text:p>0.000689976458717696</text:p>
              </table:table-cell>
              <table:table-cell office:value-type="float" office:value="0.000944752811349534">
                <text:p>0.000944752811349534</text:p>
              </table:table-cell>
              <table:table-cell office:value-type="float" office:value="0.00150469963132431">
                <text:p>0.00150469963132431</text:p>
              </table:table-cell>
              <table:table-cell office:value-type="float" office:value="0.00170379730848097">
                <text:p>0.00170379730848097</text:p>
              </table:table-cell>
              <table:table-cell office:value-type="float" office:value="0.00195850704169486">
                <text:p>0.00195850704169486</text:p>
              </table:table-cell>
              <table:table-cell office:value-type="float" office:value="0.00211184093262379">
                <text:p>0.00211184093262379</text:p>
              </table:table-cell>
              <table:table-cell office:value-type="float" office:value="0.00223537376821842">
                <text:p>0.00223537376821842</text:p>
              </table:table-cell>
              <table:table-cell office:value-type="float" office:value="0.00246841711929217">
                <text:p>0.00246841711929217</text:p>
              </table:table-cell>
              <table:table-cell office:value-type="float" office:value="0.00240397523006478">
                <text:p>0.00240397523006478</text:p>
              </table:table-cell>
              <table:table-cell office:value-type="float" office:value="0.00245448147264089">
                <text:p>0.00245448147264089</text:p>
              </table:table-cell>
              <table:table-cell office:value-type="float" office:value="0.0026363166338823">
                <text:p>0.0026363166338823</text:p>
              </table:table-cell>
              <table:table-cell office:value-type="float" office:value="0.00256320049468199">
                <text:p>0.00256320049468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1.93cm" style:legend-expansion="high" chart:style-name="ch2"/>
        <chart:plot-area chart:style-name="ch3" table:cell-range-address="crowd_run_2160p50.A3:crowd_run_2160p50.U13" chart:data-source-has-labels="column" svg:x="0.32cm" svg:y="0.18cm" svg:width="12.598cm" svg:height="8.64cm">
          <chartooo:coordinate-region svg:x="0.952cm" svg:y="0.382cm" svg:width="11.48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:crowd_run_2160p50.U4" chart:label-cell-address="crowd_run_2160p50.A4:crowd_run_2160p50.A4" chart:class="chart:scatter">
            <chart:domain table:cell-range-address="crowd_run_2160p50.B3:crowd_run_2160p50.U3"/>
            <chart:data-point chart:repeated="20"/>
          </chart:series>
          <chart:series chart:style-name="ch7" chart:values-cell-range-address="crowd_run_2160p50.B5:crowd_run_2160p50.U5" chart:label-cell-address="crowd_run_2160p50.A5:crowd_run_2160p50.A5" chart:class="chart:scatter">
            <chart:data-point chart:repeated="20"/>
          </chart:series>
          <chart:series chart:style-name="ch8" chart:values-cell-range-address="crowd_run_2160p50.B6:crowd_run_2160p50.U6" chart:label-cell-address="crowd_run_2160p50.A6:crowd_run_2160p50.A6" chart:class="chart:scatter">
            <chart:data-point chart:repeated="20"/>
          </chart:series>
          <chart:series chart:style-name="ch9" chart:values-cell-range-address="crowd_run_2160p50.B7:crowd_run_2160p50.U7" chart:label-cell-address="crowd_run_2160p50.A7:crowd_run_2160p50.A7" chart:class="chart:scatter">
            <chart:data-point chart:repeated="20"/>
          </chart:series>
          <chart:series chart:style-name="ch10" chart:values-cell-range-address="crowd_run_2160p50.B8:crowd_run_2160p50.U8" chart:label-cell-address="crowd_run_2160p50.A8:crowd_run_2160p50.A8" chart:class="chart:scatter">
            <chart:data-point chart:repeated="20"/>
          </chart:series>
          <chart:series chart:style-name="ch11" chart:values-cell-range-address="crowd_run_2160p50.B9:crowd_run_2160p50.U9" chart:label-cell-address="crowd_run_2160p50.A9:crowd_run_2160p50.A9" chart:class="chart:scatter">
            <chart:data-point chart:repeated="20"/>
          </chart:series>
          <chart:series chart:style-name="ch12" chart:values-cell-range-address="crowd_run_2160p50.B10:crowd_run_2160p50.U10" chart:label-cell-address="crowd_run_2160p50.A10:crowd_run_2160p50.A10" chart:class="chart:scatter">
            <chart:data-point chart:repeated="20"/>
          </chart:series>
          <chart:series chart:style-name="ch13" chart:values-cell-range-address="crowd_run_2160p50.B11:crowd_run_2160p50.U11" chart:label-cell-address="crowd_run_2160p50.A11:crowd_run_2160p50.A11" chart:class="chart:scatter">
            <chart:data-point chart:repeated="20"/>
          </chart:series>
          <chart:series chart:style-name="ch14" chart:values-cell-range-address="crowd_run_2160p50.B12:crowd_run_2160p50.U12" chart:label-cell-address="crowd_run_2160p50.A12:crowd_run_2160p50.A12" chart:class="chart:scatter">
            <chart:data-point chart:repeated="20"/>
          </chart:series>
          <chart:series chart:style-name="ch15" chart:values-cell-range-address="crowd_run_2160p50.B13:crowd_run_2160p50.U13" chart:label-cell-address="crowd_run_2160p50.A13:crowd_run_2160p50.A13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:crowd_run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4:crowd_run_2160p50.A4</svg:desc>
                </draw:g>
              </table:table-cell>
              <table:table-cell office:value-type="float" office:value="11.758048">
                <text:p>11.758048</text:p>
                <draw:g>
                  <svg:desc>crowd_run_2160p50.B4:crowd_run_2160p50.U4</svg:desc>
                </draw:g>
              </table:table-cell>
              <table:table-cell office:value-type="float" office:value="13.142016">
                <text:p>13.142016</text:p>
              </table:table-cell>
              <table:table-cell office:value-type="float" office:value="13.751605">
                <text:p>13.751605</text:p>
              </table:table-cell>
              <table:table-cell office:value-type="float" office:value="14.332426">
                <text:p>14.332426</text:p>
              </table:table-cell>
              <table:table-cell office:value-type="float" office:value="14.888924">
                <text:p>14.888924</text:p>
              </table:table-cell>
              <table:table-cell office:value-type="float" office:value="15.369407">
                <text:p>15.369407</text:p>
              </table:table-cell>
              <table:table-cell office:value-type="float" office:value="15.84385">
                <text:p>15.84385</text:p>
              </table:table-cell>
              <table:table-cell office:value-type="float" office:value="16.426394">
                <text:p>16.426394</text:p>
              </table:table-cell>
              <table:table-cell office:value-type="float" office:value="16.799265">
                <text:p>16.799265</text:p>
              </table:table-cell>
              <table:table-cell office:value-type="float" office:value="17.511238">
                <text:p>17.511238</text:p>
              </table:table-cell>
              <table:table-cell office:value-type="float" office:value="17.76326">
                <text:p>17.76326</text:p>
              </table:table-cell>
              <table:table-cell office:value-type="float" office:value="18.378559">
                <text:p>18.378559</text:p>
              </table:table-cell>
              <table:table-cell office:value-type="float" office:value="19.713522">
                <text:p>19.713522</text:p>
              </table:table-cell>
              <table:table-cell office:value-type="float" office:value="20.370197">
                <text:p>20.370197</text:p>
              </table:table-cell>
              <table:table-cell office:value-type="float" office:value="20.988253">
                <text:p>20.988253</text:p>
              </table:table-cell>
              <table:table-cell office:value-type="float" office:value="21.648188">
                <text:p>21.648188</text:p>
              </table:table-cell>
              <table:table-cell office:value-type="float" office:value="22.028219">
                <text:p>22.028219</text:p>
              </table:table-cell>
              <table:table-cell office:value-type="float" office:value="22.365343">
                <text:p>22.365343</text:p>
              </table:table-cell>
              <table:table-cell office:value-type="float" office:value="22.834616">
                <text:p>22.834616</text:p>
              </table:table-cell>
              <table:table-cell office:value-type="float" office:value="23.110844">
                <text:p>23.110844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5:crowd_run_2160p50.A5</svg:desc>
                </draw:g>
              </table:table-cell>
              <table:table-cell office:value-type="float" office:value="12.927973">
                <text:p>12.927973</text:p>
                <draw:g>
                  <svg:desc>crowd_run_2160p50.B5:crowd_run_2160p50.U5</svg:desc>
                </draw:g>
              </table:table-cell>
              <table:table-cell office:value-type="float" office:value="14.641223">
                <text:p>14.641223</text:p>
              </table:table-cell>
              <table:table-cell office:value-type="float" office:value="15.94206">
                <text:p>15.94206</text:p>
              </table:table-cell>
              <table:table-cell office:value-type="float" office:value="16.77972">
                <text:p>16.77972</text:p>
              </table:table-cell>
              <table:table-cell office:value-type="float" office:value="17.31966">
                <text:p>17.31966</text:p>
              </table:table-cell>
              <table:table-cell office:value-type="float" office:value="17.822214">
                <text:p>17.822214</text:p>
              </table:table-cell>
              <table:table-cell office:value-type="float" office:value="18.286306">
                <text:p>18.286306</text:p>
              </table:table-cell>
              <table:table-cell office:value-type="float" office:value="18.682722">
                <text:p>18.682722</text:p>
              </table:table-cell>
              <table:table-cell office:value-type="float" office:value="18.96176">
                <text:p>18.96176</text:p>
              </table:table-cell>
              <table:table-cell office:value-type="float" office:value="19.26976">
                <text:p>19.26976</text:p>
              </table:table-cell>
              <table:table-cell office:value-type="float" office:value="20.24604">
                <text:p>20.24604</text:p>
              </table:table-cell>
              <table:table-cell office:value-type="float" office:value="21.169584">
                <text:p>21.169584</text:p>
              </table:table-cell>
              <table:table-cell office:value-type="float" office:value="21.992088">
                <text:p>21.992088</text:p>
              </table:table-cell>
              <table:table-cell office:value-type="float" office:value="22.694666">
                <text:p>22.694666</text:p>
              </table:table-cell>
              <table:table-cell office:value-type="float" office:value="23.317024">
                <text:p>23.317024</text:p>
              </table:table-cell>
              <table:table-cell office:value-type="float" office:value="23.875671">
                <text:p>23.875671</text:p>
              </table:table-cell>
              <table:table-cell office:value-type="float" office:value="24.39352">
                <text:p>24.39352</text:p>
              </table:table-cell>
              <table:table-cell office:value-type="float" office:value="24.872089">
                <text:p>24.872089</text:p>
              </table:table-cell>
              <table:table-cell office:value-type="float" office:value="25.312153">
                <text:p>25.312153</text:p>
              </table:table-cell>
              <table:table-cell office:value-type="float" office:value="25.723623">
                <text:p>25.723623</text:p>
              </table:table-cell>
            </table:table-row>
            <table:table-row>
              <table:table-cell office:value-type="string">
                <text:p>veryfast</text:p>
                <draw:g>
                  <svg:desc>crowd_run_2160p50.A6:crowd_run_2160p50.A6</svg:desc>
                </draw:g>
              </table:table-cell>
              <table:table-cell office:value-type="float" office:value="12.570005">
                <text:p>12.570005</text:p>
                <draw:g>
                  <svg:desc>crowd_run_2160p50.B6:crowd_run_2160p50.U6</svg:desc>
                </draw:g>
              </table:table-cell>
              <table:table-cell office:value-type="float" office:value="14.162913">
                <text:p>14.162913</text:p>
              </table:table-cell>
              <table:table-cell office:value-type="float" office:value="15.530104">
                <text:p>15.530104</text:p>
              </table:table-cell>
              <table:table-cell office:value-type="float" office:value="16.572334">
                <text:p>16.572334</text:p>
              </table:table-cell>
              <table:table-cell office:value-type="float" office:value="17.33836">
                <text:p>17.33836</text:p>
              </table:table-cell>
              <table:table-cell office:value-type="float" office:value="17.76965">
                <text:p>17.76965</text:p>
              </table:table-cell>
              <table:table-cell office:value-type="float" office:value="18.21489">
                <text:p>18.21489</text:p>
              </table:table-cell>
              <table:table-cell office:value-type="float" office:value="18.64897">
                <text:p>18.64897</text:p>
              </table:table-cell>
              <table:table-cell office:value-type="float" office:value="19.004673">
                <text:p>19.004673</text:p>
              </table:table-cell>
              <table:table-cell office:value-type="float" office:value="19.355797">
                <text:p>19.355797</text:p>
              </table:table-cell>
              <table:table-cell office:value-type="float" office:value="20.205051">
                <text:p>20.205051</text:p>
              </table:table-cell>
              <table:table-cell office:value-type="float" office:value="21.146355">
                <text:p>21.146355</text:p>
              </table:table-cell>
              <table:table-cell office:value-type="float" office:value="21.979916">
                <text:p>21.979916</text:p>
              </table:table-cell>
              <table:table-cell office:value-type="float" office:value="22.7117">
                <text:p>22.7117</text:p>
              </table:table-cell>
              <table:table-cell office:value-type="float" office:value="23.342052">
                <text:p>23.342052</text:p>
              </table:table-cell>
              <table:table-cell office:value-type="float" office:value="23.888851">
                <text:p>23.888851</text:p>
              </table:table-cell>
              <table:table-cell office:value-type="float" office:value="24.389816">
                <text:p>24.389816</text:p>
              </table:table-cell>
              <table:table-cell office:value-type="float" office:value="24.852737">
                <text:p>24.852737</text:p>
              </table:table-cell>
              <table:table-cell office:value-type="float" office:value="25.271141">
                <text:p>25.271141</text:p>
              </table:table-cell>
              <table:table-cell office:value-type="float" office:value="25.656614">
                <text:p>25.656614</text:p>
              </table:table-cell>
            </table:table-row>
            <table:table-row>
              <table:table-cell office:value-type="string">
                <text:p>faster</text:p>
                <draw:g>
                  <svg:desc>crowd_run_2160p50.A7:crowd_run_2160p50.A7</svg:desc>
                </draw:g>
              </table:table-cell>
              <table:table-cell office:value-type="float" office:value="15.879424">
                <text:p>15.879424</text:p>
                <draw:g>
                  <svg:desc>crowd_run_2160p50.B7:crowd_run_2160p50.U7</svg:desc>
                </draw:g>
              </table:table-cell>
              <table:table-cell office:value-type="float" office:value="16.020555">
                <text:p>16.020555</text:p>
              </table:table-cell>
              <table:table-cell office:value-type="float" office:value="16.1096">
                <text:p>16.1096</text:p>
              </table:table-cell>
              <table:table-cell office:value-type="float" office:value="17.350842">
                <text:p>17.350842</text:p>
              </table:table-cell>
              <table:table-cell office:value-type="float" office:value="18.157759">
                <text:p>18.157759</text:p>
              </table:table-cell>
              <table:table-cell office:value-type="float" office:value="18.651314">
                <text:p>18.651314</text:p>
              </table:table-cell>
              <table:table-cell office:value-type="float" office:value="19.096672">
                <text:p>19.096672</text:p>
              </table:table-cell>
              <table:table-cell office:value-type="float" office:value="19.524801">
                <text:p>19.524801</text:p>
              </table:table-cell>
              <table:table-cell office:value-type="float" office:value="19.845373">
                <text:p>19.845373</text:p>
              </table:table-cell>
              <table:table-cell office:value-type="float" office:value="20.131201">
                <text:p>20.131201</text:p>
              </table:table-cell>
              <table:table-cell office:value-type="float" office:value="20.750244">
                <text:p>20.750244</text:p>
              </table:table-cell>
              <table:table-cell office:value-type="float" office:value="21.366896">
                <text:p>21.366896</text:p>
              </table:table-cell>
              <table:table-cell office:value-type="float" office:value="22.022831">
                <text:p>22.022831</text:p>
              </table:table-cell>
              <table:table-cell office:value-type="float" office:value="22.711208">
                <text:p>22.711208</text:p>
              </table:table-cell>
              <table:table-cell office:value-type="float" office:value="23.42663">
                <text:p>23.42663</text:p>
              </table:table-cell>
              <table:table-cell office:value-type="float" office:value="24.080399">
                <text:p>24.080399</text:p>
              </table:table-cell>
              <table:table-cell office:value-type="float" office:value="24.657042">
                <text:p>24.657042</text:p>
              </table:table-cell>
              <table:table-cell office:value-type="float" office:value="25.168344">
                <text:p>25.168344</text:p>
              </table:table-cell>
              <table:table-cell office:value-type="float" office:value="25.634504">
                <text:p>25.634504</text:p>
              </table:table-cell>
              <table:table-cell office:value-type="float" office:value="26.065039">
                <text:p>26.065039</text:p>
              </table:table-cell>
            </table:table-row>
            <table:table-row>
              <table:table-cell office:value-type="string">
                <text:p>fast</text:p>
                <draw:g>
                  <svg:desc>crowd_run_2160p50.A8:crowd_run_2160p50.A8</svg:desc>
                </draw:g>
              </table:table-cell>
              <table:table-cell office:value-type="float" office:value="14.822605">
                <text:p>14.822605</text:p>
                <draw:g>
                  <svg:desc>crowd_run_2160p50.B8:crowd_run_2160p50.U8</svg:desc>
                </draw:g>
              </table:table-cell>
              <table:table-cell office:value-type="float" office:value="15.000806">
                <text:p>15.000806</text:p>
              </table:table-cell>
              <table:table-cell office:value-type="float" office:value="15.634237">
                <text:p>15.634237</text:p>
              </table:table-cell>
              <table:table-cell office:value-type="float" office:value="16.976578">
                <text:p>16.976578</text:p>
              </table:table-cell>
              <table:table-cell office:value-type="float" office:value="17.796864">
                <text:p>17.796864</text:p>
              </table:table-cell>
              <table:table-cell office:value-type="float" office:value="18.353157">
                <text:p>18.353157</text:p>
              </table:table-cell>
              <table:table-cell office:value-type="float" office:value="18.826485">
                <text:p>18.826485</text:p>
              </table:table-cell>
              <table:table-cell office:value-type="float" office:value="19.368542">
                <text:p>19.368542</text:p>
              </table:table-cell>
              <table:table-cell office:value-type="float" office:value="19.781048">
                <text:p>19.781048</text:p>
              </table:table-cell>
              <table:table-cell office:value-type="float" office:value="20.178877">
                <text:p>20.178877</text:p>
              </table:table-cell>
              <table:table-cell office:value-type="float" office:value="20.961706">
                <text:p>20.961706</text:p>
              </table:table-cell>
              <table:table-cell office:value-type="float" office:value="21.653164">
                <text:p>21.653164</text:p>
              </table:table-cell>
              <table:table-cell office:value-type="float" office:value="22.28677">
                <text:p>22.28677</text:p>
              </table:table-cell>
              <table:table-cell office:value-type="float" office:value="22.951628">
                <text:p>22.951628</text:p>
              </table:table-cell>
              <table:table-cell office:value-type="float" office:value="23.579727">
                <text:p>23.579727</text:p>
              </table:table-cell>
              <table:table-cell office:value-type="float" office:value="24.167265">
                <text:p>24.167265</text:p>
              </table:table-cell>
              <table:table-cell office:value-type="float" office:value="24.696075">
                <text:p>24.696075</text:p>
              </table:table-cell>
              <table:table-cell office:value-type="float" office:value="25.171431">
                <text:p>25.171431</text:p>
              </table:table-cell>
              <table:table-cell office:value-type="float" office:value="25.608704">
                <text:p>25.608704</text:p>
              </table:table-cell>
              <table:table-cell office:value-type="float" office:value="26.008343">
                <text:p>26.008343</text:p>
              </table:table-cell>
            </table:table-row>
            <table:table-row>
              <table:table-cell office:value-type="string">
                <text:p>medium</text:p>
                <draw:g>
                  <svg:desc>crowd_run_2160p50.A9:crowd_run_2160p50.A9</svg:desc>
                </draw:g>
              </table:table-cell>
              <table:table-cell office:value-type="float" office:value="14.718216">
                <text:p>14.718216</text:p>
                <draw:g>
                  <svg:desc>crowd_run_2160p50.B9:crowd_run_2160p50.U9</svg:desc>
                </draw:g>
              </table:table-cell>
              <table:table-cell office:value-type="float" office:value="15.294301">
                <text:p>15.294301</text:p>
              </table:table-cell>
              <table:table-cell office:value-type="float" office:value="16.668835">
                <text:p>16.668835</text:p>
              </table:table-cell>
              <table:table-cell office:value-type="float" office:value="17.189854">
                <text:p>17.189854</text:p>
              </table:table-cell>
              <table:table-cell office:value-type="float" office:value="17.874031">
                <text:p>17.874031</text:p>
              </table:table-cell>
              <table:table-cell office:value-type="float" office:value="18.516758">
                <text:p>18.516758</text:p>
              </table:table-cell>
              <table:table-cell office:value-type="float" office:value="19.038048">
                <text:p>19.038048</text:p>
              </table:table-cell>
              <table:table-cell office:value-type="float" office:value="19.516426">
                <text:p>19.516426</text:p>
              </table:table-cell>
              <table:table-cell office:value-type="float" office:value="19.941992">
                <text:p>19.941992</text:p>
              </table:table-cell>
              <table:table-cell office:value-type="float" office:value="20.334177">
                <text:p>20.334177</text:p>
              </table:table-cell>
              <table:table-cell office:value-type="float" office:value="21.128954">
                <text:p>21.128954</text:p>
              </table:table-cell>
              <table:table-cell office:value-type="float" office:value="21.864197">
                <text:p>21.864197</text:p>
              </table:table-cell>
              <table:table-cell office:value-type="float" office:value="22.562185">
                <text:p>22.562185</text:p>
              </table:table-cell>
              <table:table-cell office:value-type="float" office:value="23.221598">
                <text:p>23.221598</text:p>
              </table:table-cell>
              <table:table-cell office:value-type="float" office:value="23.810293">
                <text:p>23.810293</text:p>
              </table:table-cell>
              <table:table-cell office:value-type="float" office:value="24.349257">
                <text:p>24.349257</text:p>
              </table:table-cell>
              <table:table-cell office:value-type="float" office:value="24.854935">
                <text:p>24.854935</text:p>
              </table:table-cell>
              <table:table-cell office:value-type="float" office:value="25.286434">
                <text:p>25.286434</text:p>
              </table:table-cell>
              <table:table-cell office:value-type="float" office:value="25.702208">
                <text:p>25.702208</text:p>
              </table:table-cell>
              <table:table-cell office:value-type="float" office:value="26.092615">
                <text:p>26.092615</text:p>
              </table:table-cell>
            </table:table-row>
            <table:table-row>
              <table:table-cell office:value-type="string">
                <text:p>slow</text:p>
                <draw:g>
                  <svg:desc>crowd_run_2160p50.A10:crowd_run_2160p50.A10</svg:desc>
                </draw:g>
              </table:table-cell>
              <table:table-cell office:value-type="float" office:value="14.633566">
                <text:p>14.633566</text:p>
                <draw:g>
                  <svg:desc>crowd_run_2160p50.B10:crowd_run_2160p50.U10</svg:desc>
                </draw:g>
              </table:table-cell>
              <table:table-cell office:value-type="float" office:value="15.388014">
                <text:p>15.388014</text:p>
              </table:table-cell>
              <table:table-cell office:value-type="float" office:value="16.53014">
                <text:p>16.53014</text:p>
              </table:table-cell>
              <table:table-cell office:value-type="float" office:value="17.169548">
                <text:p>17.169548</text:p>
              </table:table-cell>
              <table:table-cell office:value-type="float" office:value="17.878004">
                <text:p>17.878004</text:p>
              </table:table-cell>
              <table:table-cell office:value-type="float" office:value="18.4811">
                <text:p>18.4811</text:p>
              </table:table-cell>
              <table:table-cell office:value-type="float" office:value="19.015894">
                <text:p>19.015894</text:p>
              </table:table-cell>
              <table:table-cell office:value-type="float" office:value="19.479326">
                <text:p>19.479326</text:p>
              </table:table-cell>
              <table:table-cell office:value-type="float" office:value="19.926359">
                <text:p>19.926359</text:p>
              </table:table-cell>
              <table:table-cell office:value-type="float" office:value="20.367237">
                <text:p>20.367237</text:p>
              </table:table-cell>
              <table:table-cell office:value-type="float" office:value="21.21389">
                <text:p>21.21389</text:p>
              </table:table-cell>
              <table:table-cell office:value-type="float" office:value="21.996597">
                <text:p>21.996597</text:p>
              </table:table-cell>
              <table:table-cell office:value-type="float" office:value="22.744724">
                <text:p>22.744724</text:p>
              </table:table-cell>
              <table:table-cell office:value-type="float" office:value="23.39735">
                <text:p>23.39735</text:p>
              </table:table-cell>
              <table:table-cell office:value-type="float" office:value="23.9904">
                <text:p>23.9904</text:p>
              </table:table-cell>
              <table:table-cell office:value-type="float" office:value="24.51158">
                <text:p>24.51158</text:p>
              </table:table-cell>
              <table:table-cell office:value-type="float" office:value="24.991587">
                <text:p>24.991587</text:p>
              </table:table-cell>
              <table:table-cell office:value-type="float" office:value="25.428354">
                <text:p>25.428354</text:p>
              </table:table-cell>
              <table:table-cell office:value-type="float" office:value="25.830421">
                <text:p>25.830421</text:p>
              </table:table-cell>
              <table:table-cell office:value-type="float" office:value="26.217318">
                <text:p>26.217318</text:p>
              </table:table-cell>
            </table:table-row>
            <table:table-row>
              <table:table-cell office:value-type="string">
                <text:p>slower</text:p>
                <draw:g>
                  <svg:desc>crowd_run_2160p50.A11:crowd_run_2160p50.A11</svg:desc>
                </draw:g>
              </table:table-cell>
              <table:table-cell office:value-type="float" office:value="15.710651">
                <text:p>15.710651</text:p>
                <draw:g>
                  <svg:desc>crowd_run_2160p50.B11:crowd_run_2160p50.U11</svg:desc>
                </draw:g>
              </table:table-cell>
              <table:table-cell office:value-type="float" office:value="15.839962">
                <text:p>15.839962</text:p>
              </table:table-cell>
              <table:table-cell office:value-type="float" office:value="16.58252">
                <text:p>16.58252</text:p>
              </table:table-cell>
              <table:table-cell office:value-type="float" office:value="17.18399">
                <text:p>17.18399</text:p>
              </table:table-cell>
              <table:table-cell office:value-type="float" office:value="17.823511">
                <text:p>17.823511</text:p>
              </table:table-cell>
              <table:table-cell office:value-type="float" office:value="18.482779">
                <text:p>18.482779</text:p>
              </table:table-cell>
              <table:table-cell office:value-type="float" office:value="19.074186">
                <text:p>19.074186</text:p>
              </table:table-cell>
              <table:table-cell office:value-type="float" office:value="19.616817">
                <text:p>19.616817</text:p>
              </table:table-cell>
              <table:table-cell office:value-type="float" office:value="20.078932">
                <text:p>20.078932</text:p>
              </table:table-cell>
              <table:table-cell office:value-type="float" office:value="20.496569">
                <text:p>20.496569</text:p>
              </table:table-cell>
              <table:table-cell office:value-type="float" office:value="21.333933">
                <text:p>21.333933</text:p>
              </table:table-cell>
              <table:table-cell office:value-type="float" office:value="22.119562">
                <text:p>22.119562</text:p>
              </table:table-cell>
              <table:table-cell office:value-type="float" office:value="22.849577">
                <text:p>22.849577</text:p>
              </table:table-cell>
              <table:table-cell office:value-type="float" office:value="23.518539">
                <text:p>23.518539</text:p>
              </table:table-cell>
              <table:table-cell office:value-type="float" office:value="24.12632">
                <text:p>24.12632</text:p>
              </table:table-cell>
              <table:table-cell office:value-type="float" office:value="24.66326">
                <text:p>24.66326</text:p>
              </table:table-cell>
              <table:table-cell office:value-type="float" office:value="25.147718">
                <text:p>25.147718</text:p>
              </table:table-cell>
              <table:table-cell office:value-type="float" office:value="25.579672">
                <text:p>25.579672</text:p>
              </table:table-cell>
              <table:table-cell office:value-type="float" office:value="25.998569">
                <text:p>25.998569</text:p>
              </table:table-cell>
              <table:table-cell office:value-type="float" office:value="26.380037">
                <text:p>26.380037</text:p>
              </table:table-cell>
            </table:table-row>
            <table:table-row>
              <table:table-cell office:value-type="string">
                <text:p>veryslow</text:p>
                <draw:g>
                  <svg:desc>crowd_run_2160p50.A12:crowd_run_2160p50.A12</svg:desc>
                </draw:g>
              </table:table-cell>
              <table:table-cell office:value-type="float" office:value="15.783246">
                <text:p>15.783246</text:p>
                <draw:g>
                  <svg:desc>crowd_run_2160p50.B12:crowd_run_2160p50.U12</svg:desc>
                </draw:g>
              </table:table-cell>
              <table:table-cell office:value-type="float" office:value="15.90792">
                <text:p>15.90792</text:p>
              </table:table-cell>
              <table:table-cell office:value-type="float" office:value="16.57803">
                <text:p>16.57803</text:p>
              </table:table-cell>
              <table:table-cell office:value-type="float" office:value="17.174026">
                <text:p>17.174026</text:p>
              </table:table-cell>
              <table:table-cell office:value-type="float" office:value="17.841265">
                <text:p>17.841265</text:p>
              </table:table-cell>
              <table:table-cell office:value-type="float" office:value="18.448992">
                <text:p>18.448992</text:p>
              </table:table-cell>
              <table:table-cell office:value-type="float" office:value="19.016512">
                <text:p>19.016512</text:p>
              </table:table-cell>
              <table:table-cell office:value-type="float" office:value="19.564356">
                <text:p>19.564356</text:p>
              </table:table-cell>
              <table:table-cell office:value-type="float" office:value="20.077015">
                <text:p>20.077015</text:p>
              </table:table-cell>
              <table:table-cell office:value-type="float" office:value="20.541449">
                <text:p>20.541449</text:p>
              </table:table-cell>
              <table:table-cell office:value-type="float" office:value="21.471233">
                <text:p>21.471233</text:p>
              </table:table-cell>
              <table:table-cell office:value-type="float" office:value="22.304445">
                <text:p>22.304445</text:p>
              </table:table-cell>
              <table:table-cell office:value-type="float" office:value="23.045975">
                <text:p>23.045975</text:p>
              </table:table-cell>
              <table:table-cell office:value-type="float" office:value="23.71307">
                <text:p>23.71307</text:p>
              </table:table-cell>
              <table:table-cell office:value-type="float" office:value="24.290842">
                <text:p>24.290842</text:p>
              </table:table-cell>
              <table:table-cell office:value-type="float" office:value="24.856081">
                <text:p>24.856081</text:p>
              </table:table-cell>
              <table:table-cell office:value-type="float" office:value="25.340353">
                <text:p>25.340353</text:p>
              </table:table-cell>
              <table:table-cell office:value-type="float" office:value="25.786444">
                <text:p>25.786444</text:p>
              </table:table-cell>
              <table:table-cell office:value-type="float" office:value="26.202799">
                <text:p>26.202799</text:p>
              </table:table-cell>
              <table:table-cell office:value-type="float" office:value="26.585768">
                <text:p>26.585768</text:p>
              </table:table-cell>
            </table:table-row>
            <table:table-row>
              <table:table-cell office:value-type="string">
                <text:p>placebo</text:p>
                <draw:g>
                  <svg:desc>crowd_run_2160p50.A13:crowd_run_2160p50.A13</svg:desc>
                </draw:g>
              </table:table-cell>
              <table:table-cell office:value-type="float" office:value="10.502956">
                <text:p>10.502956</text:p>
                <draw:g>
                  <svg:desc>crowd_run_2160p50.B13:crowd_run_2160p50.U13</svg:desc>
                </draw:g>
              </table:table-cell>
              <table:table-cell office:value-type="float" office:value="12.984341">
                <text:p>12.984341</text:p>
              </table:table-cell>
              <table:table-cell office:value-type="float" office:value="14.324222">
                <text:p>14.324222</text:p>
              </table:table-cell>
              <table:table-cell office:value-type="float" office:value="15.768188">
                <text:p>15.768188</text:p>
              </table:table-cell>
              <table:table-cell office:value-type="float" office:value="16.921923">
                <text:p>16.921923</text:p>
              </table:table-cell>
              <table:table-cell office:value-type="float" office:value="17.715443">
                <text:p>17.715443</text:p>
              </table:table-cell>
              <table:table-cell office:value-type="float" office:value="18.346491">
                <text:p>18.346491</text:p>
              </table:table-cell>
              <table:table-cell office:value-type="float" office:value="18.864326">
                <text:p>18.864326</text:p>
              </table:table-cell>
              <table:table-cell office:value-type="float" office:value="19.392506">
                <text:p>19.392506</text:p>
              </table:table-cell>
              <table:table-cell office:value-type="float" office:value="19.874252">
                <text:p>19.874252</text:p>
              </table:table-cell>
              <table:table-cell office:value-type="float" office:value="20.823694">
                <text:p>20.823694</text:p>
              </table:table-cell>
              <table:table-cell office:value-type="float" office:value="21.727507">
                <text:p>21.727507</text:p>
              </table:table-cell>
              <table:table-cell office:value-type="float" office:value="22.565044">
                <text:p>22.565044</text:p>
              </table:table-cell>
              <table:table-cell office:value-type="float" office:value="23.294903">
                <text:p>23.294903</text:p>
              </table:table-cell>
              <table:table-cell office:value-type="float" office:value="23.963343">
                <text:p>23.963343</text:p>
              </table:table-cell>
              <table:table-cell office:value-type="float" office:value="24.563246">
                <text:p>24.563246</text:p>
              </table:table-cell>
              <table:table-cell office:value-type="float" office:value="25.08972">
                <text:p>25.08972</text:p>
              </table:table-cell>
              <table:table-cell office:value-type="float" office:value="25.569513">
                <text:p>25.569513</text:p>
              </table:table-cell>
              <table:table-cell office:value-type="float" office:value="25.988214">
                <text:p>25.988214</text:p>
              </table:table-cell>
              <table:table-cell office:value-type="float" office:value="26.392067">
                <text:p>26.392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1.93cm" style:legend-expansion="high" chart:style-name="ch2"/>
        <chart:plot-area chart:style-name="ch3" table:cell-range-address="crowd_run_2160p50.A15:crowd_run_2160p50.U25" chart:data-source-has-labels="column" svg:x="0.32cm" svg:y="0.18cm" svg:width="12.598cm" svg:height="8.64cm">
          <chartooo:coordinate-region svg:x="1.058cm" svg:y="0.382cm" svg:width="11.382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16:crowd_run_2160p50.U16" chart:label-cell-address="crowd_run_2160p50.A16:crowd_run_2160p50.A16" chart:class="chart:scatter">
            <chart:domain table:cell-range-address="crowd_run_2160p50.B15:crowd_run_2160p50.U15"/>
            <chart:data-point chart:repeated="20"/>
          </chart:series>
          <chart:series chart:style-name="ch7" chart:values-cell-range-address="crowd_run_2160p50.B17:crowd_run_2160p50.U17" chart:label-cell-address="crowd_run_2160p50.A17:crowd_run_2160p50.A17" chart:class="chart:scatter">
            <chart:data-point chart:repeated="20"/>
          </chart:series>
          <chart:series chart:style-name="ch8" chart:values-cell-range-address="crowd_run_2160p50.B18:crowd_run_2160p50.U18" chart:label-cell-address="crowd_run_2160p50.A18:crowd_run_2160p50.A18" chart:class="chart:scatter">
            <chart:data-point chart:repeated="20"/>
          </chart:series>
          <chart:series chart:style-name="ch9" chart:values-cell-range-address="crowd_run_2160p50.B19:crowd_run_2160p50.U19" chart:label-cell-address="crowd_run_2160p50.A19:crowd_run_2160p50.A19" chart:class="chart:scatter">
            <chart:data-point chart:repeated="20"/>
          </chart:series>
          <chart:series chart:style-name="ch10" chart:values-cell-range-address="crowd_run_2160p50.B20:crowd_run_2160p50.U20" chart:label-cell-address="crowd_run_2160p50.A20:crowd_run_2160p50.A20" chart:class="chart:scatter">
            <chart:data-point chart:repeated="20"/>
          </chart:series>
          <chart:series chart:style-name="ch11" chart:values-cell-range-address="crowd_run_2160p50.B21:crowd_run_2160p50.U21" chart:label-cell-address="crowd_run_2160p50.A21:crowd_run_2160p50.A21" chart:class="chart:scatter">
            <chart:data-point chart:repeated="20"/>
          </chart:series>
          <chart:series chart:style-name="ch12" chart:values-cell-range-address="crowd_run_2160p50.B22:crowd_run_2160p50.U22" chart:label-cell-address="crowd_run_2160p50.A22:crowd_run_2160p50.A22" chart:class="chart:scatter">
            <chart:data-point chart:repeated="20"/>
          </chart:series>
          <chart:series chart:style-name="ch13" chart:values-cell-range-address="crowd_run_2160p50.B23:crowd_run_2160p50.U23" chart:label-cell-address="crowd_run_2160p50.A23:crowd_run_2160p50.A23" chart:class="chart:scatter">
            <chart:data-point chart:repeated="20"/>
          </chart:series>
          <chart:series chart:style-name="ch14" chart:values-cell-range-address="crowd_run_2160p50.B24:crowd_run_2160p50.U24" chart:label-cell-address="crowd_run_2160p50.A24:crowd_run_2160p50.A24" chart:class="chart:scatter">
            <chart:data-point chart:repeated="20"/>
          </chart:series>
          <chart:series chart:style-name="ch15" chart:values-cell-range-address="crowd_run_2160p50.B25:crowd_run_2160p50.U25" chart:label-cell-address="crowd_run_2160p50.A25:crowd_run_2160p50.A25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5:crowd_run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16:crowd_run_2160p50.A16</svg:desc>
                </draw:g>
              </table:table-cell>
              <table:table-cell office:value-type="float" office:value="0.14557">
                <text:p>0.14557</text:p>
                <draw:g>
                  <svg:desc>crowd_run_2160p50.B16:crowd_run_2160p50.U16</svg:desc>
                </draw:g>
              </table:table-cell>
              <table:table-cell office:value-type="float" office:value="0.203812">
                <text:p>0.203812</text:p>
              </table:table-cell>
              <table:table-cell office:value-type="float" office:value="0.247895">
                <text:p>0.247895</text:p>
              </table:table-cell>
              <table:table-cell office:value-type="float" office:value="0.293392">
                <text:p>0.293392</text:p>
              </table:table-cell>
              <table:table-cell office:value-type="float" office:value="0.341122">
                <text:p>0.341122</text:p>
              </table:table-cell>
              <table:table-cell office:value-type="float" office:value="0.381847">
                <text:p>0.381847</text:p>
              </table:table-cell>
              <table:table-cell office:value-type="float" office:value="0.421781">
                <text:p>0.421781</text:p>
              </table:table-cell>
              <table:table-cell office:value-type="float" office:value="0.469881">
                <text:p>0.469881</text:p>
              </table:table-cell>
              <table:table-cell office:value-type="float" office:value="0.498582">
                <text:p>0.498582</text:p>
              </table:table-cell>
              <table:table-cell office:value-type="float" office:value="0.550875">
                <text:p>0.550875</text:p>
              </table:table-cell>
              <table:table-cell office:value-type="float" office:value="0.56705">
                <text:p>0.56705</text:p>
              </table:table-cell>
              <table:table-cell office:value-type="float" office:value="0.612513">
                <text:p>0.612513</text:p>
              </table:table-cell>
              <table:table-cell office:value-type="float" office:value="0.676239">
                <text:p>0.676239</text:p>
              </table:table-cell>
              <table:table-cell office:value-type="float" office:value="0.70688">
                <text:p>0.70688</text:p>
              </table:table-cell>
              <table:table-cell office:value-type="float" office:value="0.732907">
                <text:p>0.732907</text:p>
              </table:table-cell>
              <table:table-cell office:value-type="float" office:value="0.761046">
                <text:p>0.761046</text:p>
              </table:table-cell>
              <table:table-cell office:value-type="float" office:value="0.77665">
                <text:p>0.77665</text:p>
              </table:table-cell>
              <table:table-cell office:value-type="float" office:value="0.789686">
                <text:p>0.789686</text:p>
              </table:table-cell>
              <table:table-cell office:value-type="float" office:value="0.807339">
                <text:p>0.807339</text:p>
              </table:table-cell>
              <table:table-cell office:value-type="float" office:value="0.815596">
                <text:p>0.815596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17:crowd_run_2160p50.A17</svg:desc>
                </draw:g>
              </table:table-cell>
              <table:table-cell office:value-type="float" office:value="0.191263">
                <text:p>0.191263</text:p>
                <draw:g>
                  <svg:desc>crowd_run_2160p50.B17:crowd_run_2160p50.U17</svg:desc>
                </draw:g>
              </table:table-cell>
              <table:table-cell office:value-type="float" office:value="0.309311">
                <text:p>0.309311</text:p>
              </table:table-cell>
              <table:table-cell office:value-type="float" office:value="0.419273">
                <text:p>0.419273</text:p>
              </table:table-cell>
              <table:table-cell office:value-type="float" office:value="0.487682">
                <text:p>0.487682</text:p>
              </table:table-cell>
              <table:table-cell office:value-type="float" office:value="0.526261">
                <text:p>0.526261</text:p>
              </table:table-cell>
              <table:table-cell office:value-type="float" office:value="0.556483">
                <text:p>0.556483</text:p>
              </table:table-cell>
              <table:table-cell office:value-type="float" office:value="0.584791">
                <text:p>0.584791</text:p>
              </table:table-cell>
              <table:table-cell office:value-type="float" office:value="0.617064">
                <text:p>0.617064</text:p>
              </table:table-cell>
              <table:table-cell office:value-type="float" office:value="0.63977">
                <text:p>0.63977</text:p>
              </table:table-cell>
              <table:table-cell office:value-type="float" office:value="0.665199">
                <text:p>0.665199</text:p>
              </table:table-cell>
              <table:table-cell office:value-type="float" office:value="0.730908">
                <text:p>0.730908</text:p>
              </table:table-cell>
              <table:table-cell office:value-type="float" office:value="0.779086">
                <text:p>0.779086</text:p>
              </table:table-cell>
              <table:table-cell office:value-type="float" office:value="0.814141">
                <text:p>0.814141</text:p>
              </table:table-cell>
              <table:table-cell office:value-type="float" office:value="0.838508">
                <text:p>0.838508</text:p>
              </table:table-cell>
              <table:table-cell office:value-type="float" office:value="0.857088">
                <text:p>0.857088</text:p>
              </table:table-cell>
              <table:table-cell office:value-type="float" office:value="0.871919">
                <text:p>0.871919</text:p>
              </table:table-cell>
              <table:table-cell office:value-type="float" office:value="0.883958">
                <text:p>0.883958</text:p>
              </table:table-cell>
              <table:table-cell office:value-type="float" office:value="0.893897">
                <text:p>0.893897</text:p>
              </table:table-cell>
              <table:table-cell office:value-type="float" office:value="0.902194">
                <text:p>0.902194</text:p>
              </table:table-cell>
              <table:table-cell office:value-type="float" office:value="0.909136">
                <text:p>0.909136</text:p>
              </table:table-cell>
            </table:table-row>
            <table:table-row>
              <table:table-cell office:value-type="string">
                <text:p>veryfast</text:p>
                <draw:g>
                  <svg:desc>crowd_run_2160p50.A18:crowd_run_2160p50.A18</svg:desc>
                </draw:g>
              </table:table-cell>
              <table:table-cell office:value-type="float" office:value="0.16936">
                <text:p>0.16936</text:p>
                <draw:g>
                  <svg:desc>crowd_run_2160p50.B18:crowd_run_2160p50.U18</svg:desc>
                </draw:g>
              </table:table-cell>
              <table:table-cell office:value-type="float" office:value="0.272835">
                <text:p>0.272835</text:p>
              </table:table-cell>
              <table:table-cell office:value-type="float" office:value="0.381151">
                <text:p>0.381151</text:p>
              </table:table-cell>
              <table:table-cell office:value-type="float" office:value="0.464468">
                <text:p>0.464468</text:p>
              </table:table-cell>
              <table:table-cell office:value-type="float" office:value="0.52231">
                <text:p>0.52231</text:p>
              </table:table-cell>
              <table:table-cell office:value-type="float" office:value="0.548566">
                <text:p>0.548566</text:p>
              </table:table-cell>
              <table:table-cell office:value-type="float" office:value="0.571957">
                <text:p>0.571957</text:p>
              </table:table-cell>
              <table:table-cell office:value-type="float" office:value="0.604914">
                <text:p>0.604914</text:p>
              </table:table-cell>
              <table:table-cell office:value-type="float" office:value="0.6322">
                <text:p>0.6322</text:p>
              </table:table-cell>
              <table:table-cell office:value-type="float" office:value="0.658234">
                <text:p>0.658234</text:p>
              </table:table-cell>
              <table:table-cell office:value-type="float" office:value="0.716584">
                <text:p>0.716584</text:p>
              </table:table-cell>
              <table:table-cell office:value-type="float" office:value="0.769553">
                <text:p>0.769553</text:p>
              </table:table-cell>
              <table:table-cell office:value-type="float" office:value="0.805851">
                <text:p>0.805851</text:p>
              </table:table-cell>
              <table:table-cell office:value-type="float" office:value="0.831979">
                <text:p>0.831979</text:p>
              </table:table-cell>
              <table:table-cell office:value-type="float" office:value="0.851553">
                <text:p>0.851553</text:p>
              </table:table-cell>
              <table:table-cell office:value-type="float" office:value="0.865189">
                <text:p>0.865189</text:p>
              </table:table-cell>
              <table:table-cell office:value-type="float" office:value="0.876965">
                <text:p>0.876965</text:p>
              </table:table-cell>
              <table:table-cell office:value-type="float" office:value="0.887221">
                <text:p>0.887221</text:p>
              </table:table-cell>
              <table:table-cell office:value-type="float" office:value="0.895011">
                <text:p>0.895011</text:p>
              </table:table-cell>
              <table:table-cell office:value-type="float" office:value="0.901917">
                <text:p>0.901917</text:p>
              </table:table-cell>
            </table:table-row>
            <table:table-row>
              <table:table-cell office:value-type="string">
                <text:p>faster</text:p>
                <draw:g>
                  <svg:desc>crowd_run_2160p50.A19:crowd_run_2160p50.A19</svg:desc>
                </draw:g>
              </table:table-cell>
              <table:table-cell office:value-type="float" office:value="0.441509">
                <text:p>0.441509</text:p>
                <draw:g>
                  <svg:desc>crowd_run_2160p50.B19:crowd_run_2160p50.U19</svg:desc>
                </draw:g>
              </table:table-cell>
              <table:table-cell office:value-type="float" office:value="0.452454">
                <text:p>0.452454</text:p>
              </table:table-cell>
              <table:table-cell office:value-type="float" office:value="0.460033">
                <text:p>0.460033</text:p>
              </table:table-cell>
              <table:table-cell office:value-type="float" office:value="0.542095">
                <text:p>0.542095</text:p>
              </table:table-cell>
              <table:table-cell office:value-type="float" office:value="0.60494">
                <text:p>0.60494</text:p>
              </table:table-cell>
              <table:table-cell office:value-type="float" office:value="0.638512">
                <text:p>0.638512</text:p>
              </table:table-cell>
              <table:table-cell office:value-type="float" office:value="0.665238">
                <text:p>0.665238</text:p>
              </table:table-cell>
              <table:table-cell office:value-type="float" office:value="0.690719">
                <text:p>0.690719</text:p>
              </table:table-cell>
              <table:table-cell office:value-type="float" office:value="0.707803">
                <text:p>0.707803</text:p>
              </table:table-cell>
              <table:table-cell office:value-type="float" office:value="0.720966">
                <text:p>0.720966</text:p>
              </table:table-cell>
              <table:table-cell office:value-type="float" office:value="0.748477">
                <text:p>0.748477</text:p>
              </table:table-cell>
              <table:table-cell office:value-type="float" office:value="0.780086">
                <text:p>0.780086</text:p>
              </table:table-cell>
              <table:table-cell office:value-type="float" office:value="0.808407">
                <text:p>0.808407</text:p>
              </table:table-cell>
              <table:table-cell office:value-type="float" office:value="0.833761">
                <text:p>0.833761</text:p>
              </table:table-cell>
              <table:table-cell office:value-type="float" office:value="0.855521">
                <text:p>0.855521</text:p>
              </table:table-cell>
              <table:table-cell office:value-type="float" office:value="0.872162">
                <text:p>0.872162</text:p>
              </table:table-cell>
              <table:table-cell office:value-type="float" office:value="0.884664">
                <text:p>0.884664</text:p>
              </table:table-cell>
              <table:table-cell office:value-type="float" office:value="0.89447">
                <text:p>0.89447</text:p>
              </table:table-cell>
              <table:table-cell office:value-type="float" office:value="0.902836">
                <text:p>0.902836</text:p>
              </table:table-cell>
              <table:table-cell office:value-type="float" office:value="0.909873">
                <text:p>0.909873</text:p>
              </table:table-cell>
            </table:table-row>
            <table:table-row>
              <table:table-cell office:value-type="string">
                <text:p>fast</text:p>
                <draw:g>
                  <svg:desc>crowd_run_2160p50.A20:crowd_run_2160p50.A20</svg:desc>
                </draw:g>
              </table:table-cell>
              <table:table-cell office:value-type="float" office:value="0.330085">
                <text:p>0.330085</text:p>
                <draw:g>
                  <svg:desc>crowd_run_2160p50.B20:crowd_run_2160p50.U20</svg:desc>
                </draw:g>
              </table:table-cell>
              <table:table-cell office:value-type="float" office:value="0.348539">
                <text:p>0.348539</text:p>
              </table:table-cell>
              <table:table-cell office:value-type="float" office:value="0.39434">
                <text:p>0.39434</text:p>
              </table:table-cell>
              <table:table-cell office:value-type="float" office:value="0.501405">
                <text:p>0.501405</text:p>
              </table:table-cell>
              <table:table-cell office:value-type="float" office:value="0.569983">
                <text:p>0.569983</text:p>
              </table:table-cell>
              <table:table-cell office:value-type="float" office:value="0.616801">
                <text:p>0.616801</text:p>
              </table:table-cell>
              <table:table-cell office:value-type="float" office:value="0.647169">
                <text:p>0.647169</text:p>
              </table:table-cell>
              <table:table-cell office:value-type="float" office:value="0.683542">
                <text:p>0.683542</text:p>
              </table:table-cell>
              <table:table-cell office:value-type="float" office:value="0.706821">
                <text:p>0.706821</text:p>
              </table:table-cell>
              <table:table-cell office:value-type="float" office:value="0.727853">
                <text:p>0.727853</text:p>
              </table:table-cell>
              <table:table-cell office:value-type="float" office:value="0.770548">
                <text:p>0.770548</text:p>
              </table:table-cell>
              <table:table-cell office:value-type="float" office:value="0.803385">
                <text:p>0.803385</text:p>
              </table:table-cell>
              <table:table-cell office:value-type="float" office:value="0.827536">
                <text:p>0.827536</text:p>
              </table:table-cell>
              <table:table-cell office:value-type="float" office:value="0.848641">
                <text:p>0.848641</text:p>
              </table:table-cell>
              <table:table-cell office:value-type="float" office:value="0.866216">
                <text:p>0.866216</text:p>
              </table:table-cell>
              <table:table-cell office:value-type="float" office:value="0.879424">
                <text:p>0.879424</text:p>
              </table:table-cell>
              <table:table-cell office:value-type="float" office:value="0.890768">
                <text:p>0.890768</text:p>
              </table:table-cell>
              <table:table-cell office:value-type="float" office:value="0.899112">
                <text:p>0.899112</text:p>
              </table:table-cell>
              <table:table-cell office:value-type="float" office:value="0.906566">
                <text:p>0.906566</text:p>
              </table:table-cell>
              <table:table-cell office:value-type="float" office:value="0.912558">
                <text:p>0.912558</text:p>
              </table:table-cell>
            </table:table-row>
            <table:table-row>
              <table:table-cell office:value-type="string">
                <text:p>medium</text:p>
                <draw:g>
                  <svg:desc>crowd_run_2160p50.A21:crowd_run_2160p50.A21</svg:desc>
                </draw:g>
              </table:table-cell>
              <table:table-cell office:value-type="float" office:value="0.323254">
                <text:p>0.323254</text:p>
                <draw:g>
                  <svg:desc>crowd_run_2160p50.B21:crowd_run_2160p50.U21</svg:desc>
                </draw:g>
              </table:table-cell>
              <table:table-cell office:value-type="float" office:value="0.372877">
                <text:p>0.372877</text:p>
              </table:table-cell>
              <table:table-cell office:value-type="float" office:value="0.498184">
                <text:p>0.498184</text:p>
              </table:table-cell>
              <table:table-cell office:value-type="float" office:value="0.546904">
                <text:p>0.546904</text:p>
              </table:table-cell>
              <table:table-cell office:value-type="float" office:value="0.604473">
                <text:p>0.604473</text:p>
              </table:table-cell>
              <table:table-cell office:value-type="float" office:value="0.650191">
                <text:p>0.650191</text:p>
              </table:table-cell>
              <table:table-cell office:value-type="float" office:value="0.681281">
                <text:p>0.681281</text:p>
              </table:table-cell>
              <table:table-cell office:value-type="float" office:value="0.708028">
                <text:p>0.708028</text:p>
              </table:table-cell>
              <table:table-cell office:value-type="float" office:value="0.73232">
                <text:p>0.73232</text:p>
              </table:table-cell>
              <table:table-cell office:value-type="float" office:value="0.753306">
                <text:p>0.753306</text:p>
              </table:table-cell>
              <table:table-cell office:value-type="float" office:value="0.790846">
                <text:p>0.790846</text:p>
              </table:table-cell>
              <table:table-cell office:value-type="float" office:value="0.81831">
                <text:p>0.81831</text:p>
              </table:table-cell>
              <table:table-cell office:value-type="float" office:value="0.841475">
                <text:p>0.841475</text:p>
              </table:table-cell>
              <table:table-cell office:value-type="float" office:value="0.859777">
                <text:p>0.859777</text:p>
              </table:table-cell>
              <table:table-cell office:value-type="float" office:value="0.874379">
                <text:p>0.874379</text:p>
              </table:table-cell>
              <table:table-cell office:value-type="float" office:value="0.885937">
                <text:p>0.885937</text:p>
              </table:table-cell>
              <table:table-cell office:value-type="float" office:value="0.895461">
                <text:p>0.895461</text:p>
              </table:table-cell>
              <table:table-cell office:value-type="float" office:value="0.902898">
                <text:p>0.902898</text:p>
              </table:table-cell>
              <table:table-cell office:value-type="float" office:value="0.909527">
                <text:p>0.909527</text:p>
              </table:table-cell>
              <table:table-cell office:value-type="float" office:value="0.915281">
                <text:p>0.915281</text:p>
              </table:table-cell>
            </table:table-row>
            <table:table-row>
              <table:table-cell office:value-type="string">
                <text:p>slow</text:p>
                <draw:g>
                  <svg:desc>crowd_run_2160p50.A22:crowd_run_2160p50.A22</svg:desc>
                </draw:g>
              </table:table-cell>
              <table:table-cell office:value-type="float" office:value="0.321042">
                <text:p>0.321042</text:p>
                <draw:g>
                  <svg:desc>crowd_run_2160p50.B22:crowd_run_2160p50.U22</svg:desc>
                </draw:g>
              </table:table-cell>
              <table:table-cell office:value-type="float" office:value="0.37244">
                <text:p>0.37244</text:p>
              </table:table-cell>
              <table:table-cell office:value-type="float" office:value="0.481997">
                <text:p>0.481997</text:p>
              </table:table-cell>
              <table:table-cell office:value-type="float" office:value="0.543376">
                <text:p>0.543376</text:p>
              </table:table-cell>
              <table:table-cell office:value-type="float" office:value="0.600573">
                <text:p>0.600573</text:p>
              </table:table-cell>
              <table:table-cell office:value-type="float" office:value="0.643649">
                <text:p>0.643649</text:p>
              </table:table-cell>
              <table:table-cell office:value-type="float" office:value="0.678224">
                <text:p>0.678224</text:p>
              </table:table-cell>
              <table:table-cell office:value-type="float" office:value="0.703128">
                <text:p>0.703128</text:p>
              </table:table-cell>
              <table:table-cell office:value-type="float" office:value="0.728826">
                <text:p>0.728826</text:p>
              </table:table-cell>
              <table:table-cell office:value-type="float" office:value="0.751826">
                <text:p>0.751826</text:p>
              </table:table-cell>
              <table:table-cell office:value-type="float" office:value="0.789286">
                <text:p>0.789286</text:p>
              </table:table-cell>
              <table:table-cell office:value-type="float" office:value="0.818513">
                <text:p>0.818513</text:p>
              </table:table-cell>
              <table:table-cell office:value-type="float" office:value="0.843599">
                <text:p>0.843599</text:p>
              </table:table-cell>
              <table:table-cell office:value-type="float" office:value="0.861753">
                <text:p>0.861753</text:p>
              </table:table-cell>
              <table:table-cell office:value-type="float" office:value="0.875346">
                <text:p>0.875346</text:p>
              </table:table-cell>
              <table:table-cell office:value-type="float" office:value="0.886074">
                <text:p>0.886074</text:p>
              </table:table-cell>
              <table:table-cell office:value-type="float" office:value="0.895369">
                <text:p>0.895369</text:p>
              </table:table-cell>
              <table:table-cell office:value-type="float" office:value="0.902824">
                <text:p>0.902824</text:p>
              </table:table-cell>
              <table:table-cell office:value-type="float" office:value="0.90884">
                <text:p>0.90884</text:p>
              </table:table-cell>
              <table:table-cell office:value-type="float" office:value="0.914712">
                <text:p>0.914712</text:p>
              </table:table-cell>
            </table:table-row>
            <table:table-row>
              <table:table-cell office:value-type="string">
                <text:p>slower</text:p>
                <draw:g>
                  <svg:desc>crowd_run_2160p50.A23:crowd_run_2160p50.A23</svg:desc>
                </draw:g>
              </table:table-cell>
              <table:table-cell office:value-type="float" office:value="0.440171">
                <text:p>0.440171</text:p>
                <draw:g>
                  <svg:desc>crowd_run_2160p50.B23:crowd_run_2160p50.U23</svg:desc>
                </draw:g>
              </table:table-cell>
              <table:table-cell office:value-type="float" office:value="0.454335">
                <text:p>0.454335</text:p>
              </table:table-cell>
              <table:table-cell office:value-type="float" office:value="0.490409">
                <text:p>0.490409</text:p>
              </table:table-cell>
              <table:table-cell office:value-type="float" office:value="0.543783">
                <text:p>0.543783</text:p>
              </table:table-cell>
              <table:table-cell office:value-type="float" office:value="0.59742">
                <text:p>0.59742</text:p>
              </table:table-cell>
              <table:table-cell office:value-type="float" office:value="0.646545">
                <text:p>0.646545</text:p>
              </table:table-cell>
              <table:table-cell office:value-type="float" office:value="0.685102">
                <text:p>0.685102</text:p>
              </table:table-cell>
              <table:table-cell office:value-type="float" office:value="0.716229">
                <text:p>0.716229</text:p>
              </table:table-cell>
              <table:table-cell office:value-type="float" office:value="0.743115">
                <text:p>0.743115</text:p>
              </table:table-cell>
              <table:table-cell office:value-type="float" office:value="0.763436">
                <text:p>0.763436</text:p>
              </table:table-cell>
              <table:table-cell office:value-type="float" office:value="0.80174">
                <text:p>0.80174</text:p>
              </table:table-cell>
              <table:table-cell office:value-type="float" office:value="0.829468">
                <text:p>0.829468</text:p>
              </table:table-cell>
              <table:table-cell office:value-type="float" office:value="0.850972">
                <text:p>0.850972</text:p>
              </table:table-cell>
              <table:table-cell office:value-type="float" office:value="0.868026">
                <text:p>0.868026</text:p>
              </table:table-cell>
              <table:table-cell office:value-type="float" office:value="0.881908">
                <text:p>0.881908</text:p>
              </table:table-cell>
              <table:table-cell office:value-type="float" office:value="0.892308">
                <text:p>0.892308</text:p>
              </table:table-cell>
              <table:table-cell office:value-type="float" office:value="0.900745">
                <text:p>0.900745</text:p>
              </table:table-cell>
              <table:table-cell office:value-type="float" office:value="0.907224">
                <text:p>0.907224</text:p>
              </table:table-cell>
              <table:table-cell office:value-type="float" office:value="0.913809">
                <text:p>0.913809</text:p>
              </table:table-cell>
              <table:table-cell office:value-type="float" office:value="0.918752">
                <text:p>0.918752</text:p>
              </table:table-cell>
            </table:table-row>
            <table:table-row>
              <table:table-cell office:value-type="string">
                <text:p>veryslow</text:p>
                <draw:g>
                  <svg:desc>crowd_run_2160p50.A24:crowd_run_2160p50.A24</svg:desc>
                </draw:g>
              </table:table-cell>
              <table:table-cell office:value-type="float" office:value="0.452848">
                <text:p>0.452848</text:p>
                <draw:g>
                  <svg:desc>crowd_run_2160p50.B24:crowd_run_2160p50.U24</svg:desc>
                </draw:g>
              </table:table-cell>
              <table:table-cell office:value-type="float" office:value="0.466464">
                <text:p>0.466464</text:p>
              </table:table-cell>
              <table:table-cell office:value-type="float" office:value="0.495888">
                <text:p>0.495888</text:p>
              </table:table-cell>
              <table:table-cell office:value-type="float" office:value="0.547459">
                <text:p>0.547459</text:p>
              </table:table-cell>
              <table:table-cell office:value-type="float" office:value="0.602533">
                <text:p>0.602533</text:p>
              </table:table-cell>
              <table:table-cell office:value-type="float" office:value="0.647525">
                <text:p>0.647525</text:p>
              </table:table-cell>
              <table:table-cell office:value-type="float" office:value="0.682381">
                <text:p>0.682381</text:p>
              </table:table-cell>
              <table:table-cell office:value-type="float" office:value="0.714601">
                <text:p>0.714601</text:p>
              </table:table-cell>
              <table:table-cell office:value-type="float" office:value="0.743835">
                <text:p>0.743835</text:p>
              </table:table-cell>
              <table:table-cell office:value-type="float" office:value="0.767317">
                <text:p>0.767317</text:p>
              </table:table-cell>
              <table:table-cell office:value-type="float" office:value="0.807732">
                <text:p>0.807732</text:p>
              </table:table-cell>
              <table:table-cell office:value-type="float" office:value="0.836796">
                <text:p>0.836796</text:p>
              </table:table-cell>
              <table:table-cell office:value-type="float" office:value="0.857593">
                <text:p>0.857593</text:p>
              </table:table-cell>
              <table:table-cell office:value-type="float" office:value="0.874102">
                <text:p>0.874102</text:p>
              </table:table-cell>
              <table:table-cell office:value-type="float" office:value="0.885808">
                <text:p>0.885808</text:p>
              </table:table-cell>
              <table:table-cell office:value-type="float" office:value="0.896855">
                <text:p>0.896855</text:p>
              </table:table-cell>
              <table:table-cell office:value-type="float" office:value="0.904788">
                <text:p>0.904788</text:p>
              </table:table-cell>
              <table:table-cell office:value-type="float" office:value="0.911664">
                <text:p>0.911664</text:p>
              </table:table-cell>
              <table:table-cell office:value-type="float" office:value="0.917491">
                <text:p>0.917491</text:p>
              </table:table-cell>
              <table:table-cell office:value-type="float" office:value="0.922379">
                <text:p>0.922379</text:p>
              </table:table-cell>
            </table:table-row>
            <table:table-row>
              <table:table-cell office:value-type="string">
                <text:p>placebo</text:p>
                <draw:g>
                  <svg:desc>crowd_run_2160p50.A25:crowd_run_2160p50.A25</svg:desc>
                </draw:g>
              </table:table-cell>
              <table:table-cell office:value-type="float" office:value="0.115519">
                <text:p>0.115519</text:p>
                <draw:g>
                  <svg:desc>crowd_run_2160p50.B25:crowd_run_2160p50.U25</svg:desc>
                </draw:g>
              </table:table-cell>
              <table:table-cell office:value-type="float" office:value="0.182638">
                <text:p>0.182638</text:p>
              </table:table-cell>
              <table:table-cell office:value-type="float" office:value="0.275368">
                <text:p>0.275368</text:p>
              </table:table-cell>
              <table:table-cell office:value-type="float" office:value="0.400828">
                <text:p>0.400828</text:p>
              </table:table-cell>
              <table:table-cell office:value-type="float" office:value="0.526037">
                <text:p>0.526037</text:p>
              </table:table-cell>
              <table:table-cell office:value-type="float" office:value="0.596823">
                <text:p>0.596823</text:p>
              </table:table-cell>
              <table:table-cell office:value-type="float" office:value="0.64531">
                <text:p>0.64531</text:p>
              </table:table-cell>
              <table:table-cell office:value-type="float" office:value="0.679176">
                <text:p>0.679176</text:p>
              </table:table-cell>
              <table:table-cell office:value-type="float" office:value="0.710652">
                <text:p>0.710652</text:p>
              </table:table-cell>
              <table:table-cell office:value-type="float" office:value="0.736634">
                <text:p>0.736634</text:p>
              </table:table-cell>
              <table:table-cell office:value-type="float" office:value="0.784832">
                <text:p>0.784832</text:p>
              </table:table-cell>
              <table:table-cell office:value-type="float" office:value="0.821335">
                <text:p>0.821335</text:p>
              </table:table-cell>
              <table:table-cell office:value-type="float" office:value="0.847954">
                <text:p>0.847954</text:p>
              </table:table-cell>
              <table:table-cell office:value-type="float" office:value="0.867698">
                <text:p>0.867698</text:p>
              </table:table-cell>
              <table:table-cell office:value-type="float" office:value="0.883177">
                <text:p>0.883177</text:p>
              </table:table-cell>
              <table:table-cell office:value-type="float" office:value="0.894923">
                <text:p>0.894923</text:p>
              </table:table-cell>
              <table:table-cell office:value-type="float" office:value="0.904217">
                <text:p>0.904217</text:p>
              </table:table-cell>
              <table:table-cell office:value-type="float" office:value="0.91161">
                <text:p>0.91161</text:p>
              </table:table-cell>
              <table:table-cell office:value-type="float" office:value="0.917679">
                <text:p>0.917679</text:p>
              </table:table-cell>
              <table:table-cell office:value-type="float" office:value="0.922972">
                <text:p>0.9229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1.93cm" style:legend-expansion="high" chart:style-name="ch2"/>
        <chart:plot-area chart:style-name="ch3" table:cell-range-address="crowd_run_2160p50.A27:crowd_run_2160p50.U37" chart:data-source-has-labels="column" svg:x="0.32cm" svg:y="0.18cm" svg:width="12.598cm" svg:height="8.64cm">
          <chartooo:coordinate-region svg:x="0.952cm" svg:y="0.382cm" svg:width="11.48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28:crowd_run_2160p50.U28" chart:label-cell-address="crowd_run_2160p50.A28:crowd_run_2160p50.A28" chart:class="chart:scatter">
            <chart:domain table:cell-range-address="crowd_run_2160p50.B27:crowd_run_2160p50.U27"/>
            <chart:data-point chart:repeated="20"/>
          </chart:series>
          <chart:series chart:style-name="ch7" chart:values-cell-range-address="crowd_run_2160p50.B29:crowd_run_2160p50.U29" chart:label-cell-address="crowd_run_2160p50.A29:crowd_run_2160p50.A29" chart:class="chart:scatter">
            <chart:data-point chart:repeated="20"/>
          </chart:series>
          <chart:series chart:style-name="ch8" chart:values-cell-range-address="crowd_run_2160p50.B30:crowd_run_2160p50.U30" chart:label-cell-address="crowd_run_2160p50.A30:crowd_run_2160p50.A30" chart:class="chart:scatter">
            <chart:data-point chart:repeated="20"/>
          </chart:series>
          <chart:series chart:style-name="ch9" chart:values-cell-range-address="crowd_run_2160p50.B31:crowd_run_2160p50.U31" chart:label-cell-address="crowd_run_2160p50.A31:crowd_run_2160p50.A31" chart:class="chart:scatter">
            <chart:data-point chart:repeated="20"/>
          </chart:series>
          <chart:series chart:style-name="ch10" chart:values-cell-range-address="crowd_run_2160p50.B32:crowd_run_2160p50.U32" chart:label-cell-address="crowd_run_2160p50.A32:crowd_run_2160p50.A32" chart:class="chart:scatter">
            <chart:data-point chart:repeated="20"/>
          </chart:series>
          <chart:series chart:style-name="ch11" chart:values-cell-range-address="crowd_run_2160p50.B33:crowd_run_2160p50.U33" chart:label-cell-address="crowd_run_2160p50.A33:crowd_run_2160p50.A33" chart:class="chart:scatter">
            <chart:data-point chart:repeated="20"/>
          </chart:series>
          <chart:series chart:style-name="ch12" chart:values-cell-range-address="crowd_run_2160p50.B34:crowd_run_2160p50.U34" chart:label-cell-address="crowd_run_2160p50.A34:crowd_run_2160p50.A34" chart:class="chart:scatter">
            <chart:data-point chart:repeated="20"/>
          </chart:series>
          <chart:series chart:style-name="ch13" chart:values-cell-range-address="crowd_run_2160p50.B35:crowd_run_2160p50.U35" chart:label-cell-address="crowd_run_2160p50.A35:crowd_run_2160p50.A35" chart:class="chart:scatter">
            <chart:data-point chart:repeated="20"/>
          </chart:series>
          <chart:series chart:style-name="ch14" chart:values-cell-range-address="crowd_run_2160p50.B36:crowd_run_2160p50.U36" chart:label-cell-address="crowd_run_2160p50.A36:crowd_run_2160p50.A36" chart:class="chart:scatter">
            <chart:data-point chart:repeated="20"/>
          </chart:series>
          <chart:series chart:style-name="ch15" chart:values-cell-range-address="crowd_run_2160p50.B37:crowd_run_2160p50.U37" chart:label-cell-address="crowd_run_2160p50.A37:crowd_run_2160p50.A37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27:crowd_run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28:crowd_run_2160p50.A28</svg:desc>
                </draw:g>
              </table:table-cell>
              <table:table-cell office:value-type="float" office:value="0">
                <text:p>0</text:p>
                <draw:g>
                  <svg:desc>crowd_run_2160p50.B28:crowd_run_2160p50.U28</svg:desc>
                </draw:g>
              </table:table-cell>
              <table:table-cell office:value-type="float" office:value="0.030749">
                <text:p>0.030749</text:p>
              </table:table-cell>
              <table:table-cell office:value-type="float" office:value="0.125905">
                <text:p>0.125905</text:p>
              </table:table-cell>
              <table:table-cell office:value-type="float" office:value="0.216115">
                <text:p>0.216115</text:p>
              </table:table-cell>
              <table:table-cell office:value-type="float" office:value="0.801735">
                <text:p>0.801735</text:p>
              </table:table-cell>
              <table:table-cell office:value-type="float" office:value="1.64969">
                <text:p>1.64969</text:p>
              </table:table-cell>
              <table:table-cell office:value-type="float" office:value="3.363273">
                <text:p>3.363273</text:p>
              </table:table-cell>
              <table:table-cell office:value-type="float" office:value="6.407651">
                <text:p>6.407651</text:p>
              </table:table-cell>
              <table:table-cell office:value-type="float" office:value="9.304426">
                <text:p>9.304426</text:p>
              </table:table-cell>
              <table:table-cell office:value-type="float" office:value="14.306496">
                <text:p>14.306496</text:p>
              </table:table-cell>
              <table:table-cell office:value-type="float" office:value="14.602325">
                <text:p>14.602325</text:p>
              </table:table-cell>
              <table:table-cell office:value-type="float" office:value="16.137115">
                <text:p>16.137115</text:p>
              </table:table-cell>
              <table:table-cell office:value-type="float" office:value="25.631963">
                <text:p>25.631963</text:p>
              </table:table-cell>
              <table:table-cell office:value-type="float" office:value="29.886827">
                <text:p>29.886827</text:p>
              </table:table-cell>
              <table:table-cell office:value-type="float" office:value="33.842297">
                <text:p>33.842297</text:p>
              </table:table-cell>
              <table:table-cell office:value-type="float" office:value="37.875212">
                <text:p>37.875212</text:p>
              </table:table-cell>
              <table:table-cell office:value-type="float" office:value="39.848761">
                <text:p>39.848761</text:p>
              </table:table-cell>
              <table:table-cell office:value-type="float" office:value="41.864114">
                <text:p>41.864114</text:p>
              </table:table-cell>
              <table:table-cell office:value-type="float" office:value="44.593274">
                <text:p>44.593274</text:p>
              </table:table-cell>
              <table:table-cell office:value-type="float" office:value="46.291618">
                <text:p>46.291618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29:crowd_run_2160p50.A29</svg:desc>
                </draw:g>
              </table:table-cell>
              <table:table-cell office:value-type="float" office:value="0">
                <text:p>0</text:p>
                <draw:g>
                  <svg:desc>crowd_run_2160p50.B29:crowd_run_2160p50.U29</svg:desc>
                </draw:g>
              </table:table-cell>
              <table:table-cell office:value-type="float" office:value="0.029394">
                <text:p>0.029394</text:p>
              </table:table-cell>
              <table:table-cell office:value-type="float" office:value="0.320557">
                <text:p>0.320557</text:p>
              </table:table-cell>
              <table:table-cell office:value-type="float" office:value="0.739018">
                <text:p>0.739018</text:p>
              </table:table-cell>
              <table:table-cell office:value-type="float" office:value="1.806556">
                <text:p>1.806556</text:p>
              </table:table-cell>
              <table:table-cell office:value-type="float" office:value="3.342649">
                <text:p>3.342649</text:p>
              </table:table-cell>
              <table:table-cell office:value-type="float" office:value="5.856049">
                <text:p>5.856049</text:p>
              </table:table-cell>
              <table:table-cell office:value-type="float" office:value="5.716255">
                <text:p>5.716255</text:p>
              </table:table-cell>
              <table:table-cell office:value-type="float" office:value="6.038164">
                <text:p>6.038164</text:p>
              </table:table-cell>
              <table:table-cell office:value-type="float" office:value="6.409228">
                <text:p>6.409228</text:p>
              </table:table-cell>
              <table:table-cell office:value-type="float" office:value="10.948153">
                <text:p>10.948153</text:p>
              </table:table-cell>
              <table:table-cell office:value-type="float" office:value="17.229559">
                <text:p>17.229559</text:p>
              </table:table-cell>
              <table:table-cell office:value-type="float" office:value="23.084702">
                <text:p>23.084702</text:p>
              </table:table-cell>
              <table:table-cell office:value-type="float" office:value="28.243674">
                <text:p>28.243674</text:p>
              </table:table-cell>
              <table:table-cell office:value-type="float" office:value="32.718335">
                <text:p>32.718335</text:p>
              </table:table-cell>
              <table:table-cell office:value-type="float" office:value="36.583414">
                <text:p>36.583414</text:p>
              </table:table-cell>
              <table:table-cell office:value-type="float" office:value="40.154033">
                <text:p>40.154033</text:p>
              </table:table-cell>
              <table:table-cell office:value-type="float" office:value="43.411418">
                <text:p>43.411418</text:p>
              </table:table-cell>
              <table:table-cell office:value-type="float" office:value="46.339494">
                <text:p>46.339494</text:p>
              </table:table-cell>
              <table:table-cell office:value-type="float" office:value="48.974831">
                <text:p>48.974831</text:p>
              </table:table-cell>
            </table:table-row>
            <table:table-row>
              <table:table-cell office:value-type="string">
                <text:p>veryfast</text:p>
                <draw:g>
                  <svg:desc>crowd_run_2160p50.A30:crowd_run_2160p50.A30</svg:desc>
                </draw:g>
              </table:table-cell>
              <table:table-cell office:value-type="float" office:value="0.124062">
                <text:p>0.124062</text:p>
                <draw:g>
                  <svg:desc>crowd_run_2160p50.B30:crowd_run_2160p50.U30</svg:desc>
                </draw:g>
              </table:table-cell>
              <table:table-cell office:value-type="float" office:value="0.207535">
                <text:p>0.207535</text:p>
              </table:table-cell>
              <table:table-cell office:value-type="float" office:value="0.457339">
                <text:p>0.457339</text:p>
              </table:table-cell>
              <table:table-cell office:value-type="float" office:value="0.971823">
                <text:p>0.971823</text:p>
              </table:table-cell>
              <table:table-cell office:value-type="float" office:value="1.932004">
                <text:p>1.932004</text:p>
              </table:table-cell>
              <table:table-cell office:value-type="float" office:value="3.294946">
                <text:p>3.294946</text:p>
              </table:table-cell>
              <table:table-cell office:value-type="float" office:value="6.473397">
                <text:p>6.473397</text:p>
              </table:table-cell>
              <table:table-cell office:value-type="float" office:value="7.148888">
                <text:p>7.148888</text:p>
              </table:table-cell>
              <table:table-cell office:value-type="float" office:value="7.558233">
                <text:p>7.558233</text:p>
              </table:table-cell>
              <table:table-cell office:value-type="float" office:value="8.382052">
                <text:p>8.382052</text:p>
              </table:table-cell>
              <table:table-cell office:value-type="float" office:value="11.762034">
                <text:p>11.762034</text:p>
              </table:table-cell>
              <table:table-cell office:value-type="float" office:value="17.138337">
                <text:p>17.138337</text:p>
              </table:table-cell>
              <table:table-cell office:value-type="float" office:value="22.730941">
                <text:p>22.730941</text:p>
              </table:table-cell>
              <table:table-cell office:value-type="float" office:value="27.848254">
                <text:p>27.848254</text:p>
              </table:table-cell>
              <table:table-cell office:value-type="float" office:value="32.202741">
                <text:p>32.202741</text:p>
              </table:table-cell>
              <table:table-cell office:value-type="float" office:value="36.088109">
                <text:p>36.088109</text:p>
              </table:table-cell>
              <table:table-cell office:value-type="float" office:value="39.468949">
                <text:p>39.468949</text:p>
              </table:table-cell>
              <table:table-cell office:value-type="float" office:value="42.590385">
                <text:p>42.590385</text:p>
              </table:table-cell>
              <table:table-cell office:value-type="float" office:value="45.385513">
                <text:p>45.385513</text:p>
              </table:table-cell>
              <table:table-cell office:value-type="float" office:value="47.772266">
                <text:p>47.772266</text:p>
              </table:table-cell>
            </table:table-row>
            <table:table-row>
              <table:table-cell office:value-type="string">
                <text:p>faster</text:p>
                <draw:g>
                  <svg:desc>crowd_run_2160p50.A31:crowd_run_2160p50.A31</svg:desc>
                </draw:g>
              </table:table-cell>
              <table:table-cell office:value-type="float" office:value="0">
                <text:p>0</text:p>
                <draw:g>
                  <svg:desc>crowd_run_2160p50.B31:crowd_run_2160p50.U31</svg:desc>
                </draw:g>
              </table:table-cell>
              <table:table-cell office:value-type="float" office:value="0.236359">
                <text:p>0.236359</text:p>
              </table:table-cell>
              <table:table-cell office:value-type="float" office:value="0.609184">
                <text:p>0.609184</text:p>
              </table:table-cell>
              <table:table-cell office:value-type="float" office:value="0.925751">
                <text:p>0.925751</text:p>
              </table:table-cell>
              <table:table-cell office:value-type="float" office:value="1.230946">
                <text:p>1.230946</text:p>
              </table:table-cell>
              <table:table-cell office:value-type="float" office:value="1.640176">
                <text:p>1.640176</text:p>
              </table:table-cell>
              <table:table-cell office:value-type="float" office:value="2.562919">
                <text:p>2.562919</text:p>
              </table:table-cell>
              <table:table-cell office:value-type="float" office:value="4.457747">
                <text:p>4.457747</text:p>
              </table:table-cell>
              <table:table-cell office:value-type="float" office:value="7.065087">
                <text:p>7.065087</text:p>
              </table:table-cell>
              <table:table-cell office:value-type="float" office:value="10.051473">
                <text:p>10.051473</text:p>
              </table:table-cell>
              <table:table-cell office:value-type="float" office:value="15.777923">
                <text:p>15.777923</text:p>
              </table:table-cell>
              <table:table-cell office:value-type="float" office:value="20.753822">
                <text:p>20.753822</text:p>
              </table:table-cell>
              <table:table-cell office:value-type="float" office:value="25.742965">
                <text:p>25.742965</text:p>
              </table:table-cell>
              <table:table-cell office:value-type="float" office:value="30.752131">
                <text:p>30.752131</text:p>
              </table:table-cell>
              <table:table-cell office:value-type="float" office:value="35.684279">
                <text:p>35.684279</text:p>
              </table:table-cell>
              <table:table-cell office:value-type="float" office:value="40.290683">
                <text:p>40.290683</text:p>
              </table:table-cell>
              <table:table-cell office:value-type="float" office:value="44.28191">
                <text:p>44.28191</text:p>
              </table:table-cell>
              <table:table-cell office:value-type="float" office:value="47.776104">
                <text:p>47.776104</text:p>
              </table:table-cell>
              <table:table-cell office:value-type="float" office:value="50.831887">
                <text:p>50.831887</text:p>
              </table:table-cell>
              <table:table-cell office:value-type="float" office:value="53.564796">
                <text:p>53.564796</text:p>
              </table:table-cell>
            </table:table-row>
            <table:table-row>
              <table:table-cell office:value-type="string">
                <text:p>fast</text:p>
                <draw:g>
                  <svg:desc>crowd_run_2160p50.A32:crowd_run_2160p50.A32</svg:desc>
                </draw:g>
              </table:table-cell>
              <table:table-cell office:value-type="float" office:value="0">
                <text:p>0</text:p>
                <draw:g>
                  <svg:desc>crowd_run_2160p50.B32:crowd_run_2160p50.U32</svg:desc>
                </draw:g>
              </table:table-cell>
              <table:table-cell office:value-type="float" office:value="0.278005">
                <text:p>0.278005</text:p>
              </table:table-cell>
              <table:table-cell office:value-type="float" office:value="0.640475">
                <text:p>0.640475</text:p>
              </table:table-cell>
              <table:table-cell office:value-type="float" office:value="0.957668">
                <text:p>0.957668</text:p>
              </table:table-cell>
              <table:table-cell office:value-type="float" office:value="1.256477">
                <text:p>1.256477</text:p>
              </table:table-cell>
              <table:table-cell office:value-type="float" office:value="1.569501">
                <text:p>1.569501</text:p>
              </table:table-cell>
              <table:table-cell office:value-type="float" office:value="2.267925">
                <text:p>2.267925</text:p>
              </table:table-cell>
              <table:table-cell office:value-type="float" office:value="4.425578">
                <text:p>4.425578</text:p>
              </table:table-cell>
              <table:table-cell office:value-type="float" office:value="8.567887">
                <text:p>8.567887</text:p>
              </table:table-cell>
              <table:table-cell office:value-type="float" office:value="12.954239">
                <text:p>12.954239</text:p>
              </table:table-cell>
              <table:table-cell office:value-type="float" office:value="19.688397">
                <text:p>19.688397</text:p>
              </table:table-cell>
              <table:table-cell office:value-type="float" office:value="24.839087">
                <text:p>24.839087</text:p>
              </table:table-cell>
              <table:table-cell office:value-type="float" office:value="29.638154">
                <text:p>29.638154</text:p>
              </table:table-cell>
              <table:table-cell office:value-type="float" office:value="34.311339">
                <text:p>34.311339</text:p>
              </table:table-cell>
              <table:table-cell office:value-type="float" office:value="38.690848">
                <text:p>38.690848</text:p>
              </table:table-cell>
              <table:table-cell office:value-type="float" office:value="42.728465">
                <text:p>42.728465</text:p>
              </table:table-cell>
              <table:table-cell office:value-type="float" office:value="46.388152">
                <text:p>46.388152</text:p>
              </table:table-cell>
              <table:table-cell office:value-type="float" office:value="49.470543">
                <text:p>49.470543</text:p>
              </table:table-cell>
              <table:table-cell office:value-type="float" office:value="52.312502">
                <text:p>52.312502</text:p>
              </table:table-cell>
              <table:table-cell office:value-type="float" office:value="54.793598">
                <text:p>54.793598</text:p>
              </table:table-cell>
            </table:table-row>
            <table:table-row>
              <table:table-cell office:value-type="string">
                <text:p>medium</text:p>
                <draw:g>
                  <svg:desc>crowd_run_2160p50.A33:crowd_run_2160p50.A33</svg:desc>
                </draw:g>
              </table:table-cell>
              <table:table-cell office:value-type="float" office:value="0">
                <text:p>0</text:p>
                <draw:g>
                  <svg:desc>crowd_run_2160p50.B33:crowd_run_2160p50.U33</svg:desc>
                </draw:g>
              </table:table-cell>
              <table:table-cell office:value-type="float" office:value="0.210823">
                <text:p>0.210823</text:p>
              </table:table-cell>
              <table:table-cell office:value-type="float" office:value="0.559341">
                <text:p>0.559341</text:p>
              </table:table-cell>
              <table:table-cell office:value-type="float" office:value="1.086059">
                <text:p>1.086059</text:p>
              </table:table-cell>
              <table:table-cell office:value-type="float" office:value="2.441615">
                <text:p>2.441615</text:p>
              </table:table-cell>
              <table:table-cell office:value-type="float" office:value="4.320909">
                <text:p>4.320909</text:p>
              </table:table-cell>
              <table:table-cell office:value-type="float" office:value="6.797152">
                <text:p>6.797152</text:p>
              </table:table-cell>
              <table:table-cell office:value-type="float" office:value="10.150398">
                <text:p>10.150398</text:p>
              </table:table-cell>
              <table:table-cell office:value-type="float" office:value="13.513846">
                <text:p>13.513846</text:p>
              </table:table-cell>
              <table:table-cell office:value-type="float" office:value="16.461084">
                <text:p>16.461084</text:p>
              </table:table-cell>
              <table:table-cell office:value-type="float" office:value="22.449411">
                <text:p>22.449411</text:p>
              </table:table-cell>
              <table:table-cell office:value-type="float" office:value="28.235604">
                <text:p>28.235604</text:p>
              </table:table-cell>
              <table:table-cell office:value-type="float" office:value="33.266778">
                <text:p>33.266778</text:p>
              </table:table-cell>
              <table:table-cell office:value-type="float" office:value="37.924835">
                <text:p>37.924835</text:p>
              </table:table-cell>
              <table:table-cell office:value-type="float" office:value="41.92558">
                <text:p>41.92558</text:p>
              </table:table-cell>
              <table:table-cell office:value-type="float" office:value="45.510224">
                <text:p>45.510224</text:p>
              </table:table-cell>
              <table:table-cell office:value-type="float" office:value="48.904351">
                <text:p>48.904351</text:p>
              </table:table-cell>
              <table:table-cell office:value-type="float" office:value="51.669948">
                <text:p>51.669948</text:p>
              </table:table-cell>
              <table:table-cell office:value-type="float" office:value="54.272629">
                <text:p>54.272629</text:p>
              </table:table-cell>
              <table:table-cell office:value-type="float" office:value="56.709188">
                <text:p>56.709188</text:p>
              </table:table-cell>
            </table:table-row>
            <table:table-row>
              <table:table-cell office:value-type="string">
                <text:p>slow</text:p>
                <draw:g>
                  <svg:desc>crowd_run_2160p50.A34:crowd_run_2160p50.A34</svg:desc>
                </draw:g>
              </table:table-cell>
              <table:table-cell office:value-type="float" office:value="0">
                <text:p>0</text:p>
                <draw:g>
                  <svg:desc>crowd_run_2160p50.B34:crowd_run_2160p50.U34</svg:desc>
                </draw:g>
              </table:table-cell>
              <table:table-cell office:value-type="float" office:value="0.256392">
                <text:p>0.256392</text:p>
              </table:table-cell>
              <table:table-cell office:value-type="float" office:value="0.5918">
                <text:p>0.5918</text:p>
              </table:table-cell>
              <table:table-cell office:value-type="float" office:value="0.895802">
                <text:p>0.895802</text:p>
              </table:table-cell>
              <table:table-cell office:value-type="float" office:value="1.631594">
                <text:p>1.631594</text:p>
              </table:table-cell>
              <table:table-cell office:value-type="float" office:value="2.949824">
                <text:p>2.949824</text:p>
              </table:table-cell>
              <table:table-cell office:value-type="float" office:value="5.294512">
                <text:p>5.294512</text:p>
              </table:table-cell>
              <table:table-cell office:value-type="float" office:value="8.435931">
                <text:p>8.435931</text:p>
              </table:table-cell>
              <table:table-cell office:value-type="float" office:value="12.064515">
                <text:p>12.064515</text:p>
              </table:table-cell>
              <table:table-cell office:value-type="float" office:value="15.731854">
                <text:p>15.731854</text:p>
              </table:table-cell>
              <table:table-cell office:value-type="float" office:value="22.615326">
                <text:p>22.615326</text:p>
              </table:table-cell>
              <table:table-cell office:value-type="float" office:value="28.724605">
                <text:p>28.724605</text:p>
              </table:table-cell>
              <table:table-cell office:value-type="float" office:value="34.246878">
                <text:p>34.246878</text:p>
              </table:table-cell>
              <table:table-cell office:value-type="float" office:value="38.954992">
                <text:p>38.954992</text:p>
              </table:table-cell>
              <table:table-cell office:value-type="float" office:value="43.179762">
                <text:p>43.179762</text:p>
              </table:table-cell>
              <table:table-cell office:value-type="float" office:value="46.749413">
                <text:p>46.749413</text:p>
              </table:table-cell>
              <table:table-cell office:value-type="float" office:value="49.952326">
                <text:p>49.952326</text:p>
              </table:table-cell>
              <table:table-cell office:value-type="float" office:value="52.828507">
                <text:p>52.828507</text:p>
              </table:table-cell>
              <table:table-cell office:value-type="float" office:value="55.398844">
                <text:p>55.398844</text:p>
              </table:table-cell>
              <table:table-cell office:value-type="float" office:value="57.703552">
                <text:p>57.703552</text:p>
              </table:table-cell>
            </table:table-row>
            <table:table-row>
              <table:table-cell office:value-type="string">
                <text:p>slower</text:p>
                <draw:g>
                  <svg:desc>crowd_run_2160p50.A35:crowd_run_2160p50.A35</svg:desc>
                </draw:g>
              </table:table-cell>
              <table:table-cell office:value-type="float" office:value="0">
                <text:p>0</text:p>
                <draw:g>
                  <svg:desc>crowd_run_2160p50.B35:crowd_run_2160p50.U35</svg:desc>
                </draw:g>
              </table:table-cell>
              <table:table-cell office:value-type="float" office:value="0.291366">
                <text:p>0.291366</text:p>
              </table:table-cell>
              <table:table-cell office:value-type="float" office:value="0.583238">
                <text:p>0.583238</text:p>
              </table:table-cell>
              <table:table-cell office:value-type="float" office:value="0.842033">
                <text:p>0.842033</text:p>
              </table:table-cell>
              <table:table-cell office:value-type="float" office:value="1.574451">
                <text:p>1.574451</text:p>
              </table:table-cell>
              <table:table-cell office:value-type="float" office:value="2.940178">
                <text:p>2.940178</text:p>
              </table:table-cell>
              <table:table-cell office:value-type="float" office:value="5.484201">
                <text:p>5.484201</text:p>
              </table:table-cell>
              <table:table-cell office:value-type="float" office:value="9.383352">
                <text:p>9.383352</text:p>
              </table:table-cell>
              <table:table-cell office:value-type="float" office:value="13.552596">
                <text:p>13.552596</text:p>
              </table:table-cell>
              <table:table-cell office:value-type="float" office:value="17.135382">
                <text:p>17.135382</text:p>
              </table:table-cell>
              <table:table-cell office:value-type="float" office:value="23.709292">
                <text:p>23.709292</text:p>
              </table:table-cell>
              <table:table-cell office:value-type="float" office:value="30.097695">
                <text:p>30.097695</text:p>
              </table:table-cell>
              <table:table-cell office:value-type="float" office:value="35.597015">
                <text:p>35.597015</text:p>
              </table:table-cell>
              <table:table-cell office:value-type="float" office:value="40.520826">
                <text:p>40.520826</text:p>
              </table:table-cell>
              <table:table-cell office:value-type="float" office:value="44.817531">
                <text:p>44.817531</text:p>
              </table:table-cell>
              <table:table-cell office:value-type="float" office:value="48.548798">
                <text:p>48.548798</text:p>
              </table:table-cell>
              <table:table-cell office:value-type="float" office:value="51.739839">
                <text:p>51.739839</text:p>
              </table:table-cell>
              <table:table-cell office:value-type="float" office:value="54.542652">
                <text:p>54.542652</text:p>
              </table:table-cell>
              <table:table-cell office:value-type="float" office:value="57.14874">
                <text:p>57.14874</text:p>
              </table:table-cell>
              <table:table-cell office:value-type="float" office:value="59.440913">
                <text:p>59.440913</text:p>
              </table:table-cell>
            </table:table-row>
            <table:table-row>
              <table:table-cell office:value-type="string">
                <text:p>veryslow</text:p>
                <draw:g>
                  <svg:desc>crowd_run_2160p50.A36:crowd_run_2160p50.A36</svg:desc>
                </draw:g>
              </table:table-cell>
              <table:table-cell office:value-type="float" office:value="0.025995">
                <text:p>0.025995</text:p>
                <draw:g>
                  <svg:desc>crowd_run_2160p50.B36:crowd_run_2160p50.U36</svg:desc>
                </draw:g>
              </table:table-cell>
              <table:table-cell office:value-type="float" office:value="0.31199">
                <text:p>0.31199</text:p>
              </table:table-cell>
              <table:table-cell office:value-type="float" office:value="0.707962">
                <text:p>0.707962</text:p>
              </table:table-cell>
              <table:table-cell office:value-type="float" office:value="0.985826">
                <text:p>0.985826</text:p>
              </table:table-cell>
              <table:table-cell office:value-type="float" office:value="1.786575">
                <text:p>1.786575</text:p>
              </table:table-cell>
              <table:table-cell office:value-type="float" office:value="3.270094">
                <text:p>3.270094</text:p>
              </table:table-cell>
              <table:table-cell office:value-type="float" office:value="5.611186">
                <text:p>5.611186</text:p>
              </table:table-cell>
              <table:table-cell office:value-type="float" office:value="9.357813">
                <text:p>9.357813</text:p>
              </table:table-cell>
              <table:table-cell office:value-type="float" office:value="13.544945">
                <text:p>13.544945</text:p>
              </table:table-cell>
              <table:table-cell office:value-type="float" office:value="17.41311">
                <text:p>17.41311</text:p>
              </table:table-cell>
              <table:table-cell office:value-type="float" office:value="24.82313">
                <text:p>24.82313</text:p>
              </table:table-cell>
              <table:table-cell office:value-type="float" office:value="31.350916">
                <text:p>31.350916</text:p>
              </table:table-cell>
              <table:table-cell office:value-type="float" office:value="37.05399">
                <text:p>37.05399</text:p>
              </table:table-cell>
              <table:table-cell office:value-type="float" office:value="41.982855">
                <text:p>41.982855</text:p>
              </table:table-cell>
              <table:table-cell office:value-type="float" office:value="46.230135">
                <text:p>46.230135</text:p>
              </table:table-cell>
              <table:table-cell office:value-type="float" office:value="49.995946">
                <text:p>49.995946</text:p>
              </table:table-cell>
              <table:table-cell office:value-type="float" office:value="53.209397">
                <text:p>53.209397</text:p>
              </table:table-cell>
              <table:table-cell office:value-type="float" office:value="56.027597">
                <text:p>56.027597</text:p>
              </table:table-cell>
              <table:table-cell office:value-type="float" office:value="58.634196">
                <text:p>58.634196</text:p>
              </table:table-cell>
              <table:table-cell office:value-type="float" office:value="60.933249">
                <text:p>60.933249</text:p>
              </table:table-cell>
            </table:table-row>
            <table:table-row>
              <table:table-cell office:value-type="string">
                <text:p>placebo</text:p>
                <draw:g>
                  <svg:desc>crowd_run_2160p50.A37:crowd_run_2160p50.A37</svg:desc>
                </draw:g>
              </table:table-cell>
              <table:table-cell office:value-type="float" office:value="0">
                <text:p>0</text:p>
                <draw:g>
                  <svg:desc>crowd_run_2160p50.B37:crowd_run_2160p50.U37</svg:desc>
                </draw:g>
              </table:table-cell>
              <table:table-cell office:value-type="float" office:value="0.190604">
                <text:p>0.190604</text:p>
              </table:table-cell>
              <table:table-cell office:value-type="float" office:value="0.494234">
                <text:p>0.494234</text:p>
              </table:table-cell>
              <table:table-cell office:value-type="float" office:value="0.732492">
                <text:p>0.732492</text:p>
              </table:table-cell>
              <table:table-cell office:value-type="float" office:value="1.012308">
                <text:p>1.012308</text:p>
              </table:table-cell>
              <table:table-cell office:value-type="float" office:value="1.840309">
                <text:p>1.840309</text:p>
              </table:table-cell>
              <table:table-cell office:value-type="float" office:value="3.684666">
                <text:p>3.684666</text:p>
              </table:table-cell>
              <table:table-cell office:value-type="float" office:value="6.486511">
                <text:p>6.486511</text:p>
              </table:table-cell>
              <table:table-cell office:value-type="float" office:value="10.356938">
                <text:p>10.356938</text:p>
              </table:table-cell>
              <table:table-cell office:value-type="float" office:value="14.303362">
                <text:p>14.303362</text:p>
              </table:table-cell>
              <table:table-cell office:value-type="float" office:value="21.701632">
                <text:p>21.701632</text:p>
              </table:table-cell>
              <table:table-cell office:value-type="float" office:value="28.474857">
                <text:p>28.474857</text:p>
              </table:table-cell>
              <table:table-cell office:value-type="float" office:value="34.671958">
                <text:p>34.671958</text:p>
              </table:table-cell>
              <table:table-cell office:value-type="float" office:value="39.832534">
                <text:p>39.832534</text:p>
              </table:table-cell>
              <table:table-cell office:value-type="float" office:value="44.405376">
                <text:p>44.405376</text:p>
              </table:table-cell>
              <table:table-cell office:value-type="float" office:value="48.420096">
                <text:p>48.420096</text:p>
              </table:table-cell>
              <table:table-cell office:value-type="float" office:value="51.794631">
                <text:p>51.794631</text:p>
              </table:table-cell>
              <table:table-cell office:value-type="float" office:value="54.855041">
                <text:p>54.855041</text:p>
              </table:table-cell>
              <table:table-cell office:value-type="float" office:value="57.421248">
                <text:p>57.421248</text:p>
              </table:table-cell>
              <table:table-cell office:value-type="float" office:value="59.88501">
                <text:p>59.885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1.93cm" style:legend-expansion="high" chart:style-name="ch2"/>
        <chart:plot-area chart:style-name="ch3" table:cell-range-address="crowd_run_2160p50.A39:crowd_run_2160p50.U49" chart:data-source-has-labels="column" svg:x="0.32cm" svg:y="0.18cm" svg:width="12.598cm" svg:height="8.64cm">
          <chartooo:coordinate-region svg:x="1.524cm" svg:y="0.383cm" svg:width="10.916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0:crowd_run_2160p50.U40" chart:label-cell-address="crowd_run_2160p50.A40:crowd_run_2160p50.A40" chart:class="chart:scatter">
            <chart:domain table:cell-range-address="crowd_run_2160p50.B39:crowd_run_2160p50.U39"/>
            <chart:data-point chart:repeated="20"/>
          </chart:series>
          <chart:series chart:style-name="ch7" chart:values-cell-range-address="crowd_run_2160p50.B41:crowd_run_2160p50.U41" chart:label-cell-address="crowd_run_2160p50.A41:crowd_run_2160p50.A41" chart:class="chart:scatter">
            <chart:data-point chart:repeated="20"/>
          </chart:series>
          <chart:series chart:style-name="ch8" chart:values-cell-range-address="crowd_run_2160p50.B42:crowd_run_2160p50.U42" chart:label-cell-address="crowd_run_2160p50.A42:crowd_run_2160p50.A42" chart:class="chart:scatter">
            <chart:data-point chart:repeated="20"/>
          </chart:series>
          <chart:series chart:style-name="ch9" chart:values-cell-range-address="crowd_run_2160p50.B43:crowd_run_2160p50.U43" chart:label-cell-address="crowd_run_2160p50.A43:crowd_run_2160p50.A43" chart:class="chart:scatter">
            <chart:data-point chart:repeated="20"/>
          </chart:series>
          <chart:series chart:style-name="ch10" chart:values-cell-range-address="crowd_run_2160p50.B44:crowd_run_2160p50.U44" chart:label-cell-address="crowd_run_2160p50.A44:crowd_run_2160p50.A44" chart:class="chart:scatter">
            <chart:data-point chart:repeated="20"/>
          </chart:series>
          <chart:series chart:style-name="ch11" chart:values-cell-range-address="crowd_run_2160p50.B45:crowd_run_2160p50.U45" chart:label-cell-address="crowd_run_2160p50.A45:crowd_run_2160p50.A45" chart:class="chart:scatter">
            <chart:data-point chart:repeated="20"/>
          </chart:series>
          <chart:series chart:style-name="ch12" chart:values-cell-range-address="crowd_run_2160p50.B46:crowd_run_2160p50.U46" chart:label-cell-address="crowd_run_2160p50.A46:crowd_run_2160p50.A46" chart:class="chart:scatter">
            <chart:data-point chart:repeated="20"/>
          </chart:series>
          <chart:series chart:style-name="ch13" chart:values-cell-range-address="crowd_run_2160p50.B47:crowd_run_2160p50.U47" chart:label-cell-address="crowd_run_2160p50.A47:crowd_run_2160p50.A47" chart:class="chart:scatter">
            <chart:data-point chart:repeated="20"/>
          </chart:series>
          <chart:series chart:style-name="ch14" chart:values-cell-range-address="crowd_run_2160p50.B48:crowd_run_2160p50.U48" chart:label-cell-address="crowd_run_2160p50.A48:crowd_run_2160p50.A48" chart:class="chart:scatter">
            <chart:data-point chart:repeated="20"/>
          </chart:series>
          <chart:series chart:style-name="ch15" chart:values-cell-range-address="crowd_run_2160p50.B49:crowd_run_2160p50.U49" chart:label-cell-address="crowd_run_2160p50.A49:crowd_run_2160p50.A49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9:crowd_run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crowd_run_2160p50.A40:crowd_run_2160p50.A40</svg:desc>
                </draw:g>
              </table:table-cell>
              <table:table-cell office:value-type="float" office:value="103.88">
                <text:p>103.88</text:p>
                <draw:g>
                  <svg:desc>crowd_run_2160p50.B40:crowd_run_2160p50.U40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superfast</text:p>
                <draw:g>
                  <svg:desc>crowd_run_2160p50.A41:crowd_run_2160p50.A41</svg:desc>
                </draw:g>
              </table:table-cell>
              <table:table-cell office:value-type="float" office:value="159.4239">
                <text:p>159.4239</text:p>
                <draw:g>
                  <svg:desc>crowd_run_2160p50.B41:crowd_run_2160p50.U41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veryfast</text:p>
                <draw:g>
                  <svg:desc>crowd_run_2160p50.A42:crowd_run_2160p50.A42</svg:desc>
                </draw:g>
              </table:table-cell>
              <table:table-cell office:value-type="float" office:value="241.6798">
                <text:p>241.6798</text:p>
                <draw:g>
                  <svg:desc>crowd_run_2160p50.B42:crowd_run_2160p50.U42</svg:desc>
                </draw:g>
              </table:table-cell>
              <table:table-cell office:value-type="float" office:value="242.6778">
                <text:p>242.6778</text:p>
              </table:table-cell>
              <table:table-cell office:value-type="float" office:value="245.2008">
                <text:p>245.2008</text:p>
              </table:table-cell>
              <table:table-cell office:value-type="float" office:value="258.4892">
                <text:p>258.4892</text:p>
              </table:table-cell>
              <table:table-cell office:value-type="float" office:value="263.2375">
                <text:p>263.2375</text:p>
              </table:table-cell>
              <table:table-cell office:value-type="float" office:value="267.0497">
                <text:p>267.0497</text:p>
              </table:table-cell>
              <table:table-cell office:value-type="float" office:value="270.6006">
                <text:p>270.6006</text:p>
              </table:table-cell>
              <table:table-cell office:value-type="float" office:value="274.0182">
                <text:p>274.0182</text:p>
              </table:table-cell>
              <table:table-cell office:value-type="float" office:value="277.1163">
                <text:p>277.1163</text:p>
              </table:table-cell>
              <table:table-cell office:value-type="float" office:value="273.9067">
                <text:p>273.9067</text:p>
              </table:table-cell>
              <table:table-cell office:value-type="float" office:value="281.1614">
                <text:p>281.1614</text:p>
              </table:table-cell>
              <table:table-cell office:value-type="float" office:value="285.254">
                <text:p>285.254</text:p>
              </table:table-cell>
              <table:table-cell office:value-type="float" office:value="302.385">
                <text:p>302.385</text:p>
              </table:table-cell>
              <table:table-cell office:value-type="float" office:value="303.1317">
                <text:p>303.1317</text:p>
              </table:table-cell>
              <table:table-cell office:value-type="float" office:value="309.5067">
                <text:p>309.5067</text:p>
              </table:table-cell>
              <table:table-cell office:value-type="float" office:value="320.7624">
                <text:p>320.7624</text:p>
              </table:table-cell>
              <table:table-cell office:value-type="float" office:value="320.8077">
                <text:p>320.8077</text:p>
              </table:table-cell>
              <table:table-cell office:value-type="float" office:value="323.7972">
                <text:p>323.7972</text:p>
              </table:table-cell>
              <table:table-cell office:value-type="float" office:value="331.9435">
                <text:p>331.9435</text:p>
              </table:table-cell>
              <table:table-cell office:value-type="float" office:value="329.8063">
                <text:p>329.8063</text:p>
              </table:table-cell>
            </table:table-row>
            <table:table-row>
              <table:table-cell office:value-type="string">
                <text:p>faster</text:p>
                <draw:g>
                  <svg:desc>crowd_run_2160p50.A43:crowd_run_2160p50.A43</svg:desc>
                </draw:g>
              </table:table-cell>
              <table:table-cell office:value-type="float" office:value="421.9366">
                <text:p>421.9366</text:p>
                <draw:g>
                  <svg:desc>crowd_run_2160p50.B43:crowd_run_2160p50.U43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fast</text:p>
                <draw:g>
                  <svg:desc>crowd_run_2160p50.A44:crowd_run_2160p50.A44</svg:desc>
                </draw:g>
              </table:table-cell>
              <table:table-cell office:value-type="float" office:value="432.3807">
                <text:p>432.3807</text:p>
                <draw:g>
                  <svg:desc>crowd_run_2160p50.B44:crowd_run_2160p50.U44</svg:desc>
                </draw:g>
              </table:table-cell>
              <table:table-cell office:value-type="float" office:value="454.5516">
                <text:p>454.5516</text:p>
              </table:table-cell>
              <table:table-cell office:value-type="float" office:value="451.6662">
                <text:p>451.6662</text:p>
              </table:table-cell>
              <table:table-cell office:value-type="float" office:value="498.8102">
                <text:p>498.8102</text:p>
              </table:table-cell>
              <table:table-cell office:value-type="float" office:value="504.4665">
                <text:p>504.4665</text:p>
              </table:table-cell>
              <table:table-cell office:value-type="float" office:value="519.8238">
                <text:p>519.8238</text:p>
              </table:table-cell>
              <table:table-cell office:value-type="float" office:value="529.1467">
                <text:p>529.1467</text:p>
              </table:table-cell>
              <table:table-cell office:value-type="float" office:value="535.4109">
                <text:p>535.4109</text:p>
              </table:table-cell>
              <table:table-cell office:value-type="float" office:value="518.2029">
                <text:p>518.2029</text:p>
              </table:table-cell>
              <table:table-cell office:value-type="float" office:value="549.4861">
                <text:p>549.4861</text:p>
              </table:table-cell>
              <table:table-cell office:value-type="float" office:value="550.0597">
                <text:p>550.0597</text:p>
              </table:table-cell>
              <table:table-cell office:value-type="float" office:value="577.2206">
                <text:p>577.2206</text:p>
              </table:table-cell>
              <table:table-cell office:value-type="float" office:value="577.6089">
                <text:p>577.6089</text:p>
              </table:table-cell>
              <table:table-cell office:value-type="float" office:value="594.7333">
                <text:p>594.7333</text:p>
              </table:table-cell>
              <table:table-cell office:value-type="float" office:value="625.5804">
                <text:p>625.5804</text:p>
              </table:table-cell>
              <table:table-cell office:value-type="float" office:value="648.3436">
                <text:p>648.3436</text:p>
              </table:table-cell>
              <table:table-cell office:value-type="float" office:value="671.234">
                <text:p>671.234</text:p>
              </table:table-cell>
              <table:table-cell office:value-type="float" office:value="701.876">
                <text:p>701.876</text:p>
              </table:table-cell>
              <table:table-cell office:value-type="float" office:value="691.6049">
                <text:p>691.6049</text:p>
              </table:table-cell>
              <table:table-cell office:value-type="float" office:value="752.8619">
                <text:p>752.8619</text:p>
              </table:table-cell>
            </table:table-row>
            <table:table-row>
              <table:table-cell office:value-type="string">
                <text:p>medium</text:p>
                <draw:g>
                  <svg:desc>crowd_run_2160p50.A45:crowd_run_2160p50.A45</svg:desc>
                </draw:g>
              </table:table-cell>
              <table:table-cell office:value-type="float" office:value="400.6316">
                <text:p>400.6316</text:p>
                <draw:g>
                  <svg:desc>crowd_run_2160p50.B45:crowd_run_2160p50.U45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slow</text:p>
                <draw:g>
                  <svg:desc>crowd_run_2160p50.A46:crowd_run_2160p50.A46</svg:desc>
                </draw:g>
              </table:table-cell>
              <table:table-cell office:value-type="float" office:value="460.2101">
                <text:p>460.2101</text:p>
                <draw:g>
                  <svg:desc>crowd_run_2160p50.B46:crowd_run_2160p50.U46</svg:desc>
                </draw:g>
              </table:table-cell>
              <table:table-cell office:value-type="float" office:value="508.9665">
                <text:p>508.9665</text:p>
              </table:table-cell>
              <table:table-cell office:value-type="float" office:value="613.1057">
                <text:p>613.1057</text:p>
              </table:table-cell>
              <table:table-cell office:value-type="float" office:value="711.1525">
                <text:p>711.1525</text:p>
              </table:table-cell>
              <table:table-cell office:value-type="float" office:value="760.7101">
                <text:p>760.7101</text:p>
              </table:table-cell>
              <table:table-cell office:value-type="float" office:value="785.9278">
                <text:p>785.9278</text:p>
              </table:table-cell>
              <table:table-cell office:value-type="float" office:value="809.9405">
                <text:p>809.9405</text:p>
              </table:table-cell>
              <table:table-cell office:value-type="float" office:value="826.9611">
                <text:p>826.9611</text:p>
              </table:table-cell>
              <table:table-cell office:value-type="float" office:value="836.3708">
                <text:p>836.3708</text:p>
              </table:table-cell>
              <table:table-cell office:value-type="float" office:value="855.7833">
                <text:p>855.7833</text:p>
              </table:table-cell>
              <table:table-cell office:value-type="float" office:value="879.8859">
                <text:p>879.8859</text:p>
              </table:table-cell>
              <table:table-cell office:value-type="float" office:value="928.7699">
                <text:p>928.7699</text:p>
              </table:table-cell>
              <table:table-cell office:value-type="float" office:value="965.2009">
                <text:p>965.2009</text:p>
              </table:table-cell>
              <table:table-cell office:value-type="float" office:value="1003.4782">
                <text:p>1003.4782</text:p>
              </table:table-cell>
              <table:table-cell office:value-type="float" office:value="1055.346">
                <text:p>1055.346</text:p>
              </table:table-cell>
              <table:table-cell office:value-type="float" office:value="1092.0103">
                <text:p>1092.0103</text:p>
              </table:table-cell>
              <table:table-cell office:value-type="float" office:value="1133.2525">
                <text:p>1133.2525</text:p>
              </table:table-cell>
              <table:table-cell office:value-type="float" office:value="1171.4535">
                <text:p>1171.4535</text:p>
              </table:table-cell>
              <table:table-cell office:value-type="float" office:value="1146.2237">
                <text:p>1146.2237</text:p>
              </table:table-cell>
              <table:table-cell office:value-type="float" office:value="1242.7956">
                <text:p>1242.7956</text:p>
              </table:table-cell>
            </table:table-row>
            <table:table-row>
              <table:table-cell office:value-type="string">
                <text:p>slower</text:p>
                <draw:g>
                  <svg:desc>crowd_run_2160p50.A47:crowd_run_2160p50.A47</svg:desc>
                </draw:g>
              </table:table-cell>
              <table:table-cell office:value-type="float" office:value="1054.2206">
                <text:p>1054.2206</text:p>
                <draw:g>
                  <svg:desc>crowd_run_2160p50.B47:crowd_run_2160p50.U47</svg:desc>
                </draw:g>
              </table:table-cell>
              <table:table-cell office:value-type="float" office:value="1056.9112">
                <text:p>1056.9112</text:p>
              </table:table-cell>
              <table:table-cell office:value-type="float" office:value="1461.416">
                <text:p>1461.416</text:p>
              </table:table-cell>
              <table:table-cell office:value-type="float" office:value="1829.0202">
                <text:p>1829.0202</text:p>
              </table:table-cell>
              <table:table-cell office:value-type="float" office:value="1989.3168">
                <text:p>1989.3168</text:p>
              </table:table-cell>
              <table:table-cell office:value-type="float" office:value="2073.7278">
                <text:p>2073.7278</text:p>
              </table:table-cell>
              <table:table-cell office:value-type="float" office:value="2116.743">
                <text:p>2116.743</text:p>
              </table:table-cell>
              <table:table-cell office:value-type="float" office:value="2150.2106">
                <text:p>2150.2106</text:p>
              </table:table-cell>
              <table:table-cell office:value-type="float" office:value="2151.2199">
                <text:p>2151.2199</text:p>
              </table:table-cell>
              <table:table-cell office:value-type="float" office:value="2171.8225">
                <text:p>2171.8225</text:p>
              </table:table-cell>
              <table:table-cell office:value-type="float" office:value="2231.9683">
                <text:p>2231.9683</text:p>
              </table:table-cell>
              <table:table-cell office:value-type="float" office:value="2312.2407">
                <text:p>2312.2407</text:p>
              </table:table-cell>
              <table:table-cell office:value-type="float" office:value="2380.0783">
                <text:p>2380.0783</text:p>
              </table:table-cell>
              <table:table-cell office:value-type="float" office:value="2474.152">
                <text:p>2474.152</text:p>
              </table:table-cell>
              <table:table-cell office:value-type="float" office:value="2571.0214">
                <text:p>2571.0214</text:p>
              </table:table-cell>
              <table:table-cell office:value-type="float" office:value="2655.6752">
                <text:p>2655.6752</text:p>
              </table:table-cell>
              <table:table-cell office:value-type="float" office:value="2724.7">
                <text:p>2724.7</text:p>
              </table:table-cell>
              <table:table-cell office:value-type="float" office:value="2806.9566">
                <text:p>2806.9566</text:p>
              </table:table-cell>
              <table:table-cell office:value-type="float" office:value="2863.8134">
                <text:p>2863.8134</text:p>
              </table:table-cell>
              <table:table-cell office:value-type="float" office:value="2934.7769">
                <text:p>2934.7769</text:p>
              </table:table-cell>
            </table:table-row>
            <table:table-row>
              <table:table-cell office:value-type="string">
                <text:p>veryslow</text:p>
                <draw:g>
                  <svg:desc>crowd_run_2160p50.A48:crowd_run_2160p50.A48</svg:desc>
                </draw:g>
              </table:table-cell>
              <table:table-cell office:value-type="float" office:value="2599.6067">
                <text:p>2599.6067</text:p>
                <draw:g>
                  <svg:desc>crowd_run_2160p50.B48:crowd_run_2160p50.U48</svg:desc>
                </draw:g>
              </table:table-cell>
              <table:table-cell office:value-type="float" office:value="2431.825">
                <text:p>2431.825</text:p>
              </table:table-cell>
              <table:table-cell office:value-type="float" office:value="3827.1735">
                <text:p>3827.1735</text:p>
              </table:table-cell>
              <table:table-cell office:value-type="float" office:value="4805.2469">
                <text:p>4805.2469</text:p>
              </table:table-cell>
              <table:table-cell office:value-type="float" office:value="5170.7732">
                <text:p>5170.7732</text:p>
              </table:table-cell>
              <table:table-cell office:value-type="float" office:value="5261.9946">
                <text:p>5261.9946</text:p>
              </table:table-cell>
              <table:table-cell office:value-type="float" office:value="5339.3211">
                <text:p>5339.3211</text:p>
              </table:table-cell>
              <table:table-cell office:value-type="float" office:value="4537.7274">
                <text:p>4537.7274</text:p>
              </table:table-cell>
              <table:table-cell office:value-type="float" office:value="5384.7564">
                <text:p>5384.7564</text:p>
              </table:table-cell>
              <table:table-cell office:value-type="float" office:value="5440.0837">
                <text:p>5440.0837</text:p>
              </table:table-cell>
              <table:table-cell office:value-type="float" office:value="4663.186">
                <text:p>4663.186</text:p>
              </table:table-cell>
              <table:table-cell office:value-type="float" office:value="5738.2213">
                <text:p>5738.2213</text:p>
              </table:table-cell>
              <table:table-cell office:value-type="float" office:value="5916.1586">
                <text:p>5916.1586</text:p>
              </table:table-cell>
              <table:table-cell office:value-type="float" office:value="6111.0613">
                <text:p>6111.0613</text:p>
              </table:table-cell>
              <table:table-cell office:value-type="float" office:value="6318.9649">
                <text:p>6318.9649</text:p>
              </table:table-cell>
              <table:table-cell office:value-type="float" office:value="6091.5275">
                <text:p>6091.5275</text:p>
              </table:table-cell>
              <table:table-cell office:value-type="float" office:value="6560.2817">
                <text:p>6560.2817</text:p>
              </table:table-cell>
              <table:table-cell office:value-type="float" office:value="6706.3006">
                <text:p>6706.3006</text:p>
              </table:table-cell>
              <table:table-cell office:value-type="float" office:value="6813.759">
                <text:p>6813.759</text:p>
              </table:table-cell>
              <table:table-cell office:value-type="float" office:value="6929.7594">
                <text:p>6929.7594</text:p>
              </table:table-cell>
            </table:table-row>
            <table:table-row>
              <table:table-cell office:value-type="string">
                <text:p>placebo</text:p>
                <draw:g>
                  <svg:desc>crowd_run_2160p50.A49:crowd_run_2160p50.A49</svg:desc>
                </draw:g>
              </table:table-cell>
              <table:table-cell office:value-type="float" office:value="10986.2869">
                <text:p>10986.2869</text:p>
                <draw:g>
                  <svg:desc>crowd_run_2160p50.B49:crowd_run_2160p50.U49</svg:desc>
                </draw:g>
              </table:table-cell>
              <table:table-cell office:value-type="float" office:value="12617.2835">
                <text:p>12617.2835</text:p>
              </table:table-cell>
              <table:table-cell office:value-type="float" office:value="13644.8933">
                <text:p>13644.8933</text:p>
              </table:table-cell>
              <table:table-cell office:value-type="float" office:value="12796.6997">
                <text:p>12796.6997</text:p>
              </table:table-cell>
              <table:table-cell office:value-type="float" office:value="13956.1006">
                <text:p>13956.1006</text:p>
              </table:table-cell>
              <table:table-cell office:value-type="float" office:value="14359.5111">
                <text:p>14359.5111</text:p>
              </table:table-cell>
              <table:table-cell office:value-type="float" office:value="13456.1507">
                <text:p>13456.1507</text:p>
              </table:table-cell>
              <table:table-cell office:value-type="float" office:value="14838.9425">
                <text:p>14838.9425</text:p>
              </table:table-cell>
              <table:table-cell office:value-type="float" office:value="15010.5672">
                <text:p>15010.5672</text:p>
              </table:table-cell>
              <table:table-cell office:value-type="float" office:value="15139.793">
                <text:p>15139.793</text:p>
              </table:table-cell>
              <table:table-cell office:value-type="float" office:value="14422.5675">
                <text:p>14422.5675</text:p>
              </table:table-cell>
              <table:table-cell office:value-type="float" office:value="16712.5848">
                <text:p>16712.5848</text:p>
              </table:table-cell>
              <table:table-cell office:value-type="float" office:value="17703.2593">
                <text:p>17703.2593</text:p>
              </table:table-cell>
              <table:table-cell office:value-type="float" office:value="18861.5219">
                <text:p>18861.5219</text:p>
              </table:table-cell>
              <table:table-cell office:value-type="float" office:value="19864.8551">
                <text:p>19864.8551</text:p>
              </table:table-cell>
              <table:table-cell office:value-type="float" office:value="19615.8484">
                <text:p>19615.8484</text:p>
              </table:table-cell>
              <table:table-cell office:value-type="float" office:value="21545.4096">
                <text:p>21545.4096</text:p>
              </table:table-cell>
              <table:table-cell office:value-type="float" office:value="22348.9326">
                <text:p>22348.9326</text:p>
              </table:table-cell>
              <table:table-cell office:value-type="float" office:value="21780.8617">
                <text:p>21780.8617</text:p>
              </table:table-cell>
              <table:table-cell office:value-type="float" office:value="23363.3733">
                <text:p>23363.37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5cm" svg:y="0.316cm" chart:style-name="ch2">
          <text:p>MSSSIM</text:p>
        </chart:title>
        <chart:legend chart:legend-position="end" svg:x="13.238cm" svg:y="1.93cm" style:legend-expansion="high" chart:style-name="ch3"/>
        <chart:plot-area chart:style-name="ch4" table:cell-range-address="old_town_cross_2160p50.B15:old_town_cross_2160p50.U25 old_town_cross_2160p50.A16:old_town_cross_2160p50.A25" chart:data-source-has-labels="column" svg:x="0.32cm" svg:y="1.301cm" svg:width="12.598cm" svg:height="7.519cm">
          <chartooo:coordinate-region svg:x="1.058cm" svg:y="1.503cm" svg:width="11.382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8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9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10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1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2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3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4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series chart:style-name="ch15" chart:values-cell-range-address="old_town_cross_2160p50.B24:old_town_cross_2160p50.U24" chart:label-cell-address="old_town_cross_2160p50.A24:old_town_cross_2160p50.A24" chart:class="chart:scatter">
            <chart:data-point chart:repeated="20"/>
          </chart:series>
          <chart:series chart:style-name="ch16" chart:values-cell-range-address="old_town_cross_2160p50.B25:old_town_cross_2160p50.U25" chart:label-cell-address="old_town_cross_2160p50.A25:old_town_cross_2160p50.A25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16:old_town_cross_2160p50.A16</svg:desc>
                </draw:g>
              </table:table-cell>
              <table:table-cell office:value-type="float" office:value="0.364329">
                <text:p>0.364329</text:p>
                <draw:g>
                  <svg:desc>old_town_cross_2160p50.B16:old_town_cross_2160p50.U16</svg:desc>
                </draw:g>
              </table:table-cell>
              <table:table-cell office:value-type="float" office:value="0.466305">
                <text:p>0.466305</text:p>
              </table:table-cell>
              <table:table-cell office:value-type="float" office:value="0.534027">
                <text:p>0.534027</text:p>
              </table:table-cell>
              <table:table-cell office:value-type="float" office:value="0.609984">
                <text:p>0.609984</text:p>
              </table:table-cell>
              <table:table-cell office:value-type="float" office:value="0.685613">
                <text:p>0.685613</text:p>
              </table:table-cell>
              <table:table-cell office:value-type="float" office:value="0.769897">
                <text:p>0.769897</text:p>
              </table:table-cell>
              <table:table-cell office:value-type="float" office:value="0.833288">
                <text:p>0.833288</text:p>
              </table:table-cell>
              <table:table-cell office:value-type="float" office:value="0.865904">
                <text:p>0.865904</text:p>
              </table:table-cell>
              <table:table-cell office:value-type="float" office:value="0.882317">
                <text:p>0.882317</text:p>
              </table:table-cell>
              <table:table-cell office:value-type="float" office:value="0.892825">
                <text:p>0.892825</text:p>
              </table:table-cell>
              <table:table-cell office:value-type="float" office:value="0.905208">
                <text:p>0.905208</text:p>
              </table:table-cell>
              <table:table-cell office:value-type="float" office:value="0.911827">
                <text:p>0.911827</text:p>
              </table:table-cell>
              <table:table-cell office:value-type="float" office:value="0.916132">
                <text:p>0.916132</text:p>
              </table:table-cell>
              <table:table-cell office:value-type="float" office:value="0.919468">
                <text:p>0.919468</text:p>
              </table:table-cell>
              <table:table-cell office:value-type="float" office:value="0.92229">
                <text:p>0.92229</text:p>
              </table:table-cell>
              <table:table-cell office:value-type="float" office:value="0.924129">
                <text:p>0.924129</text:p>
              </table:table-cell>
              <table:table-cell office:value-type="float" office:value="0.925817">
                <text:p>0.925817</text:p>
              </table:table-cell>
              <table:table-cell office:value-type="float" office:value="0.927049">
                <text:p>0.927049</text:p>
              </table:table-cell>
              <table:table-cell office:value-type="float" office:value="0.928524">
                <text:p>0.928524</text:p>
              </table:table-cell>
              <table:table-cell office:value-type="float" office:value="0.929354">
                <text:p>0.929354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17:old_town_cross_2160p50.A17</svg:desc>
                </draw:g>
              </table:table-cell>
              <table:table-cell office:value-type="float" office:value="0.472742">
                <text:p>0.472742</text:p>
                <draw:g>
                  <svg:desc>old_town_cross_2160p50.B17:old_town_cross_2160p50.U17</svg:desc>
                </draw:g>
              </table:table-cell>
              <table:table-cell office:value-type="float" office:value="0.595312">
                <text:p>0.595312</text:p>
              </table:table-cell>
              <table:table-cell office:value-type="float" office:value="0.785868">
                <text:p>0.785868</text:p>
              </table:table-cell>
              <table:table-cell office:value-type="float" office:value="0.855082">
                <text:p>0.855082</text:p>
              </table:table-cell>
              <table:table-cell office:value-type="float" office:value="0.884704">
                <text:p>0.884704</text:p>
              </table:table-cell>
              <table:table-cell office:value-type="float" office:value="0.900253">
                <text:p>0.900253</text:p>
              </table:table-cell>
              <table:table-cell office:value-type="float" office:value="0.910436">
                <text:p>0.910436</text:p>
              </table:table-cell>
              <table:table-cell office:value-type="float" office:value="0.916776">
                <text:p>0.916776</text:p>
              </table:table-cell>
              <table:table-cell office:value-type="float" office:value="0.921596">
                <text:p>0.921596</text:p>
              </table:table-cell>
              <table:table-cell office:value-type="float" office:value="0.925082">
                <text:p>0.925082</text:p>
              </table:table-cell>
              <table:table-cell office:value-type="float" office:value="0.929521">
                <text:p>0.929521</text:p>
              </table:table-cell>
              <table:table-cell office:value-type="float" office:value="0.932383">
                <text:p>0.932383</text:p>
              </table:table-cell>
              <table:table-cell office:value-type="float" office:value="0.934266">
                <text:p>0.934266</text:p>
              </table:table-cell>
              <table:table-cell office:value-type="float" office:value="0.935921">
                <text:p>0.935921</text:p>
              </table:table-cell>
              <table:table-cell office:value-type="float" office:value="0.937064">
                <text:p>0.937064</text:p>
              </table:table-cell>
              <table:table-cell office:value-type="float" office:value="0.937885">
                <text:p>0.937885</text:p>
              </table:table-cell>
              <table:table-cell office:value-type="float" office:value="0.938468">
                <text:p>0.938468</text:p>
              </table:table-cell>
              <table:table-cell office:value-type="float" office:value="0.938975">
                <text:p>0.938975</text:p>
              </table:table-cell>
              <table:table-cell office:value-type="float" office:value="0.939328">
                <text:p>0.939328</text:p>
              </table:table-cell>
              <table:table-cell office:value-type="float" office:value="0.939706">
                <text:p>0.939706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18:old_town_cross_2160p50.A18</svg:desc>
                </draw:g>
              </table:table-cell>
              <table:table-cell office:value-type="float" office:value="0.470221">
                <text:p>0.470221</text:p>
                <draw:g>
                  <svg:desc>old_town_cross_2160p50.B18:old_town_cross_2160p50.U18</svg:desc>
                </draw:g>
              </table:table-cell>
              <table:table-cell office:value-type="float" office:value="0.595978">
                <text:p>0.595978</text:p>
              </table:table-cell>
              <table:table-cell office:value-type="float" office:value="0.789315">
                <text:p>0.789315</text:p>
              </table:table-cell>
              <table:table-cell office:value-type="float" office:value="0.864592">
                <text:p>0.864592</text:p>
              </table:table-cell>
              <table:table-cell office:value-type="float" office:value="0.891377">
                <text:p>0.891377</text:p>
              </table:table-cell>
              <table:table-cell office:value-type="float" office:value="0.906388">
                <text:p>0.906388</text:p>
              </table:table-cell>
              <table:table-cell office:value-type="float" office:value="0.91592">
                <text:p>0.91592</text:p>
              </table:table-cell>
              <table:table-cell office:value-type="float" office:value="0.92189">
                <text:p>0.92189</text:p>
              </table:table-cell>
              <table:table-cell office:value-type="float" office:value="0.925822">
                <text:p>0.925822</text:p>
              </table:table-cell>
              <table:table-cell office:value-type="float" office:value="0.929006">
                <text:p>0.929006</text:p>
              </table:table-cell>
              <table:table-cell office:value-type="float" office:value="0.932741">
                <text:p>0.932741</text:p>
              </table:table-cell>
              <table:table-cell office:value-type="float" office:value="0.935099">
                <text:p>0.935099</text:p>
              </table:table-cell>
              <table:table-cell office:value-type="float" office:value="0.936758">
                <text:p>0.936758</text:p>
              </table:table-cell>
              <table:table-cell office:value-type="float" office:value="0.937937">
                <text:p>0.937937</text:p>
              </table:table-cell>
              <table:table-cell office:value-type="float" office:value="0.938702">
                <text:p>0.938702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78">
                <text:p>0.939178</text:p>
              </table:table-cell>
              <table:table-cell office:value-type="float" office:value="0.938948">
                <text:p>0.938948</text:p>
              </table:table-cell>
              <table:table-cell office:value-type="float" office:value="0.938378">
                <text:p>0.938378</text:p>
              </table:table-cell>
              <table:table-cell office:value-type="float" office:value="0.936485">
                <text:p>0.93648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19:old_town_cross_2160p50.A19</svg:desc>
                </draw:g>
              </table:table-cell>
              <table:table-cell office:value-type="float" office:value="0.597608">
                <text:p>0.597608</text:p>
                <draw:g>
                  <svg:desc>old_town_cross_2160p50.B19:old_town_cross_2160p50.U19</svg:desc>
                </draw:g>
              </table:table-cell>
              <table:table-cell office:value-type="float" office:value="0.71008">
                <text:p>0.71008</text:p>
              </table:table-cell>
              <table:table-cell office:value-type="float" office:value="0.798767">
                <text:p>0.798767</text:p>
              </table:table-cell>
              <table:table-cell office:value-type="float" office:value="0.866725">
                <text:p>0.866725</text:p>
              </table:table-cell>
              <table:table-cell office:value-type="float" office:value="0.891585">
                <text:p>0.891585</text:p>
              </table:table-cell>
              <table:table-cell office:value-type="float" office:value="0.905575">
                <text:p>0.905575</text:p>
              </table:table-cell>
              <table:table-cell office:value-type="float" office:value="0.914449">
                <text:p>0.914449</text:p>
              </table:table-cell>
              <table:table-cell office:value-type="float" office:value="0.921129">
                <text:p>0.921129</text:p>
              </table:table-cell>
              <table:table-cell office:value-type="float" office:value="0.925253">
                <text:p>0.925253</text:p>
              </table:table-cell>
              <table:table-cell office:value-type="float" office:value="0.928715">
                <text:p>0.928715</text:p>
              </table:table-cell>
              <table:table-cell office:value-type="float" office:value="0.933806">
                <text:p>0.933806</text:p>
              </table:table-cell>
              <table:table-cell office:value-type="float" office:value="0.936952">
                <text:p>0.936952</text:p>
              </table:table-cell>
              <table:table-cell office:value-type="float" office:value="0.938904">
                <text:p>0.938904</text:p>
              </table:table-cell>
              <table:table-cell office:value-type="float" office:value="0.940385">
                <text:p>0.940385</text:p>
              </table:table-cell>
              <table:table-cell office:value-type="float" office:value="0.941523">
                <text:p>0.941523</text:p>
              </table:table-cell>
              <table:table-cell office:value-type="float" office:value="0.942435">
                <text:p>0.942435</text:p>
              </table:table-cell>
              <table:table-cell office:value-type="float" office:value="0.942894">
                <text:p>0.942894</text:p>
              </table:table-cell>
              <table:table-cell office:value-type="float" office:value="0.943131">
                <text:p>0.943131</text:p>
              </table:table-cell>
              <table:table-cell office:value-type="float" office:value="0.943188">
                <text:p>0.943188</text:p>
              </table:table-cell>
              <table:table-cell office:value-type="float" office:value="0.942776">
                <text:p>0.94277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0:old_town_cross_2160p50.A20</svg:desc>
                </draw:g>
              </table:table-cell>
              <table:table-cell office:value-type="float" office:value="0.478364">
                <text:p>0.478364</text:p>
                <draw:g>
                  <svg:desc>old_town_cross_2160p50.B20:old_town_cross_2160p50.U20</svg:desc>
                </draw:g>
              </table:table-cell>
              <table:table-cell office:value-type="float" office:value="0.709297">
                <text:p>0.709297</text:p>
              </table:table-cell>
              <table:table-cell office:value-type="float" office:value="0.817796">
                <text:p>0.817796</text:p>
              </table:table-cell>
              <table:table-cell office:value-type="float" office:value="0.865869">
                <text:p>0.865869</text:p>
              </table:table-cell>
              <table:table-cell office:value-type="float" office:value="0.888343">
                <text:p>0.888343</text:p>
              </table:table-cell>
              <table:table-cell office:value-type="float" office:value="0.903113">
                <text:p>0.903113</text:p>
              </table:table-cell>
              <table:table-cell office:value-type="float" office:value="0.911875">
                <text:p>0.911875</text:p>
              </table:table-cell>
              <table:table-cell office:value-type="float" office:value="0.919779">
                <text:p>0.919779</text:p>
              </table:table-cell>
              <table:table-cell office:value-type="float" office:value="0.924801">
                <text:p>0.924801</text:p>
              </table:table-cell>
              <table:table-cell office:value-type="float" office:value="0.928285">
                <text:p>0.928285</text:p>
              </table:table-cell>
              <table:table-cell office:value-type="float" office:value="0.933488">
                <text:p>0.933488</text:p>
              </table:table-cell>
              <table:table-cell office:value-type="float" office:value="0.936888">
                <text:p>0.936888</text:p>
              </table:table-cell>
              <table:table-cell office:value-type="float" office:value="0.93903">
                <text:p>0.93903</text:p>
              </table:table-cell>
              <table:table-cell office:value-type="float" office:value="0.940651">
                <text:p>0.940651</text:p>
              </table:table-cell>
              <table:table-cell office:value-type="float" office:value="0.941729">
                <text:p>0.941729</text:p>
              </table:table-cell>
              <table:table-cell office:value-type="float" office:value="0.94234">
                <text:p>0.94234</text:p>
              </table:table-cell>
              <table:table-cell office:value-type="float" office:value="0.942572">
                <text:p>0.942572</text:p>
              </table:table-cell>
              <table:table-cell office:value-type="float" office:value="0.942686">
                <text:p>0.942686</text:p>
              </table:table-cell>
              <table:table-cell office:value-type="float" office:value="0.94224">
                <text:p>0.94224</text:p>
              </table:table-cell>
              <table:table-cell office:value-type="float" office:value="0.941458">
                <text:p>0.94145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1:old_town_cross_2160p50.A21</svg:desc>
                </draw:g>
              </table:table-cell>
              <table:table-cell office:value-type="float" office:value="0.481751">
                <text:p>0.481751</text:p>
                <draw:g>
                  <svg:desc>old_town_cross_2160p50.B21:old_town_cross_2160p50.U21</svg:desc>
                </draw:g>
              </table:table-cell>
              <table:table-cell office:value-type="float" office:value="0.686225">
                <text:p>0.686225</text:p>
              </table:table-cell>
              <table:table-cell office:value-type="float" office:value="0.786042">
                <text:p>0.786042</text:p>
              </table:table-cell>
              <table:table-cell office:value-type="float" office:value="0.845666">
                <text:p>0.845666</text:p>
              </table:table-cell>
              <table:table-cell office:value-type="float" office:value="0.878355">
                <text:p>0.878355</text:p>
              </table:table-cell>
              <table:table-cell office:value-type="float" office:value="0.896604">
                <text:p>0.896604</text:p>
              </table:table-cell>
              <table:table-cell office:value-type="float" office:value="0.908771">
                <text:p>0.908771</text:p>
              </table:table-cell>
              <table:table-cell office:value-type="float" office:value="0.918497">
                <text:p>0.918497</text:p>
              </table:table-cell>
              <table:table-cell office:value-type="float" office:value="0.923518">
                <text:p>0.923518</text:p>
              </table:table-cell>
              <table:table-cell office:value-type="float" office:value="0.928353">
                <text:p>0.928353</text:p>
              </table:table-cell>
              <table:table-cell office:value-type="float" office:value="0.934032">
                <text:p>0.934032</text:p>
              </table:table-cell>
              <table:table-cell office:value-type="float" office:value="0.937399">
                <text:p>0.937399</text:p>
              </table:table-cell>
              <table:table-cell office:value-type="float" office:value="0.939705">
                <text:p>0.939705</text:p>
              </table:table-cell>
              <table:table-cell office:value-type="float" office:value="0.941241">
                <text:p>0.941241</text:p>
              </table:table-cell>
              <table:table-cell office:value-type="float" office:value="0.942117">
                <text:p>0.942117</text:p>
              </table:table-cell>
              <table:table-cell office:value-type="float" office:value="0.942633">
                <text:p>0.942633</text:p>
              </table:table-cell>
              <table:table-cell office:value-type="float" office:value="0.942424">
                <text:p>0.942424</text:p>
              </table:table-cell>
              <table:table-cell office:value-type="float" office:value="0.942319">
                <text:p>0.942319</text:p>
              </table:table-cell>
              <table:table-cell office:value-type="float" office:value="0.942024">
                <text:p>0.942024</text:p>
              </table:table-cell>
              <table:table-cell office:value-type="float" office:value="0.941058">
                <text:p>0.941058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22:old_town_cross_2160p50.A22</svg:desc>
                </draw:g>
              </table:table-cell>
              <table:table-cell office:value-type="float" office:value="0.486813">
                <text:p>0.486813</text:p>
                <draw:g>
                  <svg:desc>old_town_cross_2160p50.B22:old_town_cross_2160p50.U22</svg:desc>
                </draw:g>
              </table:table-cell>
              <table:table-cell office:value-type="float" office:value="0.669464">
                <text:p>0.669464</text:p>
              </table:table-cell>
              <table:table-cell office:value-type="float" office:value="0.784201">
                <text:p>0.784201</text:p>
              </table:table-cell>
              <table:table-cell office:value-type="float" office:value="0.844459">
                <text:p>0.844459</text:p>
              </table:table-cell>
              <table:table-cell office:value-type="float" office:value="0.875725">
                <text:p>0.875725</text:p>
              </table:table-cell>
              <table:table-cell office:value-type="float" office:value="0.898063">
                <text:p>0.898063</text:p>
              </table:table-cell>
              <table:table-cell office:value-type="float" office:value="0.910461">
                <text:p>0.910461</text:p>
              </table:table-cell>
              <table:table-cell office:value-type="float" office:value="0.919881">
                <text:p>0.919881</text:p>
              </table:table-cell>
              <table:table-cell office:value-type="float" office:value="0.924181">
                <text:p>0.924181</text:p>
              </table:table-cell>
              <table:table-cell office:value-type="float" office:value="0.927891">
                <text:p>0.927891</text:p>
              </table:table-cell>
              <table:table-cell office:value-type="float" office:value="0.932181">
                <text:p>0.932181</text:p>
              </table:table-cell>
              <table:table-cell office:value-type="float" office:value="0.93524">
                <text:p>0.93524</text:p>
              </table:table-cell>
              <table:table-cell office:value-type="float" office:value="0.936459">
                <text:p>0.936459</text:p>
              </table:table-cell>
              <table:table-cell office:value-type="float" office:value="0.937347">
                <text:p>0.937347</text:p>
              </table:table-cell>
              <table:table-cell office:value-type="float" office:value="0.937424">
                <text:p>0.937424</text:p>
              </table:table-cell>
              <table:table-cell office:value-type="float" office:value="0.937576">
                <text:p>0.937576</text:p>
              </table:table-cell>
              <table:table-cell office:value-type="float" office:value="0.937224">
                <text:p>0.937224</text:p>
              </table:table-cell>
              <table:table-cell office:value-type="float" office:value="0.936842">
                <text:p>0.936842</text:p>
              </table:table-cell>
              <table:table-cell office:value-type="float" office:value="0.936165">
                <text:p>0.936165</text:p>
              </table:table-cell>
              <table:table-cell office:value-type="float" office:value="0.934862">
                <text:p>0.934862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23:old_town_cross_2160p50.A23</svg:desc>
                </draw:g>
              </table:table-cell>
              <table:table-cell office:value-type="float" office:value="0.480903">
                <text:p>0.480903</text:p>
                <draw:g>
                  <svg:desc>old_town_cross_2160p50.B23:old_town_cross_2160p50.U23</svg:desc>
                </draw:g>
              </table:table-cell>
              <table:table-cell office:value-type="float" office:value="0.679504">
                <text:p>0.679504</text:p>
              </table:table-cell>
              <table:table-cell office:value-type="float" office:value="0.793764">
                <text:p>0.793764</text:p>
              </table:table-cell>
              <table:table-cell office:value-type="float" office:value="0.84484">
                <text:p>0.84484</text:p>
              </table:table-cell>
              <table:table-cell office:value-type="float" office:value="0.876556">
                <text:p>0.876556</text:p>
              </table:table-cell>
              <table:table-cell office:value-type="float" office:value="0.896803">
                <text:p>0.896803</text:p>
              </table:table-cell>
              <table:table-cell office:value-type="float" office:value="0.913996">
                <text:p>0.913996</text:p>
              </table:table-cell>
              <table:table-cell office:value-type="float" office:value="0.921645">
                <text:p>0.921645</text:p>
              </table:table-cell>
              <table:table-cell office:value-type="float" office:value="0.926335">
                <text:p>0.926335</text:p>
              </table:table-cell>
              <table:table-cell office:value-type="float" office:value="0.929966">
                <text:p>0.929966</text:p>
              </table:table-cell>
              <table:table-cell office:value-type="float" office:value="0.933865">
                <text:p>0.933865</text:p>
              </table:table-cell>
              <table:table-cell office:value-type="float" office:value="0.936415">
                <text:p>0.936415</text:p>
              </table:table-cell>
              <table:table-cell office:value-type="float" office:value="0.938283">
                <text:p>0.938283</text:p>
              </table:table-cell>
              <table:table-cell office:value-type="float" office:value="0.939157">
                <text:p>0.939157</text:p>
              </table:table-cell>
              <table:table-cell office:value-type="float" office:value="0.939773">
                <text:p>0.939773</text:p>
              </table:table-cell>
              <table:table-cell office:value-type="float" office:value="0.939838">
                <text:p>0.939838</text:p>
              </table:table-cell>
              <table:table-cell office:value-type="float" office:value="0.939869">
                <text:p>0.939869</text:p>
              </table:table-cell>
              <table:table-cell office:value-type="float" office:value="0.939346">
                <text:p>0.939346</text:p>
              </table:table-cell>
              <table:table-cell office:value-type="float" office:value="0.938478">
                <text:p>0.938478</text:p>
              </table:table-cell>
              <table:table-cell office:value-type="float" office:value="0.93762">
                <text:p>0.93762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24:old_town_cross_2160p50.A24</svg:desc>
                </draw:g>
              </table:table-cell>
              <table:table-cell office:value-type="float" office:value="0.585359">
                <text:p>0.585359</text:p>
                <draw:g>
                  <svg:desc>old_town_cross_2160p50.B24:old_town_cross_2160p50.U24</svg:desc>
                </draw:g>
              </table:table-cell>
              <table:table-cell office:value-type="float" office:value="0.696181">
                <text:p>0.696181</text:p>
              </table:table-cell>
              <table:table-cell office:value-type="float" office:value="0.794932">
                <text:p>0.794932</text:p>
              </table:table-cell>
              <table:table-cell office:value-type="float" office:value="0.852911">
                <text:p>0.852911</text:p>
              </table:table-cell>
              <table:table-cell office:value-type="float" office:value="0.884707">
                <text:p>0.884707</text:p>
              </table:table-cell>
              <table:table-cell office:value-type="float" office:value="0.903764">
                <text:p>0.903764</text:p>
              </table:table-cell>
              <table:table-cell office:value-type="float" office:value="0.915121">
                <text:p>0.915121</text:p>
              </table:table-cell>
              <table:table-cell office:value-type="float" office:value="0.923047">
                <text:p>0.923047</text:p>
              </table:table-cell>
              <table:table-cell office:value-type="float" office:value="0.927269">
                <text:p>0.927269</text:p>
              </table:table-cell>
              <table:table-cell office:value-type="float" office:value="0.929993">
                <text:p>0.929993</text:p>
              </table:table-cell>
              <table:table-cell office:value-type="float" office:value="0.933343">
                <text:p>0.933343</text:p>
              </table:table-cell>
              <table:table-cell office:value-type="float" office:value="0.935498">
                <text:p>0.935498</text:p>
              </table:table-cell>
              <table:table-cell office:value-type="float" office:value="0.9363">
                <text:p>0.9363</text:p>
              </table:table-cell>
              <table:table-cell office:value-type="float" office:value="0.937057">
                <text:p>0.937057</text:p>
              </table:table-cell>
              <table:table-cell office:value-type="float" office:value="0.937278">
                <text:p>0.937278</text:p>
              </table:table-cell>
              <table:table-cell office:value-type="float" office:value="0.937555">
                <text:p>0.937555</text:p>
              </table:table-cell>
              <table:table-cell office:value-type="float" office:value="0.937566">
                <text:p>0.937566</text:p>
              </table:table-cell>
              <table:table-cell office:value-type="float" office:value="0.936957">
                <text:p>0.936957</text:p>
              </table:table-cell>
              <table:table-cell office:value-type="float" office:value="0.936151">
                <text:p>0.936151</text:p>
              </table:table-cell>
              <table:table-cell office:value-type="float" office:value="0.935396">
                <text:p>0.93539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25:old_town_cross_2160p50.A25</svg:desc>
                </draw:g>
              </table:table-cell>
              <table:table-cell office:value-type="float" office:value="0.462657">
                <text:p>0.462657</text:p>
                <draw:g>
                  <svg:desc>old_town_cross_2160p50.B25:old_town_cross_2160p50.U25</svg:desc>
                </draw:g>
              </table:table-cell>
              <table:table-cell office:value-type="float" office:value="0.60103">
                <text:p>0.60103</text:p>
              </table:table-cell>
              <table:table-cell office:value-type="float" office:value="0.704649">
                <text:p>0.704649</text:p>
              </table:table-cell>
              <table:table-cell office:value-type="float" office:value="0.79932">
                <text:p>0.79932</text:p>
              </table:table-cell>
              <table:table-cell office:value-type="float" office:value="0.867868">
                <text:p>0.867868</text:p>
              </table:table-cell>
              <table:table-cell office:value-type="float" office:value="0.902122">
                <text:p>0.902122</text:p>
              </table:table-cell>
              <table:table-cell office:value-type="float" office:value="0.918197">
                <text:p>0.918197</text:p>
              </table:table-cell>
              <table:table-cell office:value-type="float" office:value="0.925909">
                <text:p>0.925909</text:p>
              </table:table-cell>
              <table:table-cell office:value-type="float" office:value="0.929983">
                <text:p>0.929983</text:p>
              </table:table-cell>
              <table:table-cell office:value-type="float" office:value="0.932641">
                <text:p>0.932641</text:p>
              </table:table-cell>
              <table:table-cell office:value-type="float" office:value="0.934801">
                <text:p>0.934801</text:p>
              </table:table-cell>
              <table:table-cell office:value-type="float" office:value="0.936208">
                <text:p>0.936208</text:p>
              </table:table-cell>
              <table:table-cell office:value-type="float" office:value="0.936733">
                <text:p>0.936733</text:p>
              </table:table-cell>
              <table:table-cell office:value-type="float" office:value="0.936737">
                <text:p>0.936737</text:p>
              </table:table-cell>
              <table:table-cell office:value-type="float" office:value="0.936766">
                <text:p>0.936766</text:p>
              </table:table-cell>
              <table:table-cell office:value-type="float" office:value="0.93665">
                <text:p>0.93665</text:p>
              </table:table-cell>
              <table:table-cell office:value-type="float" office:value="0.936345">
                <text:p>0.936345</text:p>
              </table:table-cell>
              <table:table-cell office:value-type="float" office:value="0.935646">
                <text:p>0.935646</text:p>
              </table:table-cell>
              <table:table-cell office:value-type="float" office:value="0.934484">
                <text:p>0.934484</text:p>
              </table:table-cell>
              <table:table-cell office:value-type="float" office:value="0.933593">
                <text:p>0.9335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